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5.99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62.76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ap-every-five-yea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lifeExp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gdpPercap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952" calcext:value-type="float">
            <text:p>1952</text:p>
          </table:table-cell>
          <table:table-cell office:value-type="float" office:value="28.801" calcext:value-type="float">
            <text:p>28.801</text:p>
          </table:table-cell>
          <table:table-cell office:value-type="float" office:value="8425333" calcext:value-type="float">
            <text:p>8425333</text:p>
          </table:table-cell>
          <table:table-cell office:value-type="float" office:value="779.4453145" calcext:value-type="float">
            <text:p>779.4453145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957" calcext:value-type="float">
            <text:p>1957</text:p>
          </table:table-cell>
          <table:table-cell office:value-type="float" office:value="30.332" calcext:value-type="float">
            <text:p>30.332</text:p>
          </table:table-cell>
          <table:table-cell office:value-type="float" office:value="9240934" calcext:value-type="float">
            <text:p>9240934</text:p>
          </table:table-cell>
          <table:table-cell office:value-type="float" office:value="820.8530296" calcext:value-type="float">
            <text:p>820.8530296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962" calcext:value-type="float">
            <text:p>1962</text:p>
          </table:table-cell>
          <table:table-cell office:value-type="float" office:value="31.997" calcext:value-type="float">
            <text:p>31.997</text:p>
          </table:table-cell>
          <table:table-cell office:value-type="float" office:value="10267083" calcext:value-type="float">
            <text:p>10267083</text:p>
          </table:table-cell>
          <table:table-cell office:value-type="float" office:value="853.10071" calcext:value-type="float">
            <text:p>853.10071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967" calcext:value-type="float">
            <text:p>1967</text:p>
          </table:table-cell>
          <table:table-cell office:value-type="float" office:value="34.02" calcext:value-type="float">
            <text:p>34.02</text:p>
          </table:table-cell>
          <table:table-cell office:value-type="float" office:value="11537966" calcext:value-type="float">
            <text:p>11537966</text:p>
          </table:table-cell>
          <table:table-cell office:value-type="float" office:value="836.1971382" calcext:value-type="float">
            <text:p>836.1971382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972" calcext:value-type="float">
            <text:p>1972</text:p>
          </table:table-cell>
          <table:table-cell office:value-type="float" office:value="36.088" calcext:value-type="float">
            <text:p>36.088</text:p>
          </table:table-cell>
          <table:table-cell office:value-type="float" office:value="13079460" calcext:value-type="float">
            <text:p>13079460</text:p>
          </table:table-cell>
          <table:table-cell office:value-type="float" office:value="739.9811058" calcext:value-type="float">
            <text:p>739.9811058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977" calcext:value-type="float">
            <text:p>1977</text:p>
          </table:table-cell>
          <table:table-cell office:value-type="float" office:value="38.438" calcext:value-type="float">
            <text:p>38.438</text:p>
          </table:table-cell>
          <table:table-cell office:value-type="float" office:value="14880372" calcext:value-type="float">
            <text:p>14880372</text:p>
          </table:table-cell>
          <table:table-cell office:value-type="float" office:value="786.11336" calcext:value-type="float">
            <text:p>786.11336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982" calcext:value-type="float">
            <text:p>1982</text:p>
          </table:table-cell>
          <table:table-cell office:value-type="float" office:value="39.854" calcext:value-type="float">
            <text:p>39.854</text:p>
          </table:table-cell>
          <table:table-cell office:value-type="float" office:value="12881816" calcext:value-type="float">
            <text:p>12881816</text:p>
          </table:table-cell>
          <table:table-cell office:value-type="float" office:value="978.0114388" calcext:value-type="float">
            <text:p>978.0114388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987" calcext:value-type="float">
            <text:p>1987</text:p>
          </table:table-cell>
          <table:table-cell office:value-type="float" office:value="40.822" calcext:value-type="float">
            <text:p>40.822</text:p>
          </table:table-cell>
          <table:table-cell office:value-type="float" office:value="13867957" calcext:value-type="float">
            <text:p>13867957</text:p>
          </table:table-cell>
          <table:table-cell office:value-type="float" office:value="852.3959448" calcext:value-type="float">
            <text:p>852.3959448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992" calcext:value-type="float">
            <text:p>1992</text:p>
          </table:table-cell>
          <table:table-cell office:value-type="float" office:value="41.674" calcext:value-type="float">
            <text:p>41.674</text:p>
          </table:table-cell>
          <table:table-cell office:value-type="float" office:value="16317921" calcext:value-type="float">
            <text:p>16317921</text:p>
          </table:table-cell>
          <table:table-cell office:value-type="float" office:value="649.3413952" calcext:value-type="float">
            <text:p>649.3413952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997" calcext:value-type="float">
            <text:p>1997</text:p>
          </table:table-cell>
          <table:table-cell office:value-type="float" office:value="41.763" calcext:value-type="float">
            <text:p>41.763</text:p>
          </table:table-cell>
          <table:table-cell office:value-type="float" office:value="22227415" calcext:value-type="float">
            <text:p>22227415</text:p>
          </table:table-cell>
          <table:table-cell office:value-type="float" office:value="635.341351" calcext:value-type="float">
            <text:p>635.341351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02" calcext:value-type="float">
            <text:p>2002</text:p>
          </table:table-cell>
          <table:table-cell office:value-type="float" office:value="42.129" calcext:value-type="float">
            <text:p>42.129</text:p>
          </table:table-cell>
          <table:table-cell office:value-type="float" office:value="25268405" calcext:value-type="float">
            <text:p>25268405</text:p>
          </table:table-cell>
          <table:table-cell office:value-type="float" office:value="726.7340548" calcext:value-type="float">
            <text:p>726.7340548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07" calcext:value-type="float">
            <text:p>2007</text:p>
          </table:table-cell>
          <table:table-cell office:value-type="float" office:value="43.828" calcext:value-type="float">
            <text:p>43.828</text:p>
          </table:table-cell>
          <table:table-cell office:value-type="float" office:value="31889923" calcext:value-type="float">
            <text:p>31889923</text:p>
          </table:table-cell>
          <table:table-cell office:value-type="float" office:value="974.5803384" calcext:value-type="float">
            <text:p>974.5803384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1952" calcext:value-type="float">
            <text:p>1952</text:p>
          </table:table-cell>
          <table:table-cell office:value-type="float" office:value="55.23" calcext:value-type="float">
            <text:p>55.23</text:p>
          </table:table-cell>
          <table:table-cell office:value-type="float" office:value="1282697" calcext:value-type="float">
            <text:p>1282697</text:p>
          </table:table-cell>
          <table:table-cell office:value-type="float" office:value="1601.056136" calcext:value-type="float">
            <text:p>1601.056136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1957" calcext:value-type="float">
            <text:p>1957</text:p>
          </table:table-cell>
          <table:table-cell office:value-type="float" office:value="59.28" calcext:value-type="float">
            <text:p>59.28</text:p>
          </table:table-cell>
          <table:table-cell office:value-type="float" office:value="1476505" calcext:value-type="float">
            <text:p>1476505</text:p>
          </table:table-cell>
          <table:table-cell office:value-type="float" office:value="1942.284244" calcext:value-type="float">
            <text:p>1942.284244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1962" calcext:value-type="float">
            <text:p>1962</text:p>
          </table:table-cell>
          <table:table-cell office:value-type="float" office:value="64.82" calcext:value-type="float">
            <text:p>64.82</text:p>
          </table:table-cell>
          <table:table-cell office:value-type="float" office:value="1728137" calcext:value-type="float">
            <text:p>1728137</text:p>
          </table:table-cell>
          <table:table-cell office:value-type="float" office:value="2312.888958" calcext:value-type="float">
            <text:p>2312.888958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1967" calcext:value-type="float">
            <text:p>1967</text:p>
          </table:table-cell>
          <table:table-cell office:value-type="float" office:value="66.22" calcext:value-type="float">
            <text:p>66.22</text:p>
          </table:table-cell>
          <table:table-cell office:value-type="float" office:value="1984060" calcext:value-type="float">
            <text:p>1984060</text:p>
          </table:table-cell>
          <table:table-cell office:value-type="float" office:value="2760.196931" calcext:value-type="float">
            <text:p>2760.196931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1972" calcext:value-type="float">
            <text:p>1972</text:p>
          </table:table-cell>
          <table:table-cell office:value-type="float" office:value="67.69" calcext:value-type="float">
            <text:p>67.69</text:p>
          </table:table-cell>
          <table:table-cell office:value-type="float" office:value="2263554" calcext:value-type="float">
            <text:p>2263554</text:p>
          </table:table-cell>
          <table:table-cell office:value-type="float" office:value="3313.422188" calcext:value-type="float">
            <text:p>3313.422188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1977" calcext:value-type="float">
            <text:p>1977</text:p>
          </table:table-cell>
          <table:table-cell office:value-type="float" office:value="68.93" calcext:value-type="float">
            <text:p>68.93</text:p>
          </table:table-cell>
          <table:table-cell office:value-type="float" office:value="2509048" calcext:value-type="float">
            <text:p>2509048</text:p>
          </table:table-cell>
          <table:table-cell office:value-type="float" office:value="3533.00391" calcext:value-type="float">
            <text:p>3533.00391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1982" calcext:value-type="float">
            <text:p>1982</text:p>
          </table:table-cell>
          <table:table-cell office:value-type="float" office:value="70.42" calcext:value-type="float">
            <text:p>70.42</text:p>
          </table:table-cell>
          <table:table-cell office:value-type="float" office:value="2780097" calcext:value-type="float">
            <text:p>2780097</text:p>
          </table:table-cell>
          <table:table-cell office:value-type="float" office:value="3630.880722" calcext:value-type="float">
            <text:p>3630.880722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1987" calcext:value-type="float">
            <text:p>1987</text:p>
          </table:table-cell>
          <table:table-cell office:value-type="float" office:value="72" calcext:value-type="float">
            <text:p>72</text:p>
          </table:table-cell>
          <table:table-cell office:value-type="float" office:value="3075321" calcext:value-type="float">
            <text:p>3075321</text:p>
          </table:table-cell>
          <table:table-cell office:value-type="float" office:value="3738.932735" calcext:value-type="float">
            <text:p>3738.932735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1992" calcext:value-type="float">
            <text:p>1992</text:p>
          </table:table-cell>
          <table:table-cell office:value-type="float" office:value="71.581" calcext:value-type="float">
            <text:p>71.581</text:p>
          </table:table-cell>
          <table:table-cell office:value-type="float" office:value="3326498" calcext:value-type="float">
            <text:p>3326498</text:p>
          </table:table-cell>
          <table:table-cell office:value-type="float" office:value="2497.437901" calcext:value-type="float">
            <text:p>2497.437901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1997" calcext:value-type="float">
            <text:p>1997</text:p>
          </table:table-cell>
          <table:table-cell office:value-type="float" office:value="72.95" calcext:value-type="float">
            <text:p>72.95</text:p>
          </table:table-cell>
          <table:table-cell office:value-type="float" office:value="3428038" calcext:value-type="float">
            <text:p>3428038</text:p>
          </table:table-cell>
          <table:table-cell office:value-type="float" office:value="3193.054604" calcext:value-type="float">
            <text:p>3193.054604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02" calcext:value-type="float">
            <text:p>2002</text:p>
          </table:table-cell>
          <table:table-cell office:value-type="float" office:value="75.651" calcext:value-type="float">
            <text:p>75.651</text:p>
          </table:table-cell>
          <table:table-cell office:value-type="float" office:value="3508512" calcext:value-type="float">
            <text:p>3508512</text:p>
          </table:table-cell>
          <table:table-cell office:value-type="float" office:value="4604.211737" calcext:value-type="float">
            <text:p>4604.211737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07" calcext:value-type="float">
            <text:p>2007</text:p>
          </table:table-cell>
          <table:table-cell office:value-type="float" office:value="76.423" calcext:value-type="float">
            <text:p>76.423</text:p>
          </table:table-cell>
          <table:table-cell office:value-type="float" office:value="3600523" calcext:value-type="float">
            <text:p>3600523</text:p>
          </table:table-cell>
          <table:table-cell office:value-type="float" office:value="5937.029526" calcext:value-type="float">
            <text:p>5937.029526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1952" calcext:value-type="float">
            <text:p>1952</text:p>
          </table:table-cell>
          <table:table-cell office:value-type="float" office:value="43.077" calcext:value-type="float">
            <text:p>43.077</text:p>
          </table:table-cell>
          <table:table-cell office:value-type="float" office:value="9279525" calcext:value-type="float">
            <text:p>9279525</text:p>
          </table:table-cell>
          <table:table-cell office:value-type="float" office:value="2449.008185" calcext:value-type="float">
            <text:p>2449.008185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1957" calcext:value-type="float">
            <text:p>1957</text:p>
          </table:table-cell>
          <table:table-cell office:value-type="float" office:value="45.685" calcext:value-type="float">
            <text:p>45.685</text:p>
          </table:table-cell>
          <table:table-cell office:value-type="float" office:value="10270856" calcext:value-type="float">
            <text:p>10270856</text:p>
          </table:table-cell>
          <table:table-cell office:value-type="float" office:value="3013.976023" calcext:value-type="float">
            <text:p>3013.976023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1962" calcext:value-type="float">
            <text:p>1962</text:p>
          </table:table-cell>
          <table:table-cell office:value-type="float" office:value="48.303" calcext:value-type="float">
            <text:p>48.303</text:p>
          </table:table-cell>
          <table:table-cell office:value-type="float" office:value="11000948" calcext:value-type="float">
            <text:p>11000948</text:p>
          </table:table-cell>
          <table:table-cell office:value-type="float" office:value="2550.81688" calcext:value-type="float">
            <text:p>2550.81688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1967" calcext:value-type="float">
            <text:p>1967</text:p>
          </table:table-cell>
          <table:table-cell office:value-type="float" office:value="51.407" calcext:value-type="float">
            <text:p>51.407</text:p>
          </table:table-cell>
          <table:table-cell office:value-type="float" office:value="12760499" calcext:value-type="float">
            <text:p>12760499</text:p>
          </table:table-cell>
          <table:table-cell office:value-type="float" office:value="3246.991771" calcext:value-type="float">
            <text:p>3246.991771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1972" calcext:value-type="float">
            <text:p>1972</text:p>
          </table:table-cell>
          <table:table-cell office:value-type="float" office:value="54.518" calcext:value-type="float">
            <text:p>54.518</text:p>
          </table:table-cell>
          <table:table-cell office:value-type="float" office:value="14760787" calcext:value-type="float">
            <text:p>14760787</text:p>
          </table:table-cell>
          <table:table-cell office:value-type="float" office:value="4182.663766" calcext:value-type="float">
            <text:p>4182.663766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1977" calcext:value-type="float">
            <text:p>1977</text:p>
          </table:table-cell>
          <table:table-cell office:value-type="float" office:value="58.014" calcext:value-type="float">
            <text:p>58.014</text:p>
          </table:table-cell>
          <table:table-cell office:value-type="float" office:value="17152804" calcext:value-type="float">
            <text:p>17152804</text:p>
          </table:table-cell>
          <table:table-cell office:value-type="float" office:value="4910.416756" calcext:value-type="float">
            <text:p>4910.416756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1982" calcext:value-type="float">
            <text:p>1982</text:p>
          </table:table-cell>
          <table:table-cell office:value-type="float" office:value="61.368" calcext:value-type="float">
            <text:p>61.368</text:p>
          </table:table-cell>
          <table:table-cell office:value-type="float" office:value="20033753" calcext:value-type="float">
            <text:p>20033753</text:p>
          </table:table-cell>
          <table:table-cell office:value-type="float" office:value="5745.160213" calcext:value-type="float">
            <text:p>5745.160213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1987" calcext:value-type="float">
            <text:p>1987</text:p>
          </table:table-cell>
          <table:table-cell office:value-type="float" office:value="65.799" calcext:value-type="float">
            <text:p>65.799</text:p>
          </table:table-cell>
          <table:table-cell office:value-type="float" office:value="23254956" calcext:value-type="float">
            <text:p>23254956</text:p>
          </table:table-cell>
          <table:table-cell office:value-type="float" office:value="5681.358539" calcext:value-type="float">
            <text:p>5681.358539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1992" calcext:value-type="float">
            <text:p>1992</text:p>
          </table:table-cell>
          <table:table-cell office:value-type="float" office:value="67.744" calcext:value-type="float">
            <text:p>67.744</text:p>
          </table:table-cell>
          <table:table-cell office:value-type="float" office:value="26298373" calcext:value-type="float">
            <text:p>26298373</text:p>
          </table:table-cell>
          <table:table-cell office:value-type="float" office:value="5023.216647" calcext:value-type="float">
            <text:p>5023.216647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1997" calcext:value-type="float">
            <text:p>1997</text:p>
          </table:table-cell>
          <table:table-cell office:value-type="float" office:value="69.152" calcext:value-type="float">
            <text:p>69.152</text:p>
          </table:table-cell>
          <table:table-cell office:value-type="float" office:value="29072015" calcext:value-type="float">
            <text:p>29072015</text:p>
          </table:table-cell>
          <table:table-cell office:value-type="float" office:value="4797.295051" calcext:value-type="float">
            <text:p>4797.295051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02" calcext:value-type="float">
            <text:p>2002</text:p>
          </table:table-cell>
          <table:table-cell office:value-type="float" office:value="70.994" calcext:value-type="float">
            <text:p>70.994</text:p>
          </table:table-cell>
          <table:table-cell office:value-type="float" office:value="31287142" calcext:value-type="float">
            <text:p>31287142</text:p>
          </table:table-cell>
          <table:table-cell office:value-type="float" office:value="5288.040382" calcext:value-type="float">
            <text:p>5288.040382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07" calcext:value-type="float">
            <text:p>2007</text:p>
          </table:table-cell>
          <table:table-cell office:value-type="float" office:value="72.301" calcext:value-type="float">
            <text:p>72.301</text:p>
          </table:table-cell>
          <table:table-cell office:value-type="float" office:value="33333216" calcext:value-type="float">
            <text:p>33333216</text:p>
          </table:table-cell>
          <table:table-cell office:value-type="float" office:value="6223.367465" calcext:value-type="float">
            <text:p>6223.367465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952" calcext:value-type="float">
            <text:p>1952</text:p>
          </table:table-cell>
          <table:table-cell office:value-type="float" office:value="30.015" calcext:value-type="float">
            <text:p>30.015</text:p>
          </table:table-cell>
          <table:table-cell office:value-type="float" office:value="4232095" calcext:value-type="float">
            <text:p>4232095</text:p>
          </table:table-cell>
          <table:table-cell office:value-type="float" office:value="3520.610273" calcext:value-type="float">
            <text:p>3520.610273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957" calcext:value-type="float">
            <text:p>1957</text:p>
          </table:table-cell>
          <table:table-cell office:value-type="float" office:value="31.999" calcext:value-type="float">
            <text:p>31.999</text:p>
          </table:table-cell>
          <table:table-cell office:value-type="float" office:value="4561361" calcext:value-type="float">
            <text:p>4561361</text:p>
          </table:table-cell>
          <table:table-cell office:value-type="float" office:value="3827.940465" calcext:value-type="float">
            <text:p>3827.940465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962" calcext:value-type="float">
            <text:p>1962</text:p>
          </table:table-cell>
          <table:table-cell office:value-type="float" office:value="34" calcext:value-type="float">
            <text:p>34</text:p>
          </table:table-cell>
          <table:table-cell office:value-type="float" office:value="4826015" calcext:value-type="float">
            <text:p>4826015</text:p>
          </table:table-cell>
          <table:table-cell office:value-type="float" office:value="4269.276742" calcext:value-type="float">
            <text:p>4269.276742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967" calcext:value-type="float">
            <text:p>1967</text:p>
          </table:table-cell>
          <table:table-cell office:value-type="float" office:value="35.985" calcext:value-type="float">
            <text:p>35.985</text:p>
          </table:table-cell>
          <table:table-cell office:value-type="float" office:value="5247469" calcext:value-type="float">
            <text:p>5247469</text:p>
          </table:table-cell>
          <table:table-cell office:value-type="float" office:value="5522.776375" calcext:value-type="float">
            <text:p>5522.776375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972" calcext:value-type="float">
            <text:p>1972</text:p>
          </table:table-cell>
          <table:table-cell office:value-type="float" office:value="37.928" calcext:value-type="float">
            <text:p>37.928</text:p>
          </table:table-cell>
          <table:table-cell office:value-type="float" office:value="5894858" calcext:value-type="float">
            <text:p>5894858</text:p>
          </table:table-cell>
          <table:table-cell office:value-type="float" office:value="5473.288005" calcext:value-type="float">
            <text:p>5473.288005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977" calcext:value-type="float">
            <text:p>1977</text:p>
          </table:table-cell>
          <table:table-cell office:value-type="float" office:value="39.483" calcext:value-type="float">
            <text:p>39.483</text:p>
          </table:table-cell>
          <table:table-cell office:value-type="float" office:value="6162675" calcext:value-type="float">
            <text:p>6162675</text:p>
          </table:table-cell>
          <table:table-cell office:value-type="float" office:value="3008.647355" calcext:value-type="float">
            <text:p>3008.647355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982" calcext:value-type="float">
            <text:p>1982</text:p>
          </table:table-cell>
          <table:table-cell office:value-type="float" office:value="39.942" calcext:value-type="float">
            <text:p>39.942</text:p>
          </table:table-cell>
          <table:table-cell office:value-type="float" office:value="7016384" calcext:value-type="float">
            <text:p>7016384</text:p>
          </table:table-cell>
          <table:table-cell office:value-type="float" office:value="2756.953672" calcext:value-type="float">
            <text:p>2756.953672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987" calcext:value-type="float">
            <text:p>1987</text:p>
          </table:table-cell>
          <table:table-cell office:value-type="float" office:value="39.906" calcext:value-type="float">
            <text:p>39.906</text:p>
          </table:table-cell>
          <table:table-cell office:value-type="float" office:value="7874230" calcext:value-type="float">
            <text:p>7874230</text:p>
          </table:table-cell>
          <table:table-cell office:value-type="float" office:value="2430.208311" calcext:value-type="float">
            <text:p>2430.20831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992" calcext:value-type="float">
            <text:p>1992</text:p>
          </table:table-cell>
          <table:table-cell office:value-type="float" office:value="40.647" calcext:value-type="float">
            <text:p>40.647</text:p>
          </table:table-cell>
          <table:table-cell office:value-type="float" office:value="8735988" calcext:value-type="float">
            <text:p>8735988</text:p>
          </table:table-cell>
          <table:table-cell office:value-type="float" office:value="2627.845685" calcext:value-type="float">
            <text:p>2627.845685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997" calcext:value-type="float">
            <text:p>1997</text:p>
          </table:table-cell>
          <table:table-cell office:value-type="float" office:value="40.963" calcext:value-type="float">
            <text:p>40.963</text:p>
          </table:table-cell>
          <table:table-cell office:value-type="float" office:value="9875024" calcext:value-type="float">
            <text:p>9875024</text:p>
          </table:table-cell>
          <table:table-cell office:value-type="float" office:value="2277.140884" calcext:value-type="float">
            <text:p>2277.140884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02" calcext:value-type="float">
            <text:p>2002</text:p>
          </table:table-cell>
          <table:table-cell office:value-type="float" office:value="41.003" calcext:value-type="float">
            <text:p>41.003</text:p>
          </table:table-cell>
          <table:table-cell office:value-type="float" office:value="10866106" calcext:value-type="float">
            <text:p>10866106</text:p>
          </table:table-cell>
          <table:table-cell office:value-type="float" office:value="2773.287312" calcext:value-type="float">
            <text:p>2773.287312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07" calcext:value-type="float">
            <text:p>2007</text:p>
          </table:table-cell>
          <table:table-cell office:value-type="float" office:value="42.731" calcext:value-type="float">
            <text:p>42.731</text:p>
          </table:table-cell>
          <table:table-cell office:value-type="float" office:value="12420476" calcext:value-type="float">
            <text:p>12420476</text:p>
          </table:table-cell>
          <table:table-cell office:value-type="float" office:value="4797.231267" calcext:value-type="float">
            <text:p>4797.231267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952" calcext:value-type="float">
            <text:p>1952</text:p>
          </table:table-cell>
          <table:table-cell office:value-type="float" office:value="62.485" calcext:value-type="float">
            <text:p>62.485</text:p>
          </table:table-cell>
          <table:table-cell office:value-type="float" office:value="17876956" calcext:value-type="float">
            <text:p>17876956</text:p>
          </table:table-cell>
          <table:table-cell office:value-type="float" office:value="5911.315053" calcext:value-type="float">
            <text:p>5911.315053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957" calcext:value-type="float">
            <text:p>1957</text:p>
          </table:table-cell>
          <table:table-cell office:value-type="float" office:value="64.399" calcext:value-type="float">
            <text:p>64.399</text:p>
          </table:table-cell>
          <table:table-cell office:value-type="float" office:value="19610538" calcext:value-type="float">
            <text:p>19610538</text:p>
          </table:table-cell>
          <table:table-cell office:value-type="float" office:value="6856.856212" calcext:value-type="float">
            <text:p>6856.856212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962" calcext:value-type="float">
            <text:p>1962</text:p>
          </table:table-cell>
          <table:table-cell office:value-type="float" office:value="65.142" calcext:value-type="float">
            <text:p>65.142</text:p>
          </table:table-cell>
          <table:table-cell office:value-type="float" office:value="21283783" calcext:value-type="float">
            <text:p>21283783</text:p>
          </table:table-cell>
          <table:table-cell office:value-type="float" office:value="7133.166023" calcext:value-type="float">
            <text:p>7133.166023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967" calcext:value-type="float">
            <text:p>1967</text:p>
          </table:table-cell>
          <table:table-cell office:value-type="float" office:value="65.634" calcext:value-type="float">
            <text:p>65.634</text:p>
          </table:table-cell>
          <table:table-cell office:value-type="float" office:value="22934225" calcext:value-type="float">
            <text:p>22934225</text:p>
          </table:table-cell>
          <table:table-cell office:value-type="float" office:value="8052.953021" calcext:value-type="float">
            <text:p>8052.953021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972" calcext:value-type="float">
            <text:p>1972</text:p>
          </table:table-cell>
          <table:table-cell office:value-type="float" office:value="67.065" calcext:value-type="float">
            <text:p>67.065</text:p>
          </table:table-cell>
          <table:table-cell office:value-type="float" office:value="24779799" calcext:value-type="float">
            <text:p>24779799</text:p>
          </table:table-cell>
          <table:table-cell office:value-type="float" office:value="9443.038526" calcext:value-type="float">
            <text:p>9443.038526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977" calcext:value-type="float">
            <text:p>1977</text:p>
          </table:table-cell>
          <table:table-cell office:value-type="float" office:value="68.481" calcext:value-type="float">
            <text:p>68.481</text:p>
          </table:table-cell>
          <table:table-cell office:value-type="float" office:value="26983828" calcext:value-type="float">
            <text:p>26983828</text:p>
          </table:table-cell>
          <table:table-cell office:value-type="float" office:value="10079.02674" calcext:value-type="float">
            <text:p>10079.02674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982" calcext:value-type="float">
            <text:p>1982</text:p>
          </table:table-cell>
          <table:table-cell office:value-type="float" office:value="69.942" calcext:value-type="float">
            <text:p>69.942</text:p>
          </table:table-cell>
          <table:table-cell office:value-type="float" office:value="29341374" calcext:value-type="float">
            <text:p>29341374</text:p>
          </table:table-cell>
          <table:table-cell office:value-type="float" office:value="8997.897412" calcext:value-type="float">
            <text:p>8997.897412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987" calcext:value-type="float">
            <text:p>1987</text:p>
          </table:table-cell>
          <table:table-cell office:value-type="float" office:value="70.774" calcext:value-type="float">
            <text:p>70.774</text:p>
          </table:table-cell>
          <table:table-cell office:value-type="float" office:value="31620918" calcext:value-type="float">
            <text:p>31620918</text:p>
          </table:table-cell>
          <table:table-cell office:value-type="float" office:value="9139.671389" calcext:value-type="float">
            <text:p>9139.671389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992" calcext:value-type="float">
            <text:p>1992</text:p>
          </table:table-cell>
          <table:table-cell office:value-type="float" office:value="71.868" calcext:value-type="float">
            <text:p>71.868</text:p>
          </table:table-cell>
          <table:table-cell office:value-type="float" office:value="33958947" calcext:value-type="float">
            <text:p>33958947</text:p>
          </table:table-cell>
          <table:table-cell office:value-type="float" office:value="9308.41871" calcext:value-type="float">
            <text:p>9308.41871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997" calcext:value-type="float">
            <text:p>1997</text:p>
          </table:table-cell>
          <table:table-cell office:value-type="float" office:value="73.275" calcext:value-type="float">
            <text:p>73.275</text:p>
          </table:table-cell>
          <table:table-cell office:value-type="float" office:value="36203463" calcext:value-type="float">
            <text:p>36203463</text:p>
          </table:table-cell>
          <table:table-cell office:value-type="float" office:value="10967.28195" calcext:value-type="float">
            <text:p>10967.2819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02" calcext:value-type="float">
            <text:p>2002</text:p>
          </table:table-cell>
          <table:table-cell office:value-type="float" office:value="74.34" calcext:value-type="float">
            <text:p>74.34</text:p>
          </table:table-cell>
          <table:table-cell office:value-type="float" office:value="38331121" calcext:value-type="float">
            <text:p>38331121</text:p>
          </table:table-cell>
          <table:table-cell office:value-type="float" office:value="8797.640716" calcext:value-type="float">
            <text:p>8797.640716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07" calcext:value-type="float">
            <text:p>2007</text:p>
          </table:table-cell>
          <table:table-cell office:value-type="float" office:value="75.32" calcext:value-type="float">
            <text:p>75.32</text:p>
          </table:table-cell>
          <table:table-cell office:value-type="float" office:value="40301927" calcext:value-type="float">
            <text:p>40301927</text:p>
          </table:table-cell>
          <table:table-cell office:value-type="float" office:value="12779.37964" calcext:value-type="float">
            <text:p>12779.37964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52" calcext:value-type="float">
            <text:p>1952</text:p>
          </table:table-cell>
          <table:table-cell office:value-type="float" office:value="69.12" calcext:value-type="float">
            <text:p>69.12</text:p>
          </table:table-cell>
          <table:table-cell office:value-type="float" office:value="8691212" calcext:value-type="float">
            <text:p>8691212</text:p>
          </table:table-cell>
          <table:table-cell office:value-type="float" office:value="10039.59564" calcext:value-type="float">
            <text:p>10039.59564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57" calcext:value-type="float">
            <text:p>1957</text:p>
          </table:table-cell>
          <table:table-cell office:value-type="float" office:value="70.33" calcext:value-type="float">
            <text:p>70.33</text:p>
          </table:table-cell>
          <table:table-cell office:value-type="float" office:value="9712569" calcext:value-type="float">
            <text:p>9712569</text:p>
          </table:table-cell>
          <table:table-cell office:value-type="float" office:value="10949.64959" calcext:value-type="float">
            <text:p>10949.64959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62" calcext:value-type="float">
            <text:p>1962</text:p>
          </table:table-cell>
          <table:table-cell office:value-type="float" office:value="70.93" calcext:value-type="float">
            <text:p>70.93</text:p>
          </table:table-cell>
          <table:table-cell office:value-type="float" office:value="10794968" calcext:value-type="float">
            <text:p>10794968</text:p>
          </table:table-cell>
          <table:table-cell office:value-type="float" office:value="12217.22686" calcext:value-type="float">
            <text:p>12217.22686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67" calcext:value-type="float">
            <text:p>1967</text:p>
          </table:table-cell>
          <table:table-cell office:value-type="float" office:value="71.1" calcext:value-type="float">
            <text:p>71.1</text:p>
          </table:table-cell>
          <table:table-cell office:value-type="float" office:value="11872264" calcext:value-type="float">
            <text:p>11872264</text:p>
          </table:table-cell>
          <table:table-cell office:value-type="float" office:value="14526.12465" calcext:value-type="float">
            <text:p>14526.12465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72" calcext:value-type="float">
            <text:p>1972</text:p>
          </table:table-cell>
          <table:table-cell office:value-type="float" office:value="71.93" calcext:value-type="float">
            <text:p>71.93</text:p>
          </table:table-cell>
          <table:table-cell office:value-type="float" office:value="13177000" calcext:value-type="float">
            <text:p>13177000</text:p>
          </table:table-cell>
          <table:table-cell office:value-type="float" office:value="16788.62948" calcext:value-type="float">
            <text:p>16788.62948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77" calcext:value-type="float">
            <text:p>1977</text:p>
          </table:table-cell>
          <table:table-cell office:value-type="float" office:value="73.49" calcext:value-type="float">
            <text:p>73.49</text:p>
          </table:table-cell>
          <table:table-cell office:value-type="float" office:value="14074100" calcext:value-type="float">
            <text:p>14074100</text:p>
          </table:table-cell>
          <table:table-cell office:value-type="float" office:value="18334.19751" calcext:value-type="float">
            <text:p>18334.19751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82" calcext:value-type="float">
            <text:p>1982</text:p>
          </table:table-cell>
          <table:table-cell office:value-type="float" office:value="74.74" calcext:value-type="float">
            <text:p>74.74</text:p>
          </table:table-cell>
          <table:table-cell office:value-type="float" office:value="15184200" calcext:value-type="float">
            <text:p>15184200</text:p>
          </table:table-cell>
          <table:table-cell office:value-type="float" office:value="19477.00928" calcext:value-type="float">
            <text:p>19477.00928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87" calcext:value-type="float">
            <text:p>1987</text:p>
          </table:table-cell>
          <table:table-cell office:value-type="float" office:value="76.32" calcext:value-type="float">
            <text:p>76.32</text:p>
          </table:table-cell>
          <table:table-cell office:value-type="float" office:value="16257249" calcext:value-type="float">
            <text:p>16257249</text:p>
          </table:table-cell>
          <table:table-cell office:value-type="float" office:value="21888.88903" calcext:value-type="float">
            <text:p>21888.88903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92" calcext:value-type="float">
            <text:p>1992</text:p>
          </table:table-cell>
          <table:table-cell office:value-type="float" office:value="77.56" calcext:value-type="float">
            <text:p>77.56</text:p>
          </table:table-cell>
          <table:table-cell office:value-type="float" office:value="17481977" calcext:value-type="float">
            <text:p>17481977</text:p>
          </table:table-cell>
          <table:table-cell office:value-type="float" office:value="23424.76683" calcext:value-type="float">
            <text:p>23424.76683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97" calcext:value-type="float">
            <text:p>1997</text:p>
          </table:table-cell>
          <table:table-cell office:value-type="float" office:value="78.83" calcext:value-type="float">
            <text:p>78.83</text:p>
          </table:table-cell>
          <table:table-cell office:value-type="float" office:value="18565243" calcext:value-type="float">
            <text:p>18565243</text:p>
          </table:table-cell>
          <table:table-cell office:value-type="float" office:value="26997.93657" calcext:value-type="float">
            <text:p>26997.93657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002" calcext:value-type="float">
            <text:p>2002</text:p>
          </table:table-cell>
          <table:table-cell office:value-type="float" office:value="80.37" calcext:value-type="float">
            <text:p>80.37</text:p>
          </table:table-cell>
          <table:table-cell office:value-type="float" office:value="19546792" calcext:value-type="float">
            <text:p>19546792</text:p>
          </table:table-cell>
          <table:table-cell office:value-type="float" office:value="30687.75473" calcext:value-type="float">
            <text:p>30687.75473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007" calcext:value-type="float">
            <text:p>2007</text:p>
          </table:table-cell>
          <table:table-cell office:value-type="float" office:value="81.235" calcext:value-type="float">
            <text:p>81.235</text:p>
          </table:table-cell>
          <table:table-cell office:value-type="float" office:value="20434176" calcext:value-type="float">
            <text:p>20434176</text:p>
          </table:table-cell>
          <table:table-cell office:value-type="float" office:value="34435.36744" calcext:value-type="float">
            <text:p>34435.36744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952" calcext:value-type="float">
            <text:p>1952</text:p>
          </table:table-cell>
          <table:table-cell office:value-type="float" office:value="66.8" calcext:value-type="float">
            <text:p>66.8</text:p>
          </table:table-cell>
          <table:table-cell office:value-type="float" office:value="6927772" calcext:value-type="float">
            <text:p>6927772</text:p>
          </table:table-cell>
          <table:table-cell office:value-type="float" office:value="6137.076492" calcext:value-type="float">
            <text:p>6137.076492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957" calcext:value-type="float">
            <text:p>1957</text:p>
          </table:table-cell>
          <table:table-cell office:value-type="float" office:value="67.48" calcext:value-type="float">
            <text:p>67.48</text:p>
          </table:table-cell>
          <table:table-cell office:value-type="float" office:value="6965860" calcext:value-type="float">
            <text:p>6965860</text:p>
          </table:table-cell>
          <table:table-cell office:value-type="float" office:value="8842.59803" calcext:value-type="float">
            <text:p>8842.59803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962" calcext:value-type="float">
            <text:p>1962</text:p>
          </table:table-cell>
          <table:table-cell office:value-type="float" office:value="69.54" calcext:value-type="float">
            <text:p>69.54</text:p>
          </table:table-cell>
          <table:table-cell office:value-type="float" office:value="7129864" calcext:value-type="float">
            <text:p>7129864</text:p>
          </table:table-cell>
          <table:table-cell office:value-type="float" office:value="10750.72111" calcext:value-type="float">
            <text:p>10750.72111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967" calcext:value-type="float">
            <text:p>1967</text:p>
          </table:table-cell>
          <table:table-cell office:value-type="float" office:value="70.14" calcext:value-type="float">
            <text:p>70.14</text:p>
          </table:table-cell>
          <table:table-cell office:value-type="float" office:value="7376998" calcext:value-type="float">
            <text:p>7376998</text:p>
          </table:table-cell>
          <table:table-cell office:value-type="float" office:value="12834.6024" calcext:value-type="float">
            <text:p>12834.6024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972" calcext:value-type="float">
            <text:p>1972</text:p>
          </table:table-cell>
          <table:table-cell office:value-type="float" office:value="70.63" calcext:value-type="float">
            <text:p>70.63</text:p>
          </table:table-cell>
          <table:table-cell office:value-type="float" office:value="7544201" calcext:value-type="float">
            <text:p>7544201</text:p>
          </table:table-cell>
          <table:table-cell office:value-type="float" office:value="16661.6256" calcext:value-type="float">
            <text:p>16661.6256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977" calcext:value-type="float">
            <text:p>1977</text:p>
          </table:table-cell>
          <table:table-cell office:value-type="float" office:value="72.17" calcext:value-type="float">
            <text:p>72.17</text:p>
          </table:table-cell>
          <table:table-cell office:value-type="float" office:value="7568430" calcext:value-type="float">
            <text:p>7568430</text:p>
          </table:table-cell>
          <table:table-cell office:value-type="float" office:value="19749.4223" calcext:value-type="float">
            <text:p>19749.4223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982" calcext:value-type="float">
            <text:p>1982</text:p>
          </table:table-cell>
          <table:table-cell office:value-type="float" office:value="73.18" calcext:value-type="float">
            <text:p>73.18</text:p>
          </table:table-cell>
          <table:table-cell office:value-type="float" office:value="7574613" calcext:value-type="float">
            <text:p>7574613</text:p>
          </table:table-cell>
          <table:table-cell office:value-type="float" office:value="21597.08362" calcext:value-type="float">
            <text:p>21597.08362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987" calcext:value-type="float">
            <text:p>1987</text:p>
          </table:table-cell>
          <table:table-cell office:value-type="float" office:value="74.94" calcext:value-type="float">
            <text:p>74.94</text:p>
          </table:table-cell>
          <table:table-cell office:value-type="float" office:value="7578903" calcext:value-type="float">
            <text:p>7578903</text:p>
          </table:table-cell>
          <table:table-cell office:value-type="float" office:value="23687.82607" calcext:value-type="float">
            <text:p>23687.82607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992" calcext:value-type="float">
            <text:p>1992</text:p>
          </table:table-cell>
          <table:table-cell office:value-type="float" office:value="76.04" calcext:value-type="float">
            <text:p>76.04</text:p>
          </table:table-cell>
          <table:table-cell office:value-type="float" office:value="7914969" calcext:value-type="float">
            <text:p>7914969</text:p>
          </table:table-cell>
          <table:table-cell office:value-type="float" office:value="27042.01868" calcext:value-type="float">
            <text:p>27042.01868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997" calcext:value-type="float">
            <text:p>1997</text:p>
          </table:table-cell>
          <table:table-cell office:value-type="float" office:value="77.51" calcext:value-type="float">
            <text:p>77.51</text:p>
          </table:table-cell>
          <table:table-cell office:value-type="float" office:value="8069876" calcext:value-type="float">
            <text:p>8069876</text:p>
          </table:table-cell>
          <table:table-cell office:value-type="float" office:value="29095.92066" calcext:value-type="float">
            <text:p>29095.92066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002" calcext:value-type="float">
            <text:p>2002</text:p>
          </table:table-cell>
          <table:table-cell office:value-type="float" office:value="78.98" calcext:value-type="float">
            <text:p>78.98</text:p>
          </table:table-cell>
          <table:table-cell office:value-type="float" office:value="8148312" calcext:value-type="float">
            <text:p>8148312</text:p>
          </table:table-cell>
          <table:table-cell office:value-type="float" office:value="32417.60769" calcext:value-type="float">
            <text:p>32417.60769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007" calcext:value-type="float">
            <text:p>2007</text:p>
          </table:table-cell>
          <table:table-cell office:value-type="float" office:value="79.829" calcext:value-type="float">
            <text:p>79.829</text:p>
          </table:table-cell>
          <table:table-cell office:value-type="float" office:value="8199783" calcext:value-type="float">
            <text:p>8199783</text:p>
          </table:table-cell>
          <table:table-cell office:value-type="float" office:value="36126.4927" calcext:value-type="float">
            <text:p>36126.4927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952" calcext:value-type="float">
            <text:p>1952</text:p>
          </table:table-cell>
          <table:table-cell office:value-type="float" office:value="50.939" calcext:value-type="float">
            <text:p>50.939</text:p>
          </table:table-cell>
          <table:table-cell office:value-type="float" office:value="120447" calcext:value-type="float">
            <text:p>120447</text:p>
          </table:table-cell>
          <table:table-cell office:value-type="float" office:value="9867.084765" calcext:value-type="float">
            <text:p>9867.084765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957" calcext:value-type="float">
            <text:p>1957</text:p>
          </table:table-cell>
          <table:table-cell office:value-type="float" office:value="53.832" calcext:value-type="float">
            <text:p>53.832</text:p>
          </table:table-cell>
          <table:table-cell office:value-type="float" office:value="138655" calcext:value-type="float">
            <text:p>138655</text:p>
          </table:table-cell>
          <table:table-cell office:value-type="float" office:value="11635.79945" calcext:value-type="float">
            <text:p>11635.79945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962" calcext:value-type="float">
            <text:p>1962</text:p>
          </table:table-cell>
          <table:table-cell office:value-type="float" office:value="56.923" calcext:value-type="float">
            <text:p>56.923</text:p>
          </table:table-cell>
          <table:table-cell office:value-type="float" office:value="171863" calcext:value-type="float">
            <text:p>171863</text:p>
          </table:table-cell>
          <table:table-cell office:value-type="float" office:value="12753.27514" calcext:value-type="float">
            <text:p>12753.27514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967" calcext:value-type="float">
            <text:p>1967</text:p>
          </table:table-cell>
          <table:table-cell office:value-type="float" office:value="59.923" calcext:value-type="float">
            <text:p>59.923</text:p>
          </table:table-cell>
          <table:table-cell office:value-type="float" office:value="202182" calcext:value-type="float">
            <text:p>202182</text:p>
          </table:table-cell>
          <table:table-cell office:value-type="float" office:value="14804.6727" calcext:value-type="float">
            <text:p>14804.6727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972" calcext:value-type="float">
            <text:p>1972</text:p>
          </table:table-cell>
          <table:table-cell office:value-type="float" office:value="63.3" calcext:value-type="float">
            <text:p>63.3</text:p>
          </table:table-cell>
          <table:table-cell office:value-type="float" office:value="230800" calcext:value-type="float">
            <text:p>230800</text:p>
          </table:table-cell>
          <table:table-cell office:value-type="float" office:value="18268.65839" calcext:value-type="float">
            <text:p>18268.65839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977" calcext:value-type="float">
            <text:p>1977</text:p>
          </table:table-cell>
          <table:table-cell office:value-type="float" office:value="65.593" calcext:value-type="float">
            <text:p>65.593</text:p>
          </table:table-cell>
          <table:table-cell office:value-type="float" office:value="297410" calcext:value-type="float">
            <text:p>297410</text:p>
          </table:table-cell>
          <table:table-cell office:value-type="float" office:value="19340.10196" calcext:value-type="float">
            <text:p>19340.10196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982" calcext:value-type="float">
            <text:p>1982</text:p>
          </table:table-cell>
          <table:table-cell office:value-type="float" office:value="69.052" calcext:value-type="float">
            <text:p>69.052</text:p>
          </table:table-cell>
          <table:table-cell office:value-type="float" office:value="377967" calcext:value-type="float">
            <text:p>377967</text:p>
          </table:table-cell>
          <table:table-cell office:value-type="float" office:value="19211.14731" calcext:value-type="float">
            <text:p>19211.14731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987" calcext:value-type="float">
            <text:p>1987</text:p>
          </table:table-cell>
          <table:table-cell office:value-type="float" office:value="70.75" calcext:value-type="float">
            <text:p>70.75</text:p>
          </table:table-cell>
          <table:table-cell office:value-type="float" office:value="454612" calcext:value-type="float">
            <text:p>454612</text:p>
          </table:table-cell>
          <table:table-cell office:value-type="float" office:value="18524.02406" calcext:value-type="float">
            <text:p>18524.02406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992" calcext:value-type="float">
            <text:p>1992</text:p>
          </table:table-cell>
          <table:table-cell office:value-type="float" office:value="72.601" calcext:value-type="float">
            <text:p>72.601</text:p>
          </table:table-cell>
          <table:table-cell office:value-type="float" office:value="529491" calcext:value-type="float">
            <text:p>529491</text:p>
          </table:table-cell>
          <table:table-cell office:value-type="float" office:value="19035.57917" calcext:value-type="float">
            <text:p>19035.57917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997" calcext:value-type="float">
            <text:p>1997</text:p>
          </table:table-cell>
          <table:table-cell office:value-type="float" office:value="73.925" calcext:value-type="float">
            <text:p>73.925</text:p>
          </table:table-cell>
          <table:table-cell office:value-type="float" office:value="598561" calcext:value-type="float">
            <text:p>598561</text:p>
          </table:table-cell>
          <table:table-cell office:value-type="float" office:value="20292.01679" calcext:value-type="float">
            <text:p>20292.01679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2002" calcext:value-type="float">
            <text:p>2002</text:p>
          </table:table-cell>
          <table:table-cell office:value-type="float" office:value="74.795" calcext:value-type="float">
            <text:p>74.795</text:p>
          </table:table-cell>
          <table:table-cell office:value-type="float" office:value="656397" calcext:value-type="float">
            <text:p>656397</text:p>
          </table:table-cell>
          <table:table-cell office:value-type="float" office:value="23403.55927" calcext:value-type="float">
            <text:p>23403.55927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2007" calcext:value-type="float">
            <text:p>2007</text:p>
          </table:table-cell>
          <table:table-cell office:value-type="float" office:value="75.635" calcext:value-type="float">
            <text:p>75.635</text:p>
          </table:table-cell>
          <table:table-cell office:value-type="float" office:value="708573" calcext:value-type="float">
            <text:p>708573</text:p>
          </table:table-cell>
          <table:table-cell office:value-type="float" office:value="29796.04834" calcext:value-type="float">
            <text:p>29796.04834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952" calcext:value-type="float">
            <text:p>1952</text:p>
          </table:table-cell>
          <table:table-cell office:value-type="float" office:value="37.484" calcext:value-type="float">
            <text:p>37.484</text:p>
          </table:table-cell>
          <table:table-cell office:value-type="float" office:value="46886859" calcext:value-type="float">
            <text:p>46886859</text:p>
          </table:table-cell>
          <table:table-cell office:value-type="float" office:value="684.2441716" calcext:value-type="float">
            <text:p>684.2441716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957" calcext:value-type="float">
            <text:p>1957</text:p>
          </table:table-cell>
          <table:table-cell office:value-type="float" office:value="39.348" calcext:value-type="float">
            <text:p>39.348</text:p>
          </table:table-cell>
          <table:table-cell office:value-type="float" office:value="51365468" calcext:value-type="float">
            <text:p>51365468</text:p>
          </table:table-cell>
          <table:table-cell office:value-type="float" office:value="661.6374577" calcext:value-type="float">
            <text:p>661.6374577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962" calcext:value-type="float">
            <text:p>1962</text:p>
          </table:table-cell>
          <table:table-cell office:value-type="float" office:value="41.216" calcext:value-type="float">
            <text:p>41.216</text:p>
          </table:table-cell>
          <table:table-cell office:value-type="float" office:value="56839289" calcext:value-type="float">
            <text:p>56839289</text:p>
          </table:table-cell>
          <table:table-cell office:value-type="float" office:value="686.3415538" calcext:value-type="float">
            <text:p>686.3415538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967" calcext:value-type="float">
            <text:p>1967</text:p>
          </table:table-cell>
          <table:table-cell office:value-type="float" office:value="43.453" calcext:value-type="float">
            <text:p>43.453</text:p>
          </table:table-cell>
          <table:table-cell office:value-type="float" office:value="62821884" calcext:value-type="float">
            <text:p>62821884</text:p>
          </table:table-cell>
          <table:table-cell office:value-type="float" office:value="721.1860862" calcext:value-type="float">
            <text:p>721.1860862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972" calcext:value-type="float">
            <text:p>1972</text:p>
          </table:table-cell>
          <table:table-cell office:value-type="float" office:value="45.252" calcext:value-type="float">
            <text:p>45.252</text:p>
          </table:table-cell>
          <table:table-cell office:value-type="float" office:value="70759295" calcext:value-type="float">
            <text:p>70759295</text:p>
          </table:table-cell>
          <table:table-cell office:value-type="float" office:value="630.2336265" calcext:value-type="float">
            <text:p>630.2336265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977" calcext:value-type="float">
            <text:p>1977</text:p>
          </table:table-cell>
          <table:table-cell office:value-type="float" office:value="46.923" calcext:value-type="float">
            <text:p>46.923</text:p>
          </table:table-cell>
          <table:table-cell office:value-type="float" office:value="80428306" calcext:value-type="float">
            <text:p>80428306</text:p>
          </table:table-cell>
          <table:table-cell office:value-type="float" office:value="659.8772322" calcext:value-type="float">
            <text:p>659.8772322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982" calcext:value-type="float">
            <text:p>1982</text:p>
          </table:table-cell>
          <table:table-cell office:value-type="float" office:value="50.009" calcext:value-type="float">
            <text:p>50.009</text:p>
          </table:table-cell>
          <table:table-cell office:value-type="float" office:value="93074406" calcext:value-type="float">
            <text:p>93074406</text:p>
          </table:table-cell>
          <table:table-cell office:value-type="float" office:value="676.9818656" calcext:value-type="float">
            <text:p>676.9818656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987" calcext:value-type="float">
            <text:p>1987</text:p>
          </table:table-cell>
          <table:table-cell office:value-type="float" office:value="52.819" calcext:value-type="float">
            <text:p>52.819</text:p>
          </table:table-cell>
          <table:table-cell office:value-type="float" office:value="103764241" calcext:value-type="float">
            <text:p>103764241</text:p>
          </table:table-cell>
          <table:table-cell office:value-type="float" office:value="751.9794035" calcext:value-type="float">
            <text:p>751.9794035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992" calcext:value-type="float">
            <text:p>1992</text:p>
          </table:table-cell>
          <table:table-cell office:value-type="float" office:value="56.018" calcext:value-type="float">
            <text:p>56.018</text:p>
          </table:table-cell>
          <table:table-cell office:value-type="float" office:value="113704579" calcext:value-type="float">
            <text:p>113704579</text:p>
          </table:table-cell>
          <table:table-cell office:value-type="float" office:value="837.8101643" calcext:value-type="float">
            <text:p>837.8101643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997" calcext:value-type="float">
            <text:p>1997</text:p>
          </table:table-cell>
          <table:table-cell office:value-type="float" office:value="59.412" calcext:value-type="float">
            <text:p>59.412</text:p>
          </table:table-cell>
          <table:table-cell office:value-type="float" office:value="123315288" calcext:value-type="float">
            <text:p>123315288</text:p>
          </table:table-cell>
          <table:table-cell office:value-type="float" office:value="972.7700352" calcext:value-type="float">
            <text:p>972.7700352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02" calcext:value-type="float">
            <text:p>2002</text:p>
          </table:table-cell>
          <table:table-cell office:value-type="float" office:value="62.013" calcext:value-type="float">
            <text:p>62.013</text:p>
          </table:table-cell>
          <table:table-cell office:value-type="float" office:value="135656790" calcext:value-type="float">
            <text:p>135656790</text:p>
          </table:table-cell>
          <table:table-cell office:value-type="float" office:value="1136.39043" calcext:value-type="float">
            <text:p>1136.39043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07" calcext:value-type="float">
            <text:p>2007</text:p>
          </table:table-cell>
          <table:table-cell office:value-type="float" office:value="64.062" calcext:value-type="float">
            <text:p>64.062</text:p>
          </table:table-cell>
          <table:table-cell office:value-type="float" office:value="150448339" calcext:value-type="float">
            <text:p>150448339</text:p>
          </table:table-cell>
          <table:table-cell office:value-type="float" office:value="1391.253792" calcext:value-type="float">
            <text:p>1391.253792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952" calcext:value-type="float">
            <text:p>1952</text:p>
          </table:table-cell>
          <table:table-cell office:value-type="float" office:value="68" calcext:value-type="float">
            <text:p>68</text:p>
          </table:table-cell>
          <table:table-cell office:value-type="float" office:value="8730405" calcext:value-type="float">
            <text:p>8730405</text:p>
          </table:table-cell>
          <table:table-cell office:value-type="float" office:value="8343.105127" calcext:value-type="float">
            <text:p>8343.105127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957" calcext:value-type="float">
            <text:p>1957</text:p>
          </table:table-cell>
          <table:table-cell office:value-type="float" office:value="69.24" calcext:value-type="float">
            <text:p>69.24</text:p>
          </table:table-cell>
          <table:table-cell office:value-type="float" office:value="8989111" calcext:value-type="float">
            <text:p>8989111</text:p>
          </table:table-cell>
          <table:table-cell office:value-type="float" office:value="9714.960623" calcext:value-type="float">
            <text:p>9714.960623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962" calcext:value-type="float">
            <text:p>1962</text:p>
          </table:table-cell>
          <table:table-cell office:value-type="float" office:value="70.25" calcext:value-type="float">
            <text:p>70.25</text:p>
          </table:table-cell>
          <table:table-cell office:value-type="float" office:value="9218400" calcext:value-type="float">
            <text:p>9218400</text:p>
          </table:table-cell>
          <table:table-cell office:value-type="float" office:value="10991.20676" calcext:value-type="float">
            <text:p>10991.20676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967" calcext:value-type="float">
            <text:p>1967</text:p>
          </table:table-cell>
          <table:table-cell office:value-type="float" office:value="70.94" calcext:value-type="float">
            <text:p>70.94</text:p>
          </table:table-cell>
          <table:table-cell office:value-type="float" office:value="9556500" calcext:value-type="float">
            <text:p>9556500</text:p>
          </table:table-cell>
          <table:table-cell office:value-type="float" office:value="13149.04119" calcext:value-type="float">
            <text:p>13149.04119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972" calcext:value-type="float">
            <text:p>1972</text:p>
          </table:table-cell>
          <table:table-cell office:value-type="float" office:value="71.44" calcext:value-type="float">
            <text:p>71.44</text:p>
          </table:table-cell>
          <table:table-cell office:value-type="float" office:value="9709100" calcext:value-type="float">
            <text:p>9709100</text:p>
          </table:table-cell>
          <table:table-cell office:value-type="float" office:value="16672.14356" calcext:value-type="float">
            <text:p>16672.14356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977" calcext:value-type="float">
            <text:p>1977</text:p>
          </table:table-cell>
          <table:table-cell office:value-type="float" office:value="72.8" calcext:value-type="float">
            <text:p>72.8</text:p>
          </table:table-cell>
          <table:table-cell office:value-type="float" office:value="9821800" calcext:value-type="float">
            <text:p>9821800</text:p>
          </table:table-cell>
          <table:table-cell office:value-type="float" office:value="19117.97448" calcext:value-type="float">
            <text:p>19117.97448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982" calcext:value-type="float">
            <text:p>1982</text:p>
          </table:table-cell>
          <table:table-cell office:value-type="float" office:value="73.93" calcext:value-type="float">
            <text:p>73.93</text:p>
          </table:table-cell>
          <table:table-cell office:value-type="float" office:value="9856303" calcext:value-type="float">
            <text:p>9856303</text:p>
          </table:table-cell>
          <table:table-cell office:value-type="float" office:value="20979.84589" calcext:value-type="float">
            <text:p>20979.84589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987" calcext:value-type="float">
            <text:p>1987</text:p>
          </table:table-cell>
          <table:table-cell office:value-type="float" office:value="75.35" calcext:value-type="float">
            <text:p>75.35</text:p>
          </table:table-cell>
          <table:table-cell office:value-type="float" office:value="9870200" calcext:value-type="float">
            <text:p>9870200</text:p>
          </table:table-cell>
          <table:table-cell office:value-type="float" office:value="22525.56308" calcext:value-type="float">
            <text:p>22525.56308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992" calcext:value-type="float">
            <text:p>1992</text:p>
          </table:table-cell>
          <table:table-cell office:value-type="float" office:value="76.46" calcext:value-type="float">
            <text:p>76.46</text:p>
          </table:table-cell>
          <table:table-cell office:value-type="float" office:value="10045622" calcext:value-type="float">
            <text:p>10045622</text:p>
          </table:table-cell>
          <table:table-cell office:value-type="float" office:value="25575.57069" calcext:value-type="float">
            <text:p>25575.57069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997" calcext:value-type="float">
            <text:p>1997</text:p>
          </table:table-cell>
          <table:table-cell office:value-type="float" office:value="77.53" calcext:value-type="float">
            <text:p>77.53</text:p>
          </table:table-cell>
          <table:table-cell office:value-type="float" office:value="10199787" calcext:value-type="float">
            <text:p>10199787</text:p>
          </table:table-cell>
          <table:table-cell office:value-type="float" office:value="27561.19663" calcext:value-type="float">
            <text:p>27561.19663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002" calcext:value-type="float">
            <text:p>2002</text:p>
          </table:table-cell>
          <table:table-cell office:value-type="float" office:value="78.32" calcext:value-type="float">
            <text:p>78.32</text:p>
          </table:table-cell>
          <table:table-cell office:value-type="float" office:value="10311970" calcext:value-type="float">
            <text:p>10311970</text:p>
          </table:table-cell>
          <table:table-cell office:value-type="float" office:value="30485.88375" calcext:value-type="float">
            <text:p>30485.88375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007" calcext:value-type="float">
            <text:p>2007</text:p>
          </table:table-cell>
          <table:table-cell office:value-type="float" office:value="79.441" calcext:value-type="float">
            <text:p>79.441</text:p>
          </table:table-cell>
          <table:table-cell office:value-type="float" office:value="10392226" calcext:value-type="float">
            <text:p>10392226</text:p>
          </table:table-cell>
          <table:table-cell office:value-type="float" office:value="33692.60508" calcext:value-type="float">
            <text:p>33692.60508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952" calcext:value-type="float">
            <text:p>1952</text:p>
          </table:table-cell>
          <table:table-cell office:value-type="float" office:value="38.223" calcext:value-type="float">
            <text:p>38.223</text:p>
          </table:table-cell>
          <table:table-cell office:value-type="float" office:value="1738315" calcext:value-type="float">
            <text:p>1738315</text:p>
          </table:table-cell>
          <table:table-cell office:value-type="float" office:value="1062.7522" calcext:value-type="float">
            <text:p>1062.7522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957" calcext:value-type="float">
            <text:p>1957</text:p>
          </table:table-cell>
          <table:table-cell office:value-type="float" office:value="40.358" calcext:value-type="float">
            <text:p>40.358</text:p>
          </table:table-cell>
          <table:table-cell office:value-type="float" office:value="1925173" calcext:value-type="float">
            <text:p>1925173</text:p>
          </table:table-cell>
          <table:table-cell office:value-type="float" office:value="959.6010805" calcext:value-type="float">
            <text:p>959.6010805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962" calcext:value-type="float">
            <text:p>1962</text:p>
          </table:table-cell>
          <table:table-cell office:value-type="float" office:value="42.618" calcext:value-type="float">
            <text:p>42.618</text:p>
          </table:table-cell>
          <table:table-cell office:value-type="float" office:value="2151895" calcext:value-type="float">
            <text:p>2151895</text:p>
          </table:table-cell>
          <table:table-cell office:value-type="float" office:value="949.4990641" calcext:value-type="float">
            <text:p>949.4990641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967" calcext:value-type="float">
            <text:p>1967</text:p>
          </table:table-cell>
          <table:table-cell office:value-type="float" office:value="44.885" calcext:value-type="float">
            <text:p>44.885</text:p>
          </table:table-cell>
          <table:table-cell office:value-type="float" office:value="2427334" calcext:value-type="float">
            <text:p>2427334</text:p>
          </table:table-cell>
          <table:table-cell office:value-type="float" office:value="1035.831411" calcext:value-type="float">
            <text:p>1035.831411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972" calcext:value-type="float">
            <text:p>1972</text:p>
          </table:table-cell>
          <table:table-cell office:value-type="float" office:value="47.014" calcext:value-type="float">
            <text:p>47.014</text:p>
          </table:table-cell>
          <table:table-cell office:value-type="float" office:value="2761407" calcext:value-type="float">
            <text:p>2761407</text:p>
          </table:table-cell>
          <table:table-cell office:value-type="float" office:value="1085.796879" calcext:value-type="float">
            <text:p>1085.796879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977" calcext:value-type="float">
            <text:p>1977</text:p>
          </table:table-cell>
          <table:table-cell office:value-type="float" office:value="49.19" calcext:value-type="float">
            <text:p>49.19</text:p>
          </table:table-cell>
          <table:table-cell office:value-type="float" office:value="3168267" calcext:value-type="float">
            <text:p>3168267</text:p>
          </table:table-cell>
          <table:table-cell office:value-type="float" office:value="1029.161251" calcext:value-type="float">
            <text:p>1029.161251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982" calcext:value-type="float">
            <text:p>1982</text:p>
          </table:table-cell>
          <table:table-cell office:value-type="float" office:value="50.904" calcext:value-type="float">
            <text:p>50.904</text:p>
          </table:table-cell>
          <table:table-cell office:value-type="float" office:value="3641603" calcext:value-type="float">
            <text:p>3641603</text:p>
          </table:table-cell>
          <table:table-cell office:value-type="float" office:value="1277.897616" calcext:value-type="float">
            <text:p>1277.897616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987" calcext:value-type="float">
            <text:p>1987</text:p>
          </table:table-cell>
          <table:table-cell office:value-type="float" office:value="52.337" calcext:value-type="float">
            <text:p>52.337</text:p>
          </table:table-cell>
          <table:table-cell office:value-type="float" office:value="4243788" calcext:value-type="float">
            <text:p>4243788</text:p>
          </table:table-cell>
          <table:table-cell office:value-type="float" office:value="1225.85601" calcext:value-type="float">
            <text:p>1225.85601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992" calcext:value-type="float">
            <text:p>1992</text:p>
          </table:table-cell>
          <table:table-cell office:value-type="float" office:value="53.919" calcext:value-type="float">
            <text:p>53.919</text:p>
          </table:table-cell>
          <table:table-cell office:value-type="float" office:value="4981671" calcext:value-type="float">
            <text:p>4981671</text:p>
          </table:table-cell>
          <table:table-cell office:value-type="float" office:value="1191.207681" calcext:value-type="float">
            <text:p>1191.207681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997" calcext:value-type="float">
            <text:p>1997</text:p>
          </table:table-cell>
          <table:table-cell office:value-type="float" office:value="54.777" calcext:value-type="float">
            <text:p>54.777</text:p>
          </table:table-cell>
          <table:table-cell office:value-type="float" office:value="6066080" calcext:value-type="float">
            <text:p>6066080</text:p>
          </table:table-cell>
          <table:table-cell office:value-type="float" office:value="1232.975292" calcext:value-type="float">
            <text:p>1232.975292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02" calcext:value-type="float">
            <text:p>2002</text:p>
          </table:table-cell>
          <table:table-cell office:value-type="float" office:value="54.406" calcext:value-type="float">
            <text:p>54.406</text:p>
          </table:table-cell>
          <table:table-cell office:value-type="float" office:value="7026113" calcext:value-type="float">
            <text:p>7026113</text:p>
          </table:table-cell>
          <table:table-cell office:value-type="float" office:value="1372.877931" calcext:value-type="float">
            <text:p>1372.877931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07" calcext:value-type="float">
            <text:p>2007</text:p>
          </table:table-cell>
          <table:table-cell office:value-type="float" office:value="56.728" calcext:value-type="float">
            <text:p>56.728</text:p>
          </table:table-cell>
          <table:table-cell office:value-type="float" office:value="8078314" calcext:value-type="float">
            <text:p>8078314</text:p>
          </table:table-cell>
          <table:table-cell office:value-type="float" office:value="1441.284873" calcext:value-type="float">
            <text:p>1441.284873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952" calcext:value-type="float">
            <text:p>1952</text:p>
          </table:table-cell>
          <table:table-cell office:value-type="float" office:value="40.414" calcext:value-type="float">
            <text:p>40.414</text:p>
          </table:table-cell>
          <table:table-cell office:value-type="float" office:value="2883315" calcext:value-type="float">
            <text:p>2883315</text:p>
          </table:table-cell>
          <table:table-cell office:value-type="float" office:value="2677.326347" calcext:value-type="float">
            <text:p>2677.326347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957" calcext:value-type="float">
            <text:p>1957</text:p>
          </table:table-cell>
          <table:table-cell office:value-type="float" office:value="41.89" calcext:value-type="float">
            <text:p>41.89</text:p>
          </table:table-cell>
          <table:table-cell office:value-type="float" office:value="3211738" calcext:value-type="float">
            <text:p>3211738</text:p>
          </table:table-cell>
          <table:table-cell office:value-type="float" office:value="2127.686326" calcext:value-type="float">
            <text:p>2127.686326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962" calcext:value-type="float">
            <text:p>1962</text:p>
          </table:table-cell>
          <table:table-cell office:value-type="float" office:value="43.428" calcext:value-type="float">
            <text:p>43.428</text:p>
          </table:table-cell>
          <table:table-cell office:value-type="float" office:value="3593918" calcext:value-type="float">
            <text:p>3593918</text:p>
          </table:table-cell>
          <table:table-cell office:value-type="float" office:value="2180.972546" calcext:value-type="float">
            <text:p>2180.972546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967" calcext:value-type="float">
            <text:p>1967</text:p>
          </table:table-cell>
          <table:table-cell office:value-type="float" office:value="45.032" calcext:value-type="float">
            <text:p>45.032</text:p>
          </table:table-cell>
          <table:table-cell office:value-type="float" office:value="4040665" calcext:value-type="float">
            <text:p>4040665</text:p>
          </table:table-cell>
          <table:table-cell office:value-type="float" office:value="2586.886053" calcext:value-type="float">
            <text:p>2586.886053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972" calcext:value-type="float">
            <text:p>1972</text:p>
          </table:table-cell>
          <table:table-cell office:value-type="float" office:value="46.714" calcext:value-type="float">
            <text:p>46.714</text:p>
          </table:table-cell>
          <table:table-cell office:value-type="float" office:value="4565872" calcext:value-type="float">
            <text:p>4565872</text:p>
          </table:table-cell>
          <table:table-cell office:value-type="float" office:value="2980.331339" calcext:value-type="float">
            <text:p>2980.331339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977" calcext:value-type="float">
            <text:p>1977</text:p>
          </table:table-cell>
          <table:table-cell office:value-type="float" office:value="50.023" calcext:value-type="float">
            <text:p>50.023</text:p>
          </table:table-cell>
          <table:table-cell office:value-type="float" office:value="5079716" calcext:value-type="float">
            <text:p>5079716</text:p>
          </table:table-cell>
          <table:table-cell office:value-type="float" office:value="3548.097832" calcext:value-type="float">
            <text:p>3548.097832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982" calcext:value-type="float">
            <text:p>1982</text:p>
          </table:table-cell>
          <table:table-cell office:value-type="float" office:value="53.859" calcext:value-type="float">
            <text:p>53.859</text:p>
          </table:table-cell>
          <table:table-cell office:value-type="float" office:value="5642224" calcext:value-type="float">
            <text:p>5642224</text:p>
          </table:table-cell>
          <table:table-cell office:value-type="float" office:value="3156.510452" calcext:value-type="float">
            <text:p>3156.510452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987" calcext:value-type="float">
            <text:p>1987</text:p>
          </table:table-cell>
          <table:table-cell office:value-type="float" office:value="57.251" calcext:value-type="float">
            <text:p>57.251</text:p>
          </table:table-cell>
          <table:table-cell office:value-type="float" office:value="6156369" calcext:value-type="float">
            <text:p>6156369</text:p>
          </table:table-cell>
          <table:table-cell office:value-type="float" office:value="2753.69149" calcext:value-type="float">
            <text:p>2753.69149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992" calcext:value-type="float">
            <text:p>1992</text:p>
          </table:table-cell>
          <table:table-cell office:value-type="float" office:value="59.957" calcext:value-type="float">
            <text:p>59.957</text:p>
          </table:table-cell>
          <table:table-cell office:value-type="float" office:value="6893451" calcext:value-type="float">
            <text:p>6893451</text:p>
          </table:table-cell>
          <table:table-cell office:value-type="float" office:value="2961.699694" calcext:value-type="float">
            <text:p>2961.699694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997" calcext:value-type="float">
            <text:p>1997</text:p>
          </table:table-cell>
          <table:table-cell office:value-type="float" office:value="62.05" calcext:value-type="float">
            <text:p>62.05</text:p>
          </table:table-cell>
          <table:table-cell office:value-type="float" office:value="7693188" calcext:value-type="float">
            <text:p>7693188</text:p>
          </table:table-cell>
          <table:table-cell office:value-type="float" office:value="3326.143191" calcext:value-type="float">
            <text:p>3326.143191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002" calcext:value-type="float">
            <text:p>2002</text:p>
          </table:table-cell>
          <table:table-cell office:value-type="float" office:value="63.883" calcext:value-type="float">
            <text:p>63.883</text:p>
          </table:table-cell>
          <table:table-cell office:value-type="float" office:value="8445134" calcext:value-type="float">
            <text:p>8445134</text:p>
          </table:table-cell>
          <table:table-cell office:value-type="float" office:value="3413.26269" calcext:value-type="float">
            <text:p>3413.26269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007" calcext:value-type="float">
            <text:p>2007</text:p>
          </table:table-cell>
          <table:table-cell office:value-type="float" office:value="65.554" calcext:value-type="float">
            <text:p>65.554</text:p>
          </table:table-cell>
          <table:table-cell office:value-type="float" office:value="9119152" calcext:value-type="float">
            <text:p>9119152</text:p>
          </table:table-cell>
          <table:table-cell office:value-type="float" office:value="3822.137084" calcext:value-type="float">
            <text:p>3822.137084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1952" calcext:value-type="float">
            <text:p>1952</text:p>
          </table:table-cell>
          <table:table-cell office:value-type="float" office:value="53.82" calcext:value-type="float">
            <text:p>53.82</text:p>
          </table:table-cell>
          <table:table-cell office:value-type="float" office:value="2791000" calcext:value-type="float">
            <text:p>2791000</text:p>
          </table:table-cell>
          <table:table-cell office:value-type="float" office:value="973.5331948" calcext:value-type="float">
            <text:p>973.5331948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1957" calcext:value-type="float">
            <text:p>1957</text:p>
          </table:table-cell>
          <table:table-cell office:value-type="float" office:value="58.45" calcext:value-type="float">
            <text:p>58.45</text:p>
          </table:table-cell>
          <table:table-cell office:value-type="float" office:value="3076000" calcext:value-type="float">
            <text:p>3076000</text:p>
          </table:table-cell>
          <table:table-cell office:value-type="float" office:value="1353.989176" calcext:value-type="float">
            <text:p>1353.989176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1962" calcext:value-type="float">
            <text:p>1962</text:p>
          </table:table-cell>
          <table:table-cell office:value-type="float" office:value="61.93" calcext:value-type="float">
            <text:p>61.93</text:p>
          </table:table-cell>
          <table:table-cell office:value-type="float" office:value="3349000" calcext:value-type="float">
            <text:p>3349000</text:p>
          </table:table-cell>
          <table:table-cell office:value-type="float" office:value="1709.683679" calcext:value-type="float">
            <text:p>1709.683679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1967" calcext:value-type="float">
            <text:p>1967</text:p>
          </table:table-cell>
          <table:table-cell office:value-type="float" office:value="64.79" calcext:value-type="float">
            <text:p>64.79</text:p>
          </table:table-cell>
          <table:table-cell office:value-type="float" office:value="3585000" calcext:value-type="float">
            <text:p>3585000</text:p>
          </table:table-cell>
          <table:table-cell office:value-type="float" office:value="2172.352423" calcext:value-type="float">
            <text:p>2172.352423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1972" calcext:value-type="float">
            <text:p>1972</text:p>
          </table:table-cell>
          <table:table-cell office:value-type="float" office:value="67.45" calcext:value-type="float">
            <text:p>67.45</text:p>
          </table:table-cell>
          <table:table-cell office:value-type="float" office:value="3819000" calcext:value-type="float">
            <text:p>3819000</text:p>
          </table:table-cell>
          <table:table-cell office:value-type="float" office:value="2860.16975" calcext:value-type="float">
            <text:p>2860.16975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1977" calcext:value-type="float">
            <text:p>1977</text:p>
          </table:table-cell>
          <table:table-cell office:value-type="float" office:value="69.86" calcext:value-type="float">
            <text:p>69.86</text:p>
          </table:table-cell>
          <table:table-cell office:value-type="float" office:value="4086000" calcext:value-type="float">
            <text:p>4086000</text:p>
          </table:table-cell>
          <table:table-cell office:value-type="float" office:value="3528.481305" calcext:value-type="float">
            <text:p>3528.481305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1982" calcext:value-type="float">
            <text:p>1982</text:p>
          </table:table-cell>
          <table:table-cell office:value-type="float" office:value="70.69" calcext:value-type="float">
            <text:p>70.69</text:p>
          </table:table-cell>
          <table:table-cell office:value-type="float" office:value="4172693" calcext:value-type="float">
            <text:p>4172693</text:p>
          </table:table-cell>
          <table:table-cell office:value-type="float" office:value="4126.613157" calcext:value-type="float">
            <text:p>4126.613157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1987" calcext:value-type="float">
            <text:p>1987</text:p>
          </table:table-cell>
          <table:table-cell office:value-type="float" office:value="71.14" calcext:value-type="float">
            <text:p>71.14</text:p>
          </table:table-cell>
          <table:table-cell office:value-type="float" office:value="4338977" calcext:value-type="float">
            <text:p>4338977</text:p>
          </table:table-cell>
          <table:table-cell office:value-type="float" office:value="4314.114757" calcext:value-type="float">
            <text:p>4314.114757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1992" calcext:value-type="float">
            <text:p>1992</text:p>
          </table:table-cell>
          <table:table-cell office:value-type="float" office:value="72.178" calcext:value-type="float">
            <text:p>72.178</text:p>
          </table:table-cell>
          <table:table-cell office:value-type="float" office:value="4256013" calcext:value-type="float">
            <text:p>4256013</text:p>
          </table:table-cell>
          <table:table-cell office:value-type="float" office:value="2546.781445" calcext:value-type="float">
            <text:p>2546.781445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1997" calcext:value-type="float">
            <text:p>1997</text:p>
          </table:table-cell>
          <table:table-cell office:value-type="float" office:value="73.244" calcext:value-type="float">
            <text:p>73.244</text:p>
          </table:table-cell>
          <table:table-cell office:value-type="float" office:value="3607000" calcext:value-type="float">
            <text:p>3607000</text:p>
          </table:table-cell>
          <table:table-cell office:value-type="float" office:value="4766.355904" calcext:value-type="float">
            <text:p>4766.355904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02" calcext:value-type="float">
            <text:p>2002</text:p>
          </table:table-cell>
          <table:table-cell office:value-type="float" office:value="74.09" calcext:value-type="float">
            <text:p>74.09</text:p>
          </table:table-cell>
          <table:table-cell office:value-type="float" office:value="4165416" calcext:value-type="float">
            <text:p>4165416</text:p>
          </table:table-cell>
          <table:table-cell office:value-type="float" office:value="6018.975239" calcext:value-type="float">
            <text:p>6018.975239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07" calcext:value-type="float">
            <text:p>2007</text:p>
          </table:table-cell>
          <table:table-cell office:value-type="float" office:value="74.852" calcext:value-type="float">
            <text:p>74.852</text:p>
          </table:table-cell>
          <table:table-cell office:value-type="float" office:value="4552198" calcext:value-type="float">
            <text:p>4552198</text:p>
          </table:table-cell>
          <table:table-cell office:value-type="float" office:value="7446.298803" calcext:value-type="float">
            <text:p>7446.298803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1952" calcext:value-type="float">
            <text:p>1952</text:p>
          </table:table-cell>
          <table:table-cell office:value-type="float" office:value="47.622" calcext:value-type="float">
            <text:p>47.622</text:p>
          </table:table-cell>
          <table:table-cell office:value-type="float" office:value="442308" calcext:value-type="float">
            <text:p>442308</text:p>
          </table:table-cell>
          <table:table-cell office:value-type="float" office:value="851.2411407" calcext:value-type="float">
            <text:p>851.2411407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1957" calcext:value-type="float">
            <text:p>1957</text:p>
          </table:table-cell>
          <table:table-cell office:value-type="float" office:value="49.618" calcext:value-type="float">
            <text:p>49.618</text:p>
          </table:table-cell>
          <table:table-cell office:value-type="float" office:value="474639" calcext:value-type="float">
            <text:p>474639</text:p>
          </table:table-cell>
          <table:table-cell office:value-type="float" office:value="918.2325349" calcext:value-type="float">
            <text:p>918.2325349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1962" calcext:value-type="float">
            <text:p>1962</text:p>
          </table:table-cell>
          <table:table-cell office:value-type="float" office:value="51.52" calcext:value-type="float">
            <text:p>51.52</text:p>
          </table:table-cell>
          <table:table-cell office:value-type="float" office:value="512764" calcext:value-type="float">
            <text:p>512764</text:p>
          </table:table-cell>
          <table:table-cell office:value-type="float" office:value="983.6539764" calcext:value-type="float">
            <text:p>983.6539764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1967" calcext:value-type="float">
            <text:p>1967</text:p>
          </table:table-cell>
          <table:table-cell office:value-type="float" office:value="53.298" calcext:value-type="float">
            <text:p>53.298</text:p>
          </table:table-cell>
          <table:table-cell office:value-type="float" office:value="553541" calcext:value-type="float">
            <text:p>553541</text:p>
          </table:table-cell>
          <table:table-cell office:value-type="float" office:value="1214.709294" calcext:value-type="float">
            <text:p>1214.709294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1972" calcext:value-type="float">
            <text:p>1972</text:p>
          </table:table-cell>
          <table:table-cell office:value-type="float" office:value="56.024" calcext:value-type="float">
            <text:p>56.024</text:p>
          </table:table-cell>
          <table:table-cell office:value-type="float" office:value="619351" calcext:value-type="float">
            <text:p>619351</text:p>
          </table:table-cell>
          <table:table-cell office:value-type="float" office:value="2263.611114" calcext:value-type="float">
            <text:p>2263.611114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1977" calcext:value-type="float">
            <text:p>1977</text:p>
          </table:table-cell>
          <table:table-cell office:value-type="float" office:value="59.319" calcext:value-type="float">
            <text:p>59.319</text:p>
          </table:table-cell>
          <table:table-cell office:value-type="float" office:value="781472" calcext:value-type="float">
            <text:p>781472</text:p>
          </table:table-cell>
          <table:table-cell office:value-type="float" office:value="3214.857818" calcext:value-type="float">
            <text:p>3214.857818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1982" calcext:value-type="float">
            <text:p>1982</text:p>
          </table:table-cell>
          <table:table-cell office:value-type="float" office:value="61.484" calcext:value-type="float">
            <text:p>61.484</text:p>
          </table:table-cell>
          <table:table-cell office:value-type="float" office:value="970347" calcext:value-type="float">
            <text:p>970347</text:p>
          </table:table-cell>
          <table:table-cell office:value-type="float" office:value="4551.14215" calcext:value-type="float">
            <text:p>4551.14215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1987" calcext:value-type="float">
            <text:p>1987</text:p>
          </table:table-cell>
          <table:table-cell office:value-type="float" office:value="63.622" calcext:value-type="float">
            <text:p>63.622</text:p>
          </table:table-cell>
          <table:table-cell office:value-type="float" office:value="1151184" calcext:value-type="float">
            <text:p>1151184</text:p>
          </table:table-cell>
          <table:table-cell office:value-type="float" office:value="6205.88385" calcext:value-type="float">
            <text:p>6205.88385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1992" calcext:value-type="float">
            <text:p>1992</text:p>
          </table:table-cell>
          <table:table-cell office:value-type="float" office:value="62.745" calcext:value-type="float">
            <text:p>62.745</text:p>
          </table:table-cell>
          <table:table-cell office:value-type="float" office:value="1342614" calcext:value-type="float">
            <text:p>1342614</text:p>
          </table:table-cell>
          <table:table-cell office:value-type="float" office:value="7954.111645" calcext:value-type="float">
            <text:p>7954.111645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1997" calcext:value-type="float">
            <text:p>1997</text:p>
          </table:table-cell>
          <table:table-cell office:value-type="float" office:value="52.556" calcext:value-type="float">
            <text:p>52.556</text:p>
          </table:table-cell>
          <table:table-cell office:value-type="float" office:value="1536536" calcext:value-type="float">
            <text:p>1536536</text:p>
          </table:table-cell>
          <table:table-cell office:value-type="float" office:value="8647.142313" calcext:value-type="float">
            <text:p>8647.142313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02" calcext:value-type="float">
            <text:p>2002</text:p>
          </table:table-cell>
          <table:table-cell office:value-type="float" office:value="46.634" calcext:value-type="float">
            <text:p>46.634</text:p>
          </table:table-cell>
          <table:table-cell office:value-type="float" office:value="1630347" calcext:value-type="float">
            <text:p>1630347</text:p>
          </table:table-cell>
          <table:table-cell office:value-type="float" office:value="11003.60508" calcext:value-type="float">
            <text:p>11003.60508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07" calcext:value-type="float">
            <text:p>2007</text:p>
          </table:table-cell>
          <table:table-cell office:value-type="float" office:value="50.728" calcext:value-type="float">
            <text:p>50.728</text:p>
          </table:table-cell>
          <table:table-cell office:value-type="float" office:value="1639131" calcext:value-type="float">
            <text:p>1639131</text:p>
          </table:table-cell>
          <table:table-cell office:value-type="float" office:value="12569.85177" calcext:value-type="float">
            <text:p>12569.85177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952" calcext:value-type="float">
            <text:p>1952</text:p>
          </table:table-cell>
          <table:table-cell office:value-type="float" office:value="50.917" calcext:value-type="float">
            <text:p>50.917</text:p>
          </table:table-cell>
          <table:table-cell office:value-type="float" office:value="56602560" calcext:value-type="float">
            <text:p>56602560</text:p>
          </table:table-cell>
          <table:table-cell office:value-type="float" office:value="2108.944355" calcext:value-type="float">
            <text:p>2108.944355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957" calcext:value-type="float">
            <text:p>1957</text:p>
          </table:table-cell>
          <table:table-cell office:value-type="float" office:value="53.285" calcext:value-type="float">
            <text:p>53.285</text:p>
          </table:table-cell>
          <table:table-cell office:value-type="float" office:value="65551171" calcext:value-type="float">
            <text:p>65551171</text:p>
          </table:table-cell>
          <table:table-cell office:value-type="float" office:value="2487.365989" calcext:value-type="float">
            <text:p>2487.365989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962" calcext:value-type="float">
            <text:p>1962</text:p>
          </table:table-cell>
          <table:table-cell office:value-type="float" office:value="55.665" calcext:value-type="float">
            <text:p>55.665</text:p>
          </table:table-cell>
          <table:table-cell office:value-type="float" office:value="76039390" calcext:value-type="float">
            <text:p>76039390</text:p>
          </table:table-cell>
          <table:table-cell office:value-type="float" office:value="3336.585802" calcext:value-type="float">
            <text:p>3336.585802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967" calcext:value-type="float">
            <text:p>1967</text:p>
          </table:table-cell>
          <table:table-cell office:value-type="float" office:value="57.632" calcext:value-type="float">
            <text:p>57.632</text:p>
          </table:table-cell>
          <table:table-cell office:value-type="float" office:value="88049823" calcext:value-type="float">
            <text:p>88049823</text:p>
          </table:table-cell>
          <table:table-cell office:value-type="float" office:value="3429.864357" calcext:value-type="float">
            <text:p>3429.864357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972" calcext:value-type="float">
            <text:p>1972</text:p>
          </table:table-cell>
          <table:table-cell office:value-type="float" office:value="59.504" calcext:value-type="float">
            <text:p>59.504</text:p>
          </table:table-cell>
          <table:table-cell office:value-type="float" office:value="100840058" calcext:value-type="float">
            <text:p>100840058</text:p>
          </table:table-cell>
          <table:table-cell office:value-type="float" office:value="4985.711467" calcext:value-type="float">
            <text:p>4985.711467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977" calcext:value-type="float">
            <text:p>1977</text:p>
          </table:table-cell>
          <table:table-cell office:value-type="float" office:value="61.489" calcext:value-type="float">
            <text:p>61.489</text:p>
          </table:table-cell>
          <table:table-cell office:value-type="float" office:value="114313951" calcext:value-type="float">
            <text:p>114313951</text:p>
          </table:table-cell>
          <table:table-cell office:value-type="float" office:value="6660.118654" calcext:value-type="float">
            <text:p>6660.118654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982" calcext:value-type="float">
            <text:p>1982</text:p>
          </table:table-cell>
          <table:table-cell office:value-type="float" office:value="63.336" calcext:value-type="float">
            <text:p>63.336</text:p>
          </table:table-cell>
          <table:table-cell office:value-type="float" office:value="128962939" calcext:value-type="float">
            <text:p>128962939</text:p>
          </table:table-cell>
          <table:table-cell office:value-type="float" office:value="7030.835878" calcext:value-type="float">
            <text:p>7030.835878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987" calcext:value-type="float">
            <text:p>1987</text:p>
          </table:table-cell>
          <table:table-cell office:value-type="float" office:value="65.205" calcext:value-type="float">
            <text:p>65.205</text:p>
          </table:table-cell>
          <table:table-cell office:value-type="float" office:value="142938076" calcext:value-type="float">
            <text:p>142938076</text:p>
          </table:table-cell>
          <table:table-cell office:value-type="float" office:value="7807.095818" calcext:value-type="float">
            <text:p>7807.095818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992" calcext:value-type="float">
            <text:p>1992</text:p>
          </table:table-cell>
          <table:table-cell office:value-type="float" office:value="67.057" calcext:value-type="float">
            <text:p>67.057</text:p>
          </table:table-cell>
          <table:table-cell office:value-type="float" office:value="155975974" calcext:value-type="float">
            <text:p>155975974</text:p>
          </table:table-cell>
          <table:table-cell office:value-type="float" office:value="6950.283021" calcext:value-type="float">
            <text:p>6950.283021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997" calcext:value-type="float">
            <text:p>1997</text:p>
          </table:table-cell>
          <table:table-cell office:value-type="float" office:value="69.388" calcext:value-type="float">
            <text:p>69.388</text:p>
          </table:table-cell>
          <table:table-cell office:value-type="float" office:value="168546719" calcext:value-type="float">
            <text:p>168546719</text:p>
          </table:table-cell>
          <table:table-cell office:value-type="float" office:value="7957.980824" calcext:value-type="float">
            <text:p>7957.980824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02" calcext:value-type="float">
            <text:p>2002</text:p>
          </table:table-cell>
          <table:table-cell office:value-type="float" office:value="71.006" calcext:value-type="float">
            <text:p>71.006</text:p>
          </table:table-cell>
          <table:table-cell office:value-type="float" office:value="179914212" calcext:value-type="float">
            <text:p>179914212</text:p>
          </table:table-cell>
          <table:table-cell office:value-type="float" office:value="8131.212843" calcext:value-type="float">
            <text:p>8131.212843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07" calcext:value-type="float">
            <text:p>2007</text:p>
          </table:table-cell>
          <table:table-cell office:value-type="float" office:value="72.39" calcext:value-type="float">
            <text:p>72.39</text:p>
          </table:table-cell>
          <table:table-cell office:value-type="float" office:value="190010647" calcext:value-type="float">
            <text:p>190010647</text:p>
          </table:table-cell>
          <table:table-cell office:value-type="float" office:value="9065.800825" calcext:value-type="float">
            <text:p>9065.800825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1952" calcext:value-type="float">
            <text:p>1952</text:p>
          </table:table-cell>
          <table:table-cell office:value-type="float" office:value="59.6" calcext:value-type="float">
            <text:p>59.6</text:p>
          </table:table-cell>
          <table:table-cell office:value-type="float" office:value="7274900" calcext:value-type="float">
            <text:p>7274900</text:p>
          </table:table-cell>
          <table:table-cell office:value-type="float" office:value="2444.286648" calcext:value-type="float">
            <text:p>2444.286648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1957" calcext:value-type="float">
            <text:p>1957</text:p>
          </table:table-cell>
          <table:table-cell office:value-type="float" office:value="66.61" calcext:value-type="float">
            <text:p>66.61</text:p>
          </table:table-cell>
          <table:table-cell office:value-type="float" office:value="7651254" calcext:value-type="float">
            <text:p>7651254</text:p>
          </table:table-cell>
          <table:table-cell office:value-type="float" office:value="3008.670727" calcext:value-type="float">
            <text:p>3008.670727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1962" calcext:value-type="float">
            <text:p>1962</text:p>
          </table:table-cell>
          <table:table-cell office:value-type="float" office:value="69.51" calcext:value-type="float">
            <text:p>69.51</text:p>
          </table:table-cell>
          <table:table-cell office:value-type="float" office:value="8012946" calcext:value-type="float">
            <text:p>8012946</text:p>
          </table:table-cell>
          <table:table-cell office:value-type="float" office:value="4254.337839" calcext:value-type="float">
            <text:p>4254.337839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1967" calcext:value-type="float">
            <text:p>1967</text:p>
          </table:table-cell>
          <table:table-cell office:value-type="float" office:value="70.42" calcext:value-type="float">
            <text:p>70.42</text:p>
          </table:table-cell>
          <table:table-cell office:value-type="float" office:value="8310226" calcext:value-type="float">
            <text:p>8310226</text:p>
          </table:table-cell>
          <table:table-cell office:value-type="float" office:value="5577.0028" calcext:value-type="float">
            <text:p>5577.0028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1972" calcext:value-type="float">
            <text:p>1972</text:p>
          </table:table-cell>
          <table:table-cell office:value-type="float" office:value="70.9" calcext:value-type="float">
            <text:p>70.9</text:p>
          </table:table-cell>
          <table:table-cell office:value-type="float" office:value="8576200" calcext:value-type="float">
            <text:p>8576200</text:p>
          </table:table-cell>
          <table:table-cell office:value-type="float" office:value="6597.494398" calcext:value-type="float">
            <text:p>6597.494398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1977" calcext:value-type="float">
            <text:p>1977</text:p>
          </table:table-cell>
          <table:table-cell office:value-type="float" office:value="70.81" calcext:value-type="float">
            <text:p>70.81</text:p>
          </table:table-cell>
          <table:table-cell office:value-type="float" office:value="8797022" calcext:value-type="float">
            <text:p>8797022</text:p>
          </table:table-cell>
          <table:table-cell office:value-type="float" office:value="7612.240438" calcext:value-type="float">
            <text:p>7612.240438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1982" calcext:value-type="float">
            <text:p>1982</text:p>
          </table:table-cell>
          <table:table-cell office:value-type="float" office:value="71.08" calcext:value-type="float">
            <text:p>71.08</text:p>
          </table:table-cell>
          <table:table-cell office:value-type="float" office:value="8892098" calcext:value-type="float">
            <text:p>8892098</text:p>
          </table:table-cell>
          <table:table-cell office:value-type="float" office:value="8224.191647" calcext:value-type="float">
            <text:p>8224.191647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1987" calcext:value-type="float">
            <text:p>1987</text:p>
          </table:table-cell>
          <table:table-cell office:value-type="float" office:value="71.34" calcext:value-type="float">
            <text:p>71.34</text:p>
          </table:table-cell>
          <table:table-cell office:value-type="float" office:value="8971958" calcext:value-type="float">
            <text:p>8971958</text:p>
          </table:table-cell>
          <table:table-cell office:value-type="float" office:value="8239.854824" calcext:value-type="float">
            <text:p>8239.854824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1992" calcext:value-type="float">
            <text:p>1992</text:p>
          </table:table-cell>
          <table:table-cell office:value-type="float" office:value="71.19" calcext:value-type="float">
            <text:p>71.19</text:p>
          </table:table-cell>
          <table:table-cell office:value-type="float" office:value="8658506" calcext:value-type="float">
            <text:p>8658506</text:p>
          </table:table-cell>
          <table:table-cell office:value-type="float" office:value="6302.623438" calcext:value-type="float">
            <text:p>6302.623438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1997" calcext:value-type="float">
            <text:p>1997</text:p>
          </table:table-cell>
          <table:table-cell office:value-type="float" office:value="70.32" calcext:value-type="float">
            <text:p>70.32</text:p>
          </table:table-cell>
          <table:table-cell office:value-type="float" office:value="8066057" calcext:value-type="float">
            <text:p>8066057</text:p>
          </table:table-cell>
          <table:table-cell office:value-type="float" office:value="5970.38876" calcext:value-type="float">
            <text:p>5970.38876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2002" calcext:value-type="float">
            <text:p>2002</text:p>
          </table:table-cell>
          <table:table-cell office:value-type="float" office:value="72.14" calcext:value-type="float">
            <text:p>72.14</text:p>
          </table:table-cell>
          <table:table-cell office:value-type="float" office:value="7661799" calcext:value-type="float">
            <text:p>7661799</text:p>
          </table:table-cell>
          <table:table-cell office:value-type="float" office:value="7696.777725" calcext:value-type="float">
            <text:p>7696.777725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2007" calcext:value-type="float">
            <text:p>2007</text:p>
          </table:table-cell>
          <table:table-cell office:value-type="float" office:value="73.005" calcext:value-type="float">
            <text:p>73.005</text:p>
          </table:table-cell>
          <table:table-cell office:value-type="float" office:value="7322858" calcext:value-type="float">
            <text:p>7322858</text:p>
          </table:table-cell>
          <table:table-cell office:value-type="float" office:value="10680.79282" calcext:value-type="float">
            <text:p>10680.79282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1952" calcext:value-type="float">
            <text:p>1952</text:p>
          </table:table-cell>
          <table:table-cell office:value-type="float" office:value="31.975" calcext:value-type="float">
            <text:p>31.975</text:p>
          </table:table-cell>
          <table:table-cell office:value-type="float" office:value="4469979" calcext:value-type="float">
            <text:p>4469979</text:p>
          </table:table-cell>
          <table:table-cell office:value-type="float" office:value="543.2552413" calcext:value-type="float">
            <text:p>543.2552413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1957" calcext:value-type="float">
            <text:p>1957</text:p>
          </table:table-cell>
          <table:table-cell office:value-type="float" office:value="34.906" calcext:value-type="float">
            <text:p>34.906</text:p>
          </table:table-cell>
          <table:table-cell office:value-type="float" office:value="4713416" calcext:value-type="float">
            <text:p>4713416</text:p>
          </table:table-cell>
          <table:table-cell office:value-type="float" office:value="617.1834648" calcext:value-type="float">
            <text:p>617.1834648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1962" calcext:value-type="float">
            <text:p>1962</text:p>
          </table:table-cell>
          <table:table-cell office:value-type="float" office:value="37.814" calcext:value-type="float">
            <text:p>37.814</text:p>
          </table:table-cell>
          <table:table-cell office:value-type="float" office:value="4919632" calcext:value-type="float">
            <text:p>4919632</text:p>
          </table:table-cell>
          <table:table-cell office:value-type="float" office:value="722.5120206" calcext:value-type="float">
            <text:p>722.5120206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1967" calcext:value-type="float">
            <text:p>1967</text:p>
          </table:table-cell>
          <table:table-cell office:value-type="float" office:value="40.697" calcext:value-type="float">
            <text:p>40.697</text:p>
          </table:table-cell>
          <table:table-cell office:value-type="float" office:value="5127935" calcext:value-type="float">
            <text:p>5127935</text:p>
          </table:table-cell>
          <table:table-cell office:value-type="float" office:value="794.8265597" calcext:value-type="float">
            <text:p>794.8265597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1972" calcext:value-type="float">
            <text:p>1972</text:p>
          </table:table-cell>
          <table:table-cell office:value-type="float" office:value="43.591" calcext:value-type="float">
            <text:p>43.591</text:p>
          </table:table-cell>
          <table:table-cell office:value-type="float" office:value="5433886" calcext:value-type="float">
            <text:p>5433886</text:p>
          </table:table-cell>
          <table:table-cell office:value-type="float" office:value="854.7359763" calcext:value-type="float">
            <text:p>854.7359763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1977" calcext:value-type="float">
            <text:p>1977</text:p>
          </table:table-cell>
          <table:table-cell office:value-type="float" office:value="46.137" calcext:value-type="float">
            <text:p>46.137</text:p>
          </table:table-cell>
          <table:table-cell office:value-type="float" office:value="5889574" calcext:value-type="float">
            <text:p>5889574</text:p>
          </table:table-cell>
          <table:table-cell office:value-type="float" office:value="743.3870368" calcext:value-type="float">
            <text:p>743.3870368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1982" calcext:value-type="float">
            <text:p>1982</text:p>
          </table:table-cell>
          <table:table-cell office:value-type="float" office:value="48.122" calcext:value-type="float">
            <text:p>48.122</text:p>
          </table:table-cell>
          <table:table-cell office:value-type="float" office:value="6634596" calcext:value-type="float">
            <text:p>6634596</text:p>
          </table:table-cell>
          <table:table-cell office:value-type="float" office:value="807.1985855" calcext:value-type="float">
            <text:p>807.1985855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1987" calcext:value-type="float">
            <text:p>1987</text:p>
          </table:table-cell>
          <table:table-cell office:value-type="float" office:value="49.557" calcext:value-type="float">
            <text:p>49.557</text:p>
          </table:table-cell>
          <table:table-cell office:value-type="float" office:value="7586551" calcext:value-type="float">
            <text:p>7586551</text:p>
          </table:table-cell>
          <table:table-cell office:value-type="float" office:value="912.0631417" calcext:value-type="float">
            <text:p>912.0631417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1992" calcext:value-type="float">
            <text:p>1992</text:p>
          </table:table-cell>
          <table:table-cell office:value-type="float" office:value="50.26" calcext:value-type="float">
            <text:p>50.26</text:p>
          </table:table-cell>
          <table:table-cell office:value-type="float" office:value="8878303" calcext:value-type="float">
            <text:p>8878303</text:p>
          </table:table-cell>
          <table:table-cell office:value-type="float" office:value="931.7527731" calcext:value-type="float">
            <text:p>931.7527731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1997" calcext:value-type="float">
            <text:p>1997</text:p>
          </table:table-cell>
          <table:table-cell office:value-type="float" office:value="50.324" calcext:value-type="float">
            <text:p>50.324</text:p>
          </table:table-cell>
          <table:table-cell office:value-type="float" office:value="10352843" calcext:value-type="float">
            <text:p>10352843</text:p>
          </table:table-cell>
          <table:table-cell office:value-type="float" office:value="946.2949618" calcext:value-type="float">
            <text:p>946.2949618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02" calcext:value-type="float">
            <text:p>2002</text:p>
          </table:table-cell>
          <table:table-cell office:value-type="float" office:value="50.65" calcext:value-type="float">
            <text:p>50.65</text:p>
          </table:table-cell>
          <table:table-cell office:value-type="float" office:value="12251209" calcext:value-type="float">
            <text:p>12251209</text:p>
          </table:table-cell>
          <table:table-cell office:value-type="float" office:value="1037.645221" calcext:value-type="float">
            <text:p>1037.645221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07" calcext:value-type="float">
            <text:p>2007</text:p>
          </table:table-cell>
          <table:table-cell office:value-type="float" office:value="52.295" calcext:value-type="float">
            <text:p>52.295</text:p>
          </table:table-cell>
          <table:table-cell office:value-type="float" office:value="14326203" calcext:value-type="float">
            <text:p>14326203</text:p>
          </table:table-cell>
          <table:table-cell office:value-type="float" office:value="1217.032994" calcext:value-type="float">
            <text:p>1217.032994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952" calcext:value-type="float">
            <text:p>1952</text:p>
          </table:table-cell>
          <table:table-cell office:value-type="float" office:value="39.031" calcext:value-type="float">
            <text:p>39.031</text:p>
          </table:table-cell>
          <table:table-cell office:value-type="float" office:value="2445618" calcext:value-type="float">
            <text:p>2445618</text:p>
          </table:table-cell>
          <table:table-cell office:value-type="float" office:value="339.2964587" calcext:value-type="float">
            <text:p>339.2964587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957" calcext:value-type="float">
            <text:p>1957</text:p>
          </table:table-cell>
          <table:table-cell office:value-type="float" office:value="40.533" calcext:value-type="float">
            <text:p>40.533</text:p>
          </table:table-cell>
          <table:table-cell office:value-type="float" office:value="2667518" calcext:value-type="float">
            <text:p>2667518</text:p>
          </table:table-cell>
          <table:table-cell office:value-type="float" office:value="379.5646281" calcext:value-type="float">
            <text:p>379.5646281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962" calcext:value-type="float">
            <text:p>1962</text:p>
          </table:table-cell>
          <table:table-cell office:value-type="float" office:value="42.045" calcext:value-type="float">
            <text:p>42.045</text:p>
          </table:table-cell>
          <table:table-cell office:value-type="float" office:value="2961915" calcext:value-type="float">
            <text:p>2961915</text:p>
          </table:table-cell>
          <table:table-cell office:value-type="float" office:value="355.2032273" calcext:value-type="float">
            <text:p>355.2032273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967" calcext:value-type="float">
            <text:p>1967</text:p>
          </table:table-cell>
          <table:table-cell office:value-type="float" office:value="43.548" calcext:value-type="float">
            <text:p>43.548</text:p>
          </table:table-cell>
          <table:table-cell office:value-type="float" office:value="3330989" calcext:value-type="float">
            <text:p>3330989</text:p>
          </table:table-cell>
          <table:table-cell office:value-type="float" office:value="412.9775136" calcext:value-type="float">
            <text:p>412.9775136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972" calcext:value-type="float">
            <text:p>1972</text:p>
          </table:table-cell>
          <table:table-cell office:value-type="float" office:value="44.057" calcext:value-type="float">
            <text:p>44.057</text:p>
          </table:table-cell>
          <table:table-cell office:value-type="float" office:value="3529983" calcext:value-type="float">
            <text:p>3529983</text:p>
          </table:table-cell>
          <table:table-cell office:value-type="float" office:value="464.0995039" calcext:value-type="float">
            <text:p>464.0995039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977" calcext:value-type="float">
            <text:p>1977</text:p>
          </table:table-cell>
          <table:table-cell office:value-type="float" office:value="45.91" calcext:value-type="float">
            <text:p>45.91</text:p>
          </table:table-cell>
          <table:table-cell office:value-type="float" office:value="3834415" calcext:value-type="float">
            <text:p>3834415</text:p>
          </table:table-cell>
          <table:table-cell office:value-type="float" office:value="556.1032651" calcext:value-type="float">
            <text:p>556.1032651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982" calcext:value-type="float">
            <text:p>1982</text:p>
          </table:table-cell>
          <table:table-cell office:value-type="float" office:value="47.471" calcext:value-type="float">
            <text:p>47.471</text:p>
          </table:table-cell>
          <table:table-cell office:value-type="float" office:value="4580410" calcext:value-type="float">
            <text:p>4580410</text:p>
          </table:table-cell>
          <table:table-cell office:value-type="float" office:value="559.603231" calcext:value-type="float">
            <text:p>559.603231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987" calcext:value-type="float">
            <text:p>1987</text:p>
          </table:table-cell>
          <table:table-cell office:value-type="float" office:value="48.211" calcext:value-type="float">
            <text:p>48.211</text:p>
          </table:table-cell>
          <table:table-cell office:value-type="float" office:value="5126023" calcext:value-type="float">
            <text:p>5126023</text:p>
          </table:table-cell>
          <table:table-cell office:value-type="float" office:value="621.8188189" calcext:value-type="float">
            <text:p>621.8188189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992" calcext:value-type="float">
            <text:p>1992</text:p>
          </table:table-cell>
          <table:table-cell office:value-type="float" office:value="44.736" calcext:value-type="float">
            <text:p>44.736</text:p>
          </table:table-cell>
          <table:table-cell office:value-type="float" office:value="5809236" calcext:value-type="float">
            <text:p>5809236</text:p>
          </table:table-cell>
          <table:table-cell office:value-type="float" office:value="631.6998778" calcext:value-type="float">
            <text:p>631.6998778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997" calcext:value-type="float">
            <text:p>1997</text:p>
          </table:table-cell>
          <table:table-cell office:value-type="float" office:value="45.326" calcext:value-type="float">
            <text:p>45.326</text:p>
          </table:table-cell>
          <table:table-cell office:value-type="float" office:value="6121610" calcext:value-type="float">
            <text:p>6121610</text:p>
          </table:table-cell>
          <table:table-cell office:value-type="float" office:value="463.1151478" calcext:value-type="float">
            <text:p>463.1151478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02" calcext:value-type="float">
            <text:p>2002</text:p>
          </table:table-cell>
          <table:table-cell office:value-type="float" office:value="47.36" calcext:value-type="float">
            <text:p>47.36</text:p>
          </table:table-cell>
          <table:table-cell office:value-type="float" office:value="7021078" calcext:value-type="float">
            <text:p>7021078</text:p>
          </table:table-cell>
          <table:table-cell office:value-type="float" office:value="446.4035126" calcext:value-type="float">
            <text:p>446.4035126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07" calcext:value-type="float">
            <text:p>2007</text:p>
          </table:table-cell>
          <table:table-cell office:value-type="float" office:value="49.58" calcext:value-type="float">
            <text:p>49.58</text:p>
          </table:table-cell>
          <table:table-cell office:value-type="float" office:value="8390505" calcext:value-type="float">
            <text:p>8390505</text:p>
          </table:table-cell>
          <table:table-cell office:value-type="float" office:value="430.0706916" calcext:value-type="float">
            <text:p>430.0706916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952" calcext:value-type="float">
            <text:p>1952</text:p>
          </table:table-cell>
          <table:table-cell office:value-type="float" office:value="39.417" calcext:value-type="float">
            <text:p>39.417</text:p>
          </table:table-cell>
          <table:table-cell office:value-type="float" office:value="4693836" calcext:value-type="float">
            <text:p>4693836</text:p>
          </table:table-cell>
          <table:table-cell office:value-type="float" office:value="368.4692856" calcext:value-type="float">
            <text:p>368.4692856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957" calcext:value-type="float">
            <text:p>1957</text:p>
          </table:table-cell>
          <table:table-cell office:value-type="float" office:value="41.366" calcext:value-type="float">
            <text:p>41.366</text:p>
          </table:table-cell>
          <table:table-cell office:value-type="float" office:value="5322536" calcext:value-type="float">
            <text:p>5322536</text:p>
          </table:table-cell>
          <table:table-cell office:value-type="float" office:value="434.0383364" calcext:value-type="float">
            <text:p>434.0383364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962" calcext:value-type="float">
            <text:p>1962</text:p>
          </table:table-cell>
          <table:table-cell office:value-type="float" office:value="43.415" calcext:value-type="float">
            <text:p>43.415</text:p>
          </table:table-cell>
          <table:table-cell office:value-type="float" office:value="6083619" calcext:value-type="float">
            <text:p>6083619</text:p>
          </table:table-cell>
          <table:table-cell office:value-type="float" office:value="496.9136476" calcext:value-type="float">
            <text:p>496.9136476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967" calcext:value-type="float">
            <text:p>1967</text:p>
          </table:table-cell>
          <table:table-cell office:value-type="float" office:value="45.415" calcext:value-type="float">
            <text:p>45.415</text:p>
          </table:table-cell>
          <table:table-cell office:value-type="float" office:value="6960067" calcext:value-type="float">
            <text:p>6960067</text:p>
          </table:table-cell>
          <table:table-cell office:value-type="float" office:value="523.4323142" calcext:value-type="float">
            <text:p>523.4323142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972" calcext:value-type="float">
            <text:p>1972</text:p>
          </table:table-cell>
          <table:table-cell office:value-type="float" office:value="40.317" calcext:value-type="float">
            <text:p>40.317</text:p>
          </table:table-cell>
          <table:table-cell office:value-type="float" office:value="7450606" calcext:value-type="float">
            <text:p>7450606</text:p>
          </table:table-cell>
          <table:table-cell office:value-type="float" office:value="421.6240257" calcext:value-type="float">
            <text:p>421.6240257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977" calcext:value-type="float">
            <text:p>1977</text:p>
          </table:table-cell>
          <table:table-cell office:value-type="float" office:value="31.22" calcext:value-type="float">
            <text:p>31.22</text:p>
          </table:table-cell>
          <table:table-cell office:value-type="float" office:value="6978607" calcext:value-type="float">
            <text:p>6978607</text:p>
          </table:table-cell>
          <table:table-cell office:value-type="float" office:value="524.9721832" calcext:value-type="float">
            <text:p>524.9721832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982" calcext:value-type="float">
            <text:p>1982</text:p>
          </table:table-cell>
          <table:table-cell office:value-type="float" office:value="50.957" calcext:value-type="float">
            <text:p>50.957</text:p>
          </table:table-cell>
          <table:table-cell office:value-type="float" office:value="7272485" calcext:value-type="float">
            <text:p>7272485</text:p>
          </table:table-cell>
          <table:table-cell office:value-type="float" office:value="624.4754784" calcext:value-type="float">
            <text:p>624.4754784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987" calcext:value-type="float">
            <text:p>1987</text:p>
          </table:table-cell>
          <table:table-cell office:value-type="float" office:value="53.914" calcext:value-type="float">
            <text:p>53.914</text:p>
          </table:table-cell>
          <table:table-cell office:value-type="float" office:value="8371791" calcext:value-type="float">
            <text:p>8371791</text:p>
          </table:table-cell>
          <table:table-cell office:value-type="float" office:value="683.8955732" calcext:value-type="float">
            <text:p>683.8955732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992" calcext:value-type="float">
            <text:p>1992</text:p>
          </table:table-cell>
          <table:table-cell office:value-type="float" office:value="55.803" calcext:value-type="float">
            <text:p>55.803</text:p>
          </table:table-cell>
          <table:table-cell office:value-type="float" office:value="10150094" calcext:value-type="float">
            <text:p>10150094</text:p>
          </table:table-cell>
          <table:table-cell office:value-type="float" office:value="682.3031755" calcext:value-type="float">
            <text:p>682.3031755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997" calcext:value-type="float">
            <text:p>1997</text:p>
          </table:table-cell>
          <table:table-cell office:value-type="float" office:value="56.534" calcext:value-type="float">
            <text:p>56.534</text:p>
          </table:table-cell>
          <table:table-cell office:value-type="float" office:value="11782962" calcext:value-type="float">
            <text:p>11782962</text:p>
          </table:table-cell>
          <table:table-cell office:value-type="float" office:value="734.28517" calcext:value-type="float">
            <text:p>734.28517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02" calcext:value-type="float">
            <text:p>2002</text:p>
          </table:table-cell>
          <table:table-cell office:value-type="float" office:value="56.752" calcext:value-type="float">
            <text:p>56.752</text:p>
          </table:table-cell>
          <table:table-cell office:value-type="float" office:value="12926707" calcext:value-type="float">
            <text:p>12926707</text:p>
          </table:table-cell>
          <table:table-cell office:value-type="float" office:value="896.2260153" calcext:value-type="float">
            <text:p>896.2260153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07" calcext:value-type="float">
            <text:p>2007</text:p>
          </table:table-cell>
          <table:table-cell office:value-type="float" office:value="59.723" calcext:value-type="float">
            <text:p>59.723</text:p>
          </table:table-cell>
          <table:table-cell office:value-type="float" office:value="14131858" calcext:value-type="float">
            <text:p>14131858</text:p>
          </table:table-cell>
          <table:table-cell office:value-type="float" office:value="1713.778686" calcext:value-type="float">
            <text:p>1713.778686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1952" calcext:value-type="float">
            <text:p>1952</text:p>
          </table:table-cell>
          <table:table-cell office:value-type="float" office:value="38.523" calcext:value-type="float">
            <text:p>38.523</text:p>
          </table:table-cell>
          <table:table-cell office:value-type="float" office:value="5009067" calcext:value-type="float">
            <text:p>5009067</text:p>
          </table:table-cell>
          <table:table-cell office:value-type="float" office:value="1172.667655" calcext:value-type="float">
            <text:p>1172.66765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1957" calcext:value-type="float">
            <text:p>1957</text:p>
          </table:table-cell>
          <table:table-cell office:value-type="float" office:value="40.428" calcext:value-type="float">
            <text:p>40.428</text:p>
          </table:table-cell>
          <table:table-cell office:value-type="float" office:value="5359923" calcext:value-type="float">
            <text:p>5359923</text:p>
          </table:table-cell>
          <table:table-cell office:value-type="float" office:value="1313.048099" calcext:value-type="float">
            <text:p>1313.048099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1962" calcext:value-type="float">
            <text:p>1962</text:p>
          </table:table-cell>
          <table:table-cell office:value-type="float" office:value="42.643" calcext:value-type="float">
            <text:p>42.643</text:p>
          </table:table-cell>
          <table:table-cell office:value-type="float" office:value="5793633" calcext:value-type="float">
            <text:p>5793633</text:p>
          </table:table-cell>
          <table:table-cell office:value-type="float" office:value="1399.607441" calcext:value-type="float">
            <text:p>1399.607441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1967" calcext:value-type="float">
            <text:p>1967</text:p>
          </table:table-cell>
          <table:table-cell office:value-type="float" office:value="44.799" calcext:value-type="float">
            <text:p>44.799</text:p>
          </table:table-cell>
          <table:table-cell office:value-type="float" office:value="6335506" calcext:value-type="float">
            <text:p>6335506</text:p>
          </table:table-cell>
          <table:table-cell office:value-type="float" office:value="1508.453148" calcext:value-type="float">
            <text:p>1508.453148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1972" calcext:value-type="float">
            <text:p>1972</text:p>
          </table:table-cell>
          <table:table-cell office:value-type="float" office:value="47.049" calcext:value-type="float">
            <text:p>47.049</text:p>
          </table:table-cell>
          <table:table-cell office:value-type="float" office:value="7021028" calcext:value-type="float">
            <text:p>7021028</text:p>
          </table:table-cell>
          <table:table-cell office:value-type="float" office:value="1684.146528" calcext:value-type="float">
            <text:p>1684.146528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1977" calcext:value-type="float">
            <text:p>1977</text:p>
          </table:table-cell>
          <table:table-cell office:value-type="float" office:value="49.355" calcext:value-type="float">
            <text:p>49.355</text:p>
          </table:table-cell>
          <table:table-cell office:value-type="float" office:value="7959865" calcext:value-type="float">
            <text:p>7959865</text:p>
          </table:table-cell>
          <table:table-cell office:value-type="float" office:value="1783.432873" calcext:value-type="float">
            <text:p>1783.432873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1982" calcext:value-type="float">
            <text:p>1982</text:p>
          </table:table-cell>
          <table:table-cell office:value-type="float" office:value="52.961" calcext:value-type="float">
            <text:p>52.961</text:p>
          </table:table-cell>
          <table:table-cell office:value-type="float" office:value="9250831" calcext:value-type="float">
            <text:p>9250831</text:p>
          </table:table-cell>
          <table:table-cell office:value-type="float" office:value="2367.983282" calcext:value-type="float">
            <text:p>2367.983282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1987" calcext:value-type="float">
            <text:p>1987</text:p>
          </table:table-cell>
          <table:table-cell office:value-type="float" office:value="54.985" calcext:value-type="float">
            <text:p>54.985</text:p>
          </table:table-cell>
          <table:table-cell office:value-type="float" office:value="10780667" calcext:value-type="float">
            <text:p>10780667</text:p>
          </table:table-cell>
          <table:table-cell office:value-type="float" office:value="2602.664206" calcext:value-type="float">
            <text:p>2602.664206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1992" calcext:value-type="float">
            <text:p>1992</text:p>
          </table:table-cell>
          <table:table-cell office:value-type="float" office:value="54.314" calcext:value-type="float">
            <text:p>54.314</text:p>
          </table:table-cell>
          <table:table-cell office:value-type="float" office:value="12467171" calcext:value-type="float">
            <text:p>12467171</text:p>
          </table:table-cell>
          <table:table-cell office:value-type="float" office:value="1793.163278" calcext:value-type="float">
            <text:p>1793.163278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1997" calcext:value-type="float">
            <text:p>1997</text:p>
          </table:table-cell>
          <table:table-cell office:value-type="float" office:value="52.199" calcext:value-type="float">
            <text:p>52.199</text:p>
          </table:table-cell>
          <table:table-cell office:value-type="float" office:value="14195809" calcext:value-type="float">
            <text:p>14195809</text:p>
          </table:table-cell>
          <table:table-cell office:value-type="float" office:value="1694.337469" calcext:value-type="float">
            <text:p>1694.337469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02" calcext:value-type="float">
            <text:p>2002</text:p>
          </table:table-cell>
          <table:table-cell office:value-type="float" office:value="49.856" calcext:value-type="float">
            <text:p>49.856</text:p>
          </table:table-cell>
          <table:table-cell office:value-type="float" office:value="15929988" calcext:value-type="float">
            <text:p>15929988</text:p>
          </table:table-cell>
          <table:table-cell office:value-type="float" office:value="1934.011449" calcext:value-type="float">
            <text:p>1934.011449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07" calcext:value-type="float">
            <text:p>2007</text:p>
          </table:table-cell>
          <table:table-cell office:value-type="float" office:value="50.43" calcext:value-type="float">
            <text:p>50.43</text:p>
          </table:table-cell>
          <table:table-cell office:value-type="float" office:value="17696293" calcext:value-type="float">
            <text:p>17696293</text:p>
          </table:table-cell>
          <table:table-cell office:value-type="float" office:value="2042.09524" calcext:value-type="float">
            <text:p>2042.09524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952" calcext:value-type="float">
            <text:p>1952</text:p>
          </table:table-cell>
          <table:table-cell office:value-type="float" office:value="68.75" calcext:value-type="float">
            <text:p>68.75</text:p>
          </table:table-cell>
          <table:table-cell office:value-type="float" office:value="14785584" calcext:value-type="float">
            <text:p>14785584</text:p>
          </table:table-cell>
          <table:table-cell office:value-type="float" office:value="11367.16112" calcext:value-type="float">
            <text:p>11367.16112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957" calcext:value-type="float">
            <text:p>1957</text:p>
          </table:table-cell>
          <table:table-cell office:value-type="float" office:value="69.96" calcext:value-type="float">
            <text:p>69.96</text:p>
          </table:table-cell>
          <table:table-cell office:value-type="float" office:value="17010154" calcext:value-type="float">
            <text:p>17010154</text:p>
          </table:table-cell>
          <table:table-cell office:value-type="float" office:value="12489.95006" calcext:value-type="float">
            <text:p>12489.95006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962" calcext:value-type="float">
            <text:p>1962</text:p>
          </table:table-cell>
          <table:table-cell office:value-type="float" office:value="71.3" calcext:value-type="float">
            <text:p>71.3</text:p>
          </table:table-cell>
          <table:table-cell office:value-type="float" office:value="18985849" calcext:value-type="float">
            <text:p>18985849</text:p>
          </table:table-cell>
          <table:table-cell office:value-type="float" office:value="13462.48555" calcext:value-type="float">
            <text:p>13462.48555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967" calcext:value-type="float">
            <text:p>1967</text:p>
          </table:table-cell>
          <table:table-cell office:value-type="float" office:value="72.13" calcext:value-type="float">
            <text:p>72.13</text:p>
          </table:table-cell>
          <table:table-cell office:value-type="float" office:value="20819767" calcext:value-type="float">
            <text:p>20819767</text:p>
          </table:table-cell>
          <table:table-cell office:value-type="float" office:value="16076.58803" calcext:value-type="float">
            <text:p>16076.58803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972" calcext:value-type="float">
            <text:p>1972</text:p>
          </table:table-cell>
          <table:table-cell office:value-type="float" office:value="72.88" calcext:value-type="float">
            <text:p>72.88</text:p>
          </table:table-cell>
          <table:table-cell office:value-type="float" office:value="22284500" calcext:value-type="float">
            <text:p>22284500</text:p>
          </table:table-cell>
          <table:table-cell office:value-type="float" office:value="18970.57086" calcext:value-type="float">
            <text:p>18970.57086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977" calcext:value-type="float">
            <text:p>1977</text:p>
          </table:table-cell>
          <table:table-cell office:value-type="float" office:value="74.21" calcext:value-type="float">
            <text:p>74.21</text:p>
          </table:table-cell>
          <table:table-cell office:value-type="float" office:value="23796400" calcext:value-type="float">
            <text:p>23796400</text:p>
          </table:table-cell>
          <table:table-cell office:value-type="float" office:value="22090.88306" calcext:value-type="float">
            <text:p>22090.88306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982" calcext:value-type="float">
            <text:p>1982</text:p>
          </table:table-cell>
          <table:table-cell office:value-type="float" office:value="75.76" calcext:value-type="float">
            <text:p>75.76</text:p>
          </table:table-cell>
          <table:table-cell office:value-type="float" office:value="25201900" calcext:value-type="float">
            <text:p>25201900</text:p>
          </table:table-cell>
          <table:table-cell office:value-type="float" office:value="22898.79214" calcext:value-type="float">
            <text:p>22898.79214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987" calcext:value-type="float">
            <text:p>1987</text:p>
          </table:table-cell>
          <table:table-cell office:value-type="float" office:value="76.86" calcext:value-type="float">
            <text:p>76.86</text:p>
          </table:table-cell>
          <table:table-cell office:value-type="float" office:value="26549700" calcext:value-type="float">
            <text:p>26549700</text:p>
          </table:table-cell>
          <table:table-cell office:value-type="float" office:value="26626.51503" calcext:value-type="float">
            <text:p>26626.51503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992" calcext:value-type="float">
            <text:p>1992</text:p>
          </table:table-cell>
          <table:table-cell office:value-type="float" office:value="77.95" calcext:value-type="float">
            <text:p>77.95</text:p>
          </table:table-cell>
          <table:table-cell office:value-type="float" office:value="28523502" calcext:value-type="float">
            <text:p>28523502</text:p>
          </table:table-cell>
          <table:table-cell office:value-type="float" office:value="26342.88426" calcext:value-type="float">
            <text:p>26342.88426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997" calcext:value-type="float">
            <text:p>1997</text:p>
          </table:table-cell>
          <table:table-cell office:value-type="float" office:value="78.61" calcext:value-type="float">
            <text:p>78.61</text:p>
          </table:table-cell>
          <table:table-cell office:value-type="float" office:value="30305843" calcext:value-type="float">
            <text:p>30305843</text:p>
          </table:table-cell>
          <table:table-cell office:value-type="float" office:value="28954.92589" calcext:value-type="float">
            <text:p>28954.92589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2002" calcext:value-type="float">
            <text:p>2002</text:p>
          </table:table-cell>
          <table:table-cell office:value-type="float" office:value="79.77" calcext:value-type="float">
            <text:p>79.77</text:p>
          </table:table-cell>
          <table:table-cell office:value-type="float" office:value="31902268" calcext:value-type="float">
            <text:p>31902268</text:p>
          </table:table-cell>
          <table:table-cell office:value-type="float" office:value="33328.96507" calcext:value-type="float">
            <text:p>33328.96507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2007" calcext:value-type="float">
            <text:p>2007</text:p>
          </table:table-cell>
          <table:table-cell office:value-type="float" office:value="80.653" calcext:value-type="float">
            <text:p>80.653</text:p>
          </table:table-cell>
          <table:table-cell office:value-type="float" office:value="33390141" calcext:value-type="float">
            <text:p>33390141</text:p>
          </table:table-cell>
          <table:table-cell office:value-type="float" office:value="36319.23501" calcext:value-type="float">
            <text:p>36319.23501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1952" calcext:value-type="float">
            <text:p>1952</text:p>
          </table:table-cell>
          <table:table-cell office:value-type="float" office:value="35.463" calcext:value-type="float">
            <text:p>35.463</text:p>
          </table:table-cell>
          <table:table-cell office:value-type="float" office:value="1291695" calcext:value-type="float">
            <text:p>1291695</text:p>
          </table:table-cell>
          <table:table-cell office:value-type="float" office:value="1071.310713" calcext:value-type="float">
            <text:p>1071.310713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1957" calcext:value-type="float">
            <text:p>1957</text:p>
          </table:table-cell>
          <table:table-cell office:value-type="float" office:value="37.464" calcext:value-type="float">
            <text:p>37.464</text:p>
          </table:table-cell>
          <table:table-cell office:value-type="float" office:value="1392284" calcext:value-type="float">
            <text:p>1392284</text:p>
          </table:table-cell>
          <table:table-cell office:value-type="float" office:value="1190.844328" calcext:value-type="float">
            <text:p>1190.844328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1962" calcext:value-type="float">
            <text:p>1962</text:p>
          </table:table-cell>
          <table:table-cell office:value-type="float" office:value="39.475" calcext:value-type="float">
            <text:p>39.475</text:p>
          </table:table-cell>
          <table:table-cell office:value-type="float" office:value="1523478" calcext:value-type="float">
            <text:p>1523478</text:p>
          </table:table-cell>
          <table:table-cell office:value-type="float" office:value="1193.068753" calcext:value-type="float">
            <text:p>1193.068753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1967" calcext:value-type="float">
            <text:p>1967</text:p>
          </table:table-cell>
          <table:table-cell office:value-type="float" office:value="41.478" calcext:value-type="float">
            <text:p>41.478</text:p>
          </table:table-cell>
          <table:table-cell office:value-type="float" office:value="1733638" calcext:value-type="float">
            <text:p>1733638</text:p>
          </table:table-cell>
          <table:table-cell office:value-type="float" office:value="1136.056615" calcext:value-type="float">
            <text:p>1136.056615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1972" calcext:value-type="float">
            <text:p>1972</text:p>
          </table:table-cell>
          <table:table-cell office:value-type="float" office:value="43.457" calcext:value-type="float">
            <text:p>43.457</text:p>
          </table:table-cell>
          <table:table-cell office:value-type="float" office:value="1927260" calcext:value-type="float">
            <text:p>1927260</text:p>
          </table:table-cell>
          <table:table-cell office:value-type="float" office:value="1070.013275" calcext:value-type="float">
            <text:p>1070.013275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1977" calcext:value-type="float">
            <text:p>1977</text:p>
          </table:table-cell>
          <table:table-cell office:value-type="float" office:value="46.775" calcext:value-type="float">
            <text:p>46.775</text:p>
          </table:table-cell>
          <table:table-cell office:value-type="float" office:value="2167533" calcext:value-type="float">
            <text:p>2167533</text:p>
          </table:table-cell>
          <table:table-cell office:value-type="float" office:value="1109.374338" calcext:value-type="float">
            <text:p>1109.374338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1982" calcext:value-type="float">
            <text:p>1982</text:p>
          </table:table-cell>
          <table:table-cell office:value-type="float" office:value="48.295" calcext:value-type="float">
            <text:p>48.295</text:p>
          </table:table-cell>
          <table:table-cell office:value-type="float" office:value="2476971" calcext:value-type="float">
            <text:p>2476971</text:p>
          </table:table-cell>
          <table:table-cell office:value-type="float" office:value="956.7529907" calcext:value-type="float">
            <text:p>956.7529907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1987" calcext:value-type="float">
            <text:p>1987</text:p>
          </table:table-cell>
          <table:table-cell office:value-type="float" office:value="50.485" calcext:value-type="float">
            <text:p>50.485</text:p>
          </table:table-cell>
          <table:table-cell office:value-type="float" office:value="2840009" calcext:value-type="float">
            <text:p>2840009</text:p>
          </table:table-cell>
          <table:table-cell office:value-type="float" office:value="844.8763504" calcext:value-type="float">
            <text:p>844.8763504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1992" calcext:value-type="float">
            <text:p>1992</text:p>
          </table:table-cell>
          <table:table-cell office:value-type="float" office:value="49.396" calcext:value-type="float">
            <text:p>49.396</text:p>
          </table:table-cell>
          <table:table-cell office:value-type="float" office:value="3265124" calcext:value-type="float">
            <text:p>3265124</text:p>
          </table:table-cell>
          <table:table-cell office:value-type="float" office:value="747.9055252" calcext:value-type="float">
            <text:p>747.9055252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1997" calcext:value-type="float">
            <text:p>1997</text:p>
          </table:table-cell>
          <table:table-cell office:value-type="float" office:value="46.066" calcext:value-type="float">
            <text:p>46.066</text:p>
          </table:table-cell>
          <table:table-cell office:value-type="float" office:value="3696513" calcext:value-type="float">
            <text:p>3696513</text:p>
          </table:table-cell>
          <table:table-cell office:value-type="float" office:value="740.5063317" calcext:value-type="float">
            <text:p>740.5063317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02" calcext:value-type="float">
            <text:p>2002</text:p>
          </table:table-cell>
          <table:table-cell office:value-type="float" office:value="43.308" calcext:value-type="float">
            <text:p>43.308</text:p>
          </table:table-cell>
          <table:table-cell office:value-type="float" office:value="4048013" calcext:value-type="float">
            <text:p>4048013</text:p>
          </table:table-cell>
          <table:table-cell office:value-type="float" office:value="738.6906068" calcext:value-type="float">
            <text:p>738.6906068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07" calcext:value-type="float">
            <text:p>2007</text:p>
          </table:table-cell>
          <table:table-cell office:value-type="float" office:value="44.741" calcext:value-type="float">
            <text:p>44.741</text:p>
          </table:table-cell>
          <table:table-cell office:value-type="float" office:value="4369038" calcext:value-type="float">
            <text:p>4369038</text:p>
          </table:table-cell>
          <table:table-cell office:value-type="float" office:value="706.016537" calcext:value-type="float">
            <text:p>706.016537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952" calcext:value-type="float">
            <text:p>1952</text:p>
          </table:table-cell>
          <table:table-cell office:value-type="float" office:value="38.092" calcext:value-type="float">
            <text:p>38.092</text:p>
          </table:table-cell>
          <table:table-cell office:value-type="float" office:value="2682462" calcext:value-type="float">
            <text:p>2682462</text:p>
          </table:table-cell>
          <table:table-cell office:value-type="float" office:value="1178.665927" calcext:value-type="float">
            <text:p>1178.665927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957" calcext:value-type="float">
            <text:p>1957</text:p>
          </table:table-cell>
          <table:table-cell office:value-type="float" office:value="39.881" calcext:value-type="float">
            <text:p>39.881</text:p>
          </table:table-cell>
          <table:table-cell office:value-type="float" office:value="2894855" calcext:value-type="float">
            <text:p>2894855</text:p>
          </table:table-cell>
          <table:table-cell office:value-type="float" office:value="1308.495577" calcext:value-type="float">
            <text:p>1308.495577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962" calcext:value-type="float">
            <text:p>1962</text:p>
          </table:table-cell>
          <table:table-cell office:value-type="float" office:value="41.716" calcext:value-type="float">
            <text:p>41.716</text:p>
          </table:table-cell>
          <table:table-cell office:value-type="float" office:value="3150417" calcext:value-type="float">
            <text:p>3150417</text:p>
          </table:table-cell>
          <table:table-cell office:value-type="float" office:value="1389.817618" calcext:value-type="float">
            <text:p>1389.817618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967" calcext:value-type="float">
            <text:p>1967</text:p>
          </table:table-cell>
          <table:table-cell office:value-type="float" office:value="43.601" calcext:value-type="float">
            <text:p>43.601</text:p>
          </table:table-cell>
          <table:table-cell office:value-type="float" office:value="3495967" calcext:value-type="float">
            <text:p>3495967</text:p>
          </table:table-cell>
          <table:table-cell office:value-type="float" office:value="1196.810565" calcext:value-type="float">
            <text:p>1196.810565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972" calcext:value-type="float">
            <text:p>1972</text:p>
          </table:table-cell>
          <table:table-cell office:value-type="float" office:value="45.569" calcext:value-type="float">
            <text:p>45.569</text:p>
          </table:table-cell>
          <table:table-cell office:value-type="float" office:value="3899068" calcext:value-type="float">
            <text:p>3899068</text:p>
          </table:table-cell>
          <table:table-cell office:value-type="float" office:value="1104.103987" calcext:value-type="float">
            <text:p>1104.103987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977" calcext:value-type="float">
            <text:p>1977</text:p>
          </table:table-cell>
          <table:table-cell office:value-type="float" office:value="47.383" calcext:value-type="float">
            <text:p>47.383</text:p>
          </table:table-cell>
          <table:table-cell office:value-type="float" office:value="4388260" calcext:value-type="float">
            <text:p>4388260</text:p>
          </table:table-cell>
          <table:table-cell office:value-type="float" office:value="1133.98495" calcext:value-type="float">
            <text:p>1133.98495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982" calcext:value-type="float">
            <text:p>1982</text:p>
          </table:table-cell>
          <table:table-cell office:value-type="float" office:value="49.517" calcext:value-type="float">
            <text:p>49.517</text:p>
          </table:table-cell>
          <table:table-cell office:value-type="float" office:value="4875118" calcext:value-type="float">
            <text:p>4875118</text:p>
          </table:table-cell>
          <table:table-cell office:value-type="float" office:value="797.9081006" calcext:value-type="float">
            <text:p>797.9081006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987" calcext:value-type="float">
            <text:p>1987</text:p>
          </table:table-cell>
          <table:table-cell office:value-type="float" office:value="51.051" calcext:value-type="float">
            <text:p>51.051</text:p>
          </table:table-cell>
          <table:table-cell office:value-type="float" office:value="5498955" calcext:value-type="float">
            <text:p>5498955</text:p>
          </table:table-cell>
          <table:table-cell office:value-type="float" office:value="952.386129" calcext:value-type="float">
            <text:p>952.386129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992" calcext:value-type="float">
            <text:p>1992</text:p>
          </table:table-cell>
          <table:table-cell office:value-type="float" office:value="51.724" calcext:value-type="float">
            <text:p>51.724</text:p>
          </table:table-cell>
          <table:table-cell office:value-type="float" office:value="6429417" calcext:value-type="float">
            <text:p>6429417</text:p>
          </table:table-cell>
          <table:table-cell office:value-type="float" office:value="1058.0643" calcext:value-type="float">
            <text:p>1058.0643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997" calcext:value-type="float">
            <text:p>1997</text:p>
          </table:table-cell>
          <table:table-cell office:value-type="float" office:value="51.573" calcext:value-type="float">
            <text:p>51.573</text:p>
          </table:table-cell>
          <table:table-cell office:value-type="float" office:value="7562011" calcext:value-type="float">
            <text:p>7562011</text:p>
          </table:table-cell>
          <table:table-cell office:value-type="float" office:value="1004.961353" calcext:value-type="float">
            <text:p>1004.961353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02" calcext:value-type="float">
            <text:p>2002</text:p>
          </table:table-cell>
          <table:table-cell office:value-type="float" office:value="50.525" calcext:value-type="float">
            <text:p>50.525</text:p>
          </table:table-cell>
          <table:table-cell office:value-type="float" office:value="8835739" calcext:value-type="float">
            <text:p>8835739</text:p>
          </table:table-cell>
          <table:table-cell office:value-type="float" office:value="1156.18186" calcext:value-type="float">
            <text:p>1156.18186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07" calcext:value-type="float">
            <text:p>2007</text:p>
          </table:table-cell>
          <table:table-cell office:value-type="float" office:value="50.651" calcext:value-type="float">
            <text:p>50.651</text:p>
          </table:table-cell>
          <table:table-cell office:value-type="float" office:value="10238807" calcext:value-type="float">
            <text:p>10238807</text:p>
          </table:table-cell>
          <table:table-cell office:value-type="float" office:value="1704.063724" calcext:value-type="float">
            <text:p>1704.063724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952" calcext:value-type="float">
            <text:p>1952</text:p>
          </table:table-cell>
          <table:table-cell office:value-type="float" office:value="54.745" calcext:value-type="float">
            <text:p>54.745</text:p>
          </table:table-cell>
          <table:table-cell office:value-type="float" office:value="6377619" calcext:value-type="float">
            <text:p>6377619</text:p>
          </table:table-cell>
          <table:table-cell office:value-type="float" office:value="3939.978789" calcext:value-type="float">
            <text:p>3939.978789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957" calcext:value-type="float">
            <text:p>1957</text:p>
          </table:table-cell>
          <table:table-cell office:value-type="float" office:value="56.074" calcext:value-type="float">
            <text:p>56.074</text:p>
          </table:table-cell>
          <table:table-cell office:value-type="float" office:value="7048426" calcext:value-type="float">
            <text:p>7048426</text:p>
          </table:table-cell>
          <table:table-cell office:value-type="float" office:value="4315.622723" calcext:value-type="float">
            <text:p>4315.622723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962" calcext:value-type="float">
            <text:p>1962</text:p>
          </table:table-cell>
          <table:table-cell office:value-type="float" office:value="57.924" calcext:value-type="float">
            <text:p>57.924</text:p>
          </table:table-cell>
          <table:table-cell office:value-type="float" office:value="7961258" calcext:value-type="float">
            <text:p>7961258</text:p>
          </table:table-cell>
          <table:table-cell office:value-type="float" office:value="4519.094331" calcext:value-type="float">
            <text:p>4519.094331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967" calcext:value-type="float">
            <text:p>1967</text:p>
          </table:table-cell>
          <table:table-cell office:value-type="float" office:value="60.523" calcext:value-type="float">
            <text:p>60.523</text:p>
          </table:table-cell>
          <table:table-cell office:value-type="float" office:value="8858908" calcext:value-type="float">
            <text:p>8858908</text:p>
          </table:table-cell>
          <table:table-cell office:value-type="float" office:value="5106.654313" calcext:value-type="float">
            <text:p>5106.654313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972" calcext:value-type="float">
            <text:p>1972</text:p>
          </table:table-cell>
          <table:table-cell office:value-type="float" office:value="63.441" calcext:value-type="float">
            <text:p>63.441</text:p>
          </table:table-cell>
          <table:table-cell office:value-type="float" office:value="9717524" calcext:value-type="float">
            <text:p>9717524</text:p>
          </table:table-cell>
          <table:table-cell office:value-type="float" office:value="5494.024437" calcext:value-type="float">
            <text:p>5494.024437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977" calcext:value-type="float">
            <text:p>1977</text:p>
          </table:table-cell>
          <table:table-cell office:value-type="float" office:value="67.052" calcext:value-type="float">
            <text:p>67.052</text:p>
          </table:table-cell>
          <table:table-cell office:value-type="float" office:value="10599793" calcext:value-type="float">
            <text:p>10599793</text:p>
          </table:table-cell>
          <table:table-cell office:value-type="float" office:value="4756.763836" calcext:value-type="float">
            <text:p>4756.763836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982" calcext:value-type="float">
            <text:p>1982</text:p>
          </table:table-cell>
          <table:table-cell office:value-type="float" office:value="70.565" calcext:value-type="float">
            <text:p>70.565</text:p>
          </table:table-cell>
          <table:table-cell office:value-type="float" office:value="11487112" calcext:value-type="float">
            <text:p>11487112</text:p>
          </table:table-cell>
          <table:table-cell office:value-type="float" office:value="5095.665738" calcext:value-type="float">
            <text:p>5095.665738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987" calcext:value-type="float">
            <text:p>1987</text:p>
          </table:table-cell>
          <table:table-cell office:value-type="float" office:value="72.492" calcext:value-type="float">
            <text:p>72.492</text:p>
          </table:table-cell>
          <table:table-cell office:value-type="float" office:value="12463354" calcext:value-type="float">
            <text:p>12463354</text:p>
          </table:table-cell>
          <table:table-cell office:value-type="float" office:value="5547.063754" calcext:value-type="float">
            <text:p>5547.063754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992" calcext:value-type="float">
            <text:p>1992</text:p>
          </table:table-cell>
          <table:table-cell office:value-type="float" office:value="74.126" calcext:value-type="float">
            <text:p>74.126</text:p>
          </table:table-cell>
          <table:table-cell office:value-type="float" office:value="13572994" calcext:value-type="float">
            <text:p>13572994</text:p>
          </table:table-cell>
          <table:table-cell office:value-type="float" office:value="7596.125964" calcext:value-type="float">
            <text:p>7596.125964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997" calcext:value-type="float">
            <text:p>1997</text:p>
          </table:table-cell>
          <table:table-cell office:value-type="float" office:value="75.816" calcext:value-type="float">
            <text:p>75.816</text:p>
          </table:table-cell>
          <table:table-cell office:value-type="float" office:value="14599929" calcext:value-type="float">
            <text:p>14599929</text:p>
          </table:table-cell>
          <table:table-cell office:value-type="float" office:value="10118.05318" calcext:value-type="float">
            <text:p>10118.05318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02" calcext:value-type="float">
            <text:p>2002</text:p>
          </table:table-cell>
          <table:table-cell office:value-type="float" office:value="77.86" calcext:value-type="float">
            <text:p>77.86</text:p>
          </table:table-cell>
          <table:table-cell office:value-type="float" office:value="15497046" calcext:value-type="float">
            <text:p>15497046</text:p>
          </table:table-cell>
          <table:table-cell office:value-type="float" office:value="10778.78385" calcext:value-type="float">
            <text:p>10778.78385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07" calcext:value-type="float">
            <text:p>2007</text:p>
          </table:table-cell>
          <table:table-cell office:value-type="float" office:value="78.553" calcext:value-type="float">
            <text:p>78.553</text:p>
          </table:table-cell>
          <table:table-cell office:value-type="float" office:value="16284741" calcext:value-type="float">
            <text:p>16284741</text:p>
          </table:table-cell>
          <table:table-cell office:value-type="float" office:value="13171.63885" calcext:value-type="float">
            <text:p>13171.63885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952" calcext:value-type="float">
            <text:p>1952</text:p>
          </table:table-cell>
          <table:table-cell office:value-type="float" office:value="44" calcext:value-type="float">
            <text:p>44</text:p>
          </table:table-cell>
          <table:table-cell office:value-type="float" office:value="556263527" calcext:value-type="float">
            <text:p>556263527</text:p>
          </table:table-cell>
          <table:table-cell office:value-type="float" office:value="400.448611" calcext:value-type="float">
            <text:p>400.448611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957" calcext:value-type="float">
            <text:p>1957</text:p>
          </table:table-cell>
          <table:table-cell office:value-type="float" office:value="50.54896" calcext:value-type="float">
            <text:p>50.54896</text:p>
          </table:table-cell>
          <table:table-cell office:value-type="float" office:value="637408000" calcext:value-type="float">
            <text:p>637408000</text:p>
          </table:table-cell>
          <table:table-cell office:value-type="float" office:value="575.9870009" calcext:value-type="float">
            <text:p>575.9870009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962" calcext:value-type="float">
            <text:p>1962</text:p>
          </table:table-cell>
          <table:table-cell office:value-type="float" office:value="44.50136" calcext:value-type="float">
            <text:p>44.50136</text:p>
          </table:table-cell>
          <table:table-cell office:value-type="float" office:value="665770000" calcext:value-type="float">
            <text:p>665770000</text:p>
          </table:table-cell>
          <table:table-cell office:value-type="float" office:value="487.6740183" calcext:value-type="float">
            <text:p>487.6740183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967" calcext:value-type="float">
            <text:p>1967</text:p>
          </table:table-cell>
          <table:table-cell office:value-type="float" office:value="58.38112" calcext:value-type="float">
            <text:p>58.38112</text:p>
          </table:table-cell>
          <table:table-cell office:value-type="float" office:value="754550000" calcext:value-type="float">
            <text:p>754550000</text:p>
          </table:table-cell>
          <table:table-cell office:value-type="float" office:value="612.7056934" calcext:value-type="float">
            <text:p>612.7056934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972" calcext:value-type="float">
            <text:p>1972</text:p>
          </table:table-cell>
          <table:table-cell office:value-type="float" office:value="63.11888" calcext:value-type="float">
            <text:p>63.11888</text:p>
          </table:table-cell>
          <table:table-cell office:value-type="float" office:value="862030000" calcext:value-type="float">
            <text:p>862030000</text:p>
          </table:table-cell>
          <table:table-cell office:value-type="float" office:value="676.9000921" calcext:value-type="float">
            <text:p>676.9000921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977" calcext:value-type="float">
            <text:p>1977</text:p>
          </table:table-cell>
          <table:table-cell office:value-type="float" office:value="63.96736" calcext:value-type="float">
            <text:p>63.96736</text:p>
          </table:table-cell>
          <table:table-cell office:value-type="float" office:value="943455000" calcext:value-type="float">
            <text:p>943455000</text:p>
          </table:table-cell>
          <table:table-cell office:value-type="float" office:value="741.2374699" calcext:value-type="float">
            <text:p>741.2374699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982" calcext:value-type="float">
            <text:p>1982</text:p>
          </table:table-cell>
          <table:table-cell office:value-type="float" office:value="65.525" calcext:value-type="float">
            <text:p>65.525</text:p>
          </table:table-cell>
          <table:table-cell office:value-type="float" office:value="1000281000" calcext:value-type="float">
            <text:p>1000281000</text:p>
          </table:table-cell>
          <table:table-cell office:value-type="float" office:value="962.4213805" calcext:value-type="float">
            <text:p>962.4213805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987" calcext:value-type="float">
            <text:p>1987</text:p>
          </table:table-cell>
          <table:table-cell office:value-type="float" office:value="67.274" calcext:value-type="float">
            <text:p>67.274</text:p>
          </table:table-cell>
          <table:table-cell office:value-type="float" office:value="1084035000" calcext:value-type="float">
            <text:p>1084035000</text:p>
          </table:table-cell>
          <table:table-cell office:value-type="float" office:value="1378.904018" calcext:value-type="float">
            <text:p>1378.904018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992" calcext:value-type="float">
            <text:p>1992</text:p>
          </table:table-cell>
          <table:table-cell office:value-type="float" office:value="68.69" calcext:value-type="float">
            <text:p>68.69</text:p>
          </table:table-cell>
          <table:table-cell office:value-type="float" office:value="1164970000" calcext:value-type="float">
            <text:p>1164970000</text:p>
          </table:table-cell>
          <table:table-cell office:value-type="float" office:value="1655.784158" calcext:value-type="float">
            <text:p>1655.784158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997" calcext:value-type="float">
            <text:p>1997</text:p>
          </table:table-cell>
          <table:table-cell office:value-type="float" office:value="70.426" calcext:value-type="float">
            <text:p>70.426</text:p>
          </table:table-cell>
          <table:table-cell office:value-type="float" office:value="1230075000" calcext:value-type="float">
            <text:p>1230075000</text:p>
          </table:table-cell>
          <table:table-cell office:value-type="float" office:value="2289.234136" calcext:value-type="float">
            <text:p>2289.234136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02" calcext:value-type="float">
            <text:p>2002</text:p>
          </table:table-cell>
          <table:table-cell office:value-type="float" office:value="72.028" calcext:value-type="float">
            <text:p>72.028</text:p>
          </table:table-cell>
          <table:table-cell office:value-type="float" office:value="1280400000" calcext:value-type="float">
            <text:p>1280400000</text:p>
          </table:table-cell>
          <table:table-cell office:value-type="float" office:value="3119.280896" calcext:value-type="float">
            <text:p>3119.280896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07" calcext:value-type="float">
            <text:p>2007</text:p>
          </table:table-cell>
          <table:table-cell office:value-type="float" office:value="72.961" calcext:value-type="float">
            <text:p>72.961</text:p>
          </table:table-cell>
          <table:table-cell office:value-type="float" office:value="1318683096" calcext:value-type="float">
            <text:p>1318683096</text:p>
          </table:table-cell>
          <table:table-cell office:value-type="float" office:value="4959.114854" calcext:value-type="float">
            <text:p>4959.114854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952" calcext:value-type="float">
            <text:p>1952</text:p>
          </table:table-cell>
          <table:table-cell office:value-type="float" office:value="50.643" calcext:value-type="float">
            <text:p>50.643</text:p>
          </table:table-cell>
          <table:table-cell office:value-type="float" office:value="12350771" calcext:value-type="float">
            <text:p>12350771</text:p>
          </table:table-cell>
          <table:table-cell office:value-type="float" office:value="2144.115096" calcext:value-type="float">
            <text:p>2144.115096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957" calcext:value-type="float">
            <text:p>1957</text:p>
          </table:table-cell>
          <table:table-cell office:value-type="float" office:value="55.118" calcext:value-type="float">
            <text:p>55.118</text:p>
          </table:table-cell>
          <table:table-cell office:value-type="float" office:value="14485993" calcext:value-type="float">
            <text:p>14485993</text:p>
          </table:table-cell>
          <table:table-cell office:value-type="float" office:value="2323.805581" calcext:value-type="float">
            <text:p>2323.805581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962" calcext:value-type="float">
            <text:p>1962</text:p>
          </table:table-cell>
          <table:table-cell office:value-type="float" office:value="57.863" calcext:value-type="float">
            <text:p>57.863</text:p>
          </table:table-cell>
          <table:table-cell office:value-type="float" office:value="17009885" calcext:value-type="float">
            <text:p>17009885</text:p>
          </table:table-cell>
          <table:table-cell office:value-type="float" office:value="2492.351109" calcext:value-type="float">
            <text:p>2492.351109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967" calcext:value-type="float">
            <text:p>1967</text:p>
          </table:table-cell>
          <table:table-cell office:value-type="float" office:value="59.963" calcext:value-type="float">
            <text:p>59.963</text:p>
          </table:table-cell>
          <table:table-cell office:value-type="float" office:value="19764027" calcext:value-type="float">
            <text:p>19764027</text:p>
          </table:table-cell>
          <table:table-cell office:value-type="float" office:value="2678.729839" calcext:value-type="float">
            <text:p>2678.729839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972" calcext:value-type="float">
            <text:p>1972</text:p>
          </table:table-cell>
          <table:table-cell office:value-type="float" office:value="61.623" calcext:value-type="float">
            <text:p>61.623</text:p>
          </table:table-cell>
          <table:table-cell office:value-type="float" office:value="22542890" calcext:value-type="float">
            <text:p>22542890</text:p>
          </table:table-cell>
          <table:table-cell office:value-type="float" office:value="3264.660041" calcext:value-type="float">
            <text:p>3264.660041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977" calcext:value-type="float">
            <text:p>1977</text:p>
          </table:table-cell>
          <table:table-cell office:value-type="float" office:value="63.837" calcext:value-type="float">
            <text:p>63.837</text:p>
          </table:table-cell>
          <table:table-cell office:value-type="float" office:value="25094412" calcext:value-type="float">
            <text:p>25094412</text:p>
          </table:table-cell>
          <table:table-cell office:value-type="float" office:value="3815.80787" calcext:value-type="float">
            <text:p>3815.80787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982" calcext:value-type="float">
            <text:p>1982</text:p>
          </table:table-cell>
          <table:table-cell office:value-type="float" office:value="66.653" calcext:value-type="float">
            <text:p>66.653</text:p>
          </table:table-cell>
          <table:table-cell office:value-type="float" office:value="27764644" calcext:value-type="float">
            <text:p>27764644</text:p>
          </table:table-cell>
          <table:table-cell office:value-type="float" office:value="4397.575659" calcext:value-type="float">
            <text:p>4397.575659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987" calcext:value-type="float">
            <text:p>1987</text:p>
          </table:table-cell>
          <table:table-cell office:value-type="float" office:value="67.768" calcext:value-type="float">
            <text:p>67.768</text:p>
          </table:table-cell>
          <table:table-cell office:value-type="float" office:value="30964245" calcext:value-type="float">
            <text:p>30964245</text:p>
          </table:table-cell>
          <table:table-cell office:value-type="float" office:value="4903.2191" calcext:value-type="float">
            <text:p>4903.2191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992" calcext:value-type="float">
            <text:p>1992</text:p>
          </table:table-cell>
          <table:table-cell office:value-type="float" office:value="68.421" calcext:value-type="float">
            <text:p>68.421</text:p>
          </table:table-cell>
          <table:table-cell office:value-type="float" office:value="34202721" calcext:value-type="float">
            <text:p>34202721</text:p>
          </table:table-cell>
          <table:table-cell office:value-type="float" office:value="5444.648617" calcext:value-type="float">
            <text:p>5444.648617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997" calcext:value-type="float">
            <text:p>1997</text:p>
          </table:table-cell>
          <table:table-cell office:value-type="float" office:value="70.313" calcext:value-type="float">
            <text:p>70.313</text:p>
          </table:table-cell>
          <table:table-cell office:value-type="float" office:value="37657830" calcext:value-type="float">
            <text:p>37657830</text:p>
          </table:table-cell>
          <table:table-cell office:value-type="float" office:value="6117.361746" calcext:value-type="float">
            <text:p>6117.361746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02" calcext:value-type="float">
            <text:p>2002</text:p>
          </table:table-cell>
          <table:table-cell office:value-type="float" office:value="71.682" calcext:value-type="float">
            <text:p>71.682</text:p>
          </table:table-cell>
          <table:table-cell office:value-type="float" office:value="41008227" calcext:value-type="float">
            <text:p>41008227</text:p>
          </table:table-cell>
          <table:table-cell office:value-type="float" office:value="5755.259962" calcext:value-type="float">
            <text:p>5755.259962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07" calcext:value-type="float">
            <text:p>2007</text:p>
          </table:table-cell>
          <table:table-cell office:value-type="float" office:value="72.889" calcext:value-type="float">
            <text:p>72.889</text:p>
          </table:table-cell>
          <table:table-cell office:value-type="float" office:value="44227550" calcext:value-type="float">
            <text:p>44227550</text:p>
          </table:table-cell>
          <table:table-cell office:value-type="float" office:value="7006.580419" calcext:value-type="float">
            <text:p>7006.580419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1952" calcext:value-type="float">
            <text:p>1952</text:p>
          </table:table-cell>
          <table:table-cell office:value-type="float" office:value="40.715" calcext:value-type="float">
            <text:p>40.715</text:p>
          </table:table-cell>
          <table:table-cell office:value-type="float" office:value="153936" calcext:value-type="float">
            <text:p>153936</text:p>
          </table:table-cell>
          <table:table-cell office:value-type="float" office:value="1102.990936" calcext:value-type="float">
            <text:p>1102.990936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1957" calcext:value-type="float">
            <text:p>1957</text:p>
          </table:table-cell>
          <table:table-cell office:value-type="float" office:value="42.46" calcext:value-type="float">
            <text:p>42.46</text:p>
          </table:table-cell>
          <table:table-cell office:value-type="float" office:value="170928" calcext:value-type="float">
            <text:p>170928</text:p>
          </table:table-cell>
          <table:table-cell office:value-type="float" office:value="1211.148548" calcext:value-type="float">
            <text:p>1211.148548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1962" calcext:value-type="float">
            <text:p>1962</text:p>
          </table:table-cell>
          <table:table-cell office:value-type="float" office:value="44.467" calcext:value-type="float">
            <text:p>44.467</text:p>
          </table:table-cell>
          <table:table-cell office:value-type="float" office:value="191689" calcext:value-type="float">
            <text:p>191689</text:p>
          </table:table-cell>
          <table:table-cell office:value-type="float" office:value="1406.648278" calcext:value-type="float">
            <text:p>1406.648278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1967" calcext:value-type="float">
            <text:p>1967</text:p>
          </table:table-cell>
          <table:table-cell office:value-type="float" office:value="46.472" calcext:value-type="float">
            <text:p>46.472</text:p>
          </table:table-cell>
          <table:table-cell office:value-type="float" office:value="217378" calcext:value-type="float">
            <text:p>217378</text:p>
          </table:table-cell>
          <table:table-cell office:value-type="float" office:value="1876.029643" calcext:value-type="float">
            <text:p>1876.029643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1972" calcext:value-type="float">
            <text:p>1972</text:p>
          </table:table-cell>
          <table:table-cell office:value-type="float" office:value="48.944" calcext:value-type="float">
            <text:p>48.944</text:p>
          </table:table-cell>
          <table:table-cell office:value-type="float" office:value="250027" calcext:value-type="float">
            <text:p>250027</text:p>
          </table:table-cell>
          <table:table-cell office:value-type="float" office:value="1937.577675" calcext:value-type="float">
            <text:p>1937.577675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1977" calcext:value-type="float">
            <text:p>1977</text:p>
          </table:table-cell>
          <table:table-cell office:value-type="float" office:value="50.939" calcext:value-type="float">
            <text:p>50.939</text:p>
          </table:table-cell>
          <table:table-cell office:value-type="float" office:value="304739" calcext:value-type="float">
            <text:p>304739</text:p>
          </table:table-cell>
          <table:table-cell office:value-type="float" office:value="1172.603047" calcext:value-type="float">
            <text:p>1172.603047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1982" calcext:value-type="float">
            <text:p>1982</text:p>
          </table:table-cell>
          <table:table-cell office:value-type="float" office:value="52.933" calcext:value-type="float">
            <text:p>52.933</text:p>
          </table:table-cell>
          <table:table-cell office:value-type="float" office:value="348643" calcext:value-type="float">
            <text:p>348643</text:p>
          </table:table-cell>
          <table:table-cell office:value-type="float" office:value="1267.100083" calcext:value-type="float">
            <text:p>1267.100083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1987" calcext:value-type="float">
            <text:p>1987</text:p>
          </table:table-cell>
          <table:table-cell office:value-type="float" office:value="54.926" calcext:value-type="float">
            <text:p>54.926</text:p>
          </table:table-cell>
          <table:table-cell office:value-type="float" office:value="395114" calcext:value-type="float">
            <text:p>395114</text:p>
          </table:table-cell>
          <table:table-cell office:value-type="float" office:value="1315.980812" calcext:value-type="float">
            <text:p>1315.980812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1992" calcext:value-type="float">
            <text:p>1992</text:p>
          </table:table-cell>
          <table:table-cell office:value-type="float" office:value="57.939" calcext:value-type="float">
            <text:p>57.939</text:p>
          </table:table-cell>
          <table:table-cell office:value-type="float" office:value="454429" calcext:value-type="float">
            <text:p>454429</text:p>
          </table:table-cell>
          <table:table-cell office:value-type="float" office:value="1246.90737" calcext:value-type="float">
            <text:p>1246.90737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1997" calcext:value-type="float">
            <text:p>1997</text:p>
          </table:table-cell>
          <table:table-cell office:value-type="float" office:value="60.66" calcext:value-type="float">
            <text:p>60.66</text:p>
          </table:table-cell>
          <table:table-cell office:value-type="float" office:value="527982" calcext:value-type="float">
            <text:p>527982</text:p>
          </table:table-cell>
          <table:table-cell office:value-type="float" office:value="1173.618235" calcext:value-type="float">
            <text:p>1173.618235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02" calcext:value-type="float">
            <text:p>2002</text:p>
          </table:table-cell>
          <table:table-cell office:value-type="float" office:value="62.974" calcext:value-type="float">
            <text:p>62.974</text:p>
          </table:table-cell>
          <table:table-cell office:value-type="float" office:value="614382" calcext:value-type="float">
            <text:p>614382</text:p>
          </table:table-cell>
          <table:table-cell office:value-type="float" office:value="1075.811558" calcext:value-type="float">
            <text:p>1075.811558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07" calcext:value-type="float">
            <text:p>2007</text:p>
          </table:table-cell>
          <table:table-cell office:value-type="float" office:value="65.152" calcext:value-type="float">
            <text:p>65.152</text:p>
          </table:table-cell>
          <table:table-cell office:value-type="float" office:value="710960" calcext:value-type="float">
            <text:p>710960</text:p>
          </table:table-cell>
          <table:table-cell office:value-type="float" office:value="986.1478792" calcext:value-type="float">
            <text:p>986.1478792</text:p>
          </table:table-cell>
        </table:table-row>
        <table:table-row table:style-name="ro1">
          <table:table-cell office:value-type="string" calcext:value-type="string">
            <text:p>Congo, Dem. Rep.</text:p>
          </table:table-cell>
          <table:table-cell office:value-type="float" office:value="1952" calcext:value-type="float">
            <text:p>1952</text:p>
          </table:table-cell>
          <table:table-cell office:value-type="float" office:value="39.143" calcext:value-type="float">
            <text:p>39.143</text:p>
          </table:table-cell>
          <table:table-cell office:value-type="float" office:value="14100005" calcext:value-type="float">
            <text:p>14100005</text:p>
          </table:table-cell>
          <table:table-cell office:value-type="float" office:value="780.5423257" calcext:value-type="float">
            <text:p>780.5423257</text:p>
          </table:table-cell>
        </table:table-row>
        <table:table-row table:style-name="ro1">
          <table:table-cell office:value-type="string" calcext:value-type="string">
            <text:p>Congo, Dem. Rep.</text:p>
          </table:table-cell>
          <table:table-cell office:value-type="float" office:value="1957" calcext:value-type="float">
            <text:p>1957</text:p>
          </table:table-cell>
          <table:table-cell office:value-type="float" office:value="40.652" calcext:value-type="float">
            <text:p>40.652</text:p>
          </table:table-cell>
          <table:table-cell office:value-type="float" office:value="15577932" calcext:value-type="float">
            <text:p>15577932</text:p>
          </table:table-cell>
          <table:table-cell office:value-type="float" office:value="905.8602303" calcext:value-type="float">
            <text:p>905.8602303</text:p>
          </table:table-cell>
        </table:table-row>
        <table:table-row table:style-name="ro1">
          <table:table-cell office:value-type="string" calcext:value-type="string">
            <text:p>Congo, Dem. Rep.</text:p>
          </table:table-cell>
          <table:table-cell office:value-type="float" office:value="1962" calcext:value-type="float">
            <text:p>1962</text:p>
          </table:table-cell>
          <table:table-cell office:value-type="float" office:value="42.122" calcext:value-type="float">
            <text:p>42.122</text:p>
          </table:table-cell>
          <table:table-cell office:value-type="float" office:value="17486434" calcext:value-type="float">
            <text:p>17486434</text:p>
          </table:table-cell>
          <table:table-cell office:value-type="float" office:value="896.3146335" calcext:value-type="float">
            <text:p>896.3146335</text:p>
          </table:table-cell>
        </table:table-row>
        <table:table-row table:style-name="ro1">
          <table:table-cell office:value-type="string" calcext:value-type="string">
            <text:p>Congo, Dem. Rep.</text:p>
          </table:table-cell>
          <table:table-cell office:value-type="float" office:value="1967" calcext:value-type="float">
            <text:p>1967</text:p>
          </table:table-cell>
          <table:table-cell office:value-type="float" office:value="44.056" calcext:value-type="float">
            <text:p>44.056</text:p>
          </table:table-cell>
          <table:table-cell office:value-type="float" office:value="19941073" calcext:value-type="float">
            <text:p>19941073</text:p>
          </table:table-cell>
          <table:table-cell office:value-type="float" office:value="861.5932424" calcext:value-type="float">
            <text:p>861.5932424</text:p>
          </table:table-cell>
        </table:table-row>
        <table:table-row table:style-name="ro1">
          <table:table-cell office:value-type="string" calcext:value-type="string">
            <text:p>Congo, Dem. Rep.</text:p>
          </table:table-cell>
          <table:table-cell office:value-type="float" office:value="1972" calcext:value-type="float">
            <text:p>1972</text:p>
          </table:table-cell>
          <table:table-cell office:value-type="float" office:value="45.989" calcext:value-type="float">
            <text:p>45.989</text:p>
          </table:table-cell>
          <table:table-cell office:value-type="float" office:value="23007669" calcext:value-type="float">
            <text:p>23007669</text:p>
          </table:table-cell>
          <table:table-cell office:value-type="float" office:value="904.8960685" calcext:value-type="float">
            <text:p>904.8960685</text:p>
          </table:table-cell>
        </table:table-row>
        <table:table-row table:style-name="ro1">
          <table:table-cell office:value-type="string" calcext:value-type="string">
            <text:p>Congo, Dem. Rep.</text:p>
          </table:table-cell>
          <table:table-cell office:value-type="float" office:value="1977" calcext:value-type="float">
            <text:p>1977</text:p>
          </table:table-cell>
          <table:table-cell office:value-type="float" office:value="47.804" calcext:value-type="float">
            <text:p>47.804</text:p>
          </table:table-cell>
          <table:table-cell office:value-type="float" office:value="26480870" calcext:value-type="float">
            <text:p>26480870</text:p>
          </table:table-cell>
          <table:table-cell office:value-type="float" office:value="795.757282" calcext:value-type="float">
            <text:p>795.757282</text:p>
          </table:table-cell>
        </table:table-row>
        <table:table-row table:style-name="ro1">
          <table:table-cell office:value-type="string" calcext:value-type="string">
            <text:p>Congo, Dem. Rep.</text:p>
          </table:table-cell>
          <table:table-cell office:value-type="float" office:value="1982" calcext:value-type="float">
            <text:p>1982</text:p>
          </table:table-cell>
          <table:table-cell office:value-type="float" office:value="47.784" calcext:value-type="float">
            <text:p>47.784</text:p>
          </table:table-cell>
          <table:table-cell office:value-type="float" office:value="30646495" calcext:value-type="float">
            <text:p>30646495</text:p>
          </table:table-cell>
          <table:table-cell office:value-type="float" office:value="673.7478181" calcext:value-type="float">
            <text:p>673.7478181</text:p>
          </table:table-cell>
        </table:table-row>
        <table:table-row table:style-name="ro1">
          <table:table-cell office:value-type="string" calcext:value-type="string">
            <text:p>Congo, Dem. Rep.</text:p>
          </table:table-cell>
          <table:table-cell office:value-type="float" office:value="1987" calcext:value-type="float">
            <text:p>1987</text:p>
          </table:table-cell>
          <table:table-cell office:value-type="float" office:value="47.412" calcext:value-type="float">
            <text:p>47.412</text:p>
          </table:table-cell>
          <table:table-cell office:value-type="float" office:value="35481645" calcext:value-type="float">
            <text:p>35481645</text:p>
          </table:table-cell>
          <table:table-cell office:value-type="float" office:value="672.774812" calcext:value-type="float">
            <text:p>672.774812</text:p>
          </table:table-cell>
        </table:table-row>
        <table:table-row table:style-name="ro1">
          <table:table-cell office:value-type="string" calcext:value-type="string">
            <text:p>Congo, Dem. Rep.</text:p>
          </table:table-cell>
          <table:table-cell office:value-type="float" office:value="1992" calcext:value-type="float">
            <text:p>1992</text:p>
          </table:table-cell>
          <table:table-cell office:value-type="float" office:value="45.548" calcext:value-type="float">
            <text:p>45.548</text:p>
          </table:table-cell>
          <table:table-cell office:value-type="float" office:value="41672143" calcext:value-type="float">
            <text:p>41672143</text:p>
          </table:table-cell>
          <table:table-cell office:value-type="float" office:value="457.7191807" calcext:value-type="float">
            <text:p>457.7191807</text:p>
          </table:table-cell>
        </table:table-row>
        <table:table-row table:style-name="ro1">
          <table:table-cell office:value-type="string" calcext:value-type="string">
            <text:p>Congo, Dem. Rep.</text:p>
          </table:table-cell>
          <table:table-cell office:value-type="float" office:value="1997" calcext:value-type="float">
            <text:p>1997</text:p>
          </table:table-cell>
          <table:table-cell office:value-type="float" office:value="42.587" calcext:value-type="float">
            <text:p>42.587</text:p>
          </table:table-cell>
          <table:table-cell office:value-type="float" office:value="47798986" calcext:value-type="float">
            <text:p>47798986</text:p>
          </table:table-cell>
          <table:table-cell office:value-type="float" office:value="312.188423" calcext:value-type="float">
            <text:p>312.188423</text:p>
          </table:table-cell>
        </table:table-row>
        <table:table-row table:style-name="ro1">
          <table:table-cell office:value-type="string" calcext:value-type="string">
            <text:p>Congo, Dem. Rep.</text:p>
          </table:table-cell>
          <table:table-cell office:value-type="float" office:value="2002" calcext:value-type="float">
            <text:p>2002</text:p>
          </table:table-cell>
          <table:table-cell office:value-type="float" office:value="44.966" calcext:value-type="float">
            <text:p>44.966</text:p>
          </table:table-cell>
          <table:table-cell office:value-type="float" office:value="55379852" calcext:value-type="float">
            <text:p>55379852</text:p>
          </table:table-cell>
          <table:table-cell office:value-type="float" office:value="241.1658765" calcext:value-type="float">
            <text:p>241.1658765</text:p>
          </table:table-cell>
        </table:table-row>
        <table:table-row table:style-name="ro1">
          <table:table-cell office:value-type="string" calcext:value-type="string">
            <text:p>Congo, Dem. Rep.</text:p>
          </table:table-cell>
          <table:table-cell office:value-type="float" office:value="2007" calcext:value-type="float">
            <text:p>2007</text:p>
          </table:table-cell>
          <table:table-cell office:value-type="float" office:value="46.462" calcext:value-type="float">
            <text:p>46.462</text:p>
          </table:table-cell>
          <table:table-cell office:value-type="float" office:value="64606759" calcext:value-type="float">
            <text:p>64606759</text:p>
          </table:table-cell>
          <table:table-cell office:value-type="float" office:value="277.5518587" calcext:value-type="float">
            <text:p>277.5518587</text:p>
          </table:table-cell>
        </table:table-row>
        <table:table-row table:style-name="ro1">
          <table:table-cell office:value-type="string" calcext:value-type="string">
            <text:p>Congo, Rep.</text:p>
          </table:table-cell>
          <table:table-cell office:value-type="float" office:value="1952" calcext:value-type="float">
            <text:p>1952</text:p>
          </table:table-cell>
          <table:table-cell office:value-type="float" office:value="42.111" calcext:value-type="float">
            <text:p>42.111</text:p>
          </table:table-cell>
          <table:table-cell office:value-type="float" office:value="854885" calcext:value-type="float">
            <text:p>854885</text:p>
          </table:table-cell>
          <table:table-cell office:value-type="float" office:value="2125.621418" calcext:value-type="float">
            <text:p>2125.621418</text:p>
          </table:table-cell>
        </table:table-row>
        <table:table-row table:style-name="ro1">
          <table:table-cell office:value-type="string" calcext:value-type="string">
            <text:p>Congo, Rep.</text:p>
          </table:table-cell>
          <table:table-cell office:value-type="float" office:value="1957" calcext:value-type="float">
            <text:p>1957</text:p>
          </table:table-cell>
          <table:table-cell office:value-type="float" office:value="45.053" calcext:value-type="float">
            <text:p>45.053</text:p>
          </table:table-cell>
          <table:table-cell office:value-type="float" office:value="940458" calcext:value-type="float">
            <text:p>940458</text:p>
          </table:table-cell>
          <table:table-cell office:value-type="float" office:value="2315.056572" calcext:value-type="float">
            <text:p>2315.056572</text:p>
          </table:table-cell>
        </table:table-row>
        <table:table-row table:style-name="ro1">
          <table:table-cell office:value-type="string" calcext:value-type="string">
            <text:p>Congo, Rep.</text:p>
          </table:table-cell>
          <table:table-cell office:value-type="float" office:value="1962" calcext:value-type="float">
            <text:p>1962</text:p>
          </table:table-cell>
          <table:table-cell office:value-type="float" office:value="48.435" calcext:value-type="float">
            <text:p>48.435</text:p>
          </table:table-cell>
          <table:table-cell office:value-type="float" office:value="1047924" calcext:value-type="float">
            <text:p>1047924</text:p>
          </table:table-cell>
          <table:table-cell office:value-type="float" office:value="2464.783157" calcext:value-type="float">
            <text:p>2464.783157</text:p>
          </table:table-cell>
        </table:table-row>
        <table:table-row table:style-name="ro1">
          <table:table-cell office:value-type="string" calcext:value-type="string">
            <text:p>Congo, Rep.</text:p>
          </table:table-cell>
          <table:table-cell office:value-type="float" office:value="1967" calcext:value-type="float">
            <text:p>1967</text:p>
          </table:table-cell>
          <table:table-cell office:value-type="float" office:value="52.04" calcext:value-type="float">
            <text:p>52.04</text:p>
          </table:table-cell>
          <table:table-cell office:value-type="float" office:value="1179760" calcext:value-type="float">
            <text:p>1179760</text:p>
          </table:table-cell>
          <table:table-cell office:value-type="float" office:value="2677.939642" calcext:value-type="float">
            <text:p>2677.939642</text:p>
          </table:table-cell>
        </table:table-row>
        <table:table-row table:style-name="ro1">
          <table:table-cell office:value-type="string" calcext:value-type="string">
            <text:p>Congo, Rep.</text:p>
          </table:table-cell>
          <table:table-cell office:value-type="float" office:value="1972" calcext:value-type="float">
            <text:p>1972</text:p>
          </table:table-cell>
          <table:table-cell office:value-type="float" office:value="54.907" calcext:value-type="float">
            <text:p>54.907</text:p>
          </table:table-cell>
          <table:table-cell office:value-type="float" office:value="1340458" calcext:value-type="float">
            <text:p>1340458</text:p>
          </table:table-cell>
          <table:table-cell office:value-type="float" office:value="3213.152683" calcext:value-type="float">
            <text:p>3213.152683</text:p>
          </table:table-cell>
        </table:table-row>
        <table:table-row table:style-name="ro1">
          <table:table-cell office:value-type="string" calcext:value-type="string">
            <text:p>Congo, Rep.</text:p>
          </table:table-cell>
          <table:table-cell office:value-type="float" office:value="1977" calcext:value-type="float">
            <text:p>1977</text:p>
          </table:table-cell>
          <table:table-cell office:value-type="float" office:value="55.625" calcext:value-type="float">
            <text:p>55.625</text:p>
          </table:table-cell>
          <table:table-cell office:value-type="float" office:value="1536769" calcext:value-type="float">
            <text:p>1536769</text:p>
          </table:table-cell>
          <table:table-cell office:value-type="float" office:value="3259.178978" calcext:value-type="float">
            <text:p>3259.178978</text:p>
          </table:table-cell>
        </table:table-row>
        <table:table-row table:style-name="ro1">
          <table:table-cell office:value-type="string" calcext:value-type="string">
            <text:p>Congo, Rep.</text:p>
          </table:table-cell>
          <table:table-cell office:value-type="float" office:value="1982" calcext:value-type="float">
            <text:p>1982</text:p>
          </table:table-cell>
          <table:table-cell office:value-type="float" office:value="56.695" calcext:value-type="float">
            <text:p>56.695</text:p>
          </table:table-cell>
          <table:table-cell office:value-type="float" office:value="1774735" calcext:value-type="float">
            <text:p>1774735</text:p>
          </table:table-cell>
          <table:table-cell office:value-type="float" office:value="4879.507522" calcext:value-type="float">
            <text:p>4879.507522</text:p>
          </table:table-cell>
        </table:table-row>
        <table:table-row table:style-name="ro1">
          <table:table-cell office:value-type="string" calcext:value-type="string">
            <text:p>Congo, Rep.</text:p>
          </table:table-cell>
          <table:table-cell office:value-type="float" office:value="1987" calcext:value-type="float">
            <text:p>1987</text:p>
          </table:table-cell>
          <table:table-cell office:value-type="float" office:value="57.47" calcext:value-type="float">
            <text:p>57.47</text:p>
          </table:table-cell>
          <table:table-cell office:value-type="float" office:value="2064095" calcext:value-type="float">
            <text:p>2064095</text:p>
          </table:table-cell>
          <table:table-cell office:value-type="float" office:value="4201.194937" calcext:value-type="float">
            <text:p>4201.194937</text:p>
          </table:table-cell>
        </table:table-row>
        <table:table-row table:style-name="ro1">
          <table:table-cell office:value-type="string" calcext:value-type="string">
            <text:p>Congo, Rep.</text:p>
          </table:table-cell>
          <table:table-cell office:value-type="float" office:value="1992" calcext:value-type="float">
            <text:p>1992</text:p>
          </table:table-cell>
          <table:table-cell office:value-type="float" office:value="56.433" calcext:value-type="float">
            <text:p>56.433</text:p>
          </table:table-cell>
          <table:table-cell office:value-type="float" office:value="2409073" calcext:value-type="float">
            <text:p>2409073</text:p>
          </table:table-cell>
          <table:table-cell office:value-type="float" office:value="4016.239529" calcext:value-type="float">
            <text:p>4016.239529</text:p>
          </table:table-cell>
        </table:table-row>
        <table:table-row table:style-name="ro1">
          <table:table-cell office:value-type="string" calcext:value-type="string">
            <text:p>Congo, Rep.</text:p>
          </table:table-cell>
          <table:table-cell office:value-type="float" office:value="1997" calcext:value-type="float">
            <text:p>1997</text:p>
          </table:table-cell>
          <table:table-cell office:value-type="float" office:value="52.962" calcext:value-type="float">
            <text:p>52.962</text:p>
          </table:table-cell>
          <table:table-cell office:value-type="float" office:value="2800947" calcext:value-type="float">
            <text:p>2800947</text:p>
          </table:table-cell>
          <table:table-cell office:value-type="float" office:value="3484.164376" calcext:value-type="float">
            <text:p>3484.164376</text:p>
          </table:table-cell>
        </table:table-row>
        <table:table-row table:style-name="ro1">
          <table:table-cell office:value-type="string" calcext:value-type="string">
            <text:p>Congo, Rep.</text:p>
          </table:table-cell>
          <table:table-cell office:value-type="float" office:value="2002" calcext:value-type="float">
            <text:p>2002</text:p>
          </table:table-cell>
          <table:table-cell office:value-type="float" office:value="52.97" calcext:value-type="float">
            <text:p>52.97</text:p>
          </table:table-cell>
          <table:table-cell office:value-type="float" office:value="3328795" calcext:value-type="float">
            <text:p>3328795</text:p>
          </table:table-cell>
          <table:table-cell office:value-type="float" office:value="3484.06197" calcext:value-type="float">
            <text:p>3484.06197</text:p>
          </table:table-cell>
        </table:table-row>
        <table:table-row table:style-name="ro1">
          <table:table-cell office:value-type="string" calcext:value-type="string">
            <text:p>Congo, Rep.</text:p>
          </table:table-cell>
          <table:table-cell office:value-type="float" office:value="2007" calcext:value-type="float">
            <text:p>2007</text:p>
          </table:table-cell>
          <table:table-cell office:value-type="float" office:value="55.322" calcext:value-type="float">
            <text:p>55.322</text:p>
          </table:table-cell>
          <table:table-cell office:value-type="float" office:value="3800610" calcext:value-type="float">
            <text:p>3800610</text:p>
          </table:table-cell>
          <table:table-cell office:value-type="float" office:value="3632.557798" calcext:value-type="float">
            <text:p>3632.557798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952" calcext:value-type="float">
            <text:p>1952</text:p>
          </table:table-cell>
          <table:table-cell office:value-type="float" office:value="57.206" calcext:value-type="float">
            <text:p>57.206</text:p>
          </table:table-cell>
          <table:table-cell office:value-type="float" office:value="926317" calcext:value-type="float">
            <text:p>926317</text:p>
          </table:table-cell>
          <table:table-cell office:value-type="float" office:value="2627.009471" calcext:value-type="float">
            <text:p>2627.009471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957" calcext:value-type="float">
            <text:p>1957</text:p>
          </table:table-cell>
          <table:table-cell office:value-type="float" office:value="60.026" calcext:value-type="float">
            <text:p>60.026</text:p>
          </table:table-cell>
          <table:table-cell office:value-type="float" office:value="1112300" calcext:value-type="float">
            <text:p>1112300</text:p>
          </table:table-cell>
          <table:table-cell office:value-type="float" office:value="2990.010802" calcext:value-type="float">
            <text:p>2990.010802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962" calcext:value-type="float">
            <text:p>1962</text:p>
          </table:table-cell>
          <table:table-cell office:value-type="float" office:value="62.842" calcext:value-type="float">
            <text:p>62.842</text:p>
          </table:table-cell>
          <table:table-cell office:value-type="float" office:value="1345187" calcext:value-type="float">
            <text:p>1345187</text:p>
          </table:table-cell>
          <table:table-cell office:value-type="float" office:value="3460.937025" calcext:value-type="float">
            <text:p>3460.937025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967" calcext:value-type="float">
            <text:p>1967</text:p>
          </table:table-cell>
          <table:table-cell office:value-type="float" office:value="65.424" calcext:value-type="float">
            <text:p>65.424</text:p>
          </table:table-cell>
          <table:table-cell office:value-type="float" office:value="1588717" calcext:value-type="float">
            <text:p>1588717</text:p>
          </table:table-cell>
          <table:table-cell office:value-type="float" office:value="4161.727834" calcext:value-type="float">
            <text:p>4161.727834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972" calcext:value-type="float">
            <text:p>1972</text:p>
          </table:table-cell>
          <table:table-cell office:value-type="float" office:value="67.849" calcext:value-type="float">
            <text:p>67.849</text:p>
          </table:table-cell>
          <table:table-cell office:value-type="float" office:value="1834796" calcext:value-type="float">
            <text:p>1834796</text:p>
          </table:table-cell>
          <table:table-cell office:value-type="float" office:value="5118.146939" calcext:value-type="float">
            <text:p>5118.146939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977" calcext:value-type="float">
            <text:p>1977</text:p>
          </table:table-cell>
          <table:table-cell office:value-type="float" office:value="70.75" calcext:value-type="float">
            <text:p>70.75</text:p>
          </table:table-cell>
          <table:table-cell office:value-type="float" office:value="2108457" calcext:value-type="float">
            <text:p>2108457</text:p>
          </table:table-cell>
          <table:table-cell office:value-type="float" office:value="5926.876967" calcext:value-type="float">
            <text:p>5926.876967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982" calcext:value-type="float">
            <text:p>1982</text:p>
          </table:table-cell>
          <table:table-cell office:value-type="float" office:value="73.45" calcext:value-type="float">
            <text:p>73.45</text:p>
          </table:table-cell>
          <table:table-cell office:value-type="float" office:value="2424367" calcext:value-type="float">
            <text:p>2424367</text:p>
          </table:table-cell>
          <table:table-cell office:value-type="float" office:value="5262.734751" calcext:value-type="float">
            <text:p>5262.734751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987" calcext:value-type="float">
            <text:p>1987</text:p>
          </table:table-cell>
          <table:table-cell office:value-type="float" office:value="74.752" calcext:value-type="float">
            <text:p>74.752</text:p>
          </table:table-cell>
          <table:table-cell office:value-type="float" office:value="2799811" calcext:value-type="float">
            <text:p>2799811</text:p>
          </table:table-cell>
          <table:table-cell office:value-type="float" office:value="5629.915318" calcext:value-type="float">
            <text:p>5629.915318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992" calcext:value-type="float">
            <text:p>1992</text:p>
          </table:table-cell>
          <table:table-cell office:value-type="float" office:value="75.713" calcext:value-type="float">
            <text:p>75.713</text:p>
          </table:table-cell>
          <table:table-cell office:value-type="float" office:value="3173216" calcext:value-type="float">
            <text:p>3173216</text:p>
          </table:table-cell>
          <table:table-cell office:value-type="float" office:value="6160.416317" calcext:value-type="float">
            <text:p>6160.416317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997" calcext:value-type="float">
            <text:p>1997</text:p>
          </table:table-cell>
          <table:table-cell office:value-type="float" office:value="77.26" calcext:value-type="float">
            <text:p>77.26</text:p>
          </table:table-cell>
          <table:table-cell office:value-type="float" office:value="3518107" calcext:value-type="float">
            <text:p>3518107</text:p>
          </table:table-cell>
          <table:table-cell office:value-type="float" office:value="6677.045314" calcext:value-type="float">
            <text:p>6677.045314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02" calcext:value-type="float">
            <text:p>2002</text:p>
          </table:table-cell>
          <table:table-cell office:value-type="float" office:value="78.123" calcext:value-type="float">
            <text:p>78.123</text:p>
          </table:table-cell>
          <table:table-cell office:value-type="float" office:value="3834934" calcext:value-type="float">
            <text:p>3834934</text:p>
          </table:table-cell>
          <table:table-cell office:value-type="float" office:value="7723.447195" calcext:value-type="float">
            <text:p>7723.447195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07" calcext:value-type="float">
            <text:p>2007</text:p>
          </table:table-cell>
          <table:table-cell office:value-type="float" office:value="78.782" calcext:value-type="float">
            <text:p>78.782</text:p>
          </table:table-cell>
          <table:table-cell office:value-type="float" office:value="4133884" calcext:value-type="float">
            <text:p>4133884</text:p>
          </table:table-cell>
          <table:table-cell office:value-type="float" office:value="9645.06142" calcext:value-type="float">
            <text:p>9645.06142</text:p>
          </table:table-cell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1952" calcext:value-type="float">
            <text:p>1952</text:p>
          </table:table-cell>
          <table:table-cell office:value-type="float" office:value="40.477" calcext:value-type="float">
            <text:p>40.477</text:p>
          </table:table-cell>
          <table:table-cell office:value-type="float" office:value="2977019" calcext:value-type="float">
            <text:p>2977019</text:p>
          </table:table-cell>
          <table:table-cell office:value-type="float" office:value="1388.594732" calcext:value-type="float">
            <text:p>1388.594732</text:p>
          </table:table-cell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1957" calcext:value-type="float">
            <text:p>1957</text:p>
          </table:table-cell>
          <table:table-cell office:value-type="float" office:value="42.469" calcext:value-type="float">
            <text:p>42.469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1500.895925" calcext:value-type="float">
            <text:p>1500.895925</text:p>
          </table:table-cell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1962" calcext:value-type="float">
            <text:p>1962</text:p>
          </table:table-cell>
          <table:table-cell office:value-type="float" office:value="44.93" calcext:value-type="float">
            <text:p>44.93</text:p>
          </table:table-cell>
          <table:table-cell office:value-type="float" office:value="3832408" calcext:value-type="float">
            <text:p>3832408</text:p>
          </table:table-cell>
          <table:table-cell office:value-type="float" office:value="1728.869428" calcext:value-type="float">
            <text:p>1728.869428</text:p>
          </table:table-cell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1967" calcext:value-type="float">
            <text:p>1967</text:p>
          </table:table-cell>
          <table:table-cell office:value-type="float" office:value="47.35" calcext:value-type="float">
            <text:p>47.35</text:p>
          </table:table-cell>
          <table:table-cell office:value-type="float" office:value="4744870" calcext:value-type="float">
            <text:p>4744870</text:p>
          </table:table-cell>
          <table:table-cell office:value-type="float" office:value="2052.050473" calcext:value-type="float">
            <text:p>2052.050473</text:p>
          </table:table-cell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1972" calcext:value-type="float">
            <text:p>1972</text:p>
          </table:table-cell>
          <table:table-cell office:value-type="float" office:value="49.801" calcext:value-type="float">
            <text:p>49.801</text:p>
          </table:table-cell>
          <table:table-cell office:value-type="float" office:value="6071696" calcext:value-type="float">
            <text:p>6071696</text:p>
          </table:table-cell>
          <table:table-cell office:value-type="float" office:value="2378.201111" calcext:value-type="float">
            <text:p>2378.201111</text:p>
          </table:table-cell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1977" calcext:value-type="float">
            <text:p>1977</text:p>
          </table:table-cell>
          <table:table-cell office:value-type="float" office:value="52.374" calcext:value-type="float">
            <text:p>52.374</text:p>
          </table:table-cell>
          <table:table-cell office:value-type="float" office:value="7459574" calcext:value-type="float">
            <text:p>7459574</text:p>
          </table:table-cell>
          <table:table-cell office:value-type="float" office:value="2517.736547" calcext:value-type="float">
            <text:p>2517.736547</text:p>
          </table:table-cell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1982" calcext:value-type="float">
            <text:p>1982</text:p>
          </table:table-cell>
          <table:table-cell office:value-type="float" office:value="53.983" calcext:value-type="float">
            <text:p>53.983</text:p>
          </table:table-cell>
          <table:table-cell office:value-type="float" office:value="9025951" calcext:value-type="float">
            <text:p>9025951</text:p>
          </table:table-cell>
          <table:table-cell office:value-type="float" office:value="2602.710169" calcext:value-type="float">
            <text:p>2602.710169</text:p>
          </table:table-cell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1987" calcext:value-type="float">
            <text:p>1987</text:p>
          </table:table-cell>
          <table:table-cell office:value-type="float" office:value="54.655" calcext:value-type="float">
            <text:p>54.655</text:p>
          </table:table-cell>
          <table:table-cell office:value-type="float" office:value="10761098" calcext:value-type="float">
            <text:p>10761098</text:p>
          </table:table-cell>
          <table:table-cell office:value-type="float" office:value="2156.956069" calcext:value-type="float">
            <text:p>2156.956069</text:p>
          </table:table-cell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1992" calcext:value-type="float">
            <text:p>1992</text:p>
          </table:table-cell>
          <table:table-cell office:value-type="float" office:value="52.044" calcext:value-type="float">
            <text:p>52.044</text:p>
          </table:table-cell>
          <table:table-cell office:value-type="float" office:value="12772596" calcext:value-type="float">
            <text:p>12772596</text:p>
          </table:table-cell>
          <table:table-cell office:value-type="float" office:value="1648.073791" calcext:value-type="float">
            <text:p>1648.073791</text:p>
          </table:table-cell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1997" calcext:value-type="float">
            <text:p>1997</text:p>
          </table:table-cell>
          <table:table-cell office:value-type="float" office:value="47.991" calcext:value-type="float">
            <text:p>47.991</text:p>
          </table:table-cell>
          <table:table-cell office:value-type="float" office:value="14625967" calcext:value-type="float">
            <text:p>14625967</text:p>
          </table:table-cell>
          <table:table-cell office:value-type="float" office:value="1786.265407" calcext:value-type="float">
            <text:p>1786.265407</text:p>
          </table:table-cell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2002" calcext:value-type="float">
            <text:p>2002</text:p>
          </table:table-cell>
          <table:table-cell office:value-type="float" office:value="46.832" calcext:value-type="float">
            <text:p>46.832</text:p>
          </table:table-cell>
          <table:table-cell office:value-type="float" office:value="16252726" calcext:value-type="float">
            <text:p>16252726</text:p>
          </table:table-cell>
          <table:table-cell office:value-type="float" office:value="1648.800823" calcext:value-type="float">
            <text:p>1648.800823</text:p>
          </table:table-cell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2007" calcext:value-type="float">
            <text:p>2007</text:p>
          </table:table-cell>
          <table:table-cell office:value-type="float" office:value="48.328" calcext:value-type="float">
            <text:p>48.328</text:p>
          </table:table-cell>
          <table:table-cell office:value-type="float" office:value="18013409" calcext:value-type="float">
            <text:p>18013409</text:p>
          </table:table-cell>
          <table:table-cell office:value-type="float" office:value="1544.750112" calcext:value-type="float">
            <text:p>1544.750112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1952" calcext:value-type="float">
            <text:p>1952</text:p>
          </table:table-cell>
          <table:table-cell office:value-type="float" office:value="61.21" calcext:value-type="float">
            <text:p>61.21</text:p>
          </table:table-cell>
          <table:table-cell office:value-type="float" office:value="3882229" calcext:value-type="float">
            <text:p>3882229</text:p>
          </table:table-cell>
          <table:table-cell office:value-type="float" office:value="3119.23652" calcext:value-type="float">
            <text:p>3119.23652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1957" calcext:value-type="float">
            <text:p>1957</text:p>
          </table:table-cell>
          <table:table-cell office:value-type="float" office:value="64.77" calcext:value-type="float">
            <text:p>64.77</text:p>
          </table:table-cell>
          <table:table-cell office:value-type="float" office:value="3991242" calcext:value-type="float">
            <text:p>3991242</text:p>
          </table:table-cell>
          <table:table-cell office:value-type="float" office:value="4338.231617" calcext:value-type="float">
            <text:p>4338.231617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1962" calcext:value-type="float">
            <text:p>1962</text:p>
          </table:table-cell>
          <table:table-cell office:value-type="float" office:value="67.13" calcext:value-type="float">
            <text:p>67.13</text:p>
          </table:table-cell>
          <table:table-cell office:value-type="float" office:value="4076557" calcext:value-type="float">
            <text:p>4076557</text:p>
          </table:table-cell>
          <table:table-cell office:value-type="float" office:value="5477.890018" calcext:value-type="float">
            <text:p>5477.890018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1967" calcext:value-type="float">
            <text:p>1967</text:p>
          </table:table-cell>
          <table:table-cell office:value-type="float" office:value="68.5" calcext:value-type="float">
            <text:p>68.5</text:p>
          </table:table-cell>
          <table:table-cell office:value-type="float" office:value="4174366" calcext:value-type="float">
            <text:p>4174366</text:p>
          </table:table-cell>
          <table:table-cell office:value-type="float" office:value="6960.297861" calcext:value-type="float">
            <text:p>6960.297861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1972" calcext:value-type="float">
            <text:p>1972</text:p>
          </table:table-cell>
          <table:table-cell office:value-type="float" office:value="69.61" calcext:value-type="float">
            <text:p>69.61</text:p>
          </table:table-cell>
          <table:table-cell office:value-type="float" office:value="4225310" calcext:value-type="float">
            <text:p>4225310</text:p>
          </table:table-cell>
          <table:table-cell office:value-type="float" office:value="9164.090127" calcext:value-type="float">
            <text:p>9164.090127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1977" calcext:value-type="float">
            <text:p>1977</text:p>
          </table:table-cell>
          <table:table-cell office:value-type="float" office:value="70.64" calcext:value-type="float">
            <text:p>70.64</text:p>
          </table:table-cell>
          <table:table-cell office:value-type="float" office:value="4318673" calcext:value-type="float">
            <text:p>4318673</text:p>
          </table:table-cell>
          <table:table-cell office:value-type="float" office:value="11305.38517" calcext:value-type="float">
            <text:p>11305.38517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1982" calcext:value-type="float">
            <text:p>1982</text:p>
          </table:table-cell>
          <table:table-cell office:value-type="float" office:value="70.46" calcext:value-type="float">
            <text:p>70.46</text:p>
          </table:table-cell>
          <table:table-cell office:value-type="float" office:value="4413368" calcext:value-type="float">
            <text:p>4413368</text:p>
          </table:table-cell>
          <table:table-cell office:value-type="float" office:value="13221.82184" calcext:value-type="float">
            <text:p>13221.82184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1987" calcext:value-type="float">
            <text:p>1987</text:p>
          </table:table-cell>
          <table:table-cell office:value-type="float" office:value="71.52" calcext:value-type="float">
            <text:p>71.52</text:p>
          </table:table-cell>
          <table:table-cell office:value-type="float" office:value="4484310" calcext:value-type="float">
            <text:p>4484310</text:p>
          </table:table-cell>
          <table:table-cell office:value-type="float" office:value="13822.58394" calcext:value-type="float">
            <text:p>13822.58394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1992" calcext:value-type="float">
            <text:p>1992</text:p>
          </table:table-cell>
          <table:table-cell office:value-type="float" office:value="72.527" calcext:value-type="float">
            <text:p>72.527</text:p>
          </table:table-cell>
          <table:table-cell office:value-type="float" office:value="4494013" calcext:value-type="float">
            <text:p>4494013</text:p>
          </table:table-cell>
          <table:table-cell office:value-type="float" office:value="8447.794873" calcext:value-type="float">
            <text:p>8447.794873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1997" calcext:value-type="float">
            <text:p>1997</text:p>
          </table:table-cell>
          <table:table-cell office:value-type="float" office:value="73.68" calcext:value-type="float">
            <text:p>73.68</text:p>
          </table:table-cell>
          <table:table-cell office:value-type="float" office:value="4444595" calcext:value-type="float">
            <text:p>4444595</text:p>
          </table:table-cell>
          <table:table-cell office:value-type="float" office:value="9875.604515" calcext:value-type="float">
            <text:p>9875.604515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2002" calcext:value-type="float">
            <text:p>2002</text:p>
          </table:table-cell>
          <table:table-cell office:value-type="float" office:value="74.876" calcext:value-type="float">
            <text:p>74.876</text:p>
          </table:table-cell>
          <table:table-cell office:value-type="float" office:value="4481020" calcext:value-type="float">
            <text:p>4481020</text:p>
          </table:table-cell>
          <table:table-cell office:value-type="float" office:value="11628.38895" calcext:value-type="float">
            <text:p>11628.38895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2007" calcext:value-type="float">
            <text:p>2007</text:p>
          </table:table-cell>
          <table:table-cell office:value-type="float" office:value="75.748" calcext:value-type="float">
            <text:p>75.748</text:p>
          </table:table-cell>
          <table:table-cell office:value-type="float" office:value="4493312" calcext:value-type="float">
            <text:p>4493312</text:p>
          </table:table-cell>
          <table:table-cell office:value-type="float" office:value="14619.22272" calcext:value-type="float">
            <text:p>14619.22272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952" calcext:value-type="float">
            <text:p>1952</text:p>
          </table:table-cell>
          <table:table-cell office:value-type="float" office:value="59.421" calcext:value-type="float">
            <text:p>59.421</text:p>
          </table:table-cell>
          <table:table-cell office:value-type="float" office:value="6007797" calcext:value-type="float">
            <text:p>6007797</text:p>
          </table:table-cell>
          <table:table-cell office:value-type="float" office:value="5586.53878" calcext:value-type="float">
            <text:p>5586.53878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957" calcext:value-type="float">
            <text:p>1957</text:p>
          </table:table-cell>
          <table:table-cell office:value-type="float" office:value="62.325" calcext:value-type="float">
            <text:p>62.325</text:p>
          </table:table-cell>
          <table:table-cell office:value-type="float" office:value="6640752" calcext:value-type="float">
            <text:p>6640752</text:p>
          </table:table-cell>
          <table:table-cell office:value-type="float" office:value="6092.174359" calcext:value-type="float">
            <text:p>6092.174359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962" calcext:value-type="float">
            <text:p>1962</text:p>
          </table:table-cell>
          <table:table-cell office:value-type="float" office:value="65.246" calcext:value-type="float">
            <text:p>65.246</text:p>
          </table:table-cell>
          <table:table-cell office:value-type="float" office:value="7254373" calcext:value-type="float">
            <text:p>7254373</text:p>
          </table:table-cell>
          <table:table-cell office:value-type="float" office:value="5180.75591" calcext:value-type="float">
            <text:p>5180.75591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967" calcext:value-type="float">
            <text:p>1967</text:p>
          </table:table-cell>
          <table:table-cell office:value-type="float" office:value="68.29" calcext:value-type="float">
            <text:p>68.29</text:p>
          </table:table-cell>
          <table:table-cell office:value-type="float" office:value="8139332" calcext:value-type="float">
            <text:p>8139332</text:p>
          </table:table-cell>
          <table:table-cell office:value-type="float" office:value="5690.268015" calcext:value-type="float">
            <text:p>5690.268015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972" calcext:value-type="float">
            <text:p>1972</text:p>
          </table:table-cell>
          <table:table-cell office:value-type="float" office:value="70.723" calcext:value-type="float">
            <text:p>70.723</text:p>
          </table:table-cell>
          <table:table-cell office:value-type="float" office:value="8831348" calcext:value-type="float">
            <text:p>8831348</text:p>
          </table:table-cell>
          <table:table-cell office:value-type="float" office:value="5305.445256" calcext:value-type="float">
            <text:p>5305.445256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977" calcext:value-type="float">
            <text:p>1977</text:p>
          </table:table-cell>
          <table:table-cell office:value-type="float" office:value="72.649" calcext:value-type="float">
            <text:p>72.649</text:p>
          </table:table-cell>
          <table:table-cell office:value-type="float" office:value="9537988" calcext:value-type="float">
            <text:p>9537988</text:p>
          </table:table-cell>
          <table:table-cell office:value-type="float" office:value="6380.494966" calcext:value-type="float">
            <text:p>6380.494966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982" calcext:value-type="float">
            <text:p>1982</text:p>
          </table:table-cell>
          <table:table-cell office:value-type="float" office:value="73.717" calcext:value-type="float">
            <text:p>73.717</text:p>
          </table:table-cell>
          <table:table-cell office:value-type="float" office:value="9789224" calcext:value-type="float">
            <text:p>9789224</text:p>
          </table:table-cell>
          <table:table-cell office:value-type="float" office:value="7316.918107" calcext:value-type="float">
            <text:p>7316.918107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987" calcext:value-type="float">
            <text:p>1987</text:p>
          </table:table-cell>
          <table:table-cell office:value-type="float" office:value="74.174" calcext:value-type="float">
            <text:p>74.174</text:p>
          </table:table-cell>
          <table:table-cell office:value-type="float" office:value="10239839" calcext:value-type="float">
            <text:p>10239839</text:p>
          </table:table-cell>
          <table:table-cell office:value-type="float" office:value="7532.924763" calcext:value-type="float">
            <text:p>7532.924763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992" calcext:value-type="float">
            <text:p>1992</text:p>
          </table:table-cell>
          <table:table-cell office:value-type="float" office:value="74.414" calcext:value-type="float">
            <text:p>74.414</text:p>
          </table:table-cell>
          <table:table-cell office:value-type="float" office:value="10723260" calcext:value-type="float">
            <text:p>10723260</text:p>
          </table:table-cell>
          <table:table-cell office:value-type="float" office:value="5592.843963" calcext:value-type="float">
            <text:p>5592.843963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997" calcext:value-type="float">
            <text:p>1997</text:p>
          </table:table-cell>
          <table:table-cell office:value-type="float" office:value="76.151" calcext:value-type="float">
            <text:p>76.151</text:p>
          </table:table-cell>
          <table:table-cell office:value-type="float" office:value="10983007" calcext:value-type="float">
            <text:p>10983007</text:p>
          </table:table-cell>
          <table:table-cell office:value-type="float" office:value="5431.990415" calcext:value-type="float">
            <text:p>5431.990415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02" calcext:value-type="float">
            <text:p>2002</text:p>
          </table:table-cell>
          <table:table-cell office:value-type="float" office:value="77.158" calcext:value-type="float">
            <text:p>77.158</text:p>
          </table:table-cell>
          <table:table-cell office:value-type="float" office:value="11226999" calcext:value-type="float">
            <text:p>11226999</text:p>
          </table:table-cell>
          <table:table-cell office:value-type="float" office:value="6340.646683" calcext:value-type="float">
            <text:p>6340.646683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07" calcext:value-type="float">
            <text:p>2007</text:p>
          </table:table-cell>
          <table:table-cell office:value-type="float" office:value="78.273" calcext:value-type="float">
            <text:p>78.273</text:p>
          </table:table-cell>
          <table:table-cell office:value-type="float" office:value="11416987" calcext:value-type="float">
            <text:p>11416987</text:p>
          </table:table-cell>
          <table:table-cell office:value-type="float" office:value="8948.102923" calcext:value-type="float">
            <text:p>8948.102923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1952" calcext:value-type="float">
            <text:p>1952</text:p>
          </table:table-cell>
          <table:table-cell office:value-type="float" office:value="66.87" calcext:value-type="float">
            <text:p>66.87</text:p>
          </table:table-cell>
          <table:table-cell office:value-type="float" office:value="9125183" calcext:value-type="float">
            <text:p>9125183</text:p>
          </table:table-cell>
          <table:table-cell office:value-type="float" office:value="6876.14025" calcext:value-type="float">
            <text:p>6876.14025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1957" calcext:value-type="float">
            <text:p>1957</text:p>
          </table:table-cell>
          <table:table-cell office:value-type="float" office:value="69.03" calcext:value-type="float">
            <text:p>69.03</text:p>
          </table:table-cell>
          <table:table-cell office:value-type="float" office:value="9513758" calcext:value-type="float">
            <text:p>9513758</text:p>
          </table:table-cell>
          <table:table-cell office:value-type="float" office:value="8256.343918" calcext:value-type="float">
            <text:p>8256.343918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1962" calcext:value-type="float">
            <text:p>1962</text:p>
          </table:table-cell>
          <table:table-cell office:value-type="float" office:value="69.9" calcext:value-type="float">
            <text:p>69.9</text:p>
          </table:table-cell>
          <table:table-cell office:value-type="float" office:value="9620282" calcext:value-type="float">
            <text:p>9620282</text:p>
          </table:table-cell>
          <table:table-cell office:value-type="float" office:value="10136.86713" calcext:value-type="float">
            <text:p>10136.86713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1967" calcext:value-type="float">
            <text:p>1967</text:p>
          </table:table-cell>
          <table:table-cell office:value-type="float" office:value="70.38" calcext:value-type="float">
            <text:p>70.38</text:p>
          </table:table-cell>
          <table:table-cell office:value-type="float" office:value="9835109" calcext:value-type="float">
            <text:p>9835109</text:p>
          </table:table-cell>
          <table:table-cell office:value-type="float" office:value="11399.44489" calcext:value-type="float">
            <text:p>11399.44489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1972" calcext:value-type="float">
            <text:p>1972</text:p>
          </table:table-cell>
          <table:table-cell office:value-type="float" office:value="70.29" calcext:value-type="float">
            <text:p>70.29</text:p>
          </table:table-cell>
          <table:table-cell office:value-type="float" office:value="9862158" calcext:value-type="float">
            <text:p>9862158</text:p>
          </table:table-cell>
          <table:table-cell office:value-type="float" office:value="13108.4536" calcext:value-type="float">
            <text:p>13108.4536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1977" calcext:value-type="float">
            <text:p>1977</text:p>
          </table:table-cell>
          <table:table-cell office:value-type="float" office:value="70.71" calcext:value-type="float">
            <text:p>70.71</text:p>
          </table:table-cell>
          <table:table-cell office:value-type="float" office:value="10161915" calcext:value-type="float">
            <text:p>10161915</text:p>
          </table:table-cell>
          <table:table-cell office:value-type="float" office:value="14800.16062" calcext:value-type="float">
            <text:p>14800.16062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1982" calcext:value-type="float">
            <text:p>1982</text:p>
          </table:table-cell>
          <table:table-cell office:value-type="float" office:value="70.96" calcext:value-type="float">
            <text:p>70.96</text:p>
          </table:table-cell>
          <table:table-cell office:value-type="float" office:value="10303704" calcext:value-type="float">
            <text:p>10303704</text:p>
          </table:table-cell>
          <table:table-cell office:value-type="float" office:value="15377.22855" calcext:value-type="float">
            <text:p>15377.22855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1987" calcext:value-type="float">
            <text:p>1987</text:p>
          </table:table-cell>
          <table:table-cell office:value-type="float" office:value="71.58" calcext:value-type="float">
            <text:p>71.58</text:p>
          </table:table-cell>
          <table:table-cell office:value-type="float" office:value="10311597" calcext:value-type="float">
            <text:p>10311597</text:p>
          </table:table-cell>
          <table:table-cell office:value-type="float" office:value="16310.4434" calcext:value-type="float">
            <text:p>16310.4434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1992" calcext:value-type="float">
            <text:p>1992</text:p>
          </table:table-cell>
          <table:table-cell office:value-type="float" office:value="72.4" calcext:value-type="float">
            <text:p>72.4</text:p>
          </table:table-cell>
          <table:table-cell office:value-type="float" office:value="10315702" calcext:value-type="float">
            <text:p>10315702</text:p>
          </table:table-cell>
          <table:table-cell office:value-type="float" office:value="14297.02122" calcext:value-type="float">
            <text:p>14297.02122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1997" calcext:value-type="float">
            <text:p>1997</text:p>
          </table:table-cell>
          <table:table-cell office:value-type="float" office:value="74.01" calcext:value-type="float">
            <text:p>74.01</text:p>
          </table:table-cell>
          <table:table-cell office:value-type="float" office:value="10300707" calcext:value-type="float">
            <text:p>10300707</text:p>
          </table:table-cell>
          <table:table-cell office:value-type="float" office:value="16048.51424" calcext:value-type="float">
            <text:p>16048.51424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2002" calcext:value-type="float">
            <text:p>2002</text:p>
          </table:table-cell>
          <table:table-cell office:value-type="float" office:value="75.51" calcext:value-type="float">
            <text:p>75.51</text:p>
          </table:table-cell>
          <table:table-cell office:value-type="float" office:value="10256295" calcext:value-type="float">
            <text:p>10256295</text:p>
          </table:table-cell>
          <table:table-cell office:value-type="float" office:value="17596.21022" calcext:value-type="float">
            <text:p>17596.21022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2007" calcext:value-type="float">
            <text:p>2007</text:p>
          </table:table-cell>
          <table:table-cell office:value-type="float" office:value="76.486" calcext:value-type="float">
            <text:p>76.486</text:p>
          </table:table-cell>
          <table:table-cell office:value-type="float" office:value="10228744" calcext:value-type="float">
            <text:p>10228744</text:p>
          </table:table-cell>
          <table:table-cell office:value-type="float" office:value="22833.30851" calcext:value-type="float">
            <text:p>22833.30851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952" calcext:value-type="float">
            <text:p>1952</text:p>
          </table:table-cell>
          <table:table-cell office:value-type="float" office:value="70.78" calcext:value-type="float">
            <text:p>70.78</text:p>
          </table:table-cell>
          <table:table-cell office:value-type="float" office:value="4334000" calcext:value-type="float">
            <text:p>4334000</text:p>
          </table:table-cell>
          <table:table-cell office:value-type="float" office:value="9692.385245" calcext:value-type="float">
            <text:p>9692.385245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957" calcext:value-type="float">
            <text:p>1957</text:p>
          </table:table-cell>
          <table:table-cell office:value-type="float" office:value="71.81" calcext:value-type="float">
            <text:p>71.81</text:p>
          </table:table-cell>
          <table:table-cell office:value-type="float" office:value="4487831" calcext:value-type="float">
            <text:p>4487831</text:p>
          </table:table-cell>
          <table:table-cell office:value-type="float" office:value="11099.65935" calcext:value-type="float">
            <text:p>11099.65935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962" calcext:value-type="float">
            <text:p>1962</text:p>
          </table:table-cell>
          <table:table-cell office:value-type="float" office:value="72.35" calcext:value-type="float">
            <text:p>72.35</text:p>
          </table:table-cell>
          <table:table-cell office:value-type="float" office:value="4646899" calcext:value-type="float">
            <text:p>4646899</text:p>
          </table:table-cell>
          <table:table-cell office:value-type="float" office:value="13583.31351" calcext:value-type="float">
            <text:p>13583.31351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967" calcext:value-type="float">
            <text:p>1967</text:p>
          </table:table-cell>
          <table:table-cell office:value-type="float" office:value="72.96" calcext:value-type="float">
            <text:p>72.96</text:p>
          </table:table-cell>
          <table:table-cell office:value-type="float" office:value="4838800" calcext:value-type="float">
            <text:p>4838800</text:p>
          </table:table-cell>
          <table:table-cell office:value-type="float" office:value="15937.21123" calcext:value-type="float">
            <text:p>15937.21123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972" calcext:value-type="float">
            <text:p>1972</text:p>
          </table:table-cell>
          <table:table-cell office:value-type="float" office:value="73.47" calcext:value-type="float">
            <text:p>73.47</text:p>
          </table:table-cell>
          <table:table-cell office:value-type="float" office:value="4991596" calcext:value-type="float">
            <text:p>4991596</text:p>
          </table:table-cell>
          <table:table-cell office:value-type="float" office:value="18866.20721" calcext:value-type="float">
            <text:p>18866.20721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977" calcext:value-type="float">
            <text:p>1977</text:p>
          </table:table-cell>
          <table:table-cell office:value-type="float" office:value="74.69" calcext:value-type="float">
            <text:p>74.69</text:p>
          </table:table-cell>
          <table:table-cell office:value-type="float" office:value="5088419" calcext:value-type="float">
            <text:p>5088419</text:p>
          </table:table-cell>
          <table:table-cell office:value-type="float" office:value="20422.9015" calcext:value-type="float">
            <text:p>20422.9015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982" calcext:value-type="float">
            <text:p>1982</text:p>
          </table:table-cell>
          <table:table-cell office:value-type="float" office:value="74.63" calcext:value-type="float">
            <text:p>74.63</text:p>
          </table:table-cell>
          <table:table-cell office:value-type="float" office:value="5117810" calcext:value-type="float">
            <text:p>5117810</text:p>
          </table:table-cell>
          <table:table-cell office:value-type="float" office:value="21688.04048" calcext:value-type="float">
            <text:p>21688.04048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987" calcext:value-type="float">
            <text:p>1987</text:p>
          </table:table-cell>
          <table:table-cell office:value-type="float" office:value="74.8" calcext:value-type="float">
            <text:p>74.8</text:p>
          </table:table-cell>
          <table:table-cell office:value-type="float" office:value="5127024" calcext:value-type="float">
            <text:p>5127024</text:p>
          </table:table-cell>
          <table:table-cell office:value-type="float" office:value="25116.17581" calcext:value-type="float">
            <text:p>25116.17581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992" calcext:value-type="float">
            <text:p>1992</text:p>
          </table:table-cell>
          <table:table-cell office:value-type="float" office:value="75.33" calcext:value-type="float">
            <text:p>75.33</text:p>
          </table:table-cell>
          <table:table-cell office:value-type="float" office:value="5171393" calcext:value-type="float">
            <text:p>5171393</text:p>
          </table:table-cell>
          <table:table-cell office:value-type="float" office:value="26406.73985" calcext:value-type="float">
            <text:p>26406.73985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997" calcext:value-type="float">
            <text:p>1997</text:p>
          </table:table-cell>
          <table:table-cell office:value-type="float" office:value="76.11" calcext:value-type="float">
            <text:p>76.11</text:p>
          </table:table-cell>
          <table:table-cell office:value-type="float" office:value="5283663" calcext:value-type="float">
            <text:p>5283663</text:p>
          </table:table-cell>
          <table:table-cell office:value-type="float" office:value="29804.34567" calcext:value-type="float">
            <text:p>29804.34567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002" calcext:value-type="float">
            <text:p>2002</text:p>
          </table:table-cell>
          <table:table-cell office:value-type="float" office:value="77.18" calcext:value-type="float">
            <text:p>77.18</text:p>
          </table:table-cell>
          <table:table-cell office:value-type="float" office:value="5374693" calcext:value-type="float">
            <text:p>5374693</text:p>
          </table:table-cell>
          <table:table-cell office:value-type="float" office:value="32166.50006" calcext:value-type="float">
            <text:p>32166.50006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007" calcext:value-type="float">
            <text:p>2007</text:p>
          </table:table-cell>
          <table:table-cell office:value-type="float" office:value="78.332" calcext:value-type="float">
            <text:p>78.332</text:p>
          </table:table-cell>
          <table:table-cell office:value-type="float" office:value="5468120" calcext:value-type="float">
            <text:p>5468120</text:p>
          </table:table-cell>
          <table:table-cell office:value-type="float" office:value="35278.41874" calcext:value-type="float">
            <text:p>35278.41874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1952" calcext:value-type="float">
            <text:p>1952</text:p>
          </table:table-cell>
          <table:table-cell office:value-type="float" office:value="34.812" calcext:value-type="float">
            <text:p>34.812</text:p>
          </table:table-cell>
          <table:table-cell office:value-type="float" office:value="63149" calcext:value-type="float">
            <text:p>63149</text:p>
          </table:table-cell>
          <table:table-cell office:value-type="float" office:value="2669.529475" calcext:value-type="float">
            <text:p>2669.529475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1957" calcext:value-type="float">
            <text:p>1957</text:p>
          </table:table-cell>
          <table:table-cell office:value-type="float" office:value="37.328" calcext:value-type="float">
            <text:p>37.328</text:p>
          </table:table-cell>
          <table:table-cell office:value-type="float" office:value="71851" calcext:value-type="float">
            <text:p>71851</text:p>
          </table:table-cell>
          <table:table-cell office:value-type="float" office:value="2864.969076" calcext:value-type="float">
            <text:p>2864.969076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1962" calcext:value-type="float">
            <text:p>1962</text:p>
          </table:table-cell>
          <table:table-cell office:value-type="float" office:value="39.693" calcext:value-type="float">
            <text:p>39.693</text:p>
          </table:table-cell>
          <table:table-cell office:value-type="float" office:value="89898" calcext:value-type="float">
            <text:p>89898</text:p>
          </table:table-cell>
          <table:table-cell office:value-type="float" office:value="3020.989263" calcext:value-type="float">
            <text:p>3020.989263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1967" calcext:value-type="float">
            <text:p>1967</text:p>
          </table:table-cell>
          <table:table-cell office:value-type="float" office:value="42.074" calcext:value-type="float">
            <text:p>42.074</text:p>
          </table:table-cell>
          <table:table-cell office:value-type="float" office:value="127617" calcext:value-type="float">
            <text:p>127617</text:p>
          </table:table-cell>
          <table:table-cell office:value-type="float" office:value="3020.050513" calcext:value-type="float">
            <text:p>3020.050513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1972" calcext:value-type="float">
            <text:p>1972</text:p>
          </table:table-cell>
          <table:table-cell office:value-type="float" office:value="44.366" calcext:value-type="float">
            <text:p>44.366</text:p>
          </table:table-cell>
          <table:table-cell office:value-type="float" office:value="178848" calcext:value-type="float">
            <text:p>178848</text:p>
          </table:table-cell>
          <table:table-cell office:value-type="float" office:value="3694.212352" calcext:value-type="float">
            <text:p>3694.212352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1977" calcext:value-type="float">
            <text:p>1977</text:p>
          </table:table-cell>
          <table:table-cell office:value-type="float" office:value="46.519" calcext:value-type="float">
            <text:p>46.519</text:p>
          </table:table-cell>
          <table:table-cell office:value-type="float" office:value="228694" calcext:value-type="float">
            <text:p>228694</text:p>
          </table:table-cell>
          <table:table-cell office:value-type="float" office:value="3081.761022" calcext:value-type="float">
            <text:p>3081.761022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1982" calcext:value-type="float">
            <text:p>1982</text:p>
          </table:table-cell>
          <table:table-cell office:value-type="float" office:value="48.812" calcext:value-type="float">
            <text:p>48.812</text:p>
          </table:table-cell>
          <table:table-cell office:value-type="float" office:value="305991" calcext:value-type="float">
            <text:p>305991</text:p>
          </table:table-cell>
          <table:table-cell office:value-type="float" office:value="2879.468067" calcext:value-type="float">
            <text:p>2879.468067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1987" calcext:value-type="float">
            <text:p>1987</text:p>
          </table:table-cell>
          <table:table-cell office:value-type="float" office:value="50.04" calcext:value-type="float">
            <text:p>50.04</text:p>
          </table:table-cell>
          <table:table-cell office:value-type="float" office:value="311025" calcext:value-type="float">
            <text:p>311025</text:p>
          </table:table-cell>
          <table:table-cell office:value-type="float" office:value="2880.102568" calcext:value-type="float">
            <text:p>2880.102568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1992" calcext:value-type="float">
            <text:p>1992</text:p>
          </table:table-cell>
          <table:table-cell office:value-type="float" office:value="51.604" calcext:value-type="float">
            <text:p>51.604</text:p>
          </table:table-cell>
          <table:table-cell office:value-type="float" office:value="384156" calcext:value-type="float">
            <text:p>384156</text:p>
          </table:table-cell>
          <table:table-cell office:value-type="float" office:value="2377.156192" calcext:value-type="float">
            <text:p>2377.156192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1997" calcext:value-type="float">
            <text:p>1997</text:p>
          </table:table-cell>
          <table:table-cell office:value-type="float" office:value="53.157" calcext:value-type="float">
            <text:p>53.157</text:p>
          </table:table-cell>
          <table:table-cell office:value-type="float" office:value="417908" calcext:value-type="float">
            <text:p>417908</text:p>
          </table:table-cell>
          <table:table-cell office:value-type="float" office:value="1895.016984" calcext:value-type="float">
            <text:p>1895.016984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02" calcext:value-type="float">
            <text:p>2002</text:p>
          </table:table-cell>
          <table:table-cell office:value-type="float" office:value="53.373" calcext:value-type="float">
            <text:p>53.373</text:p>
          </table:table-cell>
          <table:table-cell office:value-type="float" office:value="447416" calcext:value-type="float">
            <text:p>447416</text:p>
          </table:table-cell>
          <table:table-cell office:value-type="float" office:value="1908.260867" calcext:value-type="float">
            <text:p>1908.260867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07" calcext:value-type="float">
            <text:p>2007</text:p>
          </table:table-cell>
          <table:table-cell office:value-type="float" office:value="54.791" calcext:value-type="float">
            <text:p>54.791</text:p>
          </table:table-cell>
          <table:table-cell office:value-type="float" office:value="496374" calcext:value-type="float">
            <text:p>496374</text:p>
          </table:table-cell>
          <table:table-cell office:value-type="float" office:value="2082.481567" calcext:value-type="float">
            <text:p>2082.481567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952" calcext:value-type="float">
            <text:p>1952</text:p>
          </table:table-cell>
          <table:table-cell office:value-type="float" office:value="45.928" calcext:value-type="float">
            <text:p>45.928</text:p>
          </table:table-cell>
          <table:table-cell office:value-type="float" office:value="2491346" calcext:value-type="float">
            <text:p>2491346</text:p>
          </table:table-cell>
          <table:table-cell office:value-type="float" office:value="1397.717137" calcext:value-type="float">
            <text:p>1397.717137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957" calcext:value-type="float">
            <text:p>1957</text:p>
          </table:table-cell>
          <table:table-cell office:value-type="float" office:value="49.828" calcext:value-type="float">
            <text:p>49.828</text:p>
          </table:table-cell>
          <table:table-cell office:value-type="float" office:value="2923186" calcext:value-type="float">
            <text:p>2923186</text:p>
          </table:table-cell>
          <table:table-cell office:value-type="float" office:value="1544.402995" calcext:value-type="float">
            <text:p>1544.402995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962" calcext:value-type="float">
            <text:p>1962</text:p>
          </table:table-cell>
          <table:table-cell office:value-type="float" office:value="53.459" calcext:value-type="float">
            <text:p>53.459</text:p>
          </table:table-cell>
          <table:table-cell office:value-type="float" office:value="3453434" calcext:value-type="float">
            <text:p>3453434</text:p>
          </table:table-cell>
          <table:table-cell office:value-type="float" office:value="1662.137359" calcext:value-type="float">
            <text:p>1662.137359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967" calcext:value-type="float">
            <text:p>1967</text:p>
          </table:table-cell>
          <table:table-cell office:value-type="float" office:value="56.751" calcext:value-type="float">
            <text:p>56.751</text:p>
          </table:table-cell>
          <table:table-cell office:value-type="float" office:value="4049146" calcext:value-type="float">
            <text:p>4049146</text:p>
          </table:table-cell>
          <table:table-cell office:value-type="float" office:value="1653.723003" calcext:value-type="float">
            <text:p>1653.723003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972" calcext:value-type="float">
            <text:p>1972</text:p>
          </table:table-cell>
          <table:table-cell office:value-type="float" office:value="59.631" calcext:value-type="float">
            <text:p>59.631</text:p>
          </table:table-cell>
          <table:table-cell office:value-type="float" office:value="4671329" calcext:value-type="float">
            <text:p>4671329</text:p>
          </table:table-cell>
          <table:table-cell office:value-type="float" office:value="2189.874499" calcext:value-type="float">
            <text:p>2189.874499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977" calcext:value-type="float">
            <text:p>1977</text:p>
          </table:table-cell>
          <table:table-cell office:value-type="float" office:value="61.788" calcext:value-type="float">
            <text:p>61.788</text:p>
          </table:table-cell>
          <table:table-cell office:value-type="float" office:value="5302800" calcext:value-type="float">
            <text:p>5302800</text:p>
          </table:table-cell>
          <table:table-cell office:value-type="float" office:value="2681.9889" calcext:value-type="float">
            <text:p>2681.9889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982" calcext:value-type="float">
            <text:p>1982</text:p>
          </table:table-cell>
          <table:table-cell office:value-type="float" office:value="63.727" calcext:value-type="float">
            <text:p>63.727</text:p>
          </table:table-cell>
          <table:table-cell office:value-type="float" office:value="5968349" calcext:value-type="float">
            <text:p>5968349</text:p>
          </table:table-cell>
          <table:table-cell office:value-type="float" office:value="2861.092386" calcext:value-type="float">
            <text:p>2861.092386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987" calcext:value-type="float">
            <text:p>1987</text:p>
          </table:table-cell>
          <table:table-cell office:value-type="float" office:value="66.046" calcext:value-type="float">
            <text:p>66.046</text:p>
          </table:table-cell>
          <table:table-cell office:value-type="float" office:value="6655297" calcext:value-type="float">
            <text:p>6655297</text:p>
          </table:table-cell>
          <table:table-cell office:value-type="float" office:value="2899.842175" calcext:value-type="float">
            <text:p>2899.842175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992" calcext:value-type="float">
            <text:p>1992</text:p>
          </table:table-cell>
          <table:table-cell office:value-type="float" office:value="68.457" calcext:value-type="float">
            <text:p>68.457</text:p>
          </table:table-cell>
          <table:table-cell office:value-type="float" office:value="7351181" calcext:value-type="float">
            <text:p>7351181</text:p>
          </table:table-cell>
          <table:table-cell office:value-type="float" office:value="3044.214214" calcext:value-type="float">
            <text:p>3044.214214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997" calcext:value-type="float">
            <text:p>1997</text:p>
          </table:table-cell>
          <table:table-cell office:value-type="float" office:value="69.957" calcext:value-type="float">
            <text:p>69.957</text:p>
          </table:table-cell>
          <table:table-cell office:value-type="float" office:value="7992357" calcext:value-type="float">
            <text:p>7992357</text:p>
          </table:table-cell>
          <table:table-cell office:value-type="float" office:value="3614.101285" calcext:value-type="float">
            <text:p>3614.101285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02" calcext:value-type="float">
            <text:p>2002</text:p>
          </table:table-cell>
          <table:table-cell office:value-type="float" office:value="70.847" calcext:value-type="float">
            <text:p>70.847</text:p>
          </table:table-cell>
          <table:table-cell office:value-type="float" office:value="8650322" calcext:value-type="float">
            <text:p>8650322</text:p>
          </table:table-cell>
          <table:table-cell office:value-type="float" office:value="4563.808154" calcext:value-type="float">
            <text:p>4563.808154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07" calcext:value-type="float">
            <text:p>2007</text:p>
          </table:table-cell>
          <table:table-cell office:value-type="float" office:value="72.235" calcext:value-type="float">
            <text:p>72.235</text:p>
          </table:table-cell>
          <table:table-cell office:value-type="float" office:value="9319622" calcext:value-type="float">
            <text:p>9319622</text:p>
          </table:table-cell>
          <table:table-cell office:value-type="float" office:value="6025.374752" calcext:value-type="float">
            <text:p>6025.374752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952" calcext:value-type="float">
            <text:p>1952</text:p>
          </table:table-cell>
          <table:table-cell office:value-type="float" office:value="48.357" calcext:value-type="float">
            <text:p>48.357</text:p>
          </table:table-cell>
          <table:table-cell office:value-type="float" office:value="3548753" calcext:value-type="float">
            <text:p>3548753</text:p>
          </table:table-cell>
          <table:table-cell office:value-type="float" office:value="3522.110717" calcext:value-type="float">
            <text:p>3522.110717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957" calcext:value-type="float">
            <text:p>1957</text:p>
          </table:table-cell>
          <table:table-cell office:value-type="float" office:value="51.356" calcext:value-type="float">
            <text:p>51.356</text:p>
          </table:table-cell>
          <table:table-cell office:value-type="float" office:value="4058385" calcext:value-type="float">
            <text:p>4058385</text:p>
          </table:table-cell>
          <table:table-cell office:value-type="float" office:value="3780.546651" calcext:value-type="float">
            <text:p>3780.546651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962" calcext:value-type="float">
            <text:p>1962</text:p>
          </table:table-cell>
          <table:table-cell office:value-type="float" office:value="54.64" calcext:value-type="float">
            <text:p>54.64</text:p>
          </table:table-cell>
          <table:table-cell office:value-type="float" office:value="4681707" calcext:value-type="float">
            <text:p>4681707</text:p>
          </table:table-cell>
          <table:table-cell office:value-type="float" office:value="4086.114078" calcext:value-type="float">
            <text:p>4086.114078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967" calcext:value-type="float">
            <text:p>1967</text:p>
          </table:table-cell>
          <table:table-cell office:value-type="float" office:value="56.678" calcext:value-type="float">
            <text:p>56.678</text:p>
          </table:table-cell>
          <table:table-cell office:value-type="float" office:value="5432424" calcext:value-type="float">
            <text:p>5432424</text:p>
          </table:table-cell>
          <table:table-cell office:value-type="float" office:value="4579.074215" calcext:value-type="float">
            <text:p>4579.074215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972" calcext:value-type="float">
            <text:p>1972</text:p>
          </table:table-cell>
          <table:table-cell office:value-type="float" office:value="58.796" calcext:value-type="float">
            <text:p>58.796</text:p>
          </table:table-cell>
          <table:table-cell office:value-type="float" office:value="6298651" calcext:value-type="float">
            <text:p>6298651</text:p>
          </table:table-cell>
          <table:table-cell office:value-type="float" office:value="5280.99471" calcext:value-type="float">
            <text:p>5280.99471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977" calcext:value-type="float">
            <text:p>1977</text:p>
          </table:table-cell>
          <table:table-cell office:value-type="float" office:value="61.31" calcext:value-type="float">
            <text:p>61.31</text:p>
          </table:table-cell>
          <table:table-cell office:value-type="float" office:value="7278866" calcext:value-type="float">
            <text:p>7278866</text:p>
          </table:table-cell>
          <table:table-cell office:value-type="float" office:value="6679.62326" calcext:value-type="float">
            <text:p>6679.62326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982" calcext:value-type="float">
            <text:p>1982</text:p>
          </table:table-cell>
          <table:table-cell office:value-type="float" office:value="64.342" calcext:value-type="float">
            <text:p>64.342</text:p>
          </table:table-cell>
          <table:table-cell office:value-type="float" office:value="8365850" calcext:value-type="float">
            <text:p>8365850</text:p>
          </table:table-cell>
          <table:table-cell office:value-type="float" office:value="7213.791267" calcext:value-type="float">
            <text:p>7213.791267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987" calcext:value-type="float">
            <text:p>1987</text:p>
          </table:table-cell>
          <table:table-cell office:value-type="float" office:value="67.231" calcext:value-type="float">
            <text:p>67.231</text:p>
          </table:table-cell>
          <table:table-cell office:value-type="float" office:value="9545158" calcext:value-type="float">
            <text:p>9545158</text:p>
          </table:table-cell>
          <table:table-cell office:value-type="float" office:value="6481.776993" calcext:value-type="float">
            <text:p>6481.776993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992" calcext:value-type="float">
            <text:p>1992</text:p>
          </table:table-cell>
          <table:table-cell office:value-type="float" office:value="69.613" calcext:value-type="float">
            <text:p>69.613</text:p>
          </table:table-cell>
          <table:table-cell office:value-type="float" office:value="10748394" calcext:value-type="float">
            <text:p>10748394</text:p>
          </table:table-cell>
          <table:table-cell office:value-type="float" office:value="7103.702595" calcext:value-type="float">
            <text:p>7103.702595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997" calcext:value-type="float">
            <text:p>1997</text:p>
          </table:table-cell>
          <table:table-cell office:value-type="float" office:value="72.312" calcext:value-type="float">
            <text:p>72.312</text:p>
          </table:table-cell>
          <table:table-cell office:value-type="float" office:value="11911819" calcext:value-type="float">
            <text:p>11911819</text:p>
          </table:table-cell>
          <table:table-cell office:value-type="float" office:value="7429.455877" calcext:value-type="float">
            <text:p>7429.455877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02" calcext:value-type="float">
            <text:p>2002</text:p>
          </table:table-cell>
          <table:table-cell office:value-type="float" office:value="74.173" calcext:value-type="float">
            <text:p>74.173</text:p>
          </table:table-cell>
          <table:table-cell office:value-type="float" office:value="12921234" calcext:value-type="float">
            <text:p>12921234</text:p>
          </table:table-cell>
          <table:table-cell office:value-type="float" office:value="5773.044512" calcext:value-type="float">
            <text:p>5773.044512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07" calcext:value-type="float">
            <text:p>2007</text:p>
          </table:table-cell>
          <table:table-cell office:value-type="float" office:value="74.994" calcext:value-type="float">
            <text:p>74.994</text:p>
          </table:table-cell>
          <table:table-cell office:value-type="float" office:value="13755680" calcext:value-type="float">
            <text:p>13755680</text:p>
          </table:table-cell>
          <table:table-cell office:value-type="float" office:value="6873.262326" calcext:value-type="float">
            <text:p>6873.262326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952" calcext:value-type="float">
            <text:p>1952</text:p>
          </table:table-cell>
          <table:table-cell office:value-type="float" office:value="41.893" calcext:value-type="float">
            <text:p>41.893</text:p>
          </table:table-cell>
          <table:table-cell office:value-type="float" office:value="22223309" calcext:value-type="float">
            <text:p>22223309</text:p>
          </table:table-cell>
          <table:table-cell office:value-type="float" office:value="1418.822445" calcext:value-type="float">
            <text:p>1418.822445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957" calcext:value-type="float">
            <text:p>1957</text:p>
          </table:table-cell>
          <table:table-cell office:value-type="float" office:value="44.444" calcext:value-type="float">
            <text:p>44.444</text:p>
          </table:table-cell>
          <table:table-cell office:value-type="float" office:value="25009741" calcext:value-type="float">
            <text:p>25009741</text:p>
          </table:table-cell>
          <table:table-cell office:value-type="float" office:value="1458.915272" calcext:value-type="float">
            <text:p>1458.915272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962" calcext:value-type="float">
            <text:p>1962</text:p>
          </table:table-cell>
          <table:table-cell office:value-type="float" office:value="46.992" calcext:value-type="float">
            <text:p>46.992</text:p>
          </table:table-cell>
          <table:table-cell office:value-type="float" office:value="28173309" calcext:value-type="float">
            <text:p>28173309</text:p>
          </table:table-cell>
          <table:table-cell office:value-type="float" office:value="1693.335853" calcext:value-type="float">
            <text:p>1693.335853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967" calcext:value-type="float">
            <text:p>1967</text:p>
          </table:table-cell>
          <table:table-cell office:value-type="float" office:value="49.293" calcext:value-type="float">
            <text:p>49.293</text:p>
          </table:table-cell>
          <table:table-cell office:value-type="float" office:value="31681188" calcext:value-type="float">
            <text:p>31681188</text:p>
          </table:table-cell>
          <table:table-cell office:value-type="float" office:value="1814.880728" calcext:value-type="float">
            <text:p>1814.880728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972" calcext:value-type="float">
            <text:p>1972</text:p>
          </table:table-cell>
          <table:table-cell office:value-type="float" office:value="51.137" calcext:value-type="float">
            <text:p>51.137</text:p>
          </table:table-cell>
          <table:table-cell office:value-type="float" office:value="34807417" calcext:value-type="float">
            <text:p>34807417</text:p>
          </table:table-cell>
          <table:table-cell office:value-type="float" office:value="2024.008147" calcext:value-type="float">
            <text:p>2024.008147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977" calcext:value-type="float">
            <text:p>1977</text:p>
          </table:table-cell>
          <table:table-cell office:value-type="float" office:value="53.319" calcext:value-type="float">
            <text:p>53.319</text:p>
          </table:table-cell>
          <table:table-cell office:value-type="float" office:value="38783863" calcext:value-type="float">
            <text:p>38783863</text:p>
          </table:table-cell>
          <table:table-cell office:value-type="float" office:value="2785.493582" calcext:value-type="float">
            <text:p>2785.493582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982" calcext:value-type="float">
            <text:p>1982</text:p>
          </table:table-cell>
          <table:table-cell office:value-type="float" office:value="56.006" calcext:value-type="float">
            <text:p>56.006</text:p>
          </table:table-cell>
          <table:table-cell office:value-type="float" office:value="45681811" calcext:value-type="float">
            <text:p>45681811</text:p>
          </table:table-cell>
          <table:table-cell office:value-type="float" office:value="3503.729636" calcext:value-type="float">
            <text:p>3503.729636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987" calcext:value-type="float">
            <text:p>1987</text:p>
          </table:table-cell>
          <table:table-cell office:value-type="float" office:value="59.797" calcext:value-type="float">
            <text:p>59.797</text:p>
          </table:table-cell>
          <table:table-cell office:value-type="float" office:value="52799062" calcext:value-type="float">
            <text:p>52799062</text:p>
          </table:table-cell>
          <table:table-cell office:value-type="float" office:value="3885.46071" calcext:value-type="float">
            <text:p>3885.46071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992" calcext:value-type="float">
            <text:p>1992</text:p>
          </table:table-cell>
          <table:table-cell office:value-type="float" office:value="63.674" calcext:value-type="float">
            <text:p>63.674</text:p>
          </table:table-cell>
          <table:table-cell office:value-type="float" office:value="59402198" calcext:value-type="float">
            <text:p>59402198</text:p>
          </table:table-cell>
          <table:table-cell office:value-type="float" office:value="3794.755195" calcext:value-type="float">
            <text:p>3794.755195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997" calcext:value-type="float">
            <text:p>1997</text:p>
          </table:table-cell>
          <table:table-cell office:value-type="float" office:value="67.217" calcext:value-type="float">
            <text:p>67.217</text:p>
          </table:table-cell>
          <table:table-cell office:value-type="float" office:value="66134291" calcext:value-type="float">
            <text:p>66134291</text:p>
          </table:table-cell>
          <table:table-cell office:value-type="float" office:value="4173.181797" calcext:value-type="float">
            <text:p>4173.181797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02" calcext:value-type="float">
            <text:p>2002</text:p>
          </table:table-cell>
          <table:table-cell office:value-type="float" office:value="69.806" calcext:value-type="float">
            <text:p>69.806</text:p>
          </table:table-cell>
          <table:table-cell office:value-type="float" office:value="73312559" calcext:value-type="float">
            <text:p>73312559</text:p>
          </table:table-cell>
          <table:table-cell office:value-type="float" office:value="4754.604414" calcext:value-type="float">
            <text:p>4754.604414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07" calcext:value-type="float">
            <text:p>2007</text:p>
          </table:table-cell>
          <table:table-cell office:value-type="float" office:value="71.338" calcext:value-type="float">
            <text:p>71.338</text:p>
          </table:table-cell>
          <table:table-cell office:value-type="float" office:value="80264543" calcext:value-type="float">
            <text:p>80264543</text:p>
          </table:table-cell>
          <table:table-cell office:value-type="float" office:value="5581.180998" calcext:value-type="float">
            <text:p>5581.180998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952" calcext:value-type="float">
            <text:p>1952</text:p>
          </table:table-cell>
          <table:table-cell office:value-type="float" office:value="45.262" calcext:value-type="float">
            <text:p>45.262</text:p>
          </table:table-cell>
          <table:table-cell office:value-type="float" office:value="2042865" calcext:value-type="float">
            <text:p>2042865</text:p>
          </table:table-cell>
          <table:table-cell office:value-type="float" office:value="3048.3029" calcext:value-type="float">
            <text:p>3048.3029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957" calcext:value-type="float">
            <text:p>1957</text:p>
          </table:table-cell>
          <table:table-cell office:value-type="float" office:value="48.57" calcext:value-type="float">
            <text:p>48.57</text:p>
          </table:table-cell>
          <table:table-cell office:value-type="float" office:value="2355805" calcext:value-type="float">
            <text:p>2355805</text:p>
          </table:table-cell>
          <table:table-cell office:value-type="float" office:value="3421.523218" calcext:value-type="float">
            <text:p>3421.523218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962" calcext:value-type="float">
            <text:p>1962</text:p>
          </table:table-cell>
          <table:table-cell office:value-type="float" office:value="52.307" calcext:value-type="float">
            <text:p>52.307</text:p>
          </table:table-cell>
          <table:table-cell office:value-type="float" office:value="2747687" calcext:value-type="float">
            <text:p>2747687</text:p>
          </table:table-cell>
          <table:table-cell office:value-type="float" office:value="3776.803627" calcext:value-type="float">
            <text:p>3776.803627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967" calcext:value-type="float">
            <text:p>1967</text:p>
          </table:table-cell>
          <table:table-cell office:value-type="float" office:value="55.855" calcext:value-type="float">
            <text:p>55.855</text:p>
          </table:table-cell>
          <table:table-cell office:value-type="float" office:value="3232927" calcext:value-type="float">
            <text:p>3232927</text:p>
          </table:table-cell>
          <table:table-cell office:value-type="float" office:value="4358.595393" calcext:value-type="float">
            <text:p>4358.595393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972" calcext:value-type="float">
            <text:p>1972</text:p>
          </table:table-cell>
          <table:table-cell office:value-type="float" office:value="58.207" calcext:value-type="float">
            <text:p>58.207</text:p>
          </table:table-cell>
          <table:table-cell office:value-type="float" office:value="3790903" calcext:value-type="float">
            <text:p>3790903</text:p>
          </table:table-cell>
          <table:table-cell office:value-type="float" office:value="4520.246008" calcext:value-type="float">
            <text:p>4520.246008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977" calcext:value-type="float">
            <text:p>1977</text:p>
          </table:table-cell>
          <table:table-cell office:value-type="float" office:value="56.696" calcext:value-type="float">
            <text:p>56.696</text:p>
          </table:table-cell>
          <table:table-cell office:value-type="float" office:value="4282586" calcext:value-type="float">
            <text:p>4282586</text:p>
          </table:table-cell>
          <table:table-cell office:value-type="float" office:value="5138.922374" calcext:value-type="float">
            <text:p>5138.922374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982" calcext:value-type="float">
            <text:p>1982</text:p>
          </table:table-cell>
          <table:table-cell office:value-type="float" office:value="56.604" calcext:value-type="float">
            <text:p>56.604</text:p>
          </table:table-cell>
          <table:table-cell office:value-type="float" office:value="4474873" calcext:value-type="float">
            <text:p>4474873</text:p>
          </table:table-cell>
          <table:table-cell office:value-type="float" office:value="4098.344175" calcext:value-type="float">
            <text:p>4098.344175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987" calcext:value-type="float">
            <text:p>1987</text:p>
          </table:table-cell>
          <table:table-cell office:value-type="float" office:value="63.154" calcext:value-type="float">
            <text:p>63.154</text:p>
          </table:table-cell>
          <table:table-cell office:value-type="float" office:value="4842194" calcext:value-type="float">
            <text:p>4842194</text:p>
          </table:table-cell>
          <table:table-cell office:value-type="float" office:value="4140.442097" calcext:value-type="float">
            <text:p>4140.442097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992" calcext:value-type="float">
            <text:p>1992</text:p>
          </table:table-cell>
          <table:table-cell office:value-type="float" office:value="66.798" calcext:value-type="float">
            <text:p>66.798</text:p>
          </table:table-cell>
          <table:table-cell office:value-type="float" office:value="5274649" calcext:value-type="float">
            <text:p>5274649</text:p>
          </table:table-cell>
          <table:table-cell office:value-type="float" office:value="4444.2317" calcext:value-type="float">
            <text:p>4444.2317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997" calcext:value-type="float">
            <text:p>1997</text:p>
          </table:table-cell>
          <table:table-cell office:value-type="float" office:value="69.535" calcext:value-type="float">
            <text:p>69.535</text:p>
          </table:table-cell>
          <table:table-cell office:value-type="float" office:value="5783439" calcext:value-type="float">
            <text:p>5783439</text:p>
          </table:table-cell>
          <table:table-cell office:value-type="float" office:value="5154.825496" calcext:value-type="float">
            <text:p>5154.825496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02" calcext:value-type="float">
            <text:p>2002</text:p>
          </table:table-cell>
          <table:table-cell office:value-type="float" office:value="70.734" calcext:value-type="float">
            <text:p>70.734</text:p>
          </table:table-cell>
          <table:table-cell office:value-type="float" office:value="6353681" calcext:value-type="float">
            <text:p>6353681</text:p>
          </table:table-cell>
          <table:table-cell office:value-type="float" office:value="5351.568666" calcext:value-type="float">
            <text:p>5351.568666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07" calcext:value-type="float">
            <text:p>2007</text:p>
          </table:table-cell>
          <table:table-cell office:value-type="float" office:value="71.878" calcext:value-type="float">
            <text:p>71.878</text:p>
          </table:table-cell>
          <table:table-cell office:value-type="float" office:value="6939688" calcext:value-type="float">
            <text:p>6939688</text:p>
          </table:table-cell>
          <table:table-cell office:value-type="float" office:value="5728.353514" calcext:value-type="float">
            <text:p>5728.353514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1952" calcext:value-type="float">
            <text:p>1952</text:p>
          </table:table-cell>
          <table:table-cell office:value-type="float" office:value="34.482" calcext:value-type="float">
            <text:p>34.482</text:p>
          </table:table-cell>
          <table:table-cell office:value-type="float" office:value="216964" calcext:value-type="float">
            <text:p>216964</text:p>
          </table:table-cell>
          <table:table-cell office:value-type="float" office:value="375.6431231" calcext:value-type="float">
            <text:p>375.6431231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1957" calcext:value-type="float">
            <text:p>1957</text:p>
          </table:table-cell>
          <table:table-cell office:value-type="float" office:value="35.983" calcext:value-type="float">
            <text:p>35.983</text:p>
          </table:table-cell>
          <table:table-cell office:value-type="float" office:value="232922" calcext:value-type="float">
            <text:p>232922</text:p>
          </table:table-cell>
          <table:table-cell office:value-type="float" office:value="426.0964081" calcext:value-type="float">
            <text:p>426.0964081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1962" calcext:value-type="float">
            <text:p>1962</text:p>
          </table:table-cell>
          <table:table-cell office:value-type="float" office:value="37.485" calcext:value-type="float">
            <text:p>37.485</text:p>
          </table:table-cell>
          <table:table-cell office:value-type="float" office:value="249220" calcext:value-type="float">
            <text:p>249220</text:p>
          </table:table-cell>
          <table:table-cell office:value-type="float" office:value="582.8419714" calcext:value-type="float">
            <text:p>582.8419714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1967" calcext:value-type="float">
            <text:p>1967</text:p>
          </table:table-cell>
          <table:table-cell office:value-type="float" office:value="38.987" calcext:value-type="float">
            <text:p>38.987</text:p>
          </table:table-cell>
          <table:table-cell office:value-type="float" office:value="259864" calcext:value-type="float">
            <text:p>259864</text:p>
          </table:table-cell>
          <table:table-cell office:value-type="float" office:value="915.5960025" calcext:value-type="float">
            <text:p>915.5960025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1972" calcext:value-type="float">
            <text:p>1972</text:p>
          </table:table-cell>
          <table:table-cell office:value-type="float" office:value="40.516" calcext:value-type="float">
            <text:p>40.516</text:p>
          </table:table-cell>
          <table:table-cell office:value-type="float" office:value="277603" calcext:value-type="float">
            <text:p>277603</text:p>
          </table:table-cell>
          <table:table-cell office:value-type="float" office:value="672.4122571" calcext:value-type="float">
            <text:p>672.4122571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1977" calcext:value-type="float">
            <text:p>1977</text:p>
          </table:table-cell>
          <table:table-cell office:value-type="float" office:value="42.024" calcext:value-type="float">
            <text:p>42.024</text:p>
          </table:table-cell>
          <table:table-cell office:value-type="float" office:value="192675" calcext:value-type="float">
            <text:p>192675</text:p>
          </table:table-cell>
          <table:table-cell office:value-type="float" office:value="958.5668124" calcext:value-type="float">
            <text:p>958.5668124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1982" calcext:value-type="float">
            <text:p>1982</text:p>
          </table:table-cell>
          <table:table-cell office:value-type="float" office:value="43.662" calcext:value-type="float">
            <text:p>43.662</text:p>
          </table:table-cell>
          <table:table-cell office:value-type="float" office:value="285483" calcext:value-type="float">
            <text:p>285483</text:p>
          </table:table-cell>
          <table:table-cell office:value-type="float" office:value="927.8253427" calcext:value-type="float">
            <text:p>927.8253427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1987" calcext:value-type="float">
            <text:p>1987</text:p>
          </table:table-cell>
          <table:table-cell office:value-type="float" office:value="45.664" calcext:value-type="float">
            <text:p>45.664</text:p>
          </table:table-cell>
          <table:table-cell office:value-type="float" office:value="341244" calcext:value-type="float">
            <text:p>341244</text:p>
          </table:table-cell>
          <table:table-cell office:value-type="float" office:value="966.8968149" calcext:value-type="float">
            <text:p>966.8968149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1992" calcext:value-type="float">
            <text:p>1992</text:p>
          </table:table-cell>
          <table:table-cell office:value-type="float" office:value="47.545" calcext:value-type="float">
            <text:p>47.545</text:p>
          </table:table-cell>
          <table:table-cell office:value-type="float" office:value="387838" calcext:value-type="float">
            <text:p>387838</text:p>
          </table:table-cell>
          <table:table-cell office:value-type="float" office:value="1132.055034" calcext:value-type="float">
            <text:p>1132.055034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1997" calcext:value-type="float">
            <text:p>1997</text:p>
          </table:table-cell>
          <table:table-cell office:value-type="float" office:value="48.245" calcext:value-type="float">
            <text:p>48.245</text:p>
          </table:table-cell>
          <table:table-cell office:value-type="float" office:value="439971" calcext:value-type="float">
            <text:p>439971</text:p>
          </table:table-cell>
          <table:table-cell office:value-type="float" office:value="2814.480755" calcext:value-type="float">
            <text:p>2814.480755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02" calcext:value-type="float">
            <text:p>2002</text:p>
          </table:table-cell>
          <table:table-cell office:value-type="float" office:value="49.348" calcext:value-type="float">
            <text:p>49.348</text:p>
          </table:table-cell>
          <table:table-cell office:value-type="float" office:value="495627" calcext:value-type="float">
            <text:p>495627</text:p>
          </table:table-cell>
          <table:table-cell office:value-type="float" office:value="7703.4959" calcext:value-type="float">
            <text:p>7703.4959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07" calcext:value-type="float">
            <text:p>2007</text:p>
          </table:table-cell>
          <table:table-cell office:value-type="float" office:value="51.579" calcext:value-type="float">
            <text:p>51.579</text:p>
          </table:table-cell>
          <table:table-cell office:value-type="float" office:value="551201" calcext:value-type="float">
            <text:p>551201</text:p>
          </table:table-cell>
          <table:table-cell office:value-type="float" office:value="12154.08975" calcext:value-type="float">
            <text:p>12154.08975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1952" calcext:value-type="float">
            <text:p>1952</text:p>
          </table:table-cell>
          <table:table-cell office:value-type="float" office:value="35.928" calcext:value-type="float">
            <text:p>35.928</text:p>
          </table:table-cell>
          <table:table-cell office:value-type="float" office:value="1438760" calcext:value-type="float">
            <text:p>1438760</text:p>
          </table:table-cell>
          <table:table-cell office:value-type="float" office:value="328.9405571" calcext:value-type="float">
            <text:p>328.9405571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1957" calcext:value-type="float">
            <text:p>1957</text:p>
          </table:table-cell>
          <table:table-cell office:value-type="float" office:value="38.047" calcext:value-type="float">
            <text:p>38.047</text:p>
          </table:table-cell>
          <table:table-cell office:value-type="float" office:value="1542611" calcext:value-type="float">
            <text:p>1542611</text:p>
          </table:table-cell>
          <table:table-cell office:value-type="float" office:value="344.1618859" calcext:value-type="float">
            <text:p>344.1618859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1962" calcext:value-type="float">
            <text:p>1962</text:p>
          </table:table-cell>
          <table:table-cell office:value-type="float" office:value="40.158" calcext:value-type="float">
            <text:p>40.158</text:p>
          </table:table-cell>
          <table:table-cell office:value-type="float" office:value="1666618" calcext:value-type="float">
            <text:p>1666618</text:p>
          </table:table-cell>
          <table:table-cell office:value-type="float" office:value="380.9958433" calcext:value-type="float">
            <text:p>380.9958433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1967" calcext:value-type="float">
            <text:p>1967</text:p>
          </table:table-cell>
          <table:table-cell office:value-type="float" office:value="42.189" calcext:value-type="float">
            <text:p>42.189</text:p>
          </table:table-cell>
          <table:table-cell office:value-type="float" office:value="1820319" calcext:value-type="float">
            <text:p>1820319</text:p>
          </table:table-cell>
          <table:table-cell office:value-type="float" office:value="468.7949699" calcext:value-type="float">
            <text:p>468.7949699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1972" calcext:value-type="float">
            <text:p>1972</text:p>
          </table:table-cell>
          <table:table-cell office:value-type="float" office:value="44.142" calcext:value-type="float">
            <text:p>44.142</text:p>
          </table:table-cell>
          <table:table-cell office:value-type="float" office:value="2260187" calcext:value-type="float">
            <text:p>2260187</text:p>
          </table:table-cell>
          <table:table-cell office:value-type="float" office:value="514.3242082" calcext:value-type="float">
            <text:p>514.3242082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1977" calcext:value-type="float">
            <text:p>1977</text:p>
          </table:table-cell>
          <table:table-cell office:value-type="float" office:value="44.535" calcext:value-type="float">
            <text:p>44.535</text:p>
          </table:table-cell>
          <table:table-cell office:value-type="float" office:value="2512642" calcext:value-type="float">
            <text:p>2512642</text:p>
          </table:table-cell>
          <table:table-cell office:value-type="float" office:value="505.7538077" calcext:value-type="float">
            <text:p>505.7538077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1982" calcext:value-type="float">
            <text:p>1982</text:p>
          </table:table-cell>
          <table:table-cell office:value-type="float" office:value="43.89" calcext:value-type="float">
            <text:p>43.89</text:p>
          </table:table-cell>
          <table:table-cell office:value-type="float" office:value="2637297" calcext:value-type="float">
            <text:p>2637297</text:p>
          </table:table-cell>
          <table:table-cell office:value-type="float" office:value="524.8758493" calcext:value-type="float">
            <text:p>524.8758493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1987" calcext:value-type="float">
            <text:p>1987</text:p>
          </table:table-cell>
          <table:table-cell office:value-type="float" office:value="46.453" calcext:value-type="float">
            <text:p>46.453</text:p>
          </table:table-cell>
          <table:table-cell office:value-type="float" office:value="2915959" calcext:value-type="float">
            <text:p>2915959</text:p>
          </table:table-cell>
          <table:table-cell office:value-type="float" office:value="521.1341333" calcext:value-type="float">
            <text:p>521.1341333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1992" calcext:value-type="float">
            <text:p>1992</text:p>
          </table:table-cell>
          <table:table-cell office:value-type="float" office:value="49.991" calcext:value-type="float">
            <text:p>49.991</text:p>
          </table:table-cell>
          <table:table-cell office:value-type="float" office:value="3668440" calcext:value-type="float">
            <text:p>3668440</text:p>
          </table:table-cell>
          <table:table-cell office:value-type="float" office:value="582.8585102" calcext:value-type="float">
            <text:p>582.8585102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1997" calcext:value-type="float">
            <text:p>1997</text:p>
          </table:table-cell>
          <table:table-cell office:value-type="float" office:value="53.378" calcext:value-type="float">
            <text:p>53.378</text:p>
          </table:table-cell>
          <table:table-cell office:value-type="float" office:value="4058319" calcext:value-type="float">
            <text:p>4058319</text:p>
          </table:table-cell>
          <table:table-cell office:value-type="float" office:value="913.47079" calcext:value-type="float">
            <text:p>913.47079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2002" calcext:value-type="float">
            <text:p>2002</text:p>
          </table:table-cell>
          <table:table-cell office:value-type="float" office:value="55.24" calcext:value-type="float">
            <text:p>55.24</text:p>
          </table:table-cell>
          <table:table-cell office:value-type="float" office:value="4414865" calcext:value-type="float">
            <text:p>4414865</text:p>
          </table:table-cell>
          <table:table-cell office:value-type="float" office:value="765.3500015" calcext:value-type="float">
            <text:p>765.3500015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2007" calcext:value-type="float">
            <text:p>2007</text:p>
          </table:table-cell>
          <table:table-cell office:value-type="float" office:value="58.04" calcext:value-type="float">
            <text:p>58.04</text:p>
          </table:table-cell>
          <table:table-cell office:value-type="float" office:value="4906585" calcext:value-type="float">
            <text:p>4906585</text:p>
          </table:table-cell>
          <table:table-cell office:value-type="float" office:value="641.3695236" calcext:value-type="float">
            <text:p>641.3695236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952" calcext:value-type="float">
            <text:p>1952</text:p>
          </table:table-cell>
          <table:table-cell office:value-type="float" office:value="34.078" calcext:value-type="float">
            <text:p>34.078</text:p>
          </table:table-cell>
          <table:table-cell office:value-type="float" office:value="20860941" calcext:value-type="float">
            <text:p>20860941</text:p>
          </table:table-cell>
          <table:table-cell office:value-type="float" office:value="362.1462796" calcext:value-type="float">
            <text:p>362.1462796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957" calcext:value-type="float">
            <text:p>1957</text:p>
          </table:table-cell>
          <table:table-cell office:value-type="float" office:value="36.667" calcext:value-type="float">
            <text:p>36.667</text:p>
          </table:table-cell>
          <table:table-cell office:value-type="float" office:value="22815614" calcext:value-type="float">
            <text:p>22815614</text:p>
          </table:table-cell>
          <table:table-cell office:value-type="float" office:value="378.9041632" calcext:value-type="float">
            <text:p>378.9041632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962" calcext:value-type="float">
            <text:p>1962</text:p>
          </table:table-cell>
          <table:table-cell office:value-type="float" office:value="40.059" calcext:value-type="float">
            <text:p>40.059</text:p>
          </table:table-cell>
          <table:table-cell office:value-type="float" office:value="25145372" calcext:value-type="float">
            <text:p>25145372</text:p>
          </table:table-cell>
          <table:table-cell office:value-type="float" office:value="419.4564161" calcext:value-type="float">
            <text:p>419.4564161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967" calcext:value-type="float">
            <text:p>1967</text:p>
          </table:table-cell>
          <table:table-cell office:value-type="float" office:value="42.115" calcext:value-type="float">
            <text:p>42.115</text:p>
          </table:table-cell>
          <table:table-cell office:value-type="float" office:value="27860297" calcext:value-type="float">
            <text:p>27860297</text:p>
          </table:table-cell>
          <table:table-cell office:value-type="float" office:value="516.1186438" calcext:value-type="float">
            <text:p>516.1186438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972" calcext:value-type="float">
            <text:p>1972</text:p>
          </table:table-cell>
          <table:table-cell office:value-type="float" office:value="43.515" calcext:value-type="float">
            <text:p>43.515</text:p>
          </table:table-cell>
          <table:table-cell office:value-type="float" office:value="30770372" calcext:value-type="float">
            <text:p>30770372</text:p>
          </table:table-cell>
          <table:table-cell office:value-type="float" office:value="566.2439442" calcext:value-type="float">
            <text:p>566.2439442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977" calcext:value-type="float">
            <text:p>1977</text:p>
          </table:table-cell>
          <table:table-cell office:value-type="float" office:value="44.51" calcext:value-type="float">
            <text:p>44.51</text:p>
          </table:table-cell>
          <table:table-cell office:value-type="float" office:value="34617799" calcext:value-type="float">
            <text:p>34617799</text:p>
          </table:table-cell>
          <table:table-cell office:value-type="float" office:value="556.8083834" calcext:value-type="float">
            <text:p>556.8083834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982" calcext:value-type="float">
            <text:p>1982</text:p>
          </table:table-cell>
          <table:table-cell office:value-type="float" office:value="44.916" calcext:value-type="float">
            <text:p>44.916</text:p>
          </table:table-cell>
          <table:table-cell office:value-type="float" office:value="38111756" calcext:value-type="float">
            <text:p>38111756</text:p>
          </table:table-cell>
          <table:table-cell office:value-type="float" office:value="577.8607471" calcext:value-type="float">
            <text:p>577.8607471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987" calcext:value-type="float">
            <text:p>1987</text:p>
          </table:table-cell>
          <table:table-cell office:value-type="float" office:value="46.684" calcext:value-type="float">
            <text:p>46.684</text:p>
          </table:table-cell>
          <table:table-cell office:value-type="float" office:value="42999530" calcext:value-type="float">
            <text:p>42999530</text:p>
          </table:table-cell>
          <table:table-cell office:value-type="float" office:value="573.7413142" calcext:value-type="float">
            <text:p>573.7413142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992" calcext:value-type="float">
            <text:p>1992</text:p>
          </table:table-cell>
          <table:table-cell office:value-type="float" office:value="48.091" calcext:value-type="float">
            <text:p>48.091</text:p>
          </table:table-cell>
          <table:table-cell office:value-type="float" office:value="52088559" calcext:value-type="float">
            <text:p>52088559</text:p>
          </table:table-cell>
          <table:table-cell office:value-type="float" office:value="421.3534653" calcext:value-type="float">
            <text:p>421.3534653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997" calcext:value-type="float">
            <text:p>1997</text:p>
          </table:table-cell>
          <table:table-cell office:value-type="float" office:value="49.402" calcext:value-type="float">
            <text:p>49.402</text:p>
          </table:table-cell>
          <table:table-cell office:value-type="float" office:value="59861301" calcext:value-type="float">
            <text:p>59861301</text:p>
          </table:table-cell>
          <table:table-cell office:value-type="float" office:value="515.8894013" calcext:value-type="float">
            <text:p>515.8894013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02" calcext:value-type="float">
            <text:p>2002</text:p>
          </table:table-cell>
          <table:table-cell office:value-type="float" office:value="50.725" calcext:value-type="float">
            <text:p>50.725</text:p>
          </table:table-cell>
          <table:table-cell office:value-type="float" office:value="67946797" calcext:value-type="float">
            <text:p>67946797</text:p>
          </table:table-cell>
          <table:table-cell office:value-type="float" office:value="530.0535319" calcext:value-type="float">
            <text:p>530.0535319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07" calcext:value-type="float">
            <text:p>2007</text:p>
          </table:table-cell>
          <table:table-cell office:value-type="float" office:value="52.947" calcext:value-type="float">
            <text:p>52.947</text:p>
          </table:table-cell>
          <table:table-cell office:value-type="float" office:value="76511887" calcext:value-type="float">
            <text:p>76511887</text:p>
          </table:table-cell>
          <table:table-cell office:value-type="float" office:value="690.8055759" calcext:value-type="float">
            <text:p>690.8055759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952" calcext:value-type="float">
            <text:p>1952</text:p>
          </table:table-cell>
          <table:table-cell office:value-type="float" office:value="66.55" calcext:value-type="float">
            <text:p>66.55</text:p>
          </table:table-cell>
          <table:table-cell office:value-type="float" office:value="4090500" calcext:value-type="float">
            <text:p>4090500</text:p>
          </table:table-cell>
          <table:table-cell office:value-type="float" office:value="6424.519071" calcext:value-type="float">
            <text:p>6424.519071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957" calcext:value-type="float">
            <text:p>1957</text:p>
          </table:table-cell>
          <table:table-cell office:value-type="float" office:value="67.49" calcext:value-type="float">
            <text:p>67.49</text:p>
          </table:table-cell>
          <table:table-cell office:value-type="float" office:value="4324000" calcext:value-type="float">
            <text:p>4324000</text:p>
          </table:table-cell>
          <table:table-cell office:value-type="float" office:value="7545.415386" calcext:value-type="float">
            <text:p>7545.415386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962" calcext:value-type="float">
            <text:p>1962</text:p>
          </table:table-cell>
          <table:table-cell office:value-type="float" office:value="68.75" calcext:value-type="float">
            <text:p>68.75</text:p>
          </table:table-cell>
          <table:table-cell office:value-type="float" office:value="4491443" calcext:value-type="float">
            <text:p>4491443</text:p>
          </table:table-cell>
          <table:table-cell office:value-type="float" office:value="9371.842561" calcext:value-type="float">
            <text:p>9371.842561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967" calcext:value-type="float">
            <text:p>1967</text:p>
          </table:table-cell>
          <table:table-cell office:value-type="float" office:value="69.83" calcext:value-type="float">
            <text:p>69.83</text:p>
          </table:table-cell>
          <table:table-cell office:value-type="float" office:value="4605744" calcext:value-type="float">
            <text:p>4605744</text:p>
          </table:table-cell>
          <table:table-cell office:value-type="float" office:value="10921.63626" calcext:value-type="float">
            <text:p>10921.63626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972" calcext:value-type="float">
            <text:p>1972</text:p>
          </table:table-cell>
          <table:table-cell office:value-type="float" office:value="70.87" calcext:value-type="float">
            <text:p>70.87</text:p>
          </table:table-cell>
          <table:table-cell office:value-type="float" office:value="4639657" calcext:value-type="float">
            <text:p>4639657</text:p>
          </table:table-cell>
          <table:table-cell office:value-type="float" office:value="14358.8759" calcext:value-type="float">
            <text:p>14358.8759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977" calcext:value-type="float">
            <text:p>1977</text:p>
          </table:table-cell>
          <table:table-cell office:value-type="float" office:value="72.52" calcext:value-type="float">
            <text:p>72.52</text:p>
          </table:table-cell>
          <table:table-cell office:value-type="float" office:value="4738902" calcext:value-type="float">
            <text:p>4738902</text:p>
          </table:table-cell>
          <table:table-cell office:value-type="float" office:value="15605.42283" calcext:value-type="float">
            <text:p>15605.42283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982" calcext:value-type="float">
            <text:p>1982</text:p>
          </table:table-cell>
          <table:table-cell office:value-type="float" office:value="74.55" calcext:value-type="float">
            <text:p>74.55</text:p>
          </table:table-cell>
          <table:table-cell office:value-type="float" office:value="4826933" calcext:value-type="float">
            <text:p>4826933</text:p>
          </table:table-cell>
          <table:table-cell office:value-type="float" office:value="18533.15761" calcext:value-type="float">
            <text:p>18533.15761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987" calcext:value-type="float">
            <text:p>1987</text:p>
          </table:table-cell>
          <table:table-cell office:value-type="float" office:value="74.83" calcext:value-type="float">
            <text:p>74.83</text:p>
          </table:table-cell>
          <table:table-cell office:value-type="float" office:value="4931729" calcext:value-type="float">
            <text:p>4931729</text:p>
          </table:table-cell>
          <table:table-cell office:value-type="float" office:value="21141.01223" calcext:value-type="float">
            <text:p>21141.01223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992" calcext:value-type="float">
            <text:p>1992</text:p>
          </table:table-cell>
          <table:table-cell office:value-type="float" office:value="75.7" calcext:value-type="float">
            <text:p>75.7</text:p>
          </table:table-cell>
          <table:table-cell office:value-type="float" office:value="5041039" calcext:value-type="float">
            <text:p>5041039</text:p>
          </table:table-cell>
          <table:table-cell office:value-type="float" office:value="20647.16499" calcext:value-type="float">
            <text:p>20647.16499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997" calcext:value-type="float">
            <text:p>1997</text:p>
          </table:table-cell>
          <table:table-cell office:value-type="float" office:value="77.13" calcext:value-type="float">
            <text:p>77.13</text:p>
          </table:table-cell>
          <table:table-cell office:value-type="float" office:value="5134406" calcext:value-type="float">
            <text:p>5134406</text:p>
          </table:table-cell>
          <table:table-cell office:value-type="float" office:value="23723.9502" calcext:value-type="float">
            <text:p>23723.9502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2002" calcext:value-type="float">
            <text:p>2002</text:p>
          </table:table-cell>
          <table:table-cell office:value-type="float" office:value="78.37" calcext:value-type="float">
            <text:p>78.37</text:p>
          </table:table-cell>
          <table:table-cell office:value-type="float" office:value="5193039" calcext:value-type="float">
            <text:p>5193039</text:p>
          </table:table-cell>
          <table:table-cell office:value-type="float" office:value="28204.59057" calcext:value-type="float">
            <text:p>28204.59057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2007" calcext:value-type="float">
            <text:p>2007</text:p>
          </table:table-cell>
          <table:table-cell office:value-type="float" office:value="79.313" calcext:value-type="float">
            <text:p>79.313</text:p>
          </table:table-cell>
          <table:table-cell office:value-type="float" office:value="5238460" calcext:value-type="float">
            <text:p>5238460</text:p>
          </table:table-cell>
          <table:table-cell office:value-type="float" office:value="33207.0844" calcext:value-type="float">
            <text:p>33207.0844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952" calcext:value-type="float">
            <text:p>1952</text:p>
          </table:table-cell>
          <table:table-cell office:value-type="float" office:value="67.41" calcext:value-type="float">
            <text:p>67.41</text:p>
          </table:table-cell>
          <table:table-cell office:value-type="float" office:value="42459667" calcext:value-type="float">
            <text:p>42459667</text:p>
          </table:table-cell>
          <table:table-cell office:value-type="float" office:value="7029.809327" calcext:value-type="float">
            <text:p>7029.809327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957" calcext:value-type="float">
            <text:p>1957</text:p>
          </table:table-cell>
          <table:table-cell office:value-type="float" office:value="68.93" calcext:value-type="float">
            <text:p>68.93</text:p>
          </table:table-cell>
          <table:table-cell office:value-type="float" office:value="44310863" calcext:value-type="float">
            <text:p>44310863</text:p>
          </table:table-cell>
          <table:table-cell office:value-type="float" office:value="8662.834898" calcext:value-type="float">
            <text:p>8662.834898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962" calcext:value-type="float">
            <text:p>1962</text:p>
          </table:table-cell>
          <table:table-cell office:value-type="float" office:value="70.51" calcext:value-type="float">
            <text:p>70.51</text:p>
          </table:table-cell>
          <table:table-cell office:value-type="float" office:value="47124000" calcext:value-type="float">
            <text:p>47124000</text:p>
          </table:table-cell>
          <table:table-cell office:value-type="float" office:value="10560.48553" calcext:value-type="float">
            <text:p>10560.48553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967" calcext:value-type="float">
            <text:p>1967</text:p>
          </table:table-cell>
          <table:table-cell office:value-type="float" office:value="71.55" calcext:value-type="float">
            <text:p>71.55</text:p>
          </table:table-cell>
          <table:table-cell office:value-type="float" office:value="49569000" calcext:value-type="float">
            <text:p>49569000</text:p>
          </table:table-cell>
          <table:table-cell office:value-type="float" office:value="12999.91766" calcext:value-type="float">
            <text:p>12999.91766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972" calcext:value-type="float">
            <text:p>1972</text:p>
          </table:table-cell>
          <table:table-cell office:value-type="float" office:value="72.38" calcext:value-type="float">
            <text:p>72.38</text:p>
          </table:table-cell>
          <table:table-cell office:value-type="float" office:value="51732000" calcext:value-type="float">
            <text:p>51732000</text:p>
          </table:table-cell>
          <table:table-cell office:value-type="float" office:value="16107.19171" calcext:value-type="float">
            <text:p>16107.19171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977" calcext:value-type="float">
            <text:p>1977</text:p>
          </table:table-cell>
          <table:table-cell office:value-type="float" office:value="73.83" calcext:value-type="float">
            <text:p>73.83</text:p>
          </table:table-cell>
          <table:table-cell office:value-type="float" office:value="53165019" calcext:value-type="float">
            <text:p>53165019</text:p>
          </table:table-cell>
          <table:table-cell office:value-type="float" office:value="18292.63514" calcext:value-type="float">
            <text:p>18292.63514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982" calcext:value-type="float">
            <text:p>1982</text:p>
          </table:table-cell>
          <table:table-cell office:value-type="float" office:value="74.89" calcext:value-type="float">
            <text:p>74.89</text:p>
          </table:table-cell>
          <table:table-cell office:value-type="float" office:value="54433565" calcext:value-type="float">
            <text:p>54433565</text:p>
          </table:table-cell>
          <table:table-cell office:value-type="float" office:value="20293.89746" calcext:value-type="float">
            <text:p>20293.89746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987" calcext:value-type="float">
            <text:p>1987</text:p>
          </table:table-cell>
          <table:table-cell office:value-type="float" office:value="76.34" calcext:value-type="float">
            <text:p>76.34</text:p>
          </table:table-cell>
          <table:table-cell office:value-type="float" office:value="55630100" calcext:value-type="float">
            <text:p>55630100</text:p>
          </table:table-cell>
          <table:table-cell office:value-type="float" office:value="22066.44214" calcext:value-type="float">
            <text:p>22066.44214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992" calcext:value-type="float">
            <text:p>1992</text:p>
          </table:table-cell>
          <table:table-cell office:value-type="float" office:value="77.46" calcext:value-type="float">
            <text:p>77.46</text:p>
          </table:table-cell>
          <table:table-cell office:value-type="float" office:value="57374179" calcext:value-type="float">
            <text:p>57374179</text:p>
          </table:table-cell>
          <table:table-cell office:value-type="float" office:value="24703.79615" calcext:value-type="float">
            <text:p>24703.79615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997" calcext:value-type="float">
            <text:p>1997</text:p>
          </table:table-cell>
          <table:table-cell office:value-type="float" office:value="78.64" calcext:value-type="float">
            <text:p>78.64</text:p>
          </table:table-cell>
          <table:table-cell office:value-type="float" office:value="58623428" calcext:value-type="float">
            <text:p>58623428</text:p>
          </table:table-cell>
          <table:table-cell office:value-type="float" office:value="25889.78487" calcext:value-type="float">
            <text:p>25889.78487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02" calcext:value-type="float">
            <text:p>2002</text:p>
          </table:table-cell>
          <table:table-cell office:value-type="float" office:value="79.59" calcext:value-type="float">
            <text:p>79.59</text:p>
          </table:table-cell>
          <table:table-cell office:value-type="float" office:value="59925035" calcext:value-type="float">
            <text:p>59925035</text:p>
          </table:table-cell>
          <table:table-cell office:value-type="float" office:value="28926.03234" calcext:value-type="float">
            <text:p>28926.03234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07" calcext:value-type="float">
            <text:p>2007</text:p>
          </table:table-cell>
          <table:table-cell office:value-type="float" office:value="80.657" calcext:value-type="float">
            <text:p>80.657</text:p>
          </table:table-cell>
          <table:table-cell office:value-type="float" office:value="61083916" calcext:value-type="float">
            <text:p>61083916</text:p>
          </table:table-cell>
          <table:table-cell office:value-type="float" office:value="30470.0167" calcext:value-type="float">
            <text:p>30470.0167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1952" calcext:value-type="float">
            <text:p>1952</text:p>
          </table:table-cell>
          <table:table-cell office:value-type="float" office:value="37.003" calcext:value-type="float">
            <text:p>37.003</text:p>
          </table:table-cell>
          <table:table-cell office:value-type="float" office:value="420702" calcext:value-type="float">
            <text:p>420702</text:p>
          </table:table-cell>
          <table:table-cell office:value-type="float" office:value="4293.476475" calcext:value-type="float">
            <text:p>4293.476475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1957" calcext:value-type="float">
            <text:p>1957</text:p>
          </table:table-cell>
          <table:table-cell office:value-type="float" office:value="38.999" calcext:value-type="float">
            <text:p>38.999</text:p>
          </table:table-cell>
          <table:table-cell office:value-type="float" office:value="434904" calcext:value-type="float">
            <text:p>434904</text:p>
          </table:table-cell>
          <table:table-cell office:value-type="float" office:value="4976.198099" calcext:value-type="float">
            <text:p>4976.198099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1962" calcext:value-type="float">
            <text:p>1962</text:p>
          </table:table-cell>
          <table:table-cell office:value-type="float" office:value="40.489" calcext:value-type="float">
            <text:p>40.489</text:p>
          </table:table-cell>
          <table:table-cell office:value-type="float" office:value="455661" calcext:value-type="float">
            <text:p>455661</text:p>
          </table:table-cell>
          <table:table-cell office:value-type="float" office:value="6631.459222" calcext:value-type="float">
            <text:p>6631.459222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1967" calcext:value-type="float">
            <text:p>1967</text:p>
          </table:table-cell>
          <table:table-cell office:value-type="float" office:value="44.598" calcext:value-type="float">
            <text:p>44.598</text:p>
          </table:table-cell>
          <table:table-cell office:value-type="float" office:value="489004" calcext:value-type="float">
            <text:p>489004</text:p>
          </table:table-cell>
          <table:table-cell office:value-type="float" office:value="8358.761987" calcext:value-type="float">
            <text:p>8358.761987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1972" calcext:value-type="float">
            <text:p>1972</text:p>
          </table:table-cell>
          <table:table-cell office:value-type="float" office:value="48.69" calcext:value-type="float">
            <text:p>48.69</text:p>
          </table:table-cell>
          <table:table-cell office:value-type="float" office:value="537977" calcext:value-type="float">
            <text:p>537977</text:p>
          </table:table-cell>
          <table:table-cell office:value-type="float" office:value="11401.94841" calcext:value-type="float">
            <text:p>11401.94841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1977" calcext:value-type="float">
            <text:p>1977</text:p>
          </table:table-cell>
          <table:table-cell office:value-type="float" office:value="52.79" calcext:value-type="float">
            <text:p>52.79</text:p>
          </table:table-cell>
          <table:table-cell office:value-type="float" office:value="706367" calcext:value-type="float">
            <text:p>706367</text:p>
          </table:table-cell>
          <table:table-cell office:value-type="float" office:value="21745.57328" calcext:value-type="float">
            <text:p>21745.57328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1982" calcext:value-type="float">
            <text:p>1982</text:p>
          </table:table-cell>
          <table:table-cell office:value-type="float" office:value="56.564" calcext:value-type="float">
            <text:p>56.564</text:p>
          </table:table-cell>
          <table:table-cell office:value-type="float" office:value="753874" calcext:value-type="float">
            <text:p>753874</text:p>
          </table:table-cell>
          <table:table-cell office:value-type="float" office:value="15113.36194" calcext:value-type="float">
            <text:p>15113.36194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1987" calcext:value-type="float">
            <text:p>1987</text:p>
          </table:table-cell>
          <table:table-cell office:value-type="float" office:value="60.19" calcext:value-type="float">
            <text:p>60.19</text:p>
          </table:table-cell>
          <table:table-cell office:value-type="float" office:value="880397" calcext:value-type="float">
            <text:p>880397</text:p>
          </table:table-cell>
          <table:table-cell office:value-type="float" office:value="11864.40844" calcext:value-type="float">
            <text:p>11864.40844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1992" calcext:value-type="float">
            <text:p>1992</text:p>
          </table:table-cell>
          <table:table-cell office:value-type="float" office:value="61.366" calcext:value-type="float">
            <text:p>61.366</text:p>
          </table:table-cell>
          <table:table-cell office:value-type="float" office:value="985739" calcext:value-type="float">
            <text:p>985739</text:p>
          </table:table-cell>
          <table:table-cell office:value-type="float" office:value="13522.15752" calcext:value-type="float">
            <text:p>13522.15752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1997" calcext:value-type="float">
            <text:p>1997</text:p>
          </table:table-cell>
          <table:table-cell office:value-type="float" office:value="60.461" calcext:value-type="float">
            <text:p>60.461</text:p>
          </table:table-cell>
          <table:table-cell office:value-type="float" office:value="1126189" calcext:value-type="float">
            <text:p>1126189</text:p>
          </table:table-cell>
          <table:table-cell office:value-type="float" office:value="14722.84188" calcext:value-type="float">
            <text:p>14722.84188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02" calcext:value-type="float">
            <text:p>2002</text:p>
          </table:table-cell>
          <table:table-cell office:value-type="float" office:value="56.761" calcext:value-type="float">
            <text:p>56.761</text:p>
          </table:table-cell>
          <table:table-cell office:value-type="float" office:value="1299304" calcext:value-type="float">
            <text:p>1299304</text:p>
          </table:table-cell>
          <table:table-cell office:value-type="float" office:value="12521.71392" calcext:value-type="float">
            <text:p>12521.71392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07" calcext:value-type="float">
            <text:p>2007</text:p>
          </table:table-cell>
          <table:table-cell office:value-type="float" office:value="56.735" calcext:value-type="float">
            <text:p>56.735</text:p>
          </table:table-cell>
          <table:table-cell office:value-type="float" office:value="1454867" calcext:value-type="float">
            <text:p>1454867</text:p>
          </table:table-cell>
          <table:table-cell office:value-type="float" office:value="13206.48452" calcext:value-type="float">
            <text:p>13206.48452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1952" calcext:value-type="float">
            <text:p>1952</text:p>
          </table:table-cell>
          <table:table-cell office:value-type="float" office:value="30" calcext:value-type="float">
            <text:p>30</text:p>
          </table:table-cell>
          <table:table-cell office:value-type="float" office:value="284320" calcext:value-type="float">
            <text:p>284320</text:p>
          </table:table-cell>
          <table:table-cell office:value-type="float" office:value="485.2306591" calcext:value-type="float">
            <text:p>485.2306591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1957" calcext:value-type="float">
            <text:p>1957</text:p>
          </table:table-cell>
          <table:table-cell office:value-type="float" office:value="32.065" calcext:value-type="float">
            <text:p>32.065</text:p>
          </table:table-cell>
          <table:table-cell office:value-type="float" office:value="323150" calcext:value-type="float">
            <text:p>323150</text:p>
          </table:table-cell>
          <table:table-cell office:value-type="float" office:value="520.9267111" calcext:value-type="float">
            <text:p>520.9267111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1962" calcext:value-type="float">
            <text:p>1962</text:p>
          </table:table-cell>
          <table:table-cell office:value-type="float" office:value="33.896" calcext:value-type="float">
            <text:p>33.896</text:p>
          </table:table-cell>
          <table:table-cell office:value-type="float" office:value="374020" calcext:value-type="float">
            <text:p>374020</text:p>
          </table:table-cell>
          <table:table-cell office:value-type="float" office:value="599.650276" calcext:value-type="float">
            <text:p>599.650276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1967" calcext:value-type="float">
            <text:p>1967</text:p>
          </table:table-cell>
          <table:table-cell office:value-type="float" office:value="35.857" calcext:value-type="float">
            <text:p>35.857</text:p>
          </table:table-cell>
          <table:table-cell office:value-type="float" office:value="439593" calcext:value-type="float">
            <text:p>439593</text:p>
          </table:table-cell>
          <table:table-cell office:value-type="float" office:value="734.7829124" calcext:value-type="float">
            <text:p>734.7829124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1972" calcext:value-type="float">
            <text:p>1972</text:p>
          </table:table-cell>
          <table:table-cell office:value-type="float" office:value="38.308" calcext:value-type="float">
            <text:p>38.308</text:p>
          </table:table-cell>
          <table:table-cell office:value-type="float" office:value="517101" calcext:value-type="float">
            <text:p>517101</text:p>
          </table:table-cell>
          <table:table-cell office:value-type="float" office:value="756.0868363" calcext:value-type="float">
            <text:p>756.0868363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1977" calcext:value-type="float">
            <text:p>1977</text:p>
          </table:table-cell>
          <table:table-cell office:value-type="float" office:value="41.842" calcext:value-type="float">
            <text:p>41.842</text:p>
          </table:table-cell>
          <table:table-cell office:value-type="float" office:value="608274" calcext:value-type="float">
            <text:p>608274</text:p>
          </table:table-cell>
          <table:table-cell office:value-type="float" office:value="884.7552507" calcext:value-type="float">
            <text:p>884.7552507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1982" calcext:value-type="float">
            <text:p>1982</text:p>
          </table:table-cell>
          <table:table-cell office:value-type="float" office:value="45.58" calcext:value-type="float">
            <text:p>45.58</text:p>
          </table:table-cell>
          <table:table-cell office:value-type="float" office:value="715523" calcext:value-type="float">
            <text:p>715523</text:p>
          </table:table-cell>
          <table:table-cell office:value-type="float" office:value="835.8096108" calcext:value-type="float">
            <text:p>835.8096108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1987" calcext:value-type="float">
            <text:p>1987</text:p>
          </table:table-cell>
          <table:table-cell office:value-type="float" office:value="49.265" calcext:value-type="float">
            <text:p>49.265</text:p>
          </table:table-cell>
          <table:table-cell office:value-type="float" office:value="848406" calcext:value-type="float">
            <text:p>848406</text:p>
          </table:table-cell>
          <table:table-cell office:value-type="float" office:value="611.6588611" calcext:value-type="float">
            <text:p>611.6588611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1992" calcext:value-type="float">
            <text:p>1992</text:p>
          </table:table-cell>
          <table:table-cell office:value-type="float" office:value="52.644" calcext:value-type="float">
            <text:p>52.644</text:p>
          </table:table-cell>
          <table:table-cell office:value-type="float" office:value="1025384" calcext:value-type="float">
            <text:p>1025384</text:p>
          </table:table-cell>
          <table:table-cell office:value-type="float" office:value="665.6244126" calcext:value-type="float">
            <text:p>665.6244126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1997" calcext:value-type="float">
            <text:p>1997</text:p>
          </table:table-cell>
          <table:table-cell office:value-type="float" office:value="55.861" calcext:value-type="float">
            <text:p>55.861</text:p>
          </table:table-cell>
          <table:table-cell office:value-type="float" office:value="1235767" calcext:value-type="float">
            <text:p>1235767</text:p>
          </table:table-cell>
          <table:table-cell office:value-type="float" office:value="653.7301704" calcext:value-type="float">
            <text:p>653.7301704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02" calcext:value-type="float">
            <text:p>2002</text:p>
          </table:table-cell>
          <table:table-cell office:value-type="float" office:value="58.041" calcext:value-type="float">
            <text:p>58.041</text:p>
          </table:table-cell>
          <table:table-cell office:value-type="float" office:value="1457766" calcext:value-type="float">
            <text:p>1457766</text:p>
          </table:table-cell>
          <table:table-cell office:value-type="float" office:value="660.5855997" calcext:value-type="float">
            <text:p>660.5855997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07" calcext:value-type="float">
            <text:p>2007</text:p>
          </table:table-cell>
          <table:table-cell office:value-type="float" office:value="59.448" calcext:value-type="float">
            <text:p>59.448</text:p>
          </table:table-cell>
          <table:table-cell office:value-type="float" office:value="1688359" calcext:value-type="float">
            <text:p>1688359</text:p>
          </table:table-cell>
          <table:table-cell office:value-type="float" office:value="752.7497265" calcext:value-type="float">
            <text:p>752.7497265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952" calcext:value-type="float">
            <text:p>1952</text:p>
          </table:table-cell>
          <table:table-cell office:value-type="float" office:value="67.5" calcext:value-type="float">
            <text:p>67.5</text:p>
          </table:table-cell>
          <table:table-cell office:value-type="float" office:value="69145952" calcext:value-type="float">
            <text:p>69145952</text:p>
          </table:table-cell>
          <table:table-cell office:value-type="float" office:value="7144.114393" calcext:value-type="float">
            <text:p>7144.114393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957" calcext:value-type="float">
            <text:p>1957</text:p>
          </table:table-cell>
          <table:table-cell office:value-type="float" office:value="69.1" calcext:value-type="float">
            <text:p>69.1</text:p>
          </table:table-cell>
          <table:table-cell office:value-type="float" office:value="71019069" calcext:value-type="float">
            <text:p>71019069</text:p>
          </table:table-cell>
          <table:table-cell office:value-type="float" office:value="10187.82665" calcext:value-type="float">
            <text:p>10187.82665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962" calcext:value-type="float">
            <text:p>1962</text:p>
          </table:table-cell>
          <table:table-cell office:value-type="float" office:value="70.3" calcext:value-type="float">
            <text:p>70.3</text:p>
          </table:table-cell>
          <table:table-cell office:value-type="float" office:value="73739117" calcext:value-type="float">
            <text:p>73739117</text:p>
          </table:table-cell>
          <table:table-cell office:value-type="float" office:value="12902.46291" calcext:value-type="float">
            <text:p>12902.46291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967" calcext:value-type="float">
            <text:p>1967</text:p>
          </table:table-cell>
          <table:table-cell office:value-type="float" office:value="70.8" calcext:value-type="float">
            <text:p>70.8</text:p>
          </table:table-cell>
          <table:table-cell office:value-type="float" office:value="76368453" calcext:value-type="float">
            <text:p>76368453</text:p>
          </table:table-cell>
          <table:table-cell office:value-type="float" office:value="14745.62561" calcext:value-type="float">
            <text:p>14745.62561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972" calcext:value-type="float">
            <text:p>1972</text:p>
          </table:table-cell>
          <table:table-cell office:value-type="float" office:value="71" calcext:value-type="float">
            <text:p>71</text:p>
          </table:table-cell>
          <table:table-cell office:value-type="float" office:value="78717088" calcext:value-type="float">
            <text:p>78717088</text:p>
          </table:table-cell>
          <table:table-cell office:value-type="float" office:value="18016.18027" calcext:value-type="float">
            <text:p>18016.18027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977" calcext:value-type="float">
            <text:p>1977</text:p>
          </table:table-cell>
          <table:table-cell office:value-type="float" office:value="72.5" calcext:value-type="float">
            <text:p>72.5</text:p>
          </table:table-cell>
          <table:table-cell office:value-type="float" office:value="78160773" calcext:value-type="float">
            <text:p>78160773</text:p>
          </table:table-cell>
          <table:table-cell office:value-type="float" office:value="20512.92123" calcext:value-type="float">
            <text:p>20512.92123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982" calcext:value-type="float">
            <text:p>1982</text:p>
          </table:table-cell>
          <table:table-cell office:value-type="float" office:value="73.8" calcext:value-type="float">
            <text:p>73.8</text:p>
          </table:table-cell>
          <table:table-cell office:value-type="float" office:value="78335266" calcext:value-type="float">
            <text:p>78335266</text:p>
          </table:table-cell>
          <table:table-cell office:value-type="float" office:value="22031.53274" calcext:value-type="float">
            <text:p>22031.53274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987" calcext:value-type="float">
            <text:p>1987</text:p>
          </table:table-cell>
          <table:table-cell office:value-type="float" office:value="74.847" calcext:value-type="float">
            <text:p>74.847</text:p>
          </table:table-cell>
          <table:table-cell office:value-type="float" office:value="77718298" calcext:value-type="float">
            <text:p>77718298</text:p>
          </table:table-cell>
          <table:table-cell office:value-type="float" office:value="24639.18566" calcext:value-type="float">
            <text:p>24639.18566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992" calcext:value-type="float">
            <text:p>1992</text:p>
          </table:table-cell>
          <table:table-cell office:value-type="float" office:value="76.07" calcext:value-type="float">
            <text:p>76.07</text:p>
          </table:table-cell>
          <table:table-cell office:value-type="float" office:value="80597764" calcext:value-type="float">
            <text:p>80597764</text:p>
          </table:table-cell>
          <table:table-cell office:value-type="float" office:value="26505.30317" calcext:value-type="float">
            <text:p>26505.30317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997" calcext:value-type="float">
            <text:p>1997</text:p>
          </table:table-cell>
          <table:table-cell office:value-type="float" office:value="77.34" calcext:value-type="float">
            <text:p>77.34</text:p>
          </table:table-cell>
          <table:table-cell office:value-type="float" office:value="82011073" calcext:value-type="float">
            <text:p>82011073</text:p>
          </table:table-cell>
          <table:table-cell office:value-type="float" office:value="27788.88416" calcext:value-type="float">
            <text:p>27788.88416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02" calcext:value-type="float">
            <text:p>2002</text:p>
          </table:table-cell>
          <table:table-cell office:value-type="float" office:value="78.67" calcext:value-type="float">
            <text:p>78.67</text:p>
          </table:table-cell>
          <table:table-cell office:value-type="float" office:value="82350671" calcext:value-type="float">
            <text:p>82350671</text:p>
          </table:table-cell>
          <table:table-cell office:value-type="float" office:value="30035.80198" calcext:value-type="float">
            <text:p>30035.80198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07" calcext:value-type="float">
            <text:p>2007</text:p>
          </table:table-cell>
          <table:table-cell office:value-type="float" office:value="79.406" calcext:value-type="float">
            <text:p>79.406</text:p>
          </table:table-cell>
          <table:table-cell office:value-type="float" office:value="82400996" calcext:value-type="float">
            <text:p>82400996</text:p>
          </table:table-cell>
          <table:table-cell office:value-type="float" office:value="32170.37442" calcext:value-type="float">
            <text:p>32170.37442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1952" calcext:value-type="float">
            <text:p>1952</text:p>
          </table:table-cell>
          <table:table-cell office:value-type="float" office:value="43.149" calcext:value-type="float">
            <text:p>43.149</text:p>
          </table:table-cell>
          <table:table-cell office:value-type="float" office:value="5581001" calcext:value-type="float">
            <text:p>5581001</text:p>
          </table:table-cell>
          <table:table-cell office:value-type="float" office:value="911.2989371" calcext:value-type="float">
            <text:p>911.2989371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1957" calcext:value-type="float">
            <text:p>1957</text:p>
          </table:table-cell>
          <table:table-cell office:value-type="float" office:value="44.779" calcext:value-type="float">
            <text:p>44.779</text:p>
          </table:table-cell>
          <table:table-cell office:value-type="float" office:value="6391288" calcext:value-type="float">
            <text:p>6391288</text:p>
          </table:table-cell>
          <table:table-cell office:value-type="float" office:value="1043.561537" calcext:value-type="float">
            <text:p>1043.561537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1962" calcext:value-type="float">
            <text:p>1962</text:p>
          </table:table-cell>
          <table:table-cell office:value-type="float" office:value="46.452" calcext:value-type="float">
            <text:p>46.452</text:p>
          </table:table-cell>
          <table:table-cell office:value-type="float" office:value="7355248" calcext:value-type="float">
            <text:p>7355248</text:p>
          </table:table-cell>
          <table:table-cell office:value-type="float" office:value="1190.041118" calcext:value-type="float">
            <text:p>1190.041118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1967" calcext:value-type="float">
            <text:p>1967</text:p>
          </table:table-cell>
          <table:table-cell office:value-type="float" office:value="48.072" calcext:value-type="float">
            <text:p>48.072</text:p>
          </table:table-cell>
          <table:table-cell office:value-type="float" office:value="8490213" calcext:value-type="float">
            <text:p>8490213</text:p>
          </table:table-cell>
          <table:table-cell office:value-type="float" office:value="1125.69716" calcext:value-type="float">
            <text:p>1125.69716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1972" calcext:value-type="float">
            <text:p>1972</text:p>
          </table:table-cell>
          <table:table-cell office:value-type="float" office:value="49.875" calcext:value-type="float">
            <text:p>49.875</text:p>
          </table:table-cell>
          <table:table-cell office:value-type="float" office:value="9354120" calcext:value-type="float">
            <text:p>9354120</text:p>
          </table:table-cell>
          <table:table-cell office:value-type="float" office:value="1178.223708" calcext:value-type="float">
            <text:p>1178.223708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1977" calcext:value-type="float">
            <text:p>1977</text:p>
          </table:table-cell>
          <table:table-cell office:value-type="float" office:value="51.756" calcext:value-type="float">
            <text:p>51.756</text:p>
          </table:table-cell>
          <table:table-cell office:value-type="float" office:value="10538093" calcext:value-type="float">
            <text:p>10538093</text:p>
          </table:table-cell>
          <table:table-cell office:value-type="float" office:value="993.2239571" calcext:value-type="float">
            <text:p>993.2239571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1982" calcext:value-type="float">
            <text:p>1982</text:p>
          </table:table-cell>
          <table:table-cell office:value-type="float" office:value="53.744" calcext:value-type="float">
            <text:p>53.744</text:p>
          </table:table-cell>
          <table:table-cell office:value-type="float" office:value="11400338" calcext:value-type="float">
            <text:p>11400338</text:p>
          </table:table-cell>
          <table:table-cell office:value-type="float" office:value="876.032569" calcext:value-type="float">
            <text:p>876.032569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1987" calcext:value-type="float">
            <text:p>1987</text:p>
          </table:table-cell>
          <table:table-cell office:value-type="float" office:value="55.729" calcext:value-type="float">
            <text:p>55.729</text:p>
          </table:table-cell>
          <table:table-cell office:value-type="float" office:value="14168101" calcext:value-type="float">
            <text:p>14168101</text:p>
          </table:table-cell>
          <table:table-cell office:value-type="float" office:value="847.0061135" calcext:value-type="float">
            <text:p>847.0061135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1992" calcext:value-type="float">
            <text:p>1992</text:p>
          </table:table-cell>
          <table:table-cell office:value-type="float" office:value="57.501" calcext:value-type="float">
            <text:p>57.501</text:p>
          </table:table-cell>
          <table:table-cell office:value-type="float" office:value="16278738" calcext:value-type="float">
            <text:p>16278738</text:p>
          </table:table-cell>
          <table:table-cell office:value-type="float" office:value="925.060154" calcext:value-type="float">
            <text:p>925.060154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1997" calcext:value-type="float">
            <text:p>1997</text:p>
          </table:table-cell>
          <table:table-cell office:value-type="float" office:value="58.556" calcext:value-type="float">
            <text:p>58.556</text:p>
          </table:table-cell>
          <table:table-cell office:value-type="float" office:value="18418288" calcext:value-type="float">
            <text:p>18418288</text:p>
          </table:table-cell>
          <table:table-cell office:value-type="float" office:value="1005.245812" calcext:value-type="float">
            <text:p>1005.245812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02" calcext:value-type="float">
            <text:p>2002</text:p>
          </table:table-cell>
          <table:table-cell office:value-type="float" office:value="58.453" calcext:value-type="float">
            <text:p>58.453</text:p>
          </table:table-cell>
          <table:table-cell office:value-type="float" office:value="20550751" calcext:value-type="float">
            <text:p>20550751</text:p>
          </table:table-cell>
          <table:table-cell office:value-type="float" office:value="1111.984578" calcext:value-type="float">
            <text:p>1111.984578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07" calcext:value-type="float">
            <text:p>2007</text:p>
          </table:table-cell>
          <table:table-cell office:value-type="float" office:value="60.022" calcext:value-type="float">
            <text:p>60.022</text:p>
          </table:table-cell>
          <table:table-cell office:value-type="float" office:value="22873338" calcext:value-type="float">
            <text:p>22873338</text:p>
          </table:table-cell>
          <table:table-cell office:value-type="float" office:value="1327.60891" calcext:value-type="float">
            <text:p>1327.60891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952" calcext:value-type="float">
            <text:p>1952</text:p>
          </table:table-cell>
          <table:table-cell office:value-type="float" office:value="65.86" calcext:value-type="float">
            <text:p>65.86</text:p>
          </table:table-cell>
          <table:table-cell office:value-type="float" office:value="7733250" calcext:value-type="float">
            <text:p>7733250</text:p>
          </table:table-cell>
          <table:table-cell office:value-type="float" office:value="3530.690067" calcext:value-type="float">
            <text:p>3530.690067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957" calcext:value-type="float">
            <text:p>1957</text:p>
          </table:table-cell>
          <table:table-cell office:value-type="float" office:value="67.86" calcext:value-type="float">
            <text:p>67.86</text:p>
          </table:table-cell>
          <table:table-cell office:value-type="float" office:value="8096218" calcext:value-type="float">
            <text:p>8096218</text:p>
          </table:table-cell>
          <table:table-cell office:value-type="float" office:value="4916.299889" calcext:value-type="float">
            <text:p>4916.299889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962" calcext:value-type="float">
            <text:p>1962</text:p>
          </table:table-cell>
          <table:table-cell office:value-type="float" office:value="69.51" calcext:value-type="float">
            <text:p>69.51</text:p>
          </table:table-cell>
          <table:table-cell office:value-type="float" office:value="8448233" calcext:value-type="float">
            <text:p>8448233</text:p>
          </table:table-cell>
          <table:table-cell office:value-type="float" office:value="6017.190733" calcext:value-type="float">
            <text:p>6017.190733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967" calcext:value-type="float">
            <text:p>1967</text:p>
          </table:table-cell>
          <table:table-cell office:value-type="float" office:value="71" calcext:value-type="float">
            <text:p>71</text:p>
          </table:table-cell>
          <table:table-cell office:value-type="float" office:value="8716441" calcext:value-type="float">
            <text:p>8716441</text:p>
          </table:table-cell>
          <table:table-cell office:value-type="float" office:value="8513.097016" calcext:value-type="float">
            <text:p>8513.097016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972" calcext:value-type="float">
            <text:p>1972</text:p>
          </table:table-cell>
          <table:table-cell office:value-type="float" office:value="72.34" calcext:value-type="float">
            <text:p>72.34</text:p>
          </table:table-cell>
          <table:table-cell office:value-type="float" office:value="8888628" calcext:value-type="float">
            <text:p>8888628</text:p>
          </table:table-cell>
          <table:table-cell office:value-type="float" office:value="12724.82957" calcext:value-type="float">
            <text:p>12724.82957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977" calcext:value-type="float">
            <text:p>1977</text:p>
          </table:table-cell>
          <table:table-cell office:value-type="float" office:value="73.68" calcext:value-type="float">
            <text:p>73.68</text:p>
          </table:table-cell>
          <table:table-cell office:value-type="float" office:value="9308479" calcext:value-type="float">
            <text:p>9308479</text:p>
          </table:table-cell>
          <table:table-cell office:value-type="float" office:value="14195.52428" calcext:value-type="float">
            <text:p>14195.52428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982" calcext:value-type="float">
            <text:p>1982</text:p>
          </table:table-cell>
          <table:table-cell office:value-type="float" office:value="75.24" calcext:value-type="float">
            <text:p>75.24</text:p>
          </table:table-cell>
          <table:table-cell office:value-type="float" office:value="9786480" calcext:value-type="float">
            <text:p>9786480</text:p>
          </table:table-cell>
          <table:table-cell office:value-type="float" office:value="15268.42089" calcext:value-type="float">
            <text:p>15268.42089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987" calcext:value-type="float">
            <text:p>1987</text:p>
          </table:table-cell>
          <table:table-cell office:value-type="float" office:value="76.67" calcext:value-type="float">
            <text:p>76.67</text:p>
          </table:table-cell>
          <table:table-cell office:value-type="float" office:value="9974490" calcext:value-type="float">
            <text:p>9974490</text:p>
          </table:table-cell>
          <table:table-cell office:value-type="float" office:value="16120.52839" calcext:value-type="float">
            <text:p>16120.52839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992" calcext:value-type="float">
            <text:p>1992</text:p>
          </table:table-cell>
          <table:table-cell office:value-type="float" office:value="77.03" calcext:value-type="float">
            <text:p>77.03</text:p>
          </table:table-cell>
          <table:table-cell office:value-type="float" office:value="10325429" calcext:value-type="float">
            <text:p>10325429</text:p>
          </table:table-cell>
          <table:table-cell office:value-type="float" office:value="17541.49634" calcext:value-type="float">
            <text:p>17541.49634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997" calcext:value-type="float">
            <text:p>1997</text:p>
          </table:table-cell>
          <table:table-cell office:value-type="float" office:value="77.869" calcext:value-type="float">
            <text:p>77.869</text:p>
          </table:table-cell>
          <table:table-cell office:value-type="float" office:value="10502372" calcext:value-type="float">
            <text:p>10502372</text:p>
          </table:table-cell>
          <table:table-cell office:value-type="float" office:value="18747.69814" calcext:value-type="float">
            <text:p>18747.69814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2002" calcext:value-type="float">
            <text:p>2002</text:p>
          </table:table-cell>
          <table:table-cell office:value-type="float" office:value="78.256" calcext:value-type="float">
            <text:p>78.256</text:p>
          </table:table-cell>
          <table:table-cell office:value-type="float" office:value="10603863" calcext:value-type="float">
            <text:p>10603863</text:p>
          </table:table-cell>
          <table:table-cell office:value-type="float" office:value="22514.2548" calcext:value-type="float">
            <text:p>22514.2548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2007" calcext:value-type="float">
            <text:p>2007</text:p>
          </table:table-cell>
          <table:table-cell office:value-type="float" office:value="79.483" calcext:value-type="float">
            <text:p>79.483</text:p>
          </table:table-cell>
          <table:table-cell office:value-type="float" office:value="10706290" calcext:value-type="float">
            <text:p>10706290</text:p>
          </table:table-cell>
          <table:table-cell office:value-type="float" office:value="27538.41188" calcext:value-type="float">
            <text:p>27538.41188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952" calcext:value-type="float">
            <text:p>1952</text:p>
          </table:table-cell>
          <table:table-cell office:value-type="float" office:value="42.023" calcext:value-type="float">
            <text:p>42.023</text:p>
          </table:table-cell>
          <table:table-cell office:value-type="float" office:value="3146381" calcext:value-type="float">
            <text:p>3146381</text:p>
          </table:table-cell>
          <table:table-cell office:value-type="float" office:value="2428.237769" calcext:value-type="float">
            <text:p>2428.237769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957" calcext:value-type="float">
            <text:p>1957</text:p>
          </table:table-cell>
          <table:table-cell office:value-type="float" office:value="44.142" calcext:value-type="float">
            <text:p>44.142</text:p>
          </table:table-cell>
          <table:table-cell office:value-type="float" office:value="3640876" calcext:value-type="float">
            <text:p>3640876</text:p>
          </table:table-cell>
          <table:table-cell office:value-type="float" office:value="2617.155967" calcext:value-type="float">
            <text:p>2617.155967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962" calcext:value-type="float">
            <text:p>1962</text:p>
          </table:table-cell>
          <table:table-cell office:value-type="float" office:value="46.954" calcext:value-type="float">
            <text:p>46.954</text:p>
          </table:table-cell>
          <table:table-cell office:value-type="float" office:value="4208858" calcext:value-type="float">
            <text:p>4208858</text:p>
          </table:table-cell>
          <table:table-cell office:value-type="float" office:value="2750.364446" calcext:value-type="float">
            <text:p>2750.364446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967" calcext:value-type="float">
            <text:p>1967</text:p>
          </table:table-cell>
          <table:table-cell office:value-type="float" office:value="50.016" calcext:value-type="float">
            <text:p>50.016</text:p>
          </table:table-cell>
          <table:table-cell office:value-type="float" office:value="4690773" calcext:value-type="float">
            <text:p>4690773</text:p>
          </table:table-cell>
          <table:table-cell office:value-type="float" office:value="3242.531147" calcext:value-type="float">
            <text:p>3242.531147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972" calcext:value-type="float">
            <text:p>1972</text:p>
          </table:table-cell>
          <table:table-cell office:value-type="float" office:value="53.738" calcext:value-type="float">
            <text:p>53.738</text:p>
          </table:table-cell>
          <table:table-cell office:value-type="float" office:value="5149581" calcext:value-type="float">
            <text:p>5149581</text:p>
          </table:table-cell>
          <table:table-cell office:value-type="float" office:value="4031.408271" calcext:value-type="float">
            <text:p>4031.408271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977" calcext:value-type="float">
            <text:p>1977</text:p>
          </table:table-cell>
          <table:table-cell office:value-type="float" office:value="56.029" calcext:value-type="float">
            <text:p>56.029</text:p>
          </table:table-cell>
          <table:table-cell office:value-type="float" office:value="5703430" calcext:value-type="float">
            <text:p>5703430</text:p>
          </table:table-cell>
          <table:table-cell office:value-type="float" office:value="4879.992748" calcext:value-type="float">
            <text:p>4879.992748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982" calcext:value-type="float">
            <text:p>1982</text:p>
          </table:table-cell>
          <table:table-cell office:value-type="float" office:value="58.137" calcext:value-type="float">
            <text:p>58.137</text:p>
          </table:table-cell>
          <table:table-cell office:value-type="float" office:value="6395630" calcext:value-type="float">
            <text:p>6395630</text:p>
          </table:table-cell>
          <table:table-cell office:value-type="float" office:value="4820.49479" calcext:value-type="float">
            <text:p>4820.49479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987" calcext:value-type="float">
            <text:p>1987</text:p>
          </table:table-cell>
          <table:table-cell office:value-type="float" office:value="60.782" calcext:value-type="float">
            <text:p>60.782</text:p>
          </table:table-cell>
          <table:table-cell office:value-type="float" office:value="7326406" calcext:value-type="float">
            <text:p>7326406</text:p>
          </table:table-cell>
          <table:table-cell office:value-type="float" office:value="4246.485974" calcext:value-type="float">
            <text:p>4246.485974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992" calcext:value-type="float">
            <text:p>1992</text:p>
          </table:table-cell>
          <table:table-cell office:value-type="float" office:value="63.373" calcext:value-type="float">
            <text:p>63.373</text:p>
          </table:table-cell>
          <table:table-cell office:value-type="float" office:value="8486949" calcext:value-type="float">
            <text:p>8486949</text:p>
          </table:table-cell>
          <table:table-cell office:value-type="float" office:value="4439.45084" calcext:value-type="float">
            <text:p>4439.45084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997" calcext:value-type="float">
            <text:p>1997</text:p>
          </table:table-cell>
          <table:table-cell office:value-type="float" office:value="66.322" calcext:value-type="float">
            <text:p>66.322</text:p>
          </table:table-cell>
          <table:table-cell office:value-type="float" office:value="9803875" calcext:value-type="float">
            <text:p>9803875</text:p>
          </table:table-cell>
          <table:table-cell office:value-type="float" office:value="4684.313807" calcext:value-type="float">
            <text:p>4684.313807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02" calcext:value-type="float">
            <text:p>2002</text:p>
          </table:table-cell>
          <table:table-cell office:value-type="float" office:value="68.978" calcext:value-type="float">
            <text:p>68.978</text:p>
          </table:table-cell>
          <table:table-cell office:value-type="float" office:value="11178650" calcext:value-type="float">
            <text:p>11178650</text:p>
          </table:table-cell>
          <table:table-cell office:value-type="float" office:value="4858.347495" calcext:value-type="float">
            <text:p>4858.347495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07" calcext:value-type="float">
            <text:p>2007</text:p>
          </table:table-cell>
          <table:table-cell office:value-type="float" office:value="70.259" calcext:value-type="float">
            <text:p>70.259</text:p>
          </table:table-cell>
          <table:table-cell office:value-type="float" office:value="12572928" calcext:value-type="float">
            <text:p>12572928</text:p>
          </table:table-cell>
          <table:table-cell office:value-type="float" office:value="5186.050003" calcext:value-type="float">
            <text:p>5186.050003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952" calcext:value-type="float">
            <text:p>1952</text:p>
          </table:table-cell>
          <table:table-cell office:value-type="float" office:value="33.609" calcext:value-type="float">
            <text:p>33.609</text:p>
          </table:table-cell>
          <table:table-cell office:value-type="float" office:value="2664249" calcext:value-type="float">
            <text:p>2664249</text:p>
          </table:table-cell>
          <table:table-cell office:value-type="float" office:value="510.1964923" calcext:value-type="float">
            <text:p>510.1964923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957" calcext:value-type="float">
            <text:p>1957</text:p>
          </table:table-cell>
          <table:table-cell office:value-type="float" office:value="34.558" calcext:value-type="float">
            <text:p>34.558</text:p>
          </table:table-cell>
          <table:table-cell office:value-type="float" office:value="2876726" calcext:value-type="float">
            <text:p>2876726</text:p>
          </table:table-cell>
          <table:table-cell office:value-type="float" office:value="576.2670245" calcext:value-type="float">
            <text:p>576.2670245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962" calcext:value-type="float">
            <text:p>1962</text:p>
          </table:table-cell>
          <table:table-cell office:value-type="float" office:value="35.753" calcext:value-type="float">
            <text:p>35.753</text:p>
          </table:table-cell>
          <table:table-cell office:value-type="float" office:value="3140003" calcext:value-type="float">
            <text:p>3140003</text:p>
          </table:table-cell>
          <table:table-cell office:value-type="float" office:value="686.3736739" calcext:value-type="float">
            <text:p>686.3736739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967" calcext:value-type="float">
            <text:p>1967</text:p>
          </table:table-cell>
          <table:table-cell office:value-type="float" office:value="37.197" calcext:value-type="float">
            <text:p>37.197</text:p>
          </table:table-cell>
          <table:table-cell office:value-type="float" office:value="3451418" calcext:value-type="float">
            <text:p>3451418</text:p>
          </table:table-cell>
          <table:table-cell office:value-type="float" office:value="708.7595409" calcext:value-type="float">
            <text:p>708.7595409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972" calcext:value-type="float">
            <text:p>1972</text:p>
          </table:table-cell>
          <table:table-cell office:value-type="float" office:value="38.842" calcext:value-type="float">
            <text:p>38.842</text:p>
          </table:table-cell>
          <table:table-cell office:value-type="float" office:value="3811387" calcext:value-type="float">
            <text:p>3811387</text:p>
          </table:table-cell>
          <table:table-cell office:value-type="float" office:value="741.6662307" calcext:value-type="float">
            <text:p>741.6662307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977" calcext:value-type="float">
            <text:p>1977</text:p>
          </table:table-cell>
          <table:table-cell office:value-type="float" office:value="40.762" calcext:value-type="float">
            <text:p>40.762</text:p>
          </table:table-cell>
          <table:table-cell office:value-type="float" office:value="4227026" calcext:value-type="float">
            <text:p>4227026</text:p>
          </table:table-cell>
          <table:table-cell office:value-type="float" office:value="874.6858643" calcext:value-type="float">
            <text:p>874.6858643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982" calcext:value-type="float">
            <text:p>1982</text:p>
          </table:table-cell>
          <table:table-cell office:value-type="float" office:value="42.891" calcext:value-type="float">
            <text:p>42.891</text:p>
          </table:table-cell>
          <table:table-cell office:value-type="float" office:value="4710497" calcext:value-type="float">
            <text:p>4710497</text:p>
          </table:table-cell>
          <table:table-cell office:value-type="float" office:value="857.2503577" calcext:value-type="float">
            <text:p>857.2503577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987" calcext:value-type="float">
            <text:p>1987</text:p>
          </table:table-cell>
          <table:table-cell office:value-type="float" office:value="45.552" calcext:value-type="float">
            <text:p>45.552</text:p>
          </table:table-cell>
          <table:table-cell office:value-type="float" office:value="5650262" calcext:value-type="float">
            <text:p>5650262</text:p>
          </table:table-cell>
          <table:table-cell office:value-type="float" office:value="805.5724718" calcext:value-type="float">
            <text:p>805.5724718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992" calcext:value-type="float">
            <text:p>1992</text:p>
          </table:table-cell>
          <table:table-cell office:value-type="float" office:value="48.576" calcext:value-type="float">
            <text:p>48.576</text:p>
          </table:table-cell>
          <table:table-cell office:value-type="float" office:value="6990574" calcext:value-type="float">
            <text:p>6990574</text:p>
          </table:table-cell>
          <table:table-cell office:value-type="float" office:value="794.3484384" calcext:value-type="float">
            <text:p>794.3484384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997" calcext:value-type="float">
            <text:p>1997</text:p>
          </table:table-cell>
          <table:table-cell office:value-type="float" office:value="51.455" calcext:value-type="float">
            <text:p>51.455</text:p>
          </table:table-cell>
          <table:table-cell office:value-type="float" office:value="8048834" calcext:value-type="float">
            <text:p>8048834</text:p>
          </table:table-cell>
          <table:table-cell office:value-type="float" office:value="869.4497668" calcext:value-type="float">
            <text:p>869.4497668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02" calcext:value-type="float">
            <text:p>2002</text:p>
          </table:table-cell>
          <table:table-cell office:value-type="float" office:value="53.676" calcext:value-type="float">
            <text:p>53.676</text:p>
          </table:table-cell>
          <table:table-cell office:value-type="float" office:value="8807818" calcext:value-type="float">
            <text:p>8807818</text:p>
          </table:table-cell>
          <table:table-cell office:value-type="float" office:value="945.5835837" calcext:value-type="float">
            <text:p>945.5835837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07" calcext:value-type="float">
            <text:p>2007</text:p>
          </table:table-cell>
          <table:table-cell office:value-type="float" office:value="56.007" calcext:value-type="float">
            <text:p>56.007</text:p>
          </table:table-cell>
          <table:table-cell office:value-type="float" office:value="9947814" calcext:value-type="float">
            <text:p>9947814</text:p>
          </table:table-cell>
          <table:table-cell office:value-type="float" office:value="942.6542111" calcext:value-type="float">
            <text:p>942.6542111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1952" calcext:value-type="float">
            <text:p>1952</text:p>
          </table:table-cell>
          <table:table-cell office:value-type="float" office:value="32.5" calcext:value-type="float">
            <text:p>32.5</text:p>
          </table:table-cell>
          <table:table-cell office:value-type="float" office:value="580653" calcext:value-type="float">
            <text:p>580653</text:p>
          </table:table-cell>
          <table:table-cell office:value-type="float" office:value="299.850319" calcext:value-type="float">
            <text:p>299.850319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1957" calcext:value-type="float">
            <text:p>1957</text:p>
          </table:table-cell>
          <table:table-cell office:value-type="float" office:value="33.489" calcext:value-type="float">
            <text:p>33.489</text:p>
          </table:table-cell>
          <table:table-cell office:value-type="float" office:value="601095" calcext:value-type="float">
            <text:p>601095</text:p>
          </table:table-cell>
          <table:table-cell office:value-type="float" office:value="431.7904566" calcext:value-type="float">
            <text:p>431.7904566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1962" calcext:value-type="float">
            <text:p>1962</text:p>
          </table:table-cell>
          <table:table-cell office:value-type="float" office:value="34.488" calcext:value-type="float">
            <text:p>34.488</text:p>
          </table:table-cell>
          <table:table-cell office:value-type="float" office:value="627820" calcext:value-type="float">
            <text:p>627820</text:p>
          </table:table-cell>
          <table:table-cell office:value-type="float" office:value="522.0343725" calcext:value-type="float">
            <text:p>522.0343725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1967" calcext:value-type="float">
            <text:p>1967</text:p>
          </table:table-cell>
          <table:table-cell office:value-type="float" office:value="35.492" calcext:value-type="float">
            <text:p>35.492</text:p>
          </table:table-cell>
          <table:table-cell office:value-type="float" office:value="601287" calcext:value-type="float">
            <text:p>601287</text:p>
          </table:table-cell>
          <table:table-cell office:value-type="float" office:value="715.5806402" calcext:value-type="float">
            <text:p>715.5806402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1972" calcext:value-type="float">
            <text:p>1972</text:p>
          </table:table-cell>
          <table:table-cell office:value-type="float" office:value="36.486" calcext:value-type="float">
            <text:p>36.486</text:p>
          </table:table-cell>
          <table:table-cell office:value-type="float" office:value="625361" calcext:value-type="float">
            <text:p>625361</text:p>
          </table:table-cell>
          <table:table-cell office:value-type="float" office:value="820.2245876" calcext:value-type="float">
            <text:p>820.2245876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1977" calcext:value-type="float">
            <text:p>1977</text:p>
          </table:table-cell>
          <table:table-cell office:value-type="float" office:value="37.465" calcext:value-type="float">
            <text:p>37.465</text:p>
          </table:table-cell>
          <table:table-cell office:value-type="float" office:value="745228" calcext:value-type="float">
            <text:p>745228</text:p>
          </table:table-cell>
          <table:table-cell office:value-type="float" office:value="764.7259628" calcext:value-type="float">
            <text:p>764.7259628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1982" calcext:value-type="float">
            <text:p>1982</text:p>
          </table:table-cell>
          <table:table-cell office:value-type="float" office:value="39.327" calcext:value-type="float">
            <text:p>39.327</text:p>
          </table:table-cell>
          <table:table-cell office:value-type="float" office:value="825987" calcext:value-type="float">
            <text:p>825987</text:p>
          </table:table-cell>
          <table:table-cell office:value-type="float" office:value="838.1239671" calcext:value-type="float">
            <text:p>838.1239671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1987" calcext:value-type="float">
            <text:p>1987</text:p>
          </table:table-cell>
          <table:table-cell office:value-type="float" office:value="41.245" calcext:value-type="float">
            <text:p>41.245</text:p>
          </table:table-cell>
          <table:table-cell office:value-type="float" office:value="927524" calcext:value-type="float">
            <text:p>927524</text:p>
          </table:table-cell>
          <table:table-cell office:value-type="float" office:value="736.4153921" calcext:value-type="float">
            <text:p>736.4153921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1992" calcext:value-type="float">
            <text:p>1992</text:p>
          </table:table-cell>
          <table:table-cell office:value-type="float" office:value="43.266" calcext:value-type="float">
            <text:p>43.266</text:p>
          </table:table-cell>
          <table:table-cell office:value-type="float" office:value="1050938" calcext:value-type="float">
            <text:p>1050938</text:p>
          </table:table-cell>
          <table:table-cell office:value-type="float" office:value="745.5398706" calcext:value-type="float">
            <text:p>745.5398706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1997" calcext:value-type="float">
            <text:p>1997</text:p>
          </table:table-cell>
          <table:table-cell office:value-type="float" office:value="44.873" calcext:value-type="float">
            <text:p>44.873</text:p>
          </table:table-cell>
          <table:table-cell office:value-type="float" office:value="1193708" calcext:value-type="float">
            <text:p>1193708</text:p>
          </table:table-cell>
          <table:table-cell office:value-type="float" office:value="796.6644681" calcext:value-type="float">
            <text:p>796.6644681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2002" calcext:value-type="float">
            <text:p>2002</text:p>
          </table:table-cell>
          <table:table-cell office:value-type="float" office:value="45.504" calcext:value-type="float">
            <text:p>45.504</text:p>
          </table:table-cell>
          <table:table-cell office:value-type="float" office:value="1332459" calcext:value-type="float">
            <text:p>1332459</text:p>
          </table:table-cell>
          <table:table-cell office:value-type="float" office:value="575.7047176" calcext:value-type="float">
            <text:p>575.7047176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2007" calcext:value-type="float">
            <text:p>2007</text:p>
          </table:table-cell>
          <table:table-cell office:value-type="float" office:value="46.388" calcext:value-type="float">
            <text:p>46.388</text:p>
          </table:table-cell>
          <table:table-cell office:value-type="float" office:value="1472041" calcext:value-type="float">
            <text:p>1472041</text:p>
          </table:table-cell>
          <table:table-cell office:value-type="float" office:value="579.231743" calcext:value-type="float">
            <text:p>579.231743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952" calcext:value-type="float">
            <text:p>1952</text:p>
          </table:table-cell>
          <table:table-cell office:value-type="float" office:value="37.579" calcext:value-type="float">
            <text:p>37.579</text:p>
          </table:table-cell>
          <table:table-cell office:value-type="float" office:value="3201488" calcext:value-type="float">
            <text:p>3201488</text:p>
          </table:table-cell>
          <table:table-cell office:value-type="float" office:value="1840.366939" calcext:value-type="float">
            <text:p>1840.366939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957" calcext:value-type="float">
            <text:p>1957</text:p>
          </table:table-cell>
          <table:table-cell office:value-type="float" office:value="40.696" calcext:value-type="float">
            <text:p>40.696</text:p>
          </table:table-cell>
          <table:table-cell office:value-type="float" office:value="3507701" calcext:value-type="float">
            <text:p>3507701</text:p>
          </table:table-cell>
          <table:table-cell office:value-type="float" office:value="1726.887882" calcext:value-type="float">
            <text:p>1726.887882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962" calcext:value-type="float">
            <text:p>1962</text:p>
          </table:table-cell>
          <table:table-cell office:value-type="float" office:value="43.59" calcext:value-type="float">
            <text:p>43.59</text:p>
          </table:table-cell>
          <table:table-cell office:value-type="float" office:value="3880130" calcext:value-type="float">
            <text:p>3880130</text:p>
          </table:table-cell>
          <table:table-cell office:value-type="float" office:value="1796.589032" calcext:value-type="float">
            <text:p>1796.589032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967" calcext:value-type="float">
            <text:p>1967</text:p>
          </table:table-cell>
          <table:table-cell office:value-type="float" office:value="46.243" calcext:value-type="float">
            <text:p>46.243</text:p>
          </table:table-cell>
          <table:table-cell office:value-type="float" office:value="4318137" calcext:value-type="float">
            <text:p>4318137</text:p>
          </table:table-cell>
          <table:table-cell office:value-type="float" office:value="1452.057666" calcext:value-type="float">
            <text:p>1452.057666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972" calcext:value-type="float">
            <text:p>1972</text:p>
          </table:table-cell>
          <table:table-cell office:value-type="float" office:value="48.042" calcext:value-type="float">
            <text:p>48.042</text:p>
          </table:table-cell>
          <table:table-cell office:value-type="float" office:value="4698301" calcext:value-type="float">
            <text:p>4698301</text:p>
          </table:table-cell>
          <table:table-cell office:value-type="float" office:value="1654.456946" calcext:value-type="float">
            <text:p>1654.456946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977" calcext:value-type="float">
            <text:p>1977</text:p>
          </table:table-cell>
          <table:table-cell office:value-type="float" office:value="49.923" calcext:value-type="float">
            <text:p>49.923</text:p>
          </table:table-cell>
          <table:table-cell office:value-type="float" office:value="4908554" calcext:value-type="float">
            <text:p>4908554</text:p>
          </table:table-cell>
          <table:table-cell office:value-type="float" office:value="1874.298931" calcext:value-type="float">
            <text:p>1874.298931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982" calcext:value-type="float">
            <text:p>1982</text:p>
          </table:table-cell>
          <table:table-cell office:value-type="float" office:value="51.461" calcext:value-type="float">
            <text:p>51.461</text:p>
          </table:table-cell>
          <table:table-cell office:value-type="float" office:value="5198399" calcext:value-type="float">
            <text:p>5198399</text:p>
          </table:table-cell>
          <table:table-cell office:value-type="float" office:value="2011.159549" calcext:value-type="float">
            <text:p>2011.159549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987" calcext:value-type="float">
            <text:p>1987</text:p>
          </table:table-cell>
          <table:table-cell office:value-type="float" office:value="53.636" calcext:value-type="float">
            <text:p>53.636</text:p>
          </table:table-cell>
          <table:table-cell office:value-type="float" office:value="5756203" calcext:value-type="float">
            <text:p>5756203</text:p>
          </table:table-cell>
          <table:table-cell office:value-type="float" office:value="1823.015995" calcext:value-type="float">
            <text:p>1823.015995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992" calcext:value-type="float">
            <text:p>1992</text:p>
          </table:table-cell>
          <table:table-cell office:value-type="float" office:value="55.089" calcext:value-type="float">
            <text:p>55.089</text:p>
          </table:table-cell>
          <table:table-cell office:value-type="float" office:value="6326682" calcext:value-type="float">
            <text:p>6326682</text:p>
          </table:table-cell>
          <table:table-cell office:value-type="float" office:value="1456.309517" calcext:value-type="float">
            <text:p>1456.309517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997" calcext:value-type="float">
            <text:p>1997</text:p>
          </table:table-cell>
          <table:table-cell office:value-type="float" office:value="56.671" calcext:value-type="float">
            <text:p>56.671</text:p>
          </table:table-cell>
          <table:table-cell office:value-type="float" office:value="6913545" calcext:value-type="float">
            <text:p>6913545</text:p>
          </table:table-cell>
          <table:table-cell office:value-type="float" office:value="1341.726931" calcext:value-type="float">
            <text:p>1341.726931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02" calcext:value-type="float">
            <text:p>2002</text:p>
          </table:table-cell>
          <table:table-cell office:value-type="float" office:value="58.137" calcext:value-type="float">
            <text:p>58.137</text:p>
          </table:table-cell>
          <table:table-cell office:value-type="float" office:value="7607651" calcext:value-type="float">
            <text:p>7607651</text:p>
          </table:table-cell>
          <table:table-cell office:value-type="float" office:value="1270.364932" calcext:value-type="float">
            <text:p>1270.364932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07" calcext:value-type="float">
            <text:p>2007</text:p>
          </table:table-cell>
          <table:table-cell office:value-type="float" office:value="60.916" calcext:value-type="float">
            <text:p>60.916</text:p>
          </table:table-cell>
          <table:table-cell office:value-type="float" office:value="8502814" calcext:value-type="float">
            <text:p>8502814</text:p>
          </table:table-cell>
          <table:table-cell office:value-type="float" office:value="1201.637154" calcext:value-type="float">
            <text:p>1201.637154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952" calcext:value-type="float">
            <text:p>1952</text:p>
          </table:table-cell>
          <table:table-cell office:value-type="float" office:value="41.912" calcext:value-type="float">
            <text:p>41.912</text:p>
          </table:table-cell>
          <table:table-cell office:value-type="float" office:value="1517453" calcext:value-type="float">
            <text:p>1517453</text:p>
          </table:table-cell>
          <table:table-cell office:value-type="float" office:value="2194.926204" calcext:value-type="float">
            <text:p>2194.926204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957" calcext:value-type="float">
            <text:p>1957</text:p>
          </table:table-cell>
          <table:table-cell office:value-type="float" office:value="44.665" calcext:value-type="float">
            <text:p>44.665</text:p>
          </table:table-cell>
          <table:table-cell office:value-type="float" office:value="1770390" calcext:value-type="float">
            <text:p>1770390</text:p>
          </table:table-cell>
          <table:table-cell office:value-type="float" office:value="2220.487682" calcext:value-type="float">
            <text:p>2220.487682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962" calcext:value-type="float">
            <text:p>1962</text:p>
          </table:table-cell>
          <table:table-cell office:value-type="float" office:value="48.041" calcext:value-type="float">
            <text:p>48.041</text:p>
          </table:table-cell>
          <table:table-cell office:value-type="float" office:value="2090162" calcext:value-type="float">
            <text:p>2090162</text:p>
          </table:table-cell>
          <table:table-cell office:value-type="float" office:value="2291.156835" calcext:value-type="float">
            <text:p>2291.156835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967" calcext:value-type="float">
            <text:p>1967</text:p>
          </table:table-cell>
          <table:table-cell office:value-type="float" office:value="50.924" calcext:value-type="float">
            <text:p>50.924</text:p>
          </table:table-cell>
          <table:table-cell office:value-type="float" office:value="2500689" calcext:value-type="float">
            <text:p>2500689</text:p>
          </table:table-cell>
          <table:table-cell office:value-type="float" office:value="2538.269358" calcext:value-type="float">
            <text:p>2538.269358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972" calcext:value-type="float">
            <text:p>1972</text:p>
          </table:table-cell>
          <table:table-cell office:value-type="float" office:value="53.884" calcext:value-type="float">
            <text:p>53.884</text:p>
          </table:table-cell>
          <table:table-cell office:value-type="float" office:value="2965146" calcext:value-type="float">
            <text:p>2965146</text:p>
          </table:table-cell>
          <table:table-cell office:value-type="float" office:value="2529.842345" calcext:value-type="float">
            <text:p>2529.842345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977" calcext:value-type="float">
            <text:p>1977</text:p>
          </table:table-cell>
          <table:table-cell office:value-type="float" office:value="57.402" calcext:value-type="float">
            <text:p>57.402</text:p>
          </table:table-cell>
          <table:table-cell office:value-type="float" office:value="3055235" calcext:value-type="float">
            <text:p>3055235</text:p>
          </table:table-cell>
          <table:table-cell office:value-type="float" office:value="3203.208066" calcext:value-type="float">
            <text:p>3203.208066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982" calcext:value-type="float">
            <text:p>1982</text:p>
          </table:table-cell>
          <table:table-cell office:value-type="float" office:value="60.909" calcext:value-type="float">
            <text:p>60.909</text:p>
          </table:table-cell>
          <table:table-cell office:value-type="float" office:value="3669448" calcext:value-type="float">
            <text:p>3669448</text:p>
          </table:table-cell>
          <table:table-cell office:value-type="float" office:value="3121.760794" calcext:value-type="float">
            <text:p>3121.760794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987" calcext:value-type="float">
            <text:p>1987</text:p>
          </table:table-cell>
          <table:table-cell office:value-type="float" office:value="64.492" calcext:value-type="float">
            <text:p>64.492</text:p>
          </table:table-cell>
          <table:table-cell office:value-type="float" office:value="4372203" calcext:value-type="float">
            <text:p>4372203</text:p>
          </table:table-cell>
          <table:table-cell office:value-type="float" office:value="3023.096699" calcext:value-type="float">
            <text:p>3023.096699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992" calcext:value-type="float">
            <text:p>1992</text:p>
          </table:table-cell>
          <table:table-cell office:value-type="float" office:value="66.399" calcext:value-type="float">
            <text:p>66.399</text:p>
          </table:table-cell>
          <table:table-cell office:value-type="float" office:value="5077347" calcext:value-type="float">
            <text:p>5077347</text:p>
          </table:table-cell>
          <table:table-cell office:value-type="float" office:value="3081.694603" calcext:value-type="float">
            <text:p>3081.694603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997" calcext:value-type="float">
            <text:p>1997</text:p>
          </table:table-cell>
          <table:table-cell office:value-type="float" office:value="67.659" calcext:value-type="float">
            <text:p>67.659</text:p>
          </table:table-cell>
          <table:table-cell office:value-type="float" office:value="5867957" calcext:value-type="float">
            <text:p>5867957</text:p>
          </table:table-cell>
          <table:table-cell office:value-type="float" office:value="3160.454906" calcext:value-type="float">
            <text:p>3160.454906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02" calcext:value-type="float">
            <text:p>2002</text:p>
          </table:table-cell>
          <table:table-cell office:value-type="float" office:value="68.565" calcext:value-type="float">
            <text:p>68.565</text:p>
          </table:table-cell>
          <table:table-cell office:value-type="float" office:value="6677328" calcext:value-type="float">
            <text:p>6677328</text:p>
          </table:table-cell>
          <table:table-cell office:value-type="float" office:value="3099.72866" calcext:value-type="float">
            <text:p>3099.72866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07" calcext:value-type="float">
            <text:p>2007</text:p>
          </table:table-cell>
          <table:table-cell office:value-type="float" office:value="70.198" calcext:value-type="float">
            <text:p>70.198</text:p>
          </table:table-cell>
          <table:table-cell office:value-type="float" office:value="7483763" calcext:value-type="float">
            <text:p>7483763</text:p>
          </table:table-cell>
          <table:table-cell office:value-type="float" office:value="3548.330846" calcext:value-type="float">
            <text:p>3548.330846</text:p>
          </table:table-cell>
        </table:table-row>
        <table:table-row table:style-name="ro1">
          <table:table-cell office:value-type="string" calcext:value-type="string">
            <text:p>Hong Kong, China</text:p>
          </table:table-cell>
          <table:table-cell office:value-type="float" office:value="1952" calcext:value-type="float">
            <text:p>1952</text:p>
          </table:table-cell>
          <table:table-cell office:value-type="float" office:value="60.96" calcext:value-type="float">
            <text:p>60.96</text:p>
          </table:table-cell>
          <table:table-cell office:value-type="float" office:value="2125900" calcext:value-type="float">
            <text:p>2125900</text:p>
          </table:table-cell>
          <table:table-cell office:value-type="float" office:value="3054.421209" calcext:value-type="float">
            <text:p>3054.421209</text:p>
          </table:table-cell>
        </table:table-row>
        <table:table-row table:style-name="ro1">
          <table:table-cell office:value-type="string" calcext:value-type="string">
            <text:p>Hong Kong, China</text:p>
          </table:table-cell>
          <table:table-cell office:value-type="float" office:value="1957" calcext:value-type="float">
            <text:p>1957</text:p>
          </table:table-cell>
          <table:table-cell office:value-type="float" office:value="64.75" calcext:value-type="float">
            <text:p>64.75</text:p>
          </table:table-cell>
          <table:table-cell office:value-type="float" office:value="2736300" calcext:value-type="float">
            <text:p>2736300</text:p>
          </table:table-cell>
          <table:table-cell office:value-type="float" office:value="3629.076457" calcext:value-type="float">
            <text:p>3629.076457</text:p>
          </table:table-cell>
        </table:table-row>
        <table:table-row table:style-name="ro1">
          <table:table-cell office:value-type="string" calcext:value-type="string">
            <text:p>Hong Kong, China</text:p>
          </table:table-cell>
          <table:table-cell office:value-type="float" office:value="1962" calcext:value-type="float">
            <text:p>1962</text:p>
          </table:table-cell>
          <table:table-cell office:value-type="float" office:value="67.65" calcext:value-type="float">
            <text:p>67.65</text:p>
          </table:table-cell>
          <table:table-cell office:value-type="float" office:value="3305200" calcext:value-type="float">
            <text:p>3305200</text:p>
          </table:table-cell>
          <table:table-cell office:value-type="float" office:value="4692.648272" calcext:value-type="float">
            <text:p>4692.648272</text:p>
          </table:table-cell>
        </table:table-row>
        <table:table-row table:style-name="ro1">
          <table:table-cell office:value-type="string" calcext:value-type="string">
            <text:p>Hong Kong, China</text:p>
          </table:table-cell>
          <table:table-cell office:value-type="float" office:value="1967" calcext:value-type="float">
            <text:p>1967</text:p>
          </table:table-cell>
          <table:table-cell office:value-type="float" office:value="70" calcext:value-type="float">
            <text:p>70</text:p>
          </table:table-cell>
          <table:table-cell office:value-type="float" office:value="3722800" calcext:value-type="float">
            <text:p>3722800</text:p>
          </table:table-cell>
          <table:table-cell office:value-type="float" office:value="6197.962814" calcext:value-type="float">
            <text:p>6197.962814</text:p>
          </table:table-cell>
        </table:table-row>
        <table:table-row table:style-name="ro1">
          <table:table-cell office:value-type="string" calcext:value-type="string">
            <text:p>Hong Kong, China</text:p>
          </table:table-cell>
          <table:table-cell office:value-type="float" office:value="1972" calcext:value-type="float">
            <text:p>1972</text:p>
          </table:table-cell>
          <table:table-cell office:value-type="float" office:value="72" calcext:value-type="float">
            <text:p>72</text:p>
          </table:table-cell>
          <table:table-cell office:value-type="float" office:value="4115700" calcext:value-type="float">
            <text:p>4115700</text:p>
          </table:table-cell>
          <table:table-cell office:value-type="float" office:value="8315.928145" calcext:value-type="float">
            <text:p>8315.928145</text:p>
          </table:table-cell>
        </table:table-row>
        <table:table-row table:style-name="ro1">
          <table:table-cell office:value-type="string" calcext:value-type="string">
            <text:p>Hong Kong, China</text:p>
          </table:table-cell>
          <table:table-cell office:value-type="float" office:value="1977" calcext:value-type="float">
            <text:p>1977</text:p>
          </table:table-cell>
          <table:table-cell office:value-type="float" office:value="73.6" calcext:value-type="float">
            <text:p>73.6</text:p>
          </table:table-cell>
          <table:table-cell office:value-type="float" office:value="4583700" calcext:value-type="float">
            <text:p>4583700</text:p>
          </table:table-cell>
          <table:table-cell office:value-type="float" office:value="11186.14125" calcext:value-type="float">
            <text:p>11186.14125</text:p>
          </table:table-cell>
        </table:table-row>
        <table:table-row table:style-name="ro1">
          <table:table-cell office:value-type="string" calcext:value-type="string">
            <text:p>Hong Kong, China</text:p>
          </table:table-cell>
          <table:table-cell office:value-type="float" office:value="1982" calcext:value-type="float">
            <text:p>1982</text:p>
          </table:table-cell>
          <table:table-cell office:value-type="float" office:value="75.45" calcext:value-type="float">
            <text:p>75.45</text:p>
          </table:table-cell>
          <table:table-cell office:value-type="float" office:value="5264500" calcext:value-type="float">
            <text:p>5264500</text:p>
          </table:table-cell>
          <table:table-cell office:value-type="float" office:value="14560.53051" calcext:value-type="float">
            <text:p>14560.53051</text:p>
          </table:table-cell>
        </table:table-row>
        <table:table-row table:style-name="ro1">
          <table:table-cell office:value-type="string" calcext:value-type="string">
            <text:p>Hong Kong, China</text:p>
          </table:table-cell>
          <table:table-cell office:value-type="float" office:value="1987" calcext:value-type="float">
            <text:p>1987</text:p>
          </table:table-cell>
          <table:table-cell office:value-type="float" office:value="76.2" calcext:value-type="float">
            <text:p>76.2</text:p>
          </table:table-cell>
          <table:table-cell office:value-type="float" office:value="5584510" calcext:value-type="float">
            <text:p>5584510</text:p>
          </table:table-cell>
          <table:table-cell office:value-type="float" office:value="20038.47269" calcext:value-type="float">
            <text:p>20038.47269</text:p>
          </table:table-cell>
        </table:table-row>
        <table:table-row table:style-name="ro1">
          <table:table-cell office:value-type="string" calcext:value-type="string">
            <text:p>Hong Kong, China</text:p>
          </table:table-cell>
          <table:table-cell office:value-type="float" office:value="1992" calcext:value-type="float">
            <text:p>1992</text:p>
          </table:table-cell>
          <table:table-cell office:value-type="float" office:value="77.601" calcext:value-type="float">
            <text:p>77.601</text:p>
          </table:table-cell>
          <table:table-cell office:value-type="float" office:value="5829696" calcext:value-type="float">
            <text:p>5829696</text:p>
          </table:table-cell>
          <table:table-cell office:value-type="float" office:value="24757.60301" calcext:value-type="float">
            <text:p>24757.60301</text:p>
          </table:table-cell>
        </table:table-row>
        <table:table-row table:style-name="ro1">
          <table:table-cell office:value-type="string" calcext:value-type="string">
            <text:p>Hong Kong, China</text:p>
          </table:table-cell>
          <table:table-cell office:value-type="float" office:value="1997" calcext:value-type="float">
            <text:p>1997</text:p>
          </table:table-cell>
          <table:table-cell office:value-type="float" office:value="80" calcext:value-type="float">
            <text:p>80</text:p>
          </table:table-cell>
          <table:table-cell office:value-type="float" office:value="6495918" calcext:value-type="float">
            <text:p>6495918</text:p>
          </table:table-cell>
          <table:table-cell office:value-type="float" office:value="28377.63219" calcext:value-type="float">
            <text:p>28377.63219</text:p>
          </table:table-cell>
        </table:table-row>
        <table:table-row table:style-name="ro1">
          <table:table-cell office:value-type="string" calcext:value-type="string">
            <text:p>Hong Kong, China</text:p>
          </table:table-cell>
          <table:table-cell office:value-type="float" office:value="2002" calcext:value-type="float">
            <text:p>2002</text:p>
          </table:table-cell>
          <table:table-cell office:value-type="float" office:value="81.495" calcext:value-type="float">
            <text:p>81.495</text:p>
          </table:table-cell>
          <table:table-cell office:value-type="float" office:value="6762476" calcext:value-type="float">
            <text:p>6762476</text:p>
          </table:table-cell>
          <table:table-cell office:value-type="float" office:value="30209.01516" calcext:value-type="float">
            <text:p>30209.01516</text:p>
          </table:table-cell>
        </table:table-row>
        <table:table-row table:style-name="ro1">
          <table:table-cell office:value-type="string" calcext:value-type="string">
            <text:p>Hong Kong, China</text:p>
          </table:table-cell>
          <table:table-cell office:value-type="float" office:value="2007" calcext:value-type="float">
            <text:p>2007</text:p>
          </table:table-cell>
          <table:table-cell office:value-type="float" office:value="82.208" calcext:value-type="float">
            <text:p>82.208</text:p>
          </table:table-cell>
          <table:table-cell office:value-type="float" office:value="6980412" calcext:value-type="float">
            <text:p>6980412</text:p>
          </table:table-cell>
          <table:table-cell office:value-type="float" office:value="39724.97867" calcext:value-type="float">
            <text:p>39724.97867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1952" calcext:value-type="float">
            <text:p>1952</text:p>
          </table:table-cell>
          <table:table-cell office:value-type="float" office:value="64.03" calcext:value-type="float">
            <text:p>64.03</text:p>
          </table:table-cell>
          <table:table-cell office:value-type="float" office:value="9504000" calcext:value-type="float">
            <text:p>9504000</text:p>
          </table:table-cell>
          <table:table-cell office:value-type="float" office:value="5263.673816" calcext:value-type="float">
            <text:p>5263.673816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1957" calcext:value-type="float">
            <text:p>1957</text:p>
          </table:table-cell>
          <table:table-cell office:value-type="float" office:value="66.41" calcext:value-type="float">
            <text:p>66.41</text:p>
          </table:table-cell>
          <table:table-cell office:value-type="float" office:value="9839000" calcext:value-type="float">
            <text:p>9839000</text:p>
          </table:table-cell>
          <table:table-cell office:value-type="float" office:value="6040.180011" calcext:value-type="float">
            <text:p>6040.180011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1962" calcext:value-type="float">
            <text:p>1962</text:p>
          </table:table-cell>
          <table:table-cell office:value-type="float" office:value="67.96" calcext:value-type="float">
            <text:p>67.96</text:p>
          </table:table-cell>
          <table:table-cell office:value-type="float" office:value="10063000" calcext:value-type="float">
            <text:p>10063000</text:p>
          </table:table-cell>
          <table:table-cell office:value-type="float" office:value="7550.359877" calcext:value-type="float">
            <text:p>7550.359877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1967" calcext:value-type="float">
            <text:p>1967</text:p>
          </table:table-cell>
          <table:table-cell office:value-type="float" office:value="69.5" calcext:value-type="float">
            <text:p>69.5</text:p>
          </table:table-cell>
          <table:table-cell office:value-type="float" office:value="10223422" calcext:value-type="float">
            <text:p>10223422</text:p>
          </table:table-cell>
          <table:table-cell office:value-type="float" office:value="9326.64467" calcext:value-type="float">
            <text:p>9326.64467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1972" calcext:value-type="float">
            <text:p>1972</text:p>
          </table:table-cell>
          <table:table-cell office:value-type="float" office:value="69.76" calcext:value-type="float">
            <text:p>69.76</text:p>
          </table:table-cell>
          <table:table-cell office:value-type="float" office:value="10394091" calcext:value-type="float">
            <text:p>10394091</text:p>
          </table:table-cell>
          <table:table-cell office:value-type="float" office:value="10168.65611" calcext:value-type="float">
            <text:p>10168.65611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1977" calcext:value-type="float">
            <text:p>1977</text:p>
          </table:table-cell>
          <table:table-cell office:value-type="float" office:value="69.95" calcext:value-type="float">
            <text:p>69.95</text:p>
          </table:table-cell>
          <table:table-cell office:value-type="float" office:value="10637171" calcext:value-type="float">
            <text:p>10637171</text:p>
          </table:table-cell>
          <table:table-cell office:value-type="float" office:value="11674.83737" calcext:value-type="float">
            <text:p>11674.83737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1982" calcext:value-type="float">
            <text:p>1982</text:p>
          </table:table-cell>
          <table:table-cell office:value-type="float" office:value="69.39" calcext:value-type="float">
            <text:p>69.39</text:p>
          </table:table-cell>
          <table:table-cell office:value-type="float" office:value="10705535" calcext:value-type="float">
            <text:p>10705535</text:p>
          </table:table-cell>
          <table:table-cell office:value-type="float" office:value="12545.99066" calcext:value-type="float">
            <text:p>12545.99066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1987" calcext:value-type="float">
            <text:p>1987</text:p>
          </table:table-cell>
          <table:table-cell office:value-type="float" office:value="69.58" calcext:value-type="float">
            <text:p>69.58</text:p>
          </table:table-cell>
          <table:table-cell office:value-type="float" office:value="10612740" calcext:value-type="float">
            <text:p>10612740</text:p>
          </table:table-cell>
          <table:table-cell office:value-type="float" office:value="12986.47998" calcext:value-type="float">
            <text:p>12986.47998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1992" calcext:value-type="float">
            <text:p>1992</text:p>
          </table:table-cell>
          <table:table-cell office:value-type="float" office:value="69.17" calcext:value-type="float">
            <text:p>69.17</text:p>
          </table:table-cell>
          <table:table-cell office:value-type="float" office:value="10348684" calcext:value-type="float">
            <text:p>10348684</text:p>
          </table:table-cell>
          <table:table-cell office:value-type="float" office:value="10535.62855" calcext:value-type="float">
            <text:p>10535.62855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1997" calcext:value-type="float">
            <text:p>1997</text:p>
          </table:table-cell>
          <table:table-cell office:value-type="float" office:value="71.04" calcext:value-type="float">
            <text:p>71.04</text:p>
          </table:table-cell>
          <table:table-cell office:value-type="float" office:value="10244684" calcext:value-type="float">
            <text:p>10244684</text:p>
          </table:table-cell>
          <table:table-cell office:value-type="float" office:value="11712.7768" calcext:value-type="float">
            <text:p>11712.7768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02" calcext:value-type="float">
            <text:p>2002</text:p>
          </table:table-cell>
          <table:table-cell office:value-type="float" office:value="72.59" calcext:value-type="float">
            <text:p>72.59</text:p>
          </table:table-cell>
          <table:table-cell office:value-type="float" office:value="10083313" calcext:value-type="float">
            <text:p>10083313</text:p>
          </table:table-cell>
          <table:table-cell office:value-type="float" office:value="14843.93556" calcext:value-type="float">
            <text:p>14843.93556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07" calcext:value-type="float">
            <text:p>2007</text:p>
          </table:table-cell>
          <table:table-cell office:value-type="float" office:value="73.338" calcext:value-type="float">
            <text:p>73.338</text:p>
          </table:table-cell>
          <table:table-cell office:value-type="float" office:value="9956108" calcext:value-type="float">
            <text:p>9956108</text:p>
          </table:table-cell>
          <table:table-cell office:value-type="float" office:value="18008.94444" calcext:value-type="float">
            <text:p>18008.94444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1952" calcext:value-type="float">
            <text:p>1952</text:p>
          </table:table-cell>
          <table:table-cell office:value-type="float" office:value="72.49" calcext:value-type="float">
            <text:p>72.49</text:p>
          </table:table-cell>
          <table:table-cell office:value-type="float" office:value="147962" calcext:value-type="float">
            <text:p>147962</text:p>
          </table:table-cell>
          <table:table-cell office:value-type="float" office:value="7267.688428" calcext:value-type="float">
            <text:p>7267.688428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1957" calcext:value-type="float">
            <text:p>1957</text:p>
          </table:table-cell>
          <table:table-cell office:value-type="float" office:value="73.47" calcext:value-type="float">
            <text:p>73.47</text:p>
          </table:table-cell>
          <table:table-cell office:value-type="float" office:value="165110" calcext:value-type="float">
            <text:p>165110</text:p>
          </table:table-cell>
          <table:table-cell office:value-type="float" office:value="9244.001412" calcext:value-type="float">
            <text:p>9244.001412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1962" calcext:value-type="float">
            <text:p>1962</text:p>
          </table:table-cell>
          <table:table-cell office:value-type="float" office:value="73.68" calcext:value-type="float">
            <text:p>73.68</text:p>
          </table:table-cell>
          <table:table-cell office:value-type="float" office:value="182053" calcext:value-type="float">
            <text:p>182053</text:p>
          </table:table-cell>
          <table:table-cell office:value-type="float" office:value="10350.15906" calcext:value-type="float">
            <text:p>10350.15906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1967" calcext:value-type="float">
            <text:p>1967</text:p>
          </table:table-cell>
          <table:table-cell office:value-type="float" office:value="73.73" calcext:value-type="float">
            <text:p>73.73</text:p>
          </table:table-cell>
          <table:table-cell office:value-type="float" office:value="198676" calcext:value-type="float">
            <text:p>198676</text:p>
          </table:table-cell>
          <table:table-cell office:value-type="float" office:value="13319.89568" calcext:value-type="float">
            <text:p>13319.89568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1972" calcext:value-type="float">
            <text:p>1972</text:p>
          </table:table-cell>
          <table:table-cell office:value-type="float" office:value="74.46" calcext:value-type="float">
            <text:p>74.46</text:p>
          </table:table-cell>
          <table:table-cell office:value-type="float" office:value="209275" calcext:value-type="float">
            <text:p>209275</text:p>
          </table:table-cell>
          <table:table-cell office:value-type="float" office:value="15798.06362" calcext:value-type="float">
            <text:p>15798.06362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1977" calcext:value-type="float">
            <text:p>1977</text:p>
          </table:table-cell>
          <table:table-cell office:value-type="float" office:value="76.11" calcext:value-type="float">
            <text:p>76.11</text:p>
          </table:table-cell>
          <table:table-cell office:value-type="float" office:value="221823" calcext:value-type="float">
            <text:p>221823</text:p>
          </table:table-cell>
          <table:table-cell office:value-type="float" office:value="19654.96247" calcext:value-type="float">
            <text:p>19654.96247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1982" calcext:value-type="float">
            <text:p>1982</text:p>
          </table:table-cell>
          <table:table-cell office:value-type="float" office:value="76.99" calcext:value-type="float">
            <text:p>76.99</text:p>
          </table:table-cell>
          <table:table-cell office:value-type="float" office:value="233997" calcext:value-type="float">
            <text:p>233997</text:p>
          </table:table-cell>
          <table:table-cell office:value-type="float" office:value="23269.6075" calcext:value-type="float">
            <text:p>23269.6075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1987" calcext:value-type="float">
            <text:p>1987</text:p>
          </table:table-cell>
          <table:table-cell office:value-type="float" office:value="77.23" calcext:value-type="float">
            <text:p>77.23</text:p>
          </table:table-cell>
          <table:table-cell office:value-type="float" office:value="244676" calcext:value-type="float">
            <text:p>244676</text:p>
          </table:table-cell>
          <table:table-cell office:value-type="float" office:value="26923.20628" calcext:value-type="float">
            <text:p>26923.20628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1992" calcext:value-type="float">
            <text:p>1992</text:p>
          </table:table-cell>
          <table:table-cell office:value-type="float" office:value="78.77" calcext:value-type="float">
            <text:p>78.77</text:p>
          </table:table-cell>
          <table:table-cell office:value-type="float" office:value="259012" calcext:value-type="float">
            <text:p>259012</text:p>
          </table:table-cell>
          <table:table-cell office:value-type="float" office:value="25144.39201" calcext:value-type="float">
            <text:p>25144.39201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1997" calcext:value-type="float">
            <text:p>1997</text:p>
          </table:table-cell>
          <table:table-cell office:value-type="float" office:value="78.95" calcext:value-type="float">
            <text:p>78.95</text:p>
          </table:table-cell>
          <table:table-cell office:value-type="float" office:value="271192" calcext:value-type="float">
            <text:p>271192</text:p>
          </table:table-cell>
          <table:table-cell office:value-type="float" office:value="28061.09966" calcext:value-type="float">
            <text:p>28061.09966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2002" calcext:value-type="float">
            <text:p>2002</text:p>
          </table:table-cell>
          <table:table-cell office:value-type="float" office:value="80.5" calcext:value-type="float">
            <text:p>80.5</text:p>
          </table:table-cell>
          <table:table-cell office:value-type="float" office:value="288030" calcext:value-type="float">
            <text:p>288030</text:p>
          </table:table-cell>
          <table:table-cell office:value-type="float" office:value="31163.20196" calcext:value-type="float">
            <text:p>31163.20196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2007" calcext:value-type="float">
            <text:p>2007</text:p>
          </table:table-cell>
          <table:table-cell office:value-type="float" office:value="81.757" calcext:value-type="float">
            <text:p>81.757</text:p>
          </table:table-cell>
          <table:table-cell office:value-type="float" office:value="301931" calcext:value-type="float">
            <text:p>301931</text:p>
          </table:table-cell>
          <table:table-cell office:value-type="float" office:value="36180.78919" calcext:value-type="float">
            <text:p>36180.78919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952" calcext:value-type="float">
            <text:p>1952</text:p>
          </table:table-cell>
          <table:table-cell office:value-type="float" office:value="37.373" calcext:value-type="float">
            <text:p>37.373</text:p>
          </table:table-cell>
          <table:table-cell office:value-type="float" office:value="372000000" calcext:value-type="float">
            <text:p>372000000</text:p>
          </table:table-cell>
          <table:table-cell office:value-type="float" office:value="546.5657493" calcext:value-type="float">
            <text:p>546.5657493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957" calcext:value-type="float">
            <text:p>1957</text:p>
          </table:table-cell>
          <table:table-cell office:value-type="float" office:value="40.249" calcext:value-type="float">
            <text:p>40.249</text:p>
          </table:table-cell>
          <table:table-cell office:value-type="float" office:value="409000000" calcext:value-type="float">
            <text:p>409000000</text:p>
          </table:table-cell>
          <table:table-cell office:value-type="float" office:value="590.061996" calcext:value-type="float">
            <text:p>590.061996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962" calcext:value-type="float">
            <text:p>1962</text:p>
          </table:table-cell>
          <table:table-cell office:value-type="float" office:value="43.605" calcext:value-type="float">
            <text:p>43.605</text:p>
          </table:table-cell>
          <table:table-cell office:value-type="float" office:value="454000000" calcext:value-type="float">
            <text:p>454000000</text:p>
          </table:table-cell>
          <table:table-cell office:value-type="float" office:value="658.3471509" calcext:value-type="float">
            <text:p>658.3471509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967" calcext:value-type="float">
            <text:p>1967</text:p>
          </table:table-cell>
          <table:table-cell office:value-type="float" office:value="47.193" calcext:value-type="float">
            <text:p>47.193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700.7706107" calcext:value-type="float">
            <text:p>700.7706107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972" calcext:value-type="float">
            <text:p>1972</text:p>
          </table:table-cell>
          <table:table-cell office:value-type="float" office:value="50.651" calcext:value-type="float">
            <text:p>50.651</text:p>
          </table:table-cell>
          <table:table-cell office:value-type="float" office:value="567000000" calcext:value-type="float">
            <text:p>567000000</text:p>
          </table:table-cell>
          <table:table-cell office:value-type="float" office:value="724.032527" calcext:value-type="float">
            <text:p>724.032527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977" calcext:value-type="float">
            <text:p>1977</text:p>
          </table:table-cell>
          <table:table-cell office:value-type="float" office:value="54.208" calcext:value-type="float">
            <text:p>54.208</text:p>
          </table:table-cell>
          <table:table-cell office:value-type="float" office:value="634000000" calcext:value-type="float">
            <text:p>634000000</text:p>
          </table:table-cell>
          <table:table-cell office:value-type="float" office:value="813.337323" calcext:value-type="float">
            <text:p>813.337323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982" calcext:value-type="float">
            <text:p>1982</text:p>
          </table:table-cell>
          <table:table-cell office:value-type="float" office:value="56.596" calcext:value-type="float">
            <text:p>56.596</text:p>
          </table:table-cell>
          <table:table-cell office:value-type="float" office:value="708000000" calcext:value-type="float">
            <text:p>708000000</text:p>
          </table:table-cell>
          <table:table-cell office:value-type="float" office:value="855.7235377" calcext:value-type="float">
            <text:p>855.7235377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987" calcext:value-type="float">
            <text:p>1987</text:p>
          </table:table-cell>
          <table:table-cell office:value-type="float" office:value="58.553" calcext:value-type="float">
            <text:p>58.553</text:p>
          </table:table-cell>
          <table:table-cell office:value-type="float" office:value="788000000" calcext:value-type="float">
            <text:p>788000000</text:p>
          </table:table-cell>
          <table:table-cell office:value-type="float" office:value="976.5126756" calcext:value-type="float">
            <text:p>976.5126756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992" calcext:value-type="float">
            <text:p>1992</text:p>
          </table:table-cell>
          <table:table-cell office:value-type="float" office:value="60.223" calcext:value-type="float">
            <text:p>60.223</text:p>
          </table:table-cell>
          <table:table-cell office:value-type="float" office:value="872000000" calcext:value-type="float">
            <text:p>872000000</text:p>
          </table:table-cell>
          <table:table-cell office:value-type="float" office:value="1164.406809" calcext:value-type="float">
            <text:p>1164.406809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997" calcext:value-type="float">
            <text:p>1997</text:p>
          </table:table-cell>
          <table:table-cell office:value-type="float" office:value="61.765" calcext:value-type="float">
            <text:p>61.765</text:p>
          </table:table-cell>
          <table:table-cell office:value-type="float" office:value="959000000" calcext:value-type="float">
            <text:p>959000000</text:p>
          </table:table-cell>
          <table:table-cell office:value-type="float" office:value="1458.817442" calcext:value-type="float">
            <text:p>1458.817442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02" calcext:value-type="float">
            <text:p>2002</text:p>
          </table:table-cell>
          <table:table-cell office:value-type="float" office:value="62.879" calcext:value-type="float">
            <text:p>62.879</text:p>
          </table:table-cell>
          <table:table-cell office:value-type="float" office:value="1034172547" calcext:value-type="float">
            <text:p>1034172547</text:p>
          </table:table-cell>
          <table:table-cell office:value-type="float" office:value="1746.769454" calcext:value-type="float">
            <text:p>1746.769454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07" calcext:value-type="float">
            <text:p>2007</text:p>
          </table:table-cell>
          <table:table-cell office:value-type="float" office:value="64.698" calcext:value-type="float">
            <text:p>64.698</text:p>
          </table:table-cell>
          <table:table-cell office:value-type="float" office:value="1110396331" calcext:value-type="float">
            <text:p>1110396331</text:p>
          </table:table-cell>
          <table:table-cell office:value-type="float" office:value="2452.210407" calcext:value-type="float">
            <text:p>2452.210407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1952" calcext:value-type="float">
            <text:p>1952</text:p>
          </table:table-cell>
          <table:table-cell office:value-type="float" office:value="37.468" calcext:value-type="float">
            <text:p>37.468</text:p>
          </table:table-cell>
          <table:table-cell office:value-type="float" office:value="82052000" calcext:value-type="float">
            <text:p>82052000</text:p>
          </table:table-cell>
          <table:table-cell office:value-type="float" office:value="749.6816546" calcext:value-type="float">
            <text:p>749.6816546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1957" calcext:value-type="float">
            <text:p>1957</text:p>
          </table:table-cell>
          <table:table-cell office:value-type="float" office:value="39.918" calcext:value-type="float">
            <text:p>39.918</text:p>
          </table:table-cell>
          <table:table-cell office:value-type="float" office:value="90124000" calcext:value-type="float">
            <text:p>90124000</text:p>
          </table:table-cell>
          <table:table-cell office:value-type="float" office:value="858.9002707" calcext:value-type="float">
            <text:p>858.9002707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1962" calcext:value-type="float">
            <text:p>1962</text:p>
          </table:table-cell>
          <table:table-cell office:value-type="float" office:value="42.518" calcext:value-type="float">
            <text:p>42.518</text:p>
          </table:table-cell>
          <table:table-cell office:value-type="float" office:value="99028000" calcext:value-type="float">
            <text:p>99028000</text:p>
          </table:table-cell>
          <table:table-cell office:value-type="float" office:value="849.2897701" calcext:value-type="float">
            <text:p>849.2897701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1967" calcext:value-type="float">
            <text:p>1967</text:p>
          </table:table-cell>
          <table:table-cell office:value-type="float" office:value="45.964" calcext:value-type="float">
            <text:p>45.964</text:p>
          </table:table-cell>
          <table:table-cell office:value-type="float" office:value="109343000" calcext:value-type="float">
            <text:p>109343000</text:p>
          </table:table-cell>
          <table:table-cell office:value-type="float" office:value="762.4317721" calcext:value-type="float">
            <text:p>762.4317721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1972" calcext:value-type="float">
            <text:p>1972</text:p>
          </table:table-cell>
          <table:table-cell office:value-type="float" office:value="49.203" calcext:value-type="float">
            <text:p>49.203</text:p>
          </table:table-cell>
          <table:table-cell office:value-type="float" office:value="121282000" calcext:value-type="float">
            <text:p>121282000</text:p>
          </table:table-cell>
          <table:table-cell office:value-type="float" office:value="1111.107907" calcext:value-type="float">
            <text:p>1111.107907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1977" calcext:value-type="float">
            <text:p>1977</text:p>
          </table:table-cell>
          <table:table-cell office:value-type="float" office:value="52.702" calcext:value-type="float">
            <text:p>52.702</text:p>
          </table:table-cell>
          <table:table-cell office:value-type="float" office:value="136725000" calcext:value-type="float">
            <text:p>136725000</text:p>
          </table:table-cell>
          <table:table-cell office:value-type="float" office:value="1382.702056" calcext:value-type="float">
            <text:p>1382.702056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1982" calcext:value-type="float">
            <text:p>1982</text:p>
          </table:table-cell>
          <table:table-cell office:value-type="float" office:value="56.159" calcext:value-type="float">
            <text:p>56.159</text:p>
          </table:table-cell>
          <table:table-cell office:value-type="float" office:value="153343000" calcext:value-type="float">
            <text:p>153343000</text:p>
          </table:table-cell>
          <table:table-cell office:value-type="float" office:value="1516.872988" calcext:value-type="float">
            <text:p>1516.872988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1987" calcext:value-type="float">
            <text:p>1987</text:p>
          </table:table-cell>
          <table:table-cell office:value-type="float" office:value="60.137" calcext:value-type="float">
            <text:p>60.137</text:p>
          </table:table-cell>
          <table:table-cell office:value-type="float" office:value="169276000" calcext:value-type="float">
            <text:p>169276000</text:p>
          </table:table-cell>
          <table:table-cell office:value-type="float" office:value="1748.356961" calcext:value-type="float">
            <text:p>1748.356961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1992" calcext:value-type="float">
            <text:p>1992</text:p>
          </table:table-cell>
          <table:table-cell office:value-type="float" office:value="62.681" calcext:value-type="float">
            <text:p>62.681</text:p>
          </table:table-cell>
          <table:table-cell office:value-type="float" office:value="184816000" calcext:value-type="float">
            <text:p>184816000</text:p>
          </table:table-cell>
          <table:table-cell office:value-type="float" office:value="2383.140898" calcext:value-type="float">
            <text:p>2383.140898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1997" calcext:value-type="float">
            <text:p>1997</text:p>
          </table:table-cell>
          <table:table-cell office:value-type="float" office:value="66.041" calcext:value-type="float">
            <text:p>66.041</text:p>
          </table:table-cell>
          <table:table-cell office:value-type="float" office:value="199278000" calcext:value-type="float">
            <text:p>199278000</text:p>
          </table:table-cell>
          <table:table-cell office:value-type="float" office:value="3119.335603" calcext:value-type="float">
            <text:p>3119.335603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02" calcext:value-type="float">
            <text:p>2002</text:p>
          </table:table-cell>
          <table:table-cell office:value-type="float" office:value="68.588" calcext:value-type="float">
            <text:p>68.588</text:p>
          </table:table-cell>
          <table:table-cell office:value-type="float" office:value="211060000" calcext:value-type="float">
            <text:p>211060000</text:p>
          </table:table-cell>
          <table:table-cell office:value-type="float" office:value="2873.91287" calcext:value-type="float">
            <text:p>2873.91287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07" calcext:value-type="float">
            <text:p>2007</text:p>
          </table:table-cell>
          <table:table-cell office:value-type="float" office:value="70.65" calcext:value-type="float">
            <text:p>70.65</text:p>
          </table:table-cell>
          <table:table-cell office:value-type="float" office:value="223547000" calcext:value-type="float">
            <text:p>223547000</text:p>
          </table:table-cell>
          <table:table-cell office:value-type="float" office:value="3540.651564" calcext:value-type="float">
            <text:p>3540.651564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1952" calcext:value-type="float">
            <text:p>1952</text:p>
          </table:table-cell>
          <table:table-cell office:value-type="float" office:value="44.869" calcext:value-type="float">
            <text:p>44.869</text:p>
          </table:table-cell>
          <table:table-cell office:value-type="float" office:value="17272000" calcext:value-type="float">
            <text:p>17272000</text:p>
          </table:table-cell>
          <table:table-cell office:value-type="float" office:value="3035.326002" calcext:value-type="float">
            <text:p>3035.326002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1957" calcext:value-type="float">
            <text:p>1957</text:p>
          </table:table-cell>
          <table:table-cell office:value-type="float" office:value="47.181" calcext:value-type="float">
            <text:p>47.181</text:p>
          </table:table-cell>
          <table:table-cell office:value-type="float" office:value="19792000" calcext:value-type="float">
            <text:p>19792000</text:p>
          </table:table-cell>
          <table:table-cell office:value-type="float" office:value="3290.257643" calcext:value-type="float">
            <text:p>3290.257643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1962" calcext:value-type="float">
            <text:p>1962</text:p>
          </table:table-cell>
          <table:table-cell office:value-type="float" office:value="49.325" calcext:value-type="float">
            <text:p>49.325</text:p>
          </table:table-cell>
          <table:table-cell office:value-type="float" office:value="22874000" calcext:value-type="float">
            <text:p>22874000</text:p>
          </table:table-cell>
          <table:table-cell office:value-type="float" office:value="4187.329802" calcext:value-type="float">
            <text:p>4187.329802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1967" calcext:value-type="float">
            <text:p>1967</text:p>
          </table:table-cell>
          <table:table-cell office:value-type="float" office:value="52.469" calcext:value-type="float">
            <text:p>52.469</text:p>
          </table:table-cell>
          <table:table-cell office:value-type="float" office:value="26538000" calcext:value-type="float">
            <text:p>26538000</text:p>
          </table:table-cell>
          <table:table-cell office:value-type="float" office:value="5906.731805" calcext:value-type="float">
            <text:p>5906.731805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1972" calcext:value-type="float">
            <text:p>1972</text:p>
          </table:table-cell>
          <table:table-cell office:value-type="float" office:value="55.234" calcext:value-type="float">
            <text:p>55.234</text:p>
          </table:table-cell>
          <table:table-cell office:value-type="float" office:value="30614000" calcext:value-type="float">
            <text:p>30614000</text:p>
          </table:table-cell>
          <table:table-cell office:value-type="float" office:value="9613.818607" calcext:value-type="float">
            <text:p>9613.818607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1977" calcext:value-type="float">
            <text:p>1977</text:p>
          </table:table-cell>
          <table:table-cell office:value-type="float" office:value="57.702" calcext:value-type="float">
            <text:p>57.702</text:p>
          </table:table-cell>
          <table:table-cell office:value-type="float" office:value="35480679" calcext:value-type="float">
            <text:p>35480679</text:p>
          </table:table-cell>
          <table:table-cell office:value-type="float" office:value="11888.59508" calcext:value-type="float">
            <text:p>11888.59508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1982" calcext:value-type="float">
            <text:p>1982</text:p>
          </table:table-cell>
          <table:table-cell office:value-type="float" office:value="59.62" calcext:value-type="float">
            <text:p>59.62</text:p>
          </table:table-cell>
          <table:table-cell office:value-type="float" office:value="43072751" calcext:value-type="float">
            <text:p>43072751</text:p>
          </table:table-cell>
          <table:table-cell office:value-type="float" office:value="7608.334602" calcext:value-type="float">
            <text:p>7608.334602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1987" calcext:value-type="float">
            <text:p>1987</text:p>
          </table:table-cell>
          <table:table-cell office:value-type="float" office:value="63.04" calcext:value-type="float">
            <text:p>63.04</text:p>
          </table:table-cell>
          <table:table-cell office:value-type="float" office:value="51889696" calcext:value-type="float">
            <text:p>51889696</text:p>
          </table:table-cell>
          <table:table-cell office:value-type="float" office:value="6642.881371" calcext:value-type="float">
            <text:p>6642.881371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1992" calcext:value-type="float">
            <text:p>1992</text:p>
          </table:table-cell>
          <table:table-cell office:value-type="float" office:value="65.742" calcext:value-type="float">
            <text:p>65.742</text:p>
          </table:table-cell>
          <table:table-cell office:value-type="float" office:value="60397973" calcext:value-type="float">
            <text:p>60397973</text:p>
          </table:table-cell>
          <table:table-cell office:value-type="float" office:value="7235.653188" calcext:value-type="float">
            <text:p>7235.653188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1997" calcext:value-type="float">
            <text:p>1997</text:p>
          </table:table-cell>
          <table:table-cell office:value-type="float" office:value="68.042" calcext:value-type="float">
            <text:p>68.042</text:p>
          </table:table-cell>
          <table:table-cell office:value-type="float" office:value="63327987" calcext:value-type="float">
            <text:p>63327987</text:p>
          </table:table-cell>
          <table:table-cell office:value-type="float" office:value="8263.590301" calcext:value-type="float">
            <text:p>8263.590301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2002" calcext:value-type="float">
            <text:p>2002</text:p>
          </table:table-cell>
          <table:table-cell office:value-type="float" office:value="69.451" calcext:value-type="float">
            <text:p>69.451</text:p>
          </table:table-cell>
          <table:table-cell office:value-type="float" office:value="66907826" calcext:value-type="float">
            <text:p>66907826</text:p>
          </table:table-cell>
          <table:table-cell office:value-type="float" office:value="9240.761975" calcext:value-type="float">
            <text:p>9240.761975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2007" calcext:value-type="float">
            <text:p>2007</text:p>
          </table:table-cell>
          <table:table-cell office:value-type="float" office:value="70.964" calcext:value-type="float">
            <text:p>70.964</text:p>
          </table:table-cell>
          <table:table-cell office:value-type="float" office:value="69453570" calcext:value-type="float">
            <text:p>69453570</text:p>
          </table:table-cell>
          <table:table-cell office:value-type="float" office:value="11605.71449" calcext:value-type="float">
            <text:p>11605.71449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1952" calcext:value-type="float">
            <text:p>1952</text:p>
          </table:table-cell>
          <table:table-cell office:value-type="float" office:value="45.32" calcext:value-type="float">
            <text:p>45.32</text:p>
          </table:table-cell>
          <table:table-cell office:value-type="float" office:value="5441766" calcext:value-type="float">
            <text:p>5441766</text:p>
          </table:table-cell>
          <table:table-cell office:value-type="float" office:value="4129.766056" calcext:value-type="float">
            <text:p>4129.766056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1957" calcext:value-type="float">
            <text:p>1957</text:p>
          </table:table-cell>
          <table:table-cell office:value-type="float" office:value="48.437" calcext:value-type="float">
            <text:p>48.437</text:p>
          </table:table-cell>
          <table:table-cell office:value-type="float" office:value="6248643" calcext:value-type="float">
            <text:p>6248643</text:p>
          </table:table-cell>
          <table:table-cell office:value-type="float" office:value="6229.333562" calcext:value-type="float">
            <text:p>6229.333562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1962" calcext:value-type="float">
            <text:p>1962</text:p>
          </table:table-cell>
          <table:table-cell office:value-type="float" office:value="51.457" calcext:value-type="float">
            <text:p>51.457</text:p>
          </table:table-cell>
          <table:table-cell office:value-type="float" office:value="7240260" calcext:value-type="float">
            <text:p>7240260</text:p>
          </table:table-cell>
          <table:table-cell office:value-type="float" office:value="8341.737815" calcext:value-type="float">
            <text:p>8341.737815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1967" calcext:value-type="float">
            <text:p>1967</text:p>
          </table:table-cell>
          <table:table-cell office:value-type="float" office:value="54.459" calcext:value-type="float">
            <text:p>54.459</text:p>
          </table:table-cell>
          <table:table-cell office:value-type="float" office:value="8519282" calcext:value-type="float">
            <text:p>8519282</text:p>
          </table:table-cell>
          <table:table-cell office:value-type="float" office:value="8931.459811" calcext:value-type="float">
            <text:p>8931.459811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1972" calcext:value-type="float">
            <text:p>1972</text:p>
          </table:table-cell>
          <table:table-cell office:value-type="float" office:value="56.95" calcext:value-type="float">
            <text:p>56.95</text:p>
          </table:table-cell>
          <table:table-cell office:value-type="float" office:value="10061506" calcext:value-type="float">
            <text:p>10061506</text:p>
          </table:table-cell>
          <table:table-cell office:value-type="float" office:value="9576.037596" calcext:value-type="float">
            <text:p>9576.037596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1977" calcext:value-type="float">
            <text:p>1977</text:p>
          </table:table-cell>
          <table:table-cell office:value-type="float" office:value="60.413" calcext:value-type="float">
            <text:p>60.413</text:p>
          </table:table-cell>
          <table:table-cell office:value-type="float" office:value="11882916" calcext:value-type="float">
            <text:p>11882916</text:p>
          </table:table-cell>
          <table:table-cell office:value-type="float" office:value="14688.23507" calcext:value-type="float">
            <text:p>14688.23507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1982" calcext:value-type="float">
            <text:p>1982</text:p>
          </table:table-cell>
          <table:table-cell office:value-type="float" office:value="62.038" calcext:value-type="float">
            <text:p>62.038</text:p>
          </table:table-cell>
          <table:table-cell office:value-type="float" office:value="14173318" calcext:value-type="float">
            <text:p>14173318</text:p>
          </table:table-cell>
          <table:table-cell office:value-type="float" office:value="14517.90711" calcext:value-type="float">
            <text:p>14517.90711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1987" calcext:value-type="float">
            <text:p>1987</text:p>
          </table:table-cell>
          <table:table-cell office:value-type="float" office:value="65.044" calcext:value-type="float">
            <text:p>65.044</text:p>
          </table:table-cell>
          <table:table-cell office:value-type="float" office:value="16543189" calcext:value-type="float">
            <text:p>16543189</text:p>
          </table:table-cell>
          <table:table-cell office:value-type="float" office:value="11643.57268" calcext:value-type="float">
            <text:p>11643.57268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1992" calcext:value-type="float">
            <text:p>1992</text:p>
          </table:table-cell>
          <table:table-cell office:value-type="float" office:value="59.461" calcext:value-type="float">
            <text:p>59.461</text:p>
          </table:table-cell>
          <table:table-cell office:value-type="float" office:value="17861905" calcext:value-type="float">
            <text:p>17861905</text:p>
          </table:table-cell>
          <table:table-cell office:value-type="float" office:value="3745.640687" calcext:value-type="float">
            <text:p>3745.640687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1997" calcext:value-type="float">
            <text:p>1997</text:p>
          </table:table-cell>
          <table:table-cell office:value-type="float" office:value="58.811" calcext:value-type="float">
            <text:p>58.811</text:p>
          </table:table-cell>
          <table:table-cell office:value-type="float" office:value="20775703" calcext:value-type="float">
            <text:p>20775703</text:p>
          </table:table-cell>
          <table:table-cell office:value-type="float" office:value="3076.239795" calcext:value-type="float">
            <text:p>3076.239795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02" calcext:value-type="float">
            <text:p>2002</text:p>
          </table:table-cell>
          <table:table-cell office:value-type="float" office:value="57.046" calcext:value-type="float">
            <text:p>57.046</text:p>
          </table:table-cell>
          <table:table-cell office:value-type="float" office:value="24001816" calcext:value-type="float">
            <text:p>24001816</text:p>
          </table:table-cell>
          <table:table-cell office:value-type="float" office:value="4390.717312" calcext:value-type="float">
            <text:p>4390.717312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07" calcext:value-type="float">
            <text:p>2007</text:p>
          </table:table-cell>
          <table:table-cell office:value-type="float" office:value="59.545" calcext:value-type="float">
            <text:p>59.545</text:p>
          </table:table-cell>
          <table:table-cell office:value-type="float" office:value="27499638" calcext:value-type="float">
            <text:p>27499638</text:p>
          </table:table-cell>
          <table:table-cell office:value-type="float" office:value="4471.061906" calcext:value-type="float">
            <text:p>4471.061906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952" calcext:value-type="float">
            <text:p>1952</text:p>
          </table:table-cell>
          <table:table-cell office:value-type="float" office:value="66.91" calcext:value-type="float">
            <text:p>66.91</text:p>
          </table:table-cell>
          <table:table-cell office:value-type="float" office:value="2952156" calcext:value-type="float">
            <text:p>2952156</text:p>
          </table:table-cell>
          <table:table-cell office:value-type="float" office:value="5210.280328" calcext:value-type="float">
            <text:p>5210.280328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957" calcext:value-type="float">
            <text:p>1957</text:p>
          </table:table-cell>
          <table:table-cell office:value-type="float" office:value="68.9" calcext:value-type="float">
            <text:p>68.9</text:p>
          </table:table-cell>
          <table:table-cell office:value-type="float" office:value="2878220" calcext:value-type="float">
            <text:p>2878220</text:p>
          </table:table-cell>
          <table:table-cell office:value-type="float" office:value="5599.077872" calcext:value-type="float">
            <text:p>5599.077872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962" calcext:value-type="float">
            <text:p>1962</text:p>
          </table:table-cell>
          <table:table-cell office:value-type="float" office:value="70.29" calcext:value-type="float">
            <text:p>70.29</text:p>
          </table:table-cell>
          <table:table-cell office:value-type="float" office:value="2830000" calcext:value-type="float">
            <text:p>2830000</text:p>
          </table:table-cell>
          <table:table-cell office:value-type="float" office:value="6631.597314" calcext:value-type="float">
            <text:p>6631.597314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967" calcext:value-type="float">
            <text:p>1967</text:p>
          </table:table-cell>
          <table:table-cell office:value-type="float" office:value="71.08" calcext:value-type="float">
            <text:p>71.08</text:p>
          </table:table-cell>
          <table:table-cell office:value-type="float" office:value="2900100" calcext:value-type="float">
            <text:p>2900100</text:p>
          </table:table-cell>
          <table:table-cell office:value-type="float" office:value="7655.568963" calcext:value-type="float">
            <text:p>7655.568963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972" calcext:value-type="float">
            <text:p>1972</text:p>
          </table:table-cell>
          <table:table-cell office:value-type="float" office:value="71.28" calcext:value-type="float">
            <text:p>71.28</text:p>
          </table:table-cell>
          <table:table-cell office:value-type="float" office:value="3024400" calcext:value-type="float">
            <text:p>3024400</text:p>
          </table:table-cell>
          <table:table-cell office:value-type="float" office:value="9530.772896" calcext:value-type="float">
            <text:p>9530.772896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977" calcext:value-type="float">
            <text:p>1977</text:p>
          </table:table-cell>
          <table:table-cell office:value-type="float" office:value="72.03" calcext:value-type="float">
            <text:p>72.03</text:p>
          </table:table-cell>
          <table:table-cell office:value-type="float" office:value="3271900" calcext:value-type="float">
            <text:p>3271900</text:p>
          </table:table-cell>
          <table:table-cell office:value-type="float" office:value="11150.98113" calcext:value-type="float">
            <text:p>11150.98113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982" calcext:value-type="float">
            <text:p>1982</text:p>
          </table:table-cell>
          <table:table-cell office:value-type="float" office:value="73.1" calcext:value-type="float">
            <text:p>73.1</text:p>
          </table:table-cell>
          <table:table-cell office:value-type="float" office:value="3480000" calcext:value-type="float">
            <text:p>3480000</text:p>
          </table:table-cell>
          <table:table-cell office:value-type="float" office:value="12618.32141" calcext:value-type="float">
            <text:p>12618.32141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987" calcext:value-type="float">
            <text:p>1987</text:p>
          </table:table-cell>
          <table:table-cell office:value-type="float" office:value="74.36" calcext:value-type="float">
            <text:p>74.36</text:p>
          </table:table-cell>
          <table:table-cell office:value-type="float" office:value="3539900" calcext:value-type="float">
            <text:p>3539900</text:p>
          </table:table-cell>
          <table:table-cell office:value-type="float" office:value="13872.86652" calcext:value-type="float">
            <text:p>13872.86652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992" calcext:value-type="float">
            <text:p>1992</text:p>
          </table:table-cell>
          <table:table-cell office:value-type="float" office:value="75.467" calcext:value-type="float">
            <text:p>75.467</text:p>
          </table:table-cell>
          <table:table-cell office:value-type="float" office:value="3557761" calcext:value-type="float">
            <text:p>3557761</text:p>
          </table:table-cell>
          <table:table-cell office:value-type="float" office:value="17558.81555" calcext:value-type="float">
            <text:p>17558.81555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997" calcext:value-type="float">
            <text:p>1997</text:p>
          </table:table-cell>
          <table:table-cell office:value-type="float" office:value="76.122" calcext:value-type="float">
            <text:p>76.122</text:p>
          </table:table-cell>
          <table:table-cell office:value-type="float" office:value="3667233" calcext:value-type="float">
            <text:p>3667233</text:p>
          </table:table-cell>
          <table:table-cell office:value-type="float" office:value="24521.94713" calcext:value-type="float">
            <text:p>24521.94713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002" calcext:value-type="float">
            <text:p>2002</text:p>
          </table:table-cell>
          <table:table-cell office:value-type="float" office:value="77.783" calcext:value-type="float">
            <text:p>77.783</text:p>
          </table:table-cell>
          <table:table-cell office:value-type="float" office:value="3879155" calcext:value-type="float">
            <text:p>3879155</text:p>
          </table:table-cell>
          <table:table-cell office:value-type="float" office:value="34077.04939" calcext:value-type="float">
            <text:p>34077.04939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007" calcext:value-type="float">
            <text:p>2007</text:p>
          </table:table-cell>
          <table:table-cell office:value-type="float" office:value="78.885" calcext:value-type="float">
            <text:p>78.885</text:p>
          </table:table-cell>
          <table:table-cell office:value-type="float" office:value="4109086" calcext:value-type="float">
            <text:p>4109086</text:p>
          </table:table-cell>
          <table:table-cell office:value-type="float" office:value="40675.99635" calcext:value-type="float">
            <text:p>40675.99635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952" calcext:value-type="float">
            <text:p>1952</text:p>
          </table:table-cell>
          <table:table-cell office:value-type="float" office:value="65.39" calcext:value-type="float">
            <text:p>65.39</text:p>
          </table:table-cell>
          <table:table-cell office:value-type="float" office:value="1620914" calcext:value-type="float">
            <text:p>1620914</text:p>
          </table:table-cell>
          <table:table-cell office:value-type="float" office:value="4086.522128" calcext:value-type="float">
            <text:p>4086.522128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957" calcext:value-type="float">
            <text:p>1957</text:p>
          </table:table-cell>
          <table:table-cell office:value-type="float" office:value="67.84" calcext:value-type="float">
            <text:p>67.84</text:p>
          </table:table-cell>
          <table:table-cell office:value-type="float" office:value="1944401" calcext:value-type="float">
            <text:p>1944401</text:p>
          </table:table-cell>
          <table:table-cell office:value-type="float" office:value="5385.278451" calcext:value-type="float">
            <text:p>5385.278451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962" calcext:value-type="float">
            <text:p>1962</text:p>
          </table:table-cell>
          <table:table-cell office:value-type="float" office:value="69.39" calcext:value-type="float">
            <text:p>69.39</text:p>
          </table:table-cell>
          <table:table-cell office:value-type="float" office:value="2310904" calcext:value-type="float">
            <text:p>2310904</text:p>
          </table:table-cell>
          <table:table-cell office:value-type="float" office:value="7105.630706" calcext:value-type="float">
            <text:p>7105.630706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967" calcext:value-type="float">
            <text:p>1967</text:p>
          </table:table-cell>
          <table:table-cell office:value-type="float" office:value="70.75" calcext:value-type="float">
            <text:p>70.75</text:p>
          </table:table-cell>
          <table:table-cell office:value-type="float" office:value="2693585" calcext:value-type="float">
            <text:p>2693585</text:p>
          </table:table-cell>
          <table:table-cell office:value-type="float" office:value="8393.741404" calcext:value-type="float">
            <text:p>8393.741404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972" calcext:value-type="float">
            <text:p>1972</text:p>
          </table:table-cell>
          <table:table-cell office:value-type="float" office:value="71.63" calcext:value-type="float">
            <text:p>71.63</text:p>
          </table:table-cell>
          <table:table-cell office:value-type="float" office:value="3095893" calcext:value-type="float">
            <text:p>3095893</text:p>
          </table:table-cell>
          <table:table-cell office:value-type="float" office:value="12786.93223" calcext:value-type="float">
            <text:p>12786.93223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977" calcext:value-type="float">
            <text:p>1977</text:p>
          </table:table-cell>
          <table:table-cell office:value-type="float" office:value="73.06" calcext:value-type="float">
            <text:p>73.06</text:p>
          </table:table-cell>
          <table:table-cell office:value-type="float" office:value="3495918" calcext:value-type="float">
            <text:p>3495918</text:p>
          </table:table-cell>
          <table:table-cell office:value-type="float" office:value="13306.61921" calcext:value-type="float">
            <text:p>13306.61921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982" calcext:value-type="float">
            <text:p>1982</text:p>
          </table:table-cell>
          <table:table-cell office:value-type="float" office:value="74.45" calcext:value-type="float">
            <text:p>74.45</text:p>
          </table:table-cell>
          <table:table-cell office:value-type="float" office:value="3858421" calcext:value-type="float">
            <text:p>3858421</text:p>
          </table:table-cell>
          <table:table-cell office:value-type="float" office:value="15367.0292" calcext:value-type="float">
            <text:p>15367.0292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987" calcext:value-type="float">
            <text:p>1987</text:p>
          </table:table-cell>
          <table:table-cell office:value-type="float" office:value="75.6" calcext:value-type="float">
            <text:p>75.6</text:p>
          </table:table-cell>
          <table:table-cell office:value-type="float" office:value="4203148" calcext:value-type="float">
            <text:p>4203148</text:p>
          </table:table-cell>
          <table:table-cell office:value-type="float" office:value="17122.47986" calcext:value-type="float">
            <text:p>17122.47986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992" calcext:value-type="float">
            <text:p>1992</text:p>
          </table:table-cell>
          <table:table-cell office:value-type="float" office:value="76.93" calcext:value-type="float">
            <text:p>76.93</text:p>
          </table:table-cell>
          <table:table-cell office:value-type="float" office:value="4936550" calcext:value-type="float">
            <text:p>4936550</text:p>
          </table:table-cell>
          <table:table-cell office:value-type="float" office:value="18051.52254" calcext:value-type="float">
            <text:p>18051.52254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997" calcext:value-type="float">
            <text:p>1997</text:p>
          </table:table-cell>
          <table:table-cell office:value-type="float" office:value="78.269" calcext:value-type="float">
            <text:p>78.269</text:p>
          </table:table-cell>
          <table:table-cell office:value-type="float" office:value="5531387" calcext:value-type="float">
            <text:p>5531387</text:p>
          </table:table-cell>
          <table:table-cell office:value-type="float" office:value="20896.60924" calcext:value-type="float">
            <text:p>20896.60924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2002" calcext:value-type="float">
            <text:p>2002</text:p>
          </table:table-cell>
          <table:table-cell office:value-type="float" office:value="79.696" calcext:value-type="float">
            <text:p>79.696</text:p>
          </table:table-cell>
          <table:table-cell office:value-type="float" office:value="6029529" calcext:value-type="float">
            <text:p>6029529</text:p>
          </table:table-cell>
          <table:table-cell office:value-type="float" office:value="21905.59514" calcext:value-type="float">
            <text:p>21905.59514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2007" calcext:value-type="float">
            <text:p>2007</text:p>
          </table:table-cell>
          <table:table-cell office:value-type="float" office:value="80.745" calcext:value-type="float">
            <text:p>80.745</text:p>
          </table:table-cell>
          <table:table-cell office:value-type="float" office:value="6426679" calcext:value-type="float">
            <text:p>6426679</text:p>
          </table:table-cell>
          <table:table-cell office:value-type="float" office:value="25523.2771" calcext:value-type="float">
            <text:p>25523.2771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952" calcext:value-type="float">
            <text:p>1952</text:p>
          </table:table-cell>
          <table:table-cell office:value-type="float" office:value="65.94" calcext:value-type="float">
            <text:p>65.94</text:p>
          </table:table-cell>
          <table:table-cell office:value-type="float" office:value="47666000" calcext:value-type="float">
            <text:p>47666000</text:p>
          </table:table-cell>
          <table:table-cell office:value-type="float" office:value="4931.404155" calcext:value-type="float">
            <text:p>4931.404155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957" calcext:value-type="float">
            <text:p>1957</text:p>
          </table:table-cell>
          <table:table-cell office:value-type="float" office:value="67.81" calcext:value-type="float">
            <text:p>67.81</text:p>
          </table:table-cell>
          <table:table-cell office:value-type="float" office:value="49182000" calcext:value-type="float">
            <text:p>49182000</text:p>
          </table:table-cell>
          <table:table-cell office:value-type="float" office:value="6248.656232" calcext:value-type="float">
            <text:p>6248.656232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962" calcext:value-type="float">
            <text:p>1962</text:p>
          </table:table-cell>
          <table:table-cell office:value-type="float" office:value="69.24" calcext:value-type="float">
            <text:p>69.24</text:p>
          </table:table-cell>
          <table:table-cell office:value-type="float" office:value="50843200" calcext:value-type="float">
            <text:p>50843200</text:p>
          </table:table-cell>
          <table:table-cell office:value-type="float" office:value="8243.58234" calcext:value-type="float">
            <text:p>8243.58234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967" calcext:value-type="float">
            <text:p>1967</text:p>
          </table:table-cell>
          <table:table-cell office:value-type="float" office:value="71.06" calcext:value-type="float">
            <text:p>71.06</text:p>
          </table:table-cell>
          <table:table-cell office:value-type="float" office:value="52667100" calcext:value-type="float">
            <text:p>52667100</text:p>
          </table:table-cell>
          <table:table-cell office:value-type="float" office:value="10022.40131" calcext:value-type="float">
            <text:p>10022.40131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972" calcext:value-type="float">
            <text:p>1972</text:p>
          </table:table-cell>
          <table:table-cell office:value-type="float" office:value="72.19" calcext:value-type="float">
            <text:p>72.19</text:p>
          </table:table-cell>
          <table:table-cell office:value-type="float" office:value="54365564" calcext:value-type="float">
            <text:p>54365564</text:p>
          </table:table-cell>
          <table:table-cell office:value-type="float" office:value="12269.27378" calcext:value-type="float">
            <text:p>12269.27378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977" calcext:value-type="float">
            <text:p>1977</text:p>
          </table:table-cell>
          <table:table-cell office:value-type="float" office:value="73.48" calcext:value-type="float">
            <text:p>73.48</text:p>
          </table:table-cell>
          <table:table-cell office:value-type="float" office:value="56059245" calcext:value-type="float">
            <text:p>56059245</text:p>
          </table:table-cell>
          <table:table-cell office:value-type="float" office:value="14255.98475" calcext:value-type="float">
            <text:p>14255.98475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982" calcext:value-type="float">
            <text:p>1982</text:p>
          </table:table-cell>
          <table:table-cell office:value-type="float" office:value="74.98" calcext:value-type="float">
            <text:p>74.98</text:p>
          </table:table-cell>
          <table:table-cell office:value-type="float" office:value="56535636" calcext:value-type="float">
            <text:p>56535636</text:p>
          </table:table-cell>
          <table:table-cell office:value-type="float" office:value="16537.4835" calcext:value-type="float">
            <text:p>16537.4835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987" calcext:value-type="float">
            <text:p>1987</text:p>
          </table:table-cell>
          <table:table-cell office:value-type="float" office:value="76.42" calcext:value-type="float">
            <text:p>76.42</text:p>
          </table:table-cell>
          <table:table-cell office:value-type="float" office:value="56729703" calcext:value-type="float">
            <text:p>56729703</text:p>
          </table:table-cell>
          <table:table-cell office:value-type="float" office:value="19207.23482" calcext:value-type="float">
            <text:p>19207.23482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992" calcext:value-type="float">
            <text:p>1992</text:p>
          </table:table-cell>
          <table:table-cell office:value-type="float" office:value="77.44" calcext:value-type="float">
            <text:p>77.44</text:p>
          </table:table-cell>
          <table:table-cell office:value-type="float" office:value="56840847" calcext:value-type="float">
            <text:p>56840847</text:p>
          </table:table-cell>
          <table:table-cell office:value-type="float" office:value="22013.64486" calcext:value-type="float">
            <text:p>22013.64486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997" calcext:value-type="float">
            <text:p>1997</text:p>
          </table:table-cell>
          <table:table-cell office:value-type="float" office:value="78.82" calcext:value-type="float">
            <text:p>78.82</text:p>
          </table:table-cell>
          <table:table-cell office:value-type="float" office:value="57479469" calcext:value-type="float">
            <text:p>57479469</text:p>
          </table:table-cell>
          <table:table-cell office:value-type="float" office:value="24675.02446" calcext:value-type="float">
            <text:p>24675.02446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02" calcext:value-type="float">
            <text:p>2002</text:p>
          </table:table-cell>
          <table:table-cell office:value-type="float" office:value="80.24" calcext:value-type="float">
            <text:p>80.24</text:p>
          </table:table-cell>
          <table:table-cell office:value-type="float" office:value="57926999" calcext:value-type="float">
            <text:p>57926999</text:p>
          </table:table-cell>
          <table:table-cell office:value-type="float" office:value="27968.09817" calcext:value-type="float">
            <text:p>27968.09817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07" calcext:value-type="float">
            <text:p>2007</text:p>
          </table:table-cell>
          <table:table-cell office:value-type="float" office:value="80.546" calcext:value-type="float">
            <text:p>80.546</text:p>
          </table:table-cell>
          <table:table-cell office:value-type="float" office:value="58147733" calcext:value-type="float">
            <text:p>58147733</text:p>
          </table:table-cell>
          <table:table-cell office:value-type="float" office:value="28569.7197" calcext:value-type="float">
            <text:p>28569.7197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1952" calcext:value-type="float">
            <text:p>1952</text:p>
          </table:table-cell>
          <table:table-cell office:value-type="float" office:value="58.53" calcext:value-type="float">
            <text:p>58.53</text:p>
          </table:table-cell>
          <table:table-cell office:value-type="float" office:value="1426095" calcext:value-type="float">
            <text:p>1426095</text:p>
          </table:table-cell>
          <table:table-cell office:value-type="float" office:value="2898.530881" calcext:value-type="float">
            <text:p>2898.530881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1957" calcext:value-type="float">
            <text:p>1957</text:p>
          </table:table-cell>
          <table:table-cell office:value-type="float" office:value="62.61" calcext:value-type="float">
            <text:p>62.61</text:p>
          </table:table-cell>
          <table:table-cell office:value-type="float" office:value="1535090" calcext:value-type="float">
            <text:p>1535090</text:p>
          </table:table-cell>
          <table:table-cell office:value-type="float" office:value="4756.525781" calcext:value-type="float">
            <text:p>4756.525781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1962" calcext:value-type="float">
            <text:p>1962</text:p>
          </table:table-cell>
          <table:table-cell office:value-type="float" office:value="65.61" calcext:value-type="float">
            <text:p>65.61</text:p>
          </table:table-cell>
          <table:table-cell office:value-type="float" office:value="1665128" calcext:value-type="float">
            <text:p>1665128</text:p>
          </table:table-cell>
          <table:table-cell office:value-type="float" office:value="5246.107524" calcext:value-type="float">
            <text:p>5246.107524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1967" calcext:value-type="float">
            <text:p>1967</text:p>
          </table:table-cell>
          <table:table-cell office:value-type="float" office:value="67.51" calcext:value-type="float">
            <text:p>67.51</text:p>
          </table:table-cell>
          <table:table-cell office:value-type="float" office:value="1861096" calcext:value-type="float">
            <text:p>1861096</text:p>
          </table:table-cell>
          <table:table-cell office:value-type="float" office:value="6124.703451" calcext:value-type="float">
            <text:p>6124.703451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1972" calcext:value-type="float">
            <text:p>1972</text:p>
          </table:table-cell>
          <table:table-cell office:value-type="float" office:value="69" calcext:value-type="float">
            <text:p>69</text:p>
          </table:table-cell>
          <table:table-cell office:value-type="float" office:value="1997616" calcext:value-type="float">
            <text:p>1997616</text:p>
          </table:table-cell>
          <table:table-cell office:value-type="float" office:value="7433.889293" calcext:value-type="float">
            <text:p>7433.889293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1977" calcext:value-type="float">
            <text:p>1977</text:p>
          </table:table-cell>
          <table:table-cell office:value-type="float" office:value="70.11" calcext:value-type="float">
            <text:p>70.11</text:p>
          </table:table-cell>
          <table:table-cell office:value-type="float" office:value="2156814" calcext:value-type="float">
            <text:p>2156814</text:p>
          </table:table-cell>
          <table:table-cell office:value-type="float" office:value="6650.195573" calcext:value-type="float">
            <text:p>6650.195573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1982" calcext:value-type="float">
            <text:p>1982</text:p>
          </table:table-cell>
          <table:table-cell office:value-type="float" office:value="71.21" calcext:value-type="float">
            <text:p>71.21</text:p>
          </table:table-cell>
          <table:table-cell office:value-type="float" office:value="2298309" calcext:value-type="float">
            <text:p>2298309</text:p>
          </table:table-cell>
          <table:table-cell office:value-type="float" office:value="6068.05135" calcext:value-type="float">
            <text:p>6068.05135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1987" calcext:value-type="float">
            <text:p>1987</text:p>
          </table:table-cell>
          <table:table-cell office:value-type="float" office:value="71.77" calcext:value-type="float">
            <text:p>71.77</text:p>
          </table:table-cell>
          <table:table-cell office:value-type="float" office:value="2326606" calcext:value-type="float">
            <text:p>2326606</text:p>
          </table:table-cell>
          <table:table-cell office:value-type="float" office:value="6351.237495" calcext:value-type="float">
            <text:p>6351.237495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1992" calcext:value-type="float">
            <text:p>1992</text:p>
          </table:table-cell>
          <table:table-cell office:value-type="float" office:value="71.766" calcext:value-type="float">
            <text:p>71.766</text:p>
          </table:table-cell>
          <table:table-cell office:value-type="float" office:value="2378618" calcext:value-type="float">
            <text:p>2378618</text:p>
          </table:table-cell>
          <table:table-cell office:value-type="float" office:value="7404.923685" calcext:value-type="float">
            <text:p>7404.923685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1997" calcext:value-type="float">
            <text:p>1997</text:p>
          </table:table-cell>
          <table:table-cell office:value-type="float" office:value="72.262" calcext:value-type="float">
            <text:p>72.262</text:p>
          </table:table-cell>
          <table:table-cell office:value-type="float" office:value="2531311" calcext:value-type="float">
            <text:p>2531311</text:p>
          </table:table-cell>
          <table:table-cell office:value-type="float" office:value="7121.924704" calcext:value-type="float">
            <text:p>7121.924704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02" calcext:value-type="float">
            <text:p>2002</text:p>
          </table:table-cell>
          <table:table-cell office:value-type="float" office:value="72.047" calcext:value-type="float">
            <text:p>72.047</text:p>
          </table:table-cell>
          <table:table-cell office:value-type="float" office:value="2664659" calcext:value-type="float">
            <text:p>2664659</text:p>
          </table:table-cell>
          <table:table-cell office:value-type="float" office:value="6994.774861" calcext:value-type="float">
            <text:p>6994.774861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07" calcext:value-type="float">
            <text:p>2007</text:p>
          </table:table-cell>
          <table:table-cell office:value-type="float" office:value="72.567" calcext:value-type="float">
            <text:p>72.567</text:p>
          </table:table-cell>
          <table:table-cell office:value-type="float" office:value="2780132" calcext:value-type="float">
            <text:p>2780132</text:p>
          </table:table-cell>
          <table:table-cell office:value-type="float" office:value="7320.880262" calcext:value-type="float">
            <text:p>7320.880262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952" calcext:value-type="float">
            <text:p>1952</text:p>
          </table:table-cell>
          <table:table-cell office:value-type="float" office:value="63.03" calcext:value-type="float">
            <text:p>63.03</text:p>
          </table:table-cell>
          <table:table-cell office:value-type="float" office:value="86459025" calcext:value-type="float">
            <text:p>86459025</text:p>
          </table:table-cell>
          <table:table-cell office:value-type="float" office:value="3216.956347" calcext:value-type="float">
            <text:p>3216.956347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957" calcext:value-type="float">
            <text:p>1957</text:p>
          </table:table-cell>
          <table:table-cell office:value-type="float" office:value="65.5" calcext:value-type="float">
            <text:p>65.5</text:p>
          </table:table-cell>
          <table:table-cell office:value-type="float" office:value="91563009" calcext:value-type="float">
            <text:p>91563009</text:p>
          </table:table-cell>
          <table:table-cell office:value-type="float" office:value="4317.694365" calcext:value-type="float">
            <text:p>4317.694365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962" calcext:value-type="float">
            <text:p>1962</text:p>
          </table:table-cell>
          <table:table-cell office:value-type="float" office:value="68.73" calcext:value-type="float">
            <text:p>68.73</text:p>
          </table:table-cell>
          <table:table-cell office:value-type="float" office:value="95831757" calcext:value-type="float">
            <text:p>95831757</text:p>
          </table:table-cell>
          <table:table-cell office:value-type="float" office:value="6576.649461" calcext:value-type="float">
            <text:p>6576.649461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967" calcext:value-type="float">
            <text:p>1967</text:p>
          </table:table-cell>
          <table:table-cell office:value-type="float" office:value="71.43" calcext:value-type="float">
            <text:p>71.43</text:p>
          </table:table-cell>
          <table:table-cell office:value-type="float" office:value="100825279" calcext:value-type="float">
            <text:p>100825279</text:p>
          </table:table-cell>
          <table:table-cell office:value-type="float" office:value="9847.788607" calcext:value-type="float">
            <text:p>9847.788607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972" calcext:value-type="float">
            <text:p>1972</text:p>
          </table:table-cell>
          <table:table-cell office:value-type="float" office:value="73.42" calcext:value-type="float">
            <text:p>73.42</text:p>
          </table:table-cell>
          <table:table-cell office:value-type="float" office:value="107188273" calcext:value-type="float">
            <text:p>107188273</text:p>
          </table:table-cell>
          <table:table-cell office:value-type="float" office:value="14778.78636" calcext:value-type="float">
            <text:p>14778.78636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977" calcext:value-type="float">
            <text:p>1977</text:p>
          </table:table-cell>
          <table:table-cell office:value-type="float" office:value="75.38" calcext:value-type="float">
            <text:p>75.38</text:p>
          </table:table-cell>
          <table:table-cell office:value-type="float" office:value="113872473" calcext:value-type="float">
            <text:p>113872473</text:p>
          </table:table-cell>
          <table:table-cell office:value-type="float" office:value="16610.37701" calcext:value-type="float">
            <text:p>16610.37701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982" calcext:value-type="float">
            <text:p>1982</text:p>
          </table:table-cell>
          <table:table-cell office:value-type="float" office:value="77.11" calcext:value-type="float">
            <text:p>77.11</text:p>
          </table:table-cell>
          <table:table-cell office:value-type="float" office:value="118454974" calcext:value-type="float">
            <text:p>118454974</text:p>
          </table:table-cell>
          <table:table-cell office:value-type="float" office:value="19384.10571" calcext:value-type="float">
            <text:p>19384.10571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987" calcext:value-type="float">
            <text:p>1987</text:p>
          </table:table-cell>
          <table:table-cell office:value-type="float" office:value="78.67" calcext:value-type="float">
            <text:p>78.67</text:p>
          </table:table-cell>
          <table:table-cell office:value-type="float" office:value="122091325" calcext:value-type="float">
            <text:p>122091325</text:p>
          </table:table-cell>
          <table:table-cell office:value-type="float" office:value="22375.94189" calcext:value-type="float">
            <text:p>22375.94189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992" calcext:value-type="float">
            <text:p>1992</text:p>
          </table:table-cell>
          <table:table-cell office:value-type="float" office:value="79.36" calcext:value-type="float">
            <text:p>79.36</text:p>
          </table:table-cell>
          <table:table-cell office:value-type="float" office:value="124329269" calcext:value-type="float">
            <text:p>124329269</text:p>
          </table:table-cell>
          <table:table-cell office:value-type="float" office:value="26824.89511" calcext:value-type="float">
            <text:p>26824.89511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997" calcext:value-type="float">
            <text:p>1997</text:p>
          </table:table-cell>
          <table:table-cell office:value-type="float" office:value="80.69" calcext:value-type="float">
            <text:p>80.69</text:p>
          </table:table-cell>
          <table:table-cell office:value-type="float" office:value="125956499" calcext:value-type="float">
            <text:p>125956499</text:p>
          </table:table-cell>
          <table:table-cell office:value-type="float" office:value="28816.58499" calcext:value-type="float">
            <text:p>28816.58499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02" calcext:value-type="float">
            <text:p>2002</text:p>
          </table:table-cell>
          <table:table-cell office:value-type="float" office:value="82" calcext:value-type="float">
            <text:p>82</text:p>
          </table:table-cell>
          <table:table-cell office:value-type="float" office:value="127065841" calcext:value-type="float">
            <text:p>127065841</text:p>
          </table:table-cell>
          <table:table-cell office:value-type="float" office:value="28604.5919" calcext:value-type="float">
            <text:p>28604.5919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07" calcext:value-type="float">
            <text:p>2007</text:p>
          </table:table-cell>
          <table:table-cell office:value-type="float" office:value="82.603" calcext:value-type="float">
            <text:p>82.603</text:p>
          </table:table-cell>
          <table:table-cell office:value-type="float" office:value="127467972" calcext:value-type="float">
            <text:p>127467972</text:p>
          </table:table-cell>
          <table:table-cell office:value-type="float" office:value="31656.06806" calcext:value-type="float">
            <text:p>31656.06806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1952" calcext:value-type="float">
            <text:p>1952</text:p>
          </table:table-cell>
          <table:table-cell office:value-type="float" office:value="43.158" calcext:value-type="float">
            <text:p>43.158</text:p>
          </table:table-cell>
          <table:table-cell office:value-type="float" office:value="607914" calcext:value-type="float">
            <text:p>607914</text:p>
          </table:table-cell>
          <table:table-cell office:value-type="float" office:value="1546.907807" calcext:value-type="float">
            <text:p>1546.907807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1957" calcext:value-type="float">
            <text:p>1957</text:p>
          </table:table-cell>
          <table:table-cell office:value-type="float" office:value="45.669" calcext:value-type="float">
            <text:p>45.669</text:p>
          </table:table-cell>
          <table:table-cell office:value-type="float" office:value="746559" calcext:value-type="float">
            <text:p>746559</text:p>
          </table:table-cell>
          <table:table-cell office:value-type="float" office:value="1886.080591" calcext:value-type="float">
            <text:p>1886.080591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1962" calcext:value-type="float">
            <text:p>1962</text:p>
          </table:table-cell>
          <table:table-cell office:value-type="float" office:value="48.126" calcext:value-type="float">
            <text:p>48.126</text:p>
          </table:table-cell>
          <table:table-cell office:value-type="float" office:value="933559" calcext:value-type="float">
            <text:p>933559</text:p>
          </table:table-cell>
          <table:table-cell office:value-type="float" office:value="2348.009158" calcext:value-type="float">
            <text:p>2348.009158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1967" calcext:value-type="float">
            <text:p>1967</text:p>
          </table:table-cell>
          <table:table-cell office:value-type="float" office:value="51.629" calcext:value-type="float">
            <text:p>51.629</text:p>
          </table:table-cell>
          <table:table-cell office:value-type="float" office:value="1255058" calcext:value-type="float">
            <text:p>1255058</text:p>
          </table:table-cell>
          <table:table-cell office:value-type="float" office:value="2741.796252" calcext:value-type="float">
            <text:p>2741.796252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1972" calcext:value-type="float">
            <text:p>1972</text:p>
          </table:table-cell>
          <table:table-cell office:value-type="float" office:value="56.528" calcext:value-type="float">
            <text:p>56.528</text:p>
          </table:table-cell>
          <table:table-cell office:value-type="float" office:value="1613551" calcext:value-type="float">
            <text:p>1613551</text:p>
          </table:table-cell>
          <table:table-cell office:value-type="float" office:value="2110.856309" calcext:value-type="float">
            <text:p>2110.856309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1977" calcext:value-type="float">
            <text:p>1977</text:p>
          </table:table-cell>
          <table:table-cell office:value-type="float" office:value="61.134" calcext:value-type="float">
            <text:p>61.134</text:p>
          </table:table-cell>
          <table:table-cell office:value-type="float" office:value="1937652" calcext:value-type="float">
            <text:p>1937652</text:p>
          </table:table-cell>
          <table:table-cell office:value-type="float" office:value="2852.351568" calcext:value-type="float">
            <text:p>2852.351568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1982" calcext:value-type="float">
            <text:p>1982</text:p>
          </table:table-cell>
          <table:table-cell office:value-type="float" office:value="63.739" calcext:value-type="float">
            <text:p>63.739</text:p>
          </table:table-cell>
          <table:table-cell office:value-type="float" office:value="2347031" calcext:value-type="float">
            <text:p>2347031</text:p>
          </table:table-cell>
          <table:table-cell office:value-type="float" office:value="4161.415959" calcext:value-type="float">
            <text:p>4161.415959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1987" calcext:value-type="float">
            <text:p>1987</text:p>
          </table:table-cell>
          <table:table-cell office:value-type="float" office:value="65.869" calcext:value-type="float">
            <text:p>65.869</text:p>
          </table:table-cell>
          <table:table-cell office:value-type="float" office:value="2820042" calcext:value-type="float">
            <text:p>2820042</text:p>
          </table:table-cell>
          <table:table-cell office:value-type="float" office:value="4448.679912" calcext:value-type="float">
            <text:p>4448.679912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1992" calcext:value-type="float">
            <text:p>1992</text:p>
          </table:table-cell>
          <table:table-cell office:value-type="float" office:value="68.015" calcext:value-type="float">
            <text:p>68.015</text:p>
          </table:table-cell>
          <table:table-cell office:value-type="float" office:value="3867409" calcext:value-type="float">
            <text:p>3867409</text:p>
          </table:table-cell>
          <table:table-cell office:value-type="float" office:value="3431.593647" calcext:value-type="float">
            <text:p>3431.593647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1997" calcext:value-type="float">
            <text:p>1997</text:p>
          </table:table-cell>
          <table:table-cell office:value-type="float" office:value="69.772" calcext:value-type="float">
            <text:p>69.772</text:p>
          </table:table-cell>
          <table:table-cell office:value-type="float" office:value="4526235" calcext:value-type="float">
            <text:p>4526235</text:p>
          </table:table-cell>
          <table:table-cell office:value-type="float" office:value="3645.379572" calcext:value-type="float">
            <text:p>3645.379572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02" calcext:value-type="float">
            <text:p>2002</text:p>
          </table:table-cell>
          <table:table-cell office:value-type="float" office:value="71.263" calcext:value-type="float">
            <text:p>71.263</text:p>
          </table:table-cell>
          <table:table-cell office:value-type="float" office:value="5307470" calcext:value-type="float">
            <text:p>5307470</text:p>
          </table:table-cell>
          <table:table-cell office:value-type="float" office:value="3844.917194" calcext:value-type="float">
            <text:p>3844.917194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07" calcext:value-type="float">
            <text:p>2007</text:p>
          </table:table-cell>
          <table:table-cell office:value-type="float" office:value="72.535" calcext:value-type="float">
            <text:p>72.535</text:p>
          </table:table-cell>
          <table:table-cell office:value-type="float" office:value="6053193" calcext:value-type="float">
            <text:p>6053193</text:p>
          </table:table-cell>
          <table:table-cell office:value-type="float" office:value="4519.461171" calcext:value-type="float">
            <text:p>4519.461171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1952" calcext:value-type="float">
            <text:p>1952</text:p>
          </table:table-cell>
          <table:table-cell office:value-type="float" office:value="42.27" calcext:value-type="float">
            <text:p>42.27</text:p>
          </table:table-cell>
          <table:table-cell office:value-type="float" office:value="6464046" calcext:value-type="float">
            <text:p>6464046</text:p>
          </table:table-cell>
          <table:table-cell office:value-type="float" office:value="853.540919" calcext:value-type="float">
            <text:p>853.540919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1957" calcext:value-type="float">
            <text:p>1957</text:p>
          </table:table-cell>
          <table:table-cell office:value-type="float" office:value="44.686" calcext:value-type="float">
            <text:p>44.686</text:p>
          </table:table-cell>
          <table:table-cell office:value-type="float" office:value="7454779" calcext:value-type="float">
            <text:p>7454779</text:p>
          </table:table-cell>
          <table:table-cell office:value-type="float" office:value="944.4383152" calcext:value-type="float">
            <text:p>944.4383152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1962" calcext:value-type="float">
            <text:p>1962</text:p>
          </table:table-cell>
          <table:table-cell office:value-type="float" office:value="47.949" calcext:value-type="float">
            <text:p>47.949</text:p>
          </table:table-cell>
          <table:table-cell office:value-type="float" office:value="8678557" calcext:value-type="float">
            <text:p>8678557</text:p>
          </table:table-cell>
          <table:table-cell office:value-type="float" office:value="896.9663732" calcext:value-type="float">
            <text:p>896.9663732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1967" calcext:value-type="float">
            <text:p>1967</text:p>
          </table:table-cell>
          <table:table-cell office:value-type="float" office:value="50.654" calcext:value-type="float">
            <text:p>50.654</text:p>
          </table:table-cell>
          <table:table-cell office:value-type="float" office:value="10191512" calcext:value-type="float">
            <text:p>10191512</text:p>
          </table:table-cell>
          <table:table-cell office:value-type="float" office:value="1056.736457" calcext:value-type="float">
            <text:p>1056.736457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1972" calcext:value-type="float">
            <text:p>1972</text:p>
          </table:table-cell>
          <table:table-cell office:value-type="float" office:value="53.559" calcext:value-type="float">
            <text:p>53.559</text:p>
          </table:table-cell>
          <table:table-cell office:value-type="float" office:value="12044785" calcext:value-type="float">
            <text:p>12044785</text:p>
          </table:table-cell>
          <table:table-cell office:value-type="float" office:value="1222.359968" calcext:value-type="float">
            <text:p>1222.359968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1977" calcext:value-type="float">
            <text:p>1977</text:p>
          </table:table-cell>
          <table:table-cell office:value-type="float" office:value="56.155" calcext:value-type="float">
            <text:p>56.155</text:p>
          </table:table-cell>
          <table:table-cell office:value-type="float" office:value="14500404" calcext:value-type="float">
            <text:p>14500404</text:p>
          </table:table-cell>
          <table:table-cell office:value-type="float" office:value="1267.613204" calcext:value-type="float">
            <text:p>1267.613204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1982" calcext:value-type="float">
            <text:p>1982</text:p>
          </table:table-cell>
          <table:table-cell office:value-type="float" office:value="58.766" calcext:value-type="float">
            <text:p>58.766</text:p>
          </table:table-cell>
          <table:table-cell office:value-type="float" office:value="17661452" calcext:value-type="float">
            <text:p>17661452</text:p>
          </table:table-cell>
          <table:table-cell office:value-type="float" office:value="1348.225791" calcext:value-type="float">
            <text:p>1348.225791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1987" calcext:value-type="float">
            <text:p>1987</text:p>
          </table:table-cell>
          <table:table-cell office:value-type="float" office:value="59.339" calcext:value-type="float">
            <text:p>59.339</text:p>
          </table:table-cell>
          <table:table-cell office:value-type="float" office:value="21198082" calcext:value-type="float">
            <text:p>21198082</text:p>
          </table:table-cell>
          <table:table-cell office:value-type="float" office:value="1361.936856" calcext:value-type="float">
            <text:p>1361.936856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1992" calcext:value-type="float">
            <text:p>1992</text:p>
          </table:table-cell>
          <table:table-cell office:value-type="float" office:value="59.285" calcext:value-type="float">
            <text:p>59.285</text:p>
          </table:table-cell>
          <table:table-cell office:value-type="float" office:value="25020539" calcext:value-type="float">
            <text:p>25020539</text:p>
          </table:table-cell>
          <table:table-cell office:value-type="float" office:value="1341.921721" calcext:value-type="float">
            <text:p>1341.921721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1997" calcext:value-type="float">
            <text:p>1997</text:p>
          </table:table-cell>
          <table:table-cell office:value-type="float" office:value="54.407" calcext:value-type="float">
            <text:p>54.407</text:p>
          </table:table-cell>
          <table:table-cell office:value-type="float" office:value="28263827" calcext:value-type="float">
            <text:p>28263827</text:p>
          </table:table-cell>
          <table:table-cell office:value-type="float" office:value="1360.485021" calcext:value-type="float">
            <text:p>1360.485021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02" calcext:value-type="float">
            <text:p>2002</text:p>
          </table:table-cell>
          <table:table-cell office:value-type="float" office:value="50.992" calcext:value-type="float">
            <text:p>50.992</text:p>
          </table:table-cell>
          <table:table-cell office:value-type="float" office:value="31386842" calcext:value-type="float">
            <text:p>31386842</text:p>
          </table:table-cell>
          <table:table-cell office:value-type="float" office:value="1287.514732" calcext:value-type="float">
            <text:p>1287.514732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07" calcext:value-type="float">
            <text:p>2007</text:p>
          </table:table-cell>
          <table:table-cell office:value-type="float" office:value="54.11" calcext:value-type="float">
            <text:p>54.11</text:p>
          </table:table-cell>
          <table:table-cell office:value-type="float" office:value="35610177" calcext:value-type="float">
            <text:p>35610177</text:p>
          </table:table-cell>
          <table:table-cell office:value-type="float" office:value="1463.249282" calcext:value-type="float">
            <text:p>1463.249282</text:p>
          </table:table-cell>
        </table:table-row>
        <table:table-row table:style-name="ro1">
          <table:table-cell office:value-type="string" calcext:value-type="string">
            <text:p>Korea, Dem. Rep.</text:p>
          </table:table-cell>
          <table:table-cell office:value-type="float" office:value="1952" calcext:value-type="float">
            <text:p>1952</text:p>
          </table:table-cell>
          <table:table-cell office:value-type="float" office:value="50.056" calcext:value-type="float">
            <text:p>50.056</text:p>
          </table:table-cell>
          <table:table-cell office:value-type="float" office:value="8865488" calcext:value-type="float">
            <text:p>8865488</text:p>
          </table:table-cell>
          <table:table-cell office:value-type="float" office:value="1088.277758" calcext:value-type="float">
            <text:p>1088.277758</text:p>
          </table:table-cell>
        </table:table-row>
        <table:table-row table:style-name="ro1">
          <table:table-cell office:value-type="string" calcext:value-type="string">
            <text:p>Korea, Dem. Rep.</text:p>
          </table:table-cell>
          <table:table-cell office:value-type="float" office:value="1957" calcext:value-type="float">
            <text:p>1957</text:p>
          </table:table-cell>
          <table:table-cell office:value-type="float" office:value="54.081" calcext:value-type="float">
            <text:p>54.081</text:p>
          </table:table-cell>
          <table:table-cell office:value-type="float" office:value="9411381" calcext:value-type="float">
            <text:p>9411381</text:p>
          </table:table-cell>
          <table:table-cell office:value-type="float" office:value="1571.134655" calcext:value-type="float">
            <text:p>1571.134655</text:p>
          </table:table-cell>
        </table:table-row>
        <table:table-row table:style-name="ro1">
          <table:table-cell office:value-type="string" calcext:value-type="string">
            <text:p>Korea, Dem. Rep.</text:p>
          </table:table-cell>
          <table:table-cell office:value-type="float" office:value="1962" calcext:value-type="float">
            <text:p>1962</text:p>
          </table:table-cell>
          <table:table-cell office:value-type="float" office:value="56.656" calcext:value-type="float">
            <text:p>56.656</text:p>
          </table:table-cell>
          <table:table-cell office:value-type="float" office:value="10917494" calcext:value-type="float">
            <text:p>10917494</text:p>
          </table:table-cell>
          <table:table-cell office:value-type="float" office:value="1621.693598" calcext:value-type="float">
            <text:p>1621.693598</text:p>
          </table:table-cell>
        </table:table-row>
        <table:table-row table:style-name="ro1">
          <table:table-cell office:value-type="string" calcext:value-type="string">
            <text:p>Korea, Dem. Rep.</text:p>
          </table:table-cell>
          <table:table-cell office:value-type="float" office:value="1967" calcext:value-type="float">
            <text:p>1967</text:p>
          </table:table-cell>
          <table:table-cell office:value-type="float" office:value="59.942" calcext:value-type="float">
            <text:p>59.942</text:p>
          </table:table-cell>
          <table:table-cell office:value-type="float" office:value="12617009" calcext:value-type="float">
            <text:p>12617009</text:p>
          </table:table-cell>
          <table:table-cell office:value-type="float" office:value="2143.540609" calcext:value-type="float">
            <text:p>2143.540609</text:p>
          </table:table-cell>
        </table:table-row>
        <table:table-row table:style-name="ro1">
          <table:table-cell office:value-type="string" calcext:value-type="string">
            <text:p>Korea, Dem. Rep.</text:p>
          </table:table-cell>
          <table:table-cell office:value-type="float" office:value="1972" calcext:value-type="float">
            <text:p>1972</text:p>
          </table:table-cell>
          <table:table-cell office:value-type="float" office:value="63.983" calcext:value-type="float">
            <text:p>63.983</text:p>
          </table:table-cell>
          <table:table-cell office:value-type="float" office:value="14781241" calcext:value-type="float">
            <text:p>14781241</text:p>
          </table:table-cell>
          <table:table-cell office:value-type="float" office:value="3701.621503" calcext:value-type="float">
            <text:p>3701.621503</text:p>
          </table:table-cell>
        </table:table-row>
        <table:table-row table:style-name="ro1">
          <table:table-cell office:value-type="string" calcext:value-type="string">
            <text:p>Korea, Dem. Rep.</text:p>
          </table:table-cell>
          <table:table-cell office:value-type="float" office:value="1977" calcext:value-type="float">
            <text:p>1977</text:p>
          </table:table-cell>
          <table:table-cell office:value-type="float" office:value="67.159" calcext:value-type="float">
            <text:p>67.159</text:p>
          </table:table-cell>
          <table:table-cell office:value-type="float" office:value="16325320" calcext:value-type="float">
            <text:p>16325320</text:p>
          </table:table-cell>
          <table:table-cell office:value-type="float" office:value="4106.301249" calcext:value-type="float">
            <text:p>4106.301249</text:p>
          </table:table-cell>
        </table:table-row>
        <table:table-row table:style-name="ro1">
          <table:table-cell office:value-type="string" calcext:value-type="string">
            <text:p>Korea, Dem. Rep.</text:p>
          </table:table-cell>
          <table:table-cell office:value-type="float" office:value="1982" calcext:value-type="float">
            <text:p>1982</text:p>
          </table:table-cell>
          <table:table-cell office:value-type="float" office:value="69.1" calcext:value-type="float">
            <text:p>69.1</text:p>
          </table:table-cell>
          <table:table-cell office:value-type="float" office:value="17647518" calcext:value-type="float">
            <text:p>17647518</text:p>
          </table:table-cell>
          <table:table-cell office:value-type="float" office:value="4106.525293" calcext:value-type="float">
            <text:p>4106.525293</text:p>
          </table:table-cell>
        </table:table-row>
        <table:table-row table:style-name="ro1">
          <table:table-cell office:value-type="string" calcext:value-type="string">
            <text:p>Korea, Dem. Rep.</text:p>
          </table:table-cell>
          <table:table-cell office:value-type="float" office:value="1987" calcext:value-type="float">
            <text:p>1987</text:p>
          </table:table-cell>
          <table:table-cell office:value-type="float" office:value="70.647" calcext:value-type="float">
            <text:p>70.647</text:p>
          </table:table-cell>
          <table:table-cell office:value-type="float" office:value="19067554" calcext:value-type="float">
            <text:p>19067554</text:p>
          </table:table-cell>
          <table:table-cell office:value-type="float" office:value="4106.492315" calcext:value-type="float">
            <text:p>4106.492315</text:p>
          </table:table-cell>
        </table:table-row>
        <table:table-row table:style-name="ro1">
          <table:table-cell office:value-type="string" calcext:value-type="string">
            <text:p>Korea, Dem. Rep.</text:p>
          </table:table-cell>
          <table:table-cell office:value-type="float" office:value="1992" calcext:value-type="float">
            <text:p>1992</text:p>
          </table:table-cell>
          <table:table-cell office:value-type="float" office:value="69.978" calcext:value-type="float">
            <text:p>69.978</text:p>
          </table:table-cell>
          <table:table-cell office:value-type="float" office:value="20711375" calcext:value-type="float">
            <text:p>20711375</text:p>
          </table:table-cell>
          <table:table-cell office:value-type="float" office:value="3726.063507" calcext:value-type="float">
            <text:p>3726.063507</text:p>
          </table:table-cell>
        </table:table-row>
        <table:table-row table:style-name="ro1">
          <table:table-cell office:value-type="string" calcext:value-type="string">
            <text:p>Korea, Dem. Rep.</text:p>
          </table:table-cell>
          <table:table-cell office:value-type="float" office:value="1997" calcext:value-type="float">
            <text:p>1997</text:p>
          </table:table-cell>
          <table:table-cell office:value-type="float" office:value="67.727" calcext:value-type="float">
            <text:p>67.727</text:p>
          </table:table-cell>
          <table:table-cell office:value-type="float" office:value="21585105" calcext:value-type="float">
            <text:p>21585105</text:p>
          </table:table-cell>
          <table:table-cell office:value-type="float" office:value="1690.756814" calcext:value-type="float">
            <text:p>1690.756814</text:p>
          </table:table-cell>
        </table:table-row>
        <table:table-row table:style-name="ro1">
          <table:table-cell office:value-type="string" calcext:value-type="string">
            <text:p>Korea, Dem. Rep.</text:p>
          </table:table-cell>
          <table:table-cell office:value-type="float" office:value="2002" calcext:value-type="float">
            <text:p>2002</text:p>
          </table:table-cell>
          <table:table-cell office:value-type="float" office:value="66.662" calcext:value-type="float">
            <text:p>66.662</text:p>
          </table:table-cell>
          <table:table-cell office:value-type="float" office:value="22215365" calcext:value-type="float">
            <text:p>22215365</text:p>
          </table:table-cell>
          <table:table-cell office:value-type="float" office:value="1646.758151" calcext:value-type="float">
            <text:p>1646.758151</text:p>
          </table:table-cell>
        </table:table-row>
        <table:table-row table:style-name="ro1">
          <table:table-cell office:value-type="string" calcext:value-type="string">
            <text:p>Korea, Dem. Rep.</text:p>
          </table:table-cell>
          <table:table-cell office:value-type="float" office:value="2007" calcext:value-type="float">
            <text:p>2007</text:p>
          </table:table-cell>
          <table:table-cell office:value-type="float" office:value="67.297" calcext:value-type="float">
            <text:p>67.297</text:p>
          </table:table-cell>
          <table:table-cell office:value-type="float" office:value="23301725" calcext:value-type="float">
            <text:p>23301725</text:p>
          </table:table-cell>
          <table:table-cell office:value-type="float" office:value="1593.06548" calcext:value-type="float">
            <text:p>1593.06548</text:p>
          </table:table-cell>
        </table:table-row>
        <table:table-row table:style-name="ro1">
          <table:table-cell office:value-type="string" calcext:value-type="string">
            <text:p>Korea, Rep.</text:p>
          </table:table-cell>
          <table:table-cell office:value-type="float" office:value="1952" calcext:value-type="float">
            <text:p>1952</text:p>
          </table:table-cell>
          <table:table-cell office:value-type="float" office:value="47.453" calcext:value-type="float">
            <text:p>47.453</text:p>
          </table:table-cell>
          <table:table-cell office:value-type="float" office:value="20947571" calcext:value-type="float">
            <text:p>20947571</text:p>
          </table:table-cell>
          <table:table-cell office:value-type="float" office:value="1030.592226" calcext:value-type="float">
            <text:p>1030.592226</text:p>
          </table:table-cell>
        </table:table-row>
        <table:table-row table:style-name="ro1">
          <table:table-cell office:value-type="string" calcext:value-type="string">
            <text:p>Korea, Rep.</text:p>
          </table:table-cell>
          <table:table-cell office:value-type="float" office:value="1957" calcext:value-type="float">
            <text:p>1957</text:p>
          </table:table-cell>
          <table:table-cell office:value-type="float" office:value="52.681" calcext:value-type="float">
            <text:p>52.681</text:p>
          </table:table-cell>
          <table:table-cell office:value-type="float" office:value="22611552" calcext:value-type="float">
            <text:p>22611552</text:p>
          </table:table-cell>
          <table:table-cell office:value-type="float" office:value="1487.593537" calcext:value-type="float">
            <text:p>1487.593537</text:p>
          </table:table-cell>
        </table:table-row>
        <table:table-row table:style-name="ro1">
          <table:table-cell office:value-type="string" calcext:value-type="string">
            <text:p>Korea, Rep.</text:p>
          </table:table-cell>
          <table:table-cell office:value-type="float" office:value="1962" calcext:value-type="float">
            <text:p>1962</text:p>
          </table:table-cell>
          <table:table-cell office:value-type="float" office:value="55.292" calcext:value-type="float">
            <text:p>55.292</text:p>
          </table:table-cell>
          <table:table-cell office:value-type="float" office:value="26420307" calcext:value-type="float">
            <text:p>26420307</text:p>
          </table:table-cell>
          <table:table-cell office:value-type="float" office:value="1536.344387" calcext:value-type="float">
            <text:p>1536.344387</text:p>
          </table:table-cell>
        </table:table-row>
        <table:table-row table:style-name="ro1">
          <table:table-cell office:value-type="string" calcext:value-type="string">
            <text:p>Korea, Rep.</text:p>
          </table:table-cell>
          <table:table-cell office:value-type="float" office:value="1967" calcext:value-type="float">
            <text:p>1967</text:p>
          </table:table-cell>
          <table:table-cell office:value-type="float" office:value="57.716" calcext:value-type="float">
            <text:p>57.716</text:p>
          </table:table-cell>
          <table:table-cell office:value-type="float" office:value="30131000" calcext:value-type="float">
            <text:p>30131000</text:p>
          </table:table-cell>
          <table:table-cell office:value-type="float" office:value="2029.228142" calcext:value-type="float">
            <text:p>2029.228142</text:p>
          </table:table-cell>
        </table:table-row>
        <table:table-row table:style-name="ro1">
          <table:table-cell office:value-type="string" calcext:value-type="string">
            <text:p>Korea, Rep.</text:p>
          </table:table-cell>
          <table:table-cell office:value-type="float" office:value="1972" calcext:value-type="float">
            <text:p>1972</text:p>
          </table:table-cell>
          <table:table-cell office:value-type="float" office:value="62.612" calcext:value-type="float">
            <text:p>62.612</text:p>
          </table:table-cell>
          <table:table-cell office:value-type="float" office:value="33505000" calcext:value-type="float">
            <text:p>33505000</text:p>
          </table:table-cell>
          <table:table-cell office:value-type="float" office:value="3030.87665" calcext:value-type="float">
            <text:p>3030.87665</text:p>
          </table:table-cell>
        </table:table-row>
        <table:table-row table:style-name="ro1">
          <table:table-cell office:value-type="string" calcext:value-type="string">
            <text:p>Korea, Rep.</text:p>
          </table:table-cell>
          <table:table-cell office:value-type="float" office:value="1977" calcext:value-type="float">
            <text:p>1977</text:p>
          </table:table-cell>
          <table:table-cell office:value-type="float" office:value="64.766" calcext:value-type="float">
            <text:p>64.766</text:p>
          </table:table-cell>
          <table:table-cell office:value-type="float" office:value="36436000" calcext:value-type="float">
            <text:p>36436000</text:p>
          </table:table-cell>
          <table:table-cell office:value-type="float" office:value="4657.22102" calcext:value-type="float">
            <text:p>4657.22102</text:p>
          </table:table-cell>
        </table:table-row>
        <table:table-row table:style-name="ro1">
          <table:table-cell office:value-type="string" calcext:value-type="string">
            <text:p>Korea, Rep.</text:p>
          </table:table-cell>
          <table:table-cell office:value-type="float" office:value="1982" calcext:value-type="float">
            <text:p>1982</text:p>
          </table:table-cell>
          <table:table-cell office:value-type="float" office:value="67.123" calcext:value-type="float">
            <text:p>67.123</text:p>
          </table:table-cell>
          <table:table-cell office:value-type="float" office:value="39326000" calcext:value-type="float">
            <text:p>39326000</text:p>
          </table:table-cell>
          <table:table-cell office:value-type="float" office:value="5622.942464" calcext:value-type="float">
            <text:p>5622.942464</text:p>
          </table:table-cell>
        </table:table-row>
        <table:table-row table:style-name="ro1">
          <table:table-cell office:value-type="string" calcext:value-type="string">
            <text:p>Korea, Rep.</text:p>
          </table:table-cell>
          <table:table-cell office:value-type="float" office:value="1987" calcext:value-type="float">
            <text:p>1987</text:p>
          </table:table-cell>
          <table:table-cell office:value-type="float" office:value="69.81" calcext:value-type="float">
            <text:p>69.81</text:p>
          </table:table-cell>
          <table:table-cell office:value-type="float" office:value="41622000" calcext:value-type="float">
            <text:p>41622000</text:p>
          </table:table-cell>
          <table:table-cell office:value-type="float" office:value="8533.088805" calcext:value-type="float">
            <text:p>8533.088805</text:p>
          </table:table-cell>
        </table:table-row>
        <table:table-row table:style-name="ro1">
          <table:table-cell office:value-type="string" calcext:value-type="string">
            <text:p>Korea, Rep.</text:p>
          </table:table-cell>
          <table:table-cell office:value-type="float" office:value="1992" calcext:value-type="float">
            <text:p>1992</text:p>
          </table:table-cell>
          <table:table-cell office:value-type="float" office:value="72.244" calcext:value-type="float">
            <text:p>72.244</text:p>
          </table:table-cell>
          <table:table-cell office:value-type="float" office:value="43805450" calcext:value-type="float">
            <text:p>43805450</text:p>
          </table:table-cell>
          <table:table-cell office:value-type="float" office:value="12104.27872" calcext:value-type="float">
            <text:p>12104.27872</text:p>
          </table:table-cell>
        </table:table-row>
        <table:table-row table:style-name="ro1">
          <table:table-cell office:value-type="string" calcext:value-type="string">
            <text:p>Korea, Rep.</text:p>
          </table:table-cell>
          <table:table-cell office:value-type="float" office:value="1997" calcext:value-type="float">
            <text:p>1997</text:p>
          </table:table-cell>
          <table:table-cell office:value-type="float" office:value="74.647" calcext:value-type="float">
            <text:p>74.647</text:p>
          </table:table-cell>
          <table:table-cell office:value-type="float" office:value="46173816" calcext:value-type="float">
            <text:p>46173816</text:p>
          </table:table-cell>
          <table:table-cell office:value-type="float" office:value="15993.52796" calcext:value-type="float">
            <text:p>15993.52796</text:p>
          </table:table-cell>
        </table:table-row>
        <table:table-row table:style-name="ro1">
          <table:table-cell office:value-type="string" calcext:value-type="string">
            <text:p>Korea, Rep.</text:p>
          </table:table-cell>
          <table:table-cell office:value-type="float" office:value="2002" calcext:value-type="float">
            <text:p>2002</text:p>
          </table:table-cell>
          <table:table-cell office:value-type="float" office:value="77.045" calcext:value-type="float">
            <text:p>77.045</text:p>
          </table:table-cell>
          <table:table-cell office:value-type="float" office:value="47969150" calcext:value-type="float">
            <text:p>47969150</text:p>
          </table:table-cell>
          <table:table-cell office:value-type="float" office:value="19233.98818" calcext:value-type="float">
            <text:p>19233.98818</text:p>
          </table:table-cell>
        </table:table-row>
        <table:table-row table:style-name="ro1">
          <table:table-cell office:value-type="string" calcext:value-type="string">
            <text:p>Korea, Rep.</text:p>
          </table:table-cell>
          <table:table-cell office:value-type="float" office:value="2007" calcext:value-type="float">
            <text:p>2007</text:p>
          </table:table-cell>
          <table:table-cell office:value-type="float" office:value="78.623" calcext:value-type="float">
            <text:p>78.623</text:p>
          </table:table-cell>
          <table:table-cell office:value-type="float" office:value="49044790" calcext:value-type="float">
            <text:p>49044790</text:p>
          </table:table-cell>
          <table:table-cell office:value-type="float" office:value="23348.13973" calcext:value-type="float">
            <text:p>23348.13973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1952" calcext:value-type="float">
            <text:p>1952</text:p>
          </table:table-cell>
          <table:table-cell office:value-type="float" office:value="55.565" calcext:value-type="float">
            <text:p>55.565</text:p>
          </table:table-cell>
          <table:table-cell office:value-type="float" office:value="160000" calcext:value-type="float">
            <text:p>160000</text:p>
          </table:table-cell>
          <table:table-cell office:value-type="float" office:value="108382.3529" calcext:value-type="float">
            <text:p>108382.3529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1957" calcext:value-type="float">
            <text:p>1957</text:p>
          </table:table-cell>
          <table:table-cell office:value-type="float" office:value="58.033" calcext:value-type="float">
            <text:p>58.033</text:p>
          </table:table-cell>
          <table:table-cell office:value-type="float" office:value="212846" calcext:value-type="float">
            <text:p>212846</text:p>
          </table:table-cell>
          <table:table-cell office:value-type="float" office:value="113523.1329" calcext:value-type="float">
            <text:p>113523.1329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1962" calcext:value-type="float">
            <text:p>1962</text:p>
          </table:table-cell>
          <table:table-cell office:value-type="float" office:value="60.47" calcext:value-type="float">
            <text:p>60.47</text:p>
          </table:table-cell>
          <table:table-cell office:value-type="float" office:value="358266" calcext:value-type="float">
            <text:p>358266</text:p>
          </table:table-cell>
          <table:table-cell office:value-type="float" office:value="95458.11176" calcext:value-type="float">
            <text:p>95458.11176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1967" calcext:value-type="float">
            <text:p>1967</text:p>
          </table:table-cell>
          <table:table-cell office:value-type="float" office:value="64.624" calcext:value-type="float">
            <text:p>64.624</text:p>
          </table:table-cell>
          <table:table-cell office:value-type="float" office:value="575003" calcext:value-type="float">
            <text:p>575003</text:p>
          </table:table-cell>
          <table:table-cell office:value-type="float" office:value="80894.88326" calcext:value-type="float">
            <text:p>80894.88326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1972" calcext:value-type="float">
            <text:p>1972</text:p>
          </table:table-cell>
          <table:table-cell office:value-type="float" office:value="67.712" calcext:value-type="float">
            <text:p>67.712</text:p>
          </table:table-cell>
          <table:table-cell office:value-type="float" office:value="841934" calcext:value-type="float">
            <text:p>841934</text:p>
          </table:table-cell>
          <table:table-cell office:value-type="float" office:value="109347.867" calcext:value-type="float">
            <text:p>109347.867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1977" calcext:value-type="float">
            <text:p>1977</text:p>
          </table:table-cell>
          <table:table-cell office:value-type="float" office:value="69.343" calcext:value-type="float">
            <text:p>69.343</text:p>
          </table:table-cell>
          <table:table-cell office:value-type="float" office:value="1140357" calcext:value-type="float">
            <text:p>1140357</text:p>
          </table:table-cell>
          <table:table-cell office:value-type="float" office:value="59265.47714" calcext:value-type="float">
            <text:p>59265.47714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1982" calcext:value-type="float">
            <text:p>1982</text:p>
          </table:table-cell>
          <table:table-cell office:value-type="float" office:value="71.309" calcext:value-type="float">
            <text:p>71.309</text:p>
          </table:table-cell>
          <table:table-cell office:value-type="float" office:value="1497494" calcext:value-type="float">
            <text:p>1497494</text:p>
          </table:table-cell>
          <table:table-cell office:value-type="float" office:value="31354.03573" calcext:value-type="float">
            <text:p>31354.03573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1987" calcext:value-type="float">
            <text:p>1987</text:p>
          </table:table-cell>
          <table:table-cell office:value-type="float" office:value="74.174" calcext:value-type="float">
            <text:p>74.174</text:p>
          </table:table-cell>
          <table:table-cell office:value-type="float" office:value="1891487" calcext:value-type="float">
            <text:p>1891487</text:p>
          </table:table-cell>
          <table:table-cell office:value-type="float" office:value="28118.42998" calcext:value-type="float">
            <text:p>28118.42998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1992" calcext:value-type="float">
            <text:p>1992</text:p>
          </table:table-cell>
          <table:table-cell office:value-type="float" office:value="75.19" calcext:value-type="float">
            <text:p>75.19</text:p>
          </table:table-cell>
          <table:table-cell office:value-type="float" office:value="1418095" calcext:value-type="float">
            <text:p>1418095</text:p>
          </table:table-cell>
          <table:table-cell office:value-type="float" office:value="34932.91959" calcext:value-type="float">
            <text:p>34932.91959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1997" calcext:value-type="float">
            <text:p>1997</text:p>
          </table:table-cell>
          <table:table-cell office:value-type="float" office:value="76.156" calcext:value-type="float">
            <text:p>76.156</text:p>
          </table:table-cell>
          <table:table-cell office:value-type="float" office:value="1765345" calcext:value-type="float">
            <text:p>1765345</text:p>
          </table:table-cell>
          <table:table-cell office:value-type="float" office:value="40300.61996" calcext:value-type="float">
            <text:p>40300.61996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02" calcext:value-type="float">
            <text:p>2002</text:p>
          </table:table-cell>
          <table:table-cell office:value-type="float" office:value="76.904" calcext:value-type="float">
            <text:p>76.904</text:p>
          </table:table-cell>
          <table:table-cell office:value-type="float" office:value="2111561" calcext:value-type="float">
            <text:p>2111561</text:p>
          </table:table-cell>
          <table:table-cell office:value-type="float" office:value="35110.10566" calcext:value-type="float">
            <text:p>35110.10566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07" calcext:value-type="float">
            <text:p>2007</text:p>
          </table:table-cell>
          <table:table-cell office:value-type="float" office:value="77.588" calcext:value-type="float">
            <text:p>77.588</text:p>
          </table:table-cell>
          <table:table-cell office:value-type="float" office:value="2505559" calcext:value-type="float">
            <text:p>2505559</text:p>
          </table:table-cell>
          <table:table-cell office:value-type="float" office:value="47306.98978" calcext:value-type="float">
            <text:p>47306.98978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1952" calcext:value-type="float">
            <text:p>1952</text:p>
          </table:table-cell>
          <table:table-cell office:value-type="float" office:value="55.928" calcext:value-type="float">
            <text:p>55.928</text:p>
          </table:table-cell>
          <table:table-cell office:value-type="float" office:value="1439529" calcext:value-type="float">
            <text:p>1439529</text:p>
          </table:table-cell>
          <table:table-cell office:value-type="float" office:value="4834.804067" calcext:value-type="float">
            <text:p>4834.804067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1957" calcext:value-type="float">
            <text:p>1957</text:p>
          </table:table-cell>
          <table:table-cell office:value-type="float" office:value="59.489" calcext:value-type="float">
            <text:p>59.489</text:p>
          </table:table-cell>
          <table:table-cell office:value-type="float" office:value="1647412" calcext:value-type="float">
            <text:p>1647412</text:p>
          </table:table-cell>
          <table:table-cell office:value-type="float" office:value="6089.786934" calcext:value-type="float">
            <text:p>6089.786934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1962" calcext:value-type="float">
            <text:p>1962</text:p>
          </table:table-cell>
          <table:table-cell office:value-type="float" office:value="62.094" calcext:value-type="float">
            <text:p>62.094</text:p>
          </table:table-cell>
          <table:table-cell office:value-type="float" office:value="1886848" calcext:value-type="float">
            <text:p>1886848</text:p>
          </table:table-cell>
          <table:table-cell office:value-type="float" office:value="5714.560611" calcext:value-type="float">
            <text:p>5714.560611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1967" calcext:value-type="float">
            <text:p>1967</text:p>
          </table:table-cell>
          <table:table-cell office:value-type="float" office:value="63.87" calcext:value-type="float">
            <text:p>63.87</text:p>
          </table:table-cell>
          <table:table-cell office:value-type="float" office:value="2186894" calcext:value-type="float">
            <text:p>2186894</text:p>
          </table:table-cell>
          <table:table-cell office:value-type="float" office:value="6006.983042" calcext:value-type="float">
            <text:p>6006.983042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1972" calcext:value-type="float">
            <text:p>1972</text:p>
          </table:table-cell>
          <table:table-cell office:value-type="float" office:value="65.421" calcext:value-type="float">
            <text:p>65.421</text:p>
          </table:table-cell>
          <table:table-cell office:value-type="float" office:value="2680018" calcext:value-type="float">
            <text:p>2680018</text:p>
          </table:table-cell>
          <table:table-cell office:value-type="float" office:value="7486.384341" calcext:value-type="float">
            <text:p>7486.384341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1977" calcext:value-type="float">
            <text:p>1977</text:p>
          </table:table-cell>
          <table:table-cell office:value-type="float" office:value="66.099" calcext:value-type="float">
            <text:p>66.099</text:p>
          </table:table-cell>
          <table:table-cell office:value-type="float" office:value="3115787" calcext:value-type="float">
            <text:p>3115787</text:p>
          </table:table-cell>
          <table:table-cell office:value-type="float" office:value="8659.696836" calcext:value-type="float">
            <text:p>8659.696836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1982" calcext:value-type="float">
            <text:p>1982</text:p>
          </table:table-cell>
          <table:table-cell office:value-type="float" office:value="66.983" calcext:value-type="float">
            <text:p>66.983</text:p>
          </table:table-cell>
          <table:table-cell office:value-type="float" office:value="3086876" calcext:value-type="float">
            <text:p>3086876</text:p>
          </table:table-cell>
          <table:table-cell office:value-type="float" office:value="7640.519521" calcext:value-type="float">
            <text:p>7640.519521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1987" calcext:value-type="float">
            <text:p>1987</text:p>
          </table:table-cell>
          <table:table-cell office:value-type="float" office:value="67.926" calcext:value-type="float">
            <text:p>67.926</text:p>
          </table:table-cell>
          <table:table-cell office:value-type="float" office:value="3089353" calcext:value-type="float">
            <text:p>3089353</text:p>
          </table:table-cell>
          <table:table-cell office:value-type="float" office:value="5377.091329" calcext:value-type="float">
            <text:p>5377.091329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1992" calcext:value-type="float">
            <text:p>1992</text:p>
          </table:table-cell>
          <table:table-cell office:value-type="float" office:value="69.292" calcext:value-type="float">
            <text:p>69.292</text:p>
          </table:table-cell>
          <table:table-cell office:value-type="float" office:value="3219994" calcext:value-type="float">
            <text:p>3219994</text:p>
          </table:table-cell>
          <table:table-cell office:value-type="float" office:value="6890.806854" calcext:value-type="float">
            <text:p>6890.806854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1997" calcext:value-type="float">
            <text:p>1997</text:p>
          </table:table-cell>
          <table:table-cell office:value-type="float" office:value="70.265" calcext:value-type="float">
            <text:p>70.265</text:p>
          </table:table-cell>
          <table:table-cell office:value-type="float" office:value="3430388" calcext:value-type="float">
            <text:p>3430388</text:p>
          </table:table-cell>
          <table:table-cell office:value-type="float" office:value="8754.96385" calcext:value-type="float">
            <text:p>8754.96385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2002" calcext:value-type="float">
            <text:p>2002</text:p>
          </table:table-cell>
          <table:table-cell office:value-type="float" office:value="71.028" calcext:value-type="float">
            <text:p>71.028</text:p>
          </table:table-cell>
          <table:table-cell office:value-type="float" office:value="3677780" calcext:value-type="float">
            <text:p>3677780</text:p>
          </table:table-cell>
          <table:table-cell office:value-type="float" office:value="9313.93883" calcext:value-type="float">
            <text:p>9313.93883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2007" calcext:value-type="float">
            <text:p>2007</text:p>
          </table:table-cell>
          <table:table-cell office:value-type="float" office:value="71.993" calcext:value-type="float">
            <text:p>71.993</text:p>
          </table:table-cell>
          <table:table-cell office:value-type="float" office:value="3921278" calcext:value-type="float">
            <text:p>3921278</text:p>
          </table:table-cell>
          <table:table-cell office:value-type="float" office:value="10461.05868" calcext:value-type="float">
            <text:p>10461.05868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1952" calcext:value-type="float">
            <text:p>1952</text:p>
          </table:table-cell>
          <table:table-cell office:value-type="float" office:value="42.138" calcext:value-type="float">
            <text:p>42.138</text:p>
          </table:table-cell>
          <table:table-cell office:value-type="float" office:value="748747" calcext:value-type="float">
            <text:p>748747</text:p>
          </table:table-cell>
          <table:table-cell office:value-type="float" office:value="298.8462121" calcext:value-type="float">
            <text:p>298.8462121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1957" calcext:value-type="float">
            <text:p>1957</text:p>
          </table:table-cell>
          <table:table-cell office:value-type="float" office:value="45.047" calcext:value-type="float">
            <text:p>45.047</text:p>
          </table:table-cell>
          <table:table-cell office:value-type="float" office:value="813338" calcext:value-type="float">
            <text:p>813338</text:p>
          </table:table-cell>
          <table:table-cell office:value-type="float" office:value="335.9971151" calcext:value-type="float">
            <text:p>335.9971151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1962" calcext:value-type="float">
            <text:p>1962</text:p>
          </table:table-cell>
          <table:table-cell office:value-type="float" office:value="47.747" calcext:value-type="float">
            <text:p>47.747</text:p>
          </table:table-cell>
          <table:table-cell office:value-type="float" office:value="893143" calcext:value-type="float">
            <text:p>893143</text:p>
          </table:table-cell>
          <table:table-cell office:value-type="float" office:value="411.8006266" calcext:value-type="float">
            <text:p>411.8006266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1967" calcext:value-type="float">
            <text:p>1967</text:p>
          </table:table-cell>
          <table:table-cell office:value-type="float" office:value="48.492" calcext:value-type="float">
            <text:p>48.492</text:p>
          </table:table-cell>
          <table:table-cell office:value-type="float" office:value="996380" calcext:value-type="float">
            <text:p>996380</text:p>
          </table:table-cell>
          <table:table-cell office:value-type="float" office:value="498.6390265" calcext:value-type="float">
            <text:p>498.6390265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1972" calcext:value-type="float">
            <text:p>1972</text:p>
          </table:table-cell>
          <table:table-cell office:value-type="float" office:value="49.767" calcext:value-type="float">
            <text:p>49.767</text:p>
          </table:table-cell>
          <table:table-cell office:value-type="float" office:value="1116779" calcext:value-type="float">
            <text:p>1116779</text:p>
          </table:table-cell>
          <table:table-cell office:value-type="float" office:value="496.5815922" calcext:value-type="float">
            <text:p>496.5815922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1977" calcext:value-type="float">
            <text:p>1977</text:p>
          </table:table-cell>
          <table:table-cell office:value-type="float" office:value="52.208" calcext:value-type="float">
            <text:p>52.208</text:p>
          </table:table-cell>
          <table:table-cell office:value-type="float" office:value="1251524" calcext:value-type="float">
            <text:p>1251524</text:p>
          </table:table-cell>
          <table:table-cell office:value-type="float" office:value="745.3695408" calcext:value-type="float">
            <text:p>745.3695408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1982" calcext:value-type="float">
            <text:p>1982</text:p>
          </table:table-cell>
          <table:table-cell office:value-type="float" office:value="55.078" calcext:value-type="float">
            <text:p>55.078</text:p>
          </table:table-cell>
          <table:table-cell office:value-type="float" office:value="1411807" calcext:value-type="float">
            <text:p>1411807</text:p>
          </table:table-cell>
          <table:table-cell office:value-type="float" office:value="797.2631074" calcext:value-type="float">
            <text:p>797.2631074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1987" calcext:value-type="float">
            <text:p>1987</text:p>
          </table:table-cell>
          <table:table-cell office:value-type="float" office:value="57.18" calcext:value-type="float">
            <text:p>57.18</text:p>
          </table:table-cell>
          <table:table-cell office:value-type="float" office:value="1599200" calcext:value-type="float">
            <text:p>1599200</text:p>
          </table:table-cell>
          <table:table-cell office:value-type="float" office:value="773.9932141" calcext:value-type="float">
            <text:p>773.9932141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1992" calcext:value-type="float">
            <text:p>1992</text:p>
          </table:table-cell>
          <table:table-cell office:value-type="float" office:value="59.685" calcext:value-type="float">
            <text:p>59.685</text:p>
          </table:table-cell>
          <table:table-cell office:value-type="float" office:value="1803195" calcext:value-type="float">
            <text:p>1803195</text:p>
          </table:table-cell>
          <table:table-cell office:value-type="float" office:value="977.4862725" calcext:value-type="float">
            <text:p>977.4862725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1997" calcext:value-type="float">
            <text:p>1997</text:p>
          </table:table-cell>
          <table:table-cell office:value-type="float" office:value="55.558" calcext:value-type="float">
            <text:p>55.558</text:p>
          </table:table-cell>
          <table:table-cell office:value-type="float" office:value="1982823" calcext:value-type="float">
            <text:p>1982823</text:p>
          </table:table-cell>
          <table:table-cell office:value-type="float" office:value="1186.147994" calcext:value-type="float">
            <text:p>1186.147994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02" calcext:value-type="float">
            <text:p>2002</text:p>
          </table:table-cell>
          <table:table-cell office:value-type="float" office:value="44.593" calcext:value-type="float">
            <text:p>44.593</text:p>
          </table:table-cell>
          <table:table-cell office:value-type="float" office:value="2046772" calcext:value-type="float">
            <text:p>2046772</text:p>
          </table:table-cell>
          <table:table-cell office:value-type="float" office:value="1275.184575" calcext:value-type="float">
            <text:p>1275.184575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07" calcext:value-type="float">
            <text:p>2007</text:p>
          </table:table-cell>
          <table:table-cell office:value-type="float" office:value="42.592" calcext:value-type="float">
            <text:p>42.592</text:p>
          </table:table-cell>
          <table:table-cell office:value-type="float" office:value="2012649" calcext:value-type="float">
            <text:p>2012649</text:p>
          </table:table-cell>
          <table:table-cell office:value-type="float" office:value="1569.331442" calcext:value-type="float">
            <text:p>1569.331442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1952" calcext:value-type="float">
            <text:p>1952</text:p>
          </table:table-cell>
          <table:table-cell office:value-type="float" office:value="38.48" calcext:value-type="float">
            <text:p>38.48</text:p>
          </table:table-cell>
          <table:table-cell office:value-type="float" office:value="863308" calcext:value-type="float">
            <text:p>863308</text:p>
          </table:table-cell>
          <table:table-cell office:value-type="float" office:value="575.5729961" calcext:value-type="float">
            <text:p>575.5729961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1957" calcext:value-type="float">
            <text:p>1957</text:p>
          </table:table-cell>
          <table:table-cell office:value-type="float" office:value="39.486" calcext:value-type="float">
            <text:p>39.486</text:p>
          </table:table-cell>
          <table:table-cell office:value-type="float" office:value="975950" calcext:value-type="float">
            <text:p>975950</text:p>
          </table:table-cell>
          <table:table-cell office:value-type="float" office:value="620.9699901" calcext:value-type="float">
            <text:p>620.9699901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1962" calcext:value-type="float">
            <text:p>1962</text:p>
          </table:table-cell>
          <table:table-cell office:value-type="float" office:value="40.502" calcext:value-type="float">
            <text:p>40.502</text:p>
          </table:table-cell>
          <table:table-cell office:value-type="float" office:value="1112796" calcext:value-type="float">
            <text:p>1112796</text:p>
          </table:table-cell>
          <table:table-cell office:value-type="float" office:value="634.1951625" calcext:value-type="float">
            <text:p>634.1951625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1967" calcext:value-type="float">
            <text:p>1967</text:p>
          </table:table-cell>
          <table:table-cell office:value-type="float" office:value="41.536" calcext:value-type="float">
            <text:p>41.536</text:p>
          </table:table-cell>
          <table:table-cell office:value-type="float" office:value="1279406" calcext:value-type="float">
            <text:p>1279406</text:p>
          </table:table-cell>
          <table:table-cell office:value-type="float" office:value="713.6036483" calcext:value-type="float">
            <text:p>713.6036483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1972" calcext:value-type="float">
            <text:p>1972</text:p>
          </table:table-cell>
          <table:table-cell office:value-type="float" office:value="42.614" calcext:value-type="float">
            <text:p>42.614</text:p>
          </table:table-cell>
          <table:table-cell office:value-type="float" office:value="1482628" calcext:value-type="float">
            <text:p>1482628</text:p>
          </table:table-cell>
          <table:table-cell office:value-type="float" office:value="803.0054535" calcext:value-type="float">
            <text:p>803.0054535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1977" calcext:value-type="float">
            <text:p>1977</text:p>
          </table:table-cell>
          <table:table-cell office:value-type="float" office:value="43.764" calcext:value-type="float">
            <text:p>43.764</text:p>
          </table:table-cell>
          <table:table-cell office:value-type="float" office:value="1703617" calcext:value-type="float">
            <text:p>1703617</text:p>
          </table:table-cell>
          <table:table-cell office:value-type="float" office:value="640.3224383" calcext:value-type="float">
            <text:p>640.3224383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1982" calcext:value-type="float">
            <text:p>1982</text:p>
          </table:table-cell>
          <table:table-cell office:value-type="float" office:value="44.852" calcext:value-type="float">
            <text:p>44.852</text:p>
          </table:table-cell>
          <table:table-cell office:value-type="float" office:value="1956875" calcext:value-type="float">
            <text:p>1956875</text:p>
          </table:table-cell>
          <table:table-cell office:value-type="float" office:value="572.1995694" calcext:value-type="float">
            <text:p>572.1995694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1987" calcext:value-type="float">
            <text:p>1987</text:p>
          </table:table-cell>
          <table:table-cell office:value-type="float" office:value="46.027" calcext:value-type="float">
            <text:p>46.027</text:p>
          </table:table-cell>
          <table:table-cell office:value-type="float" office:value="2269414" calcext:value-type="float">
            <text:p>2269414</text:p>
          </table:table-cell>
          <table:table-cell office:value-type="float" office:value="506.1138573" calcext:value-type="float">
            <text:p>506.1138573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1992" calcext:value-type="float">
            <text:p>1992</text:p>
          </table:table-cell>
          <table:table-cell office:value-type="float" office:value="40.802" calcext:value-type="float">
            <text:p>40.802</text:p>
          </table:table-cell>
          <table:table-cell office:value-type="float" office:value="1912974" calcext:value-type="float">
            <text:p>1912974</text:p>
          </table:table-cell>
          <table:table-cell office:value-type="float" office:value="636.6229191" calcext:value-type="float">
            <text:p>636.6229191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1997" calcext:value-type="float">
            <text:p>1997</text:p>
          </table:table-cell>
          <table:table-cell office:value-type="float" office:value="42.221" calcext:value-type="float">
            <text:p>42.221</text:p>
          </table:table-cell>
          <table:table-cell office:value-type="float" office:value="2200725" calcext:value-type="float">
            <text:p>2200725</text:p>
          </table:table-cell>
          <table:table-cell office:value-type="float" office:value="609.1739508" calcext:value-type="float">
            <text:p>609.1739508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02" calcext:value-type="float">
            <text:p>2002</text:p>
          </table:table-cell>
          <table:table-cell office:value-type="float" office:value="43.753" calcext:value-type="float">
            <text:p>43.753</text:p>
          </table:table-cell>
          <table:table-cell office:value-type="float" office:value="2814651" calcext:value-type="float">
            <text:p>2814651</text:p>
          </table:table-cell>
          <table:table-cell office:value-type="float" office:value="531.4823679" calcext:value-type="float">
            <text:p>531.4823679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07" calcext:value-type="float">
            <text:p>2007</text:p>
          </table:table-cell>
          <table:table-cell office:value-type="float" office:value="45.678" calcext:value-type="float">
            <text:p>45.678</text:p>
          </table:table-cell>
          <table:table-cell office:value-type="float" office:value="3193942" calcext:value-type="float">
            <text:p>3193942</text:p>
          </table:table-cell>
          <table:table-cell office:value-type="float" office:value="414.5073415" calcext:value-type="float">
            <text:p>414.5073415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1952" calcext:value-type="float">
            <text:p>1952</text:p>
          </table:table-cell>
          <table:table-cell office:value-type="float" office:value="42.723" calcext:value-type="float">
            <text:p>42.723</text:p>
          </table:table-cell>
          <table:table-cell office:value-type="float" office:value="1019729" calcext:value-type="float">
            <text:p>1019729</text:p>
          </table:table-cell>
          <table:table-cell office:value-type="float" office:value="2387.54806" calcext:value-type="float">
            <text:p>2387.54806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1957" calcext:value-type="float">
            <text:p>1957</text:p>
          </table:table-cell>
          <table:table-cell office:value-type="float" office:value="45.289" calcext:value-type="float">
            <text:p>45.289</text:p>
          </table:table-cell>
          <table:table-cell office:value-type="float" office:value="1201578" calcext:value-type="float">
            <text:p>1201578</text:p>
          </table:table-cell>
          <table:table-cell office:value-type="float" office:value="3448.284395" calcext:value-type="float">
            <text:p>3448.284395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1962" calcext:value-type="float">
            <text:p>1962</text:p>
          </table:table-cell>
          <table:table-cell office:value-type="float" office:value="47.808" calcext:value-type="float">
            <text:p>47.808</text:p>
          </table:table-cell>
          <table:table-cell office:value-type="float" office:value="1441863" calcext:value-type="float">
            <text:p>1441863</text:p>
          </table:table-cell>
          <table:table-cell office:value-type="float" office:value="6757.030816" calcext:value-type="float">
            <text:p>6757.030816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1967" calcext:value-type="float">
            <text:p>1967</text:p>
          </table:table-cell>
          <table:table-cell office:value-type="float" office:value="50.227" calcext:value-type="float">
            <text:p>50.227</text:p>
          </table:table-cell>
          <table:table-cell office:value-type="float" office:value="1759224" calcext:value-type="float">
            <text:p>1759224</text:p>
          </table:table-cell>
          <table:table-cell office:value-type="float" office:value="18772.75169" calcext:value-type="float">
            <text:p>18772.75169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1972" calcext:value-type="float">
            <text:p>1972</text:p>
          </table:table-cell>
          <table:table-cell office:value-type="float" office:value="52.773" calcext:value-type="float">
            <text:p>52.773</text:p>
          </table:table-cell>
          <table:table-cell office:value-type="float" office:value="2183877" calcext:value-type="float">
            <text:p>2183877</text:p>
          </table:table-cell>
          <table:table-cell office:value-type="float" office:value="21011.49721" calcext:value-type="float">
            <text:p>21011.49721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1977" calcext:value-type="float">
            <text:p>1977</text:p>
          </table:table-cell>
          <table:table-cell office:value-type="float" office:value="57.442" calcext:value-type="float">
            <text:p>57.442</text:p>
          </table:table-cell>
          <table:table-cell office:value-type="float" office:value="2721783" calcext:value-type="float">
            <text:p>2721783</text:p>
          </table:table-cell>
          <table:table-cell office:value-type="float" office:value="21951.21176" calcext:value-type="float">
            <text:p>21951.21176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1982" calcext:value-type="float">
            <text:p>1982</text:p>
          </table:table-cell>
          <table:table-cell office:value-type="float" office:value="62.155" calcext:value-type="float">
            <text:p>62.155</text:p>
          </table:table-cell>
          <table:table-cell office:value-type="float" office:value="3344074" calcext:value-type="float">
            <text:p>3344074</text:p>
          </table:table-cell>
          <table:table-cell office:value-type="float" office:value="17364.27538" calcext:value-type="float">
            <text:p>17364.27538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1987" calcext:value-type="float">
            <text:p>1987</text:p>
          </table:table-cell>
          <table:table-cell office:value-type="float" office:value="66.234" calcext:value-type="float">
            <text:p>66.234</text:p>
          </table:table-cell>
          <table:table-cell office:value-type="float" office:value="3799845" calcext:value-type="float">
            <text:p>3799845</text:p>
          </table:table-cell>
          <table:table-cell office:value-type="float" office:value="11770.5898" calcext:value-type="float">
            <text:p>11770.5898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1992" calcext:value-type="float">
            <text:p>1992</text:p>
          </table:table-cell>
          <table:table-cell office:value-type="float" office:value="68.755" calcext:value-type="float">
            <text:p>68.755</text:p>
          </table:table-cell>
          <table:table-cell office:value-type="float" office:value="4364501" calcext:value-type="float">
            <text:p>4364501</text:p>
          </table:table-cell>
          <table:table-cell office:value-type="float" office:value="9640.138501" calcext:value-type="float">
            <text:p>9640.138501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1997" calcext:value-type="float">
            <text:p>1997</text:p>
          </table:table-cell>
          <table:table-cell office:value-type="float" office:value="71.555" calcext:value-type="float">
            <text:p>71.555</text:p>
          </table:table-cell>
          <table:table-cell office:value-type="float" office:value="4759670" calcext:value-type="float">
            <text:p>4759670</text:p>
          </table:table-cell>
          <table:table-cell office:value-type="float" office:value="9467.446056" calcext:value-type="float">
            <text:p>9467.446056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2002" calcext:value-type="float">
            <text:p>2002</text:p>
          </table:table-cell>
          <table:table-cell office:value-type="float" office:value="72.737" calcext:value-type="float">
            <text:p>72.737</text:p>
          </table:table-cell>
          <table:table-cell office:value-type="float" office:value="5368585" calcext:value-type="float">
            <text:p>5368585</text:p>
          </table:table-cell>
          <table:table-cell office:value-type="float" office:value="9534.677467" calcext:value-type="float">
            <text:p>9534.677467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2007" calcext:value-type="float">
            <text:p>2007</text:p>
          </table:table-cell>
          <table:table-cell office:value-type="float" office:value="73.952" calcext:value-type="float">
            <text:p>73.952</text:p>
          </table:table-cell>
          <table:table-cell office:value-type="float" office:value="6036914" calcext:value-type="float">
            <text:p>6036914</text:p>
          </table:table-cell>
          <table:table-cell office:value-type="float" office:value="12057.49928" calcext:value-type="float">
            <text:p>12057.49928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1952" calcext:value-type="float">
            <text:p>1952</text:p>
          </table:table-cell>
          <table:table-cell office:value-type="float" office:value="36.681" calcext:value-type="float">
            <text:p>36.681</text:p>
          </table:table-cell>
          <table:table-cell office:value-type="float" office:value="4762912" calcext:value-type="float">
            <text:p>4762912</text:p>
          </table:table-cell>
          <table:table-cell office:value-type="float" office:value="1443.011715" calcext:value-type="float">
            <text:p>1443.011715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1957" calcext:value-type="float">
            <text:p>1957</text:p>
          </table:table-cell>
          <table:table-cell office:value-type="float" office:value="38.865" calcext:value-type="float">
            <text:p>38.865</text:p>
          </table:table-cell>
          <table:table-cell office:value-type="float" office:value="5181679" calcext:value-type="float">
            <text:p>5181679</text:p>
          </table:table-cell>
          <table:table-cell office:value-type="float" office:value="1589.20275" calcext:value-type="float">
            <text:p>1589.20275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1962" calcext:value-type="float">
            <text:p>1962</text:p>
          </table:table-cell>
          <table:table-cell office:value-type="float" office:value="40.848" calcext:value-type="float">
            <text:p>40.848</text:p>
          </table:table-cell>
          <table:table-cell office:value-type="float" office:value="5703324" calcext:value-type="float">
            <text:p>5703324</text:p>
          </table:table-cell>
          <table:table-cell office:value-type="float" office:value="1643.38711" calcext:value-type="float">
            <text:p>1643.38711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1967" calcext:value-type="float">
            <text:p>1967</text:p>
          </table:table-cell>
          <table:table-cell office:value-type="float" office:value="42.881" calcext:value-type="float">
            <text:p>42.881</text:p>
          </table:table-cell>
          <table:table-cell office:value-type="float" office:value="6334556" calcext:value-type="float">
            <text:p>6334556</text:p>
          </table:table-cell>
          <table:table-cell office:value-type="float" office:value="1634.047282" calcext:value-type="float">
            <text:p>1634.047282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1972" calcext:value-type="float">
            <text:p>1972</text:p>
          </table:table-cell>
          <table:table-cell office:value-type="float" office:value="44.851" calcext:value-type="float">
            <text:p>44.851</text:p>
          </table:table-cell>
          <table:table-cell office:value-type="float" office:value="7082430" calcext:value-type="float">
            <text:p>7082430</text:p>
          </table:table-cell>
          <table:table-cell office:value-type="float" office:value="1748.562982" calcext:value-type="float">
            <text:p>1748.562982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1977" calcext:value-type="float">
            <text:p>1977</text:p>
          </table:table-cell>
          <table:table-cell office:value-type="float" office:value="46.881" calcext:value-type="float">
            <text:p>46.881</text:p>
          </table:table-cell>
          <table:table-cell office:value-type="float" office:value="8007166" calcext:value-type="float">
            <text:p>8007166</text:p>
          </table:table-cell>
          <table:table-cell office:value-type="float" office:value="1544.228586" calcext:value-type="float">
            <text:p>1544.228586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1982" calcext:value-type="float">
            <text:p>1982</text:p>
          </table:table-cell>
          <table:table-cell office:value-type="float" office:value="48.969" calcext:value-type="float">
            <text:p>48.969</text:p>
          </table:table-cell>
          <table:table-cell office:value-type="float" office:value="9171477" calcext:value-type="float">
            <text:p>9171477</text:p>
          </table:table-cell>
          <table:table-cell office:value-type="float" office:value="1302.878658" calcext:value-type="float">
            <text:p>1302.878658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1987" calcext:value-type="float">
            <text:p>1987</text:p>
          </table:table-cell>
          <table:table-cell office:value-type="float" office:value="49.35" calcext:value-type="float">
            <text:p>49.35</text:p>
          </table:table-cell>
          <table:table-cell office:value-type="float" office:value="10568642" calcext:value-type="float">
            <text:p>10568642</text:p>
          </table:table-cell>
          <table:table-cell office:value-type="float" office:value="1155.441948" calcext:value-type="float">
            <text:p>1155.441948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1992" calcext:value-type="float">
            <text:p>1992</text:p>
          </table:table-cell>
          <table:table-cell office:value-type="float" office:value="52.214" calcext:value-type="float">
            <text:p>52.214</text:p>
          </table:table-cell>
          <table:table-cell office:value-type="float" office:value="12210395" calcext:value-type="float">
            <text:p>12210395</text:p>
          </table:table-cell>
          <table:table-cell office:value-type="float" office:value="1040.67619" calcext:value-type="float">
            <text:p>1040.67619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1997" calcext:value-type="float">
            <text:p>1997</text:p>
          </table:table-cell>
          <table:table-cell office:value-type="float" office:value="54.978" calcext:value-type="float">
            <text:p>54.978</text:p>
          </table:table-cell>
          <table:table-cell office:value-type="float" office:value="14165114" calcext:value-type="float">
            <text:p>14165114</text:p>
          </table:table-cell>
          <table:table-cell office:value-type="float" office:value="986.2958956" calcext:value-type="float">
            <text:p>986.2958956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02" calcext:value-type="float">
            <text:p>2002</text:p>
          </table:table-cell>
          <table:table-cell office:value-type="float" office:value="57.286" calcext:value-type="float">
            <text:p>57.286</text:p>
          </table:table-cell>
          <table:table-cell office:value-type="float" office:value="16473477" calcext:value-type="float">
            <text:p>16473477</text:p>
          </table:table-cell>
          <table:table-cell office:value-type="float" office:value="894.6370822" calcext:value-type="float">
            <text:p>894.6370822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07" calcext:value-type="float">
            <text:p>2007</text:p>
          </table:table-cell>
          <table:table-cell office:value-type="float" office:value="59.443" calcext:value-type="float">
            <text:p>59.443</text:p>
          </table:table-cell>
          <table:table-cell office:value-type="float" office:value="19167654" calcext:value-type="float">
            <text:p>19167654</text:p>
          </table:table-cell>
          <table:table-cell office:value-type="float" office:value="1044.770126" calcext:value-type="float">
            <text:p>1044.770126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952" calcext:value-type="float">
            <text:p>1952</text:p>
          </table:table-cell>
          <table:table-cell office:value-type="float" office:value="36.256" calcext:value-type="float">
            <text:p>36.256</text:p>
          </table:table-cell>
          <table:table-cell office:value-type="float" office:value="2917802" calcext:value-type="float">
            <text:p>2917802</text:p>
          </table:table-cell>
          <table:table-cell office:value-type="float" office:value="369.1650802" calcext:value-type="float">
            <text:p>369.1650802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957" calcext:value-type="float">
            <text:p>1957</text:p>
          </table:table-cell>
          <table:table-cell office:value-type="float" office:value="37.207" calcext:value-type="float">
            <text:p>37.207</text:p>
          </table:table-cell>
          <table:table-cell office:value-type="float" office:value="3221238" calcext:value-type="float">
            <text:p>3221238</text:p>
          </table:table-cell>
          <table:table-cell office:value-type="float" office:value="416.3698064" calcext:value-type="float">
            <text:p>416.3698064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962" calcext:value-type="float">
            <text:p>1962</text:p>
          </table:table-cell>
          <table:table-cell office:value-type="float" office:value="38.41" calcext:value-type="float">
            <text:p>38.41</text:p>
          </table:table-cell>
          <table:table-cell office:value-type="float" office:value="3628608" calcext:value-type="float">
            <text:p>3628608</text:p>
          </table:table-cell>
          <table:table-cell office:value-type="float" office:value="427.9010856" calcext:value-type="float">
            <text:p>427.9010856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967" calcext:value-type="float">
            <text:p>1967</text:p>
          </table:table-cell>
          <table:table-cell office:value-type="float" office:value="39.487" calcext:value-type="float">
            <text:p>39.487</text:p>
          </table:table-cell>
          <table:table-cell office:value-type="float" office:value="4147252" calcext:value-type="float">
            <text:p>4147252</text:p>
          </table:table-cell>
          <table:table-cell office:value-type="float" office:value="495.5147806" calcext:value-type="float">
            <text:p>495.5147806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972" calcext:value-type="float">
            <text:p>1972</text:p>
          </table:table-cell>
          <table:table-cell office:value-type="float" office:value="41.766" calcext:value-type="float">
            <text:p>41.766</text:p>
          </table:table-cell>
          <table:table-cell office:value-type="float" office:value="4730997" calcext:value-type="float">
            <text:p>4730997</text:p>
          </table:table-cell>
          <table:table-cell office:value-type="float" office:value="584.6219709" calcext:value-type="float">
            <text:p>584.6219709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977" calcext:value-type="float">
            <text:p>1977</text:p>
          </table:table-cell>
          <table:table-cell office:value-type="float" office:value="43.767" calcext:value-type="float">
            <text:p>43.767</text:p>
          </table:table-cell>
          <table:table-cell office:value-type="float" office:value="5637246" calcext:value-type="float">
            <text:p>5637246</text:p>
          </table:table-cell>
          <table:table-cell office:value-type="float" office:value="663.2236766" calcext:value-type="float">
            <text:p>663.2236766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982" calcext:value-type="float">
            <text:p>1982</text:p>
          </table:table-cell>
          <table:table-cell office:value-type="float" office:value="45.642" calcext:value-type="float">
            <text:p>45.642</text:p>
          </table:table-cell>
          <table:table-cell office:value-type="float" office:value="6502825" calcext:value-type="float">
            <text:p>6502825</text:p>
          </table:table-cell>
          <table:table-cell office:value-type="float" office:value="632.8039209" calcext:value-type="float">
            <text:p>632.8039209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987" calcext:value-type="float">
            <text:p>1987</text:p>
          </table:table-cell>
          <table:table-cell office:value-type="float" office:value="47.457" calcext:value-type="float">
            <text:p>47.457</text:p>
          </table:table-cell>
          <table:table-cell office:value-type="float" office:value="7824747" calcext:value-type="float">
            <text:p>7824747</text:p>
          </table:table-cell>
          <table:table-cell office:value-type="float" office:value="635.5173634" calcext:value-type="float">
            <text:p>635.5173634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992" calcext:value-type="float">
            <text:p>1992</text:p>
          </table:table-cell>
          <table:table-cell office:value-type="float" office:value="49.42" calcext:value-type="float">
            <text:p>49.42</text:p>
          </table:table-cell>
          <table:table-cell office:value-type="float" office:value="10014249" calcext:value-type="float">
            <text:p>10014249</text:p>
          </table:table-cell>
          <table:table-cell office:value-type="float" office:value="563.2000145" calcext:value-type="float">
            <text:p>563.2000145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997" calcext:value-type="float">
            <text:p>1997</text:p>
          </table:table-cell>
          <table:table-cell office:value-type="float" office:value="47.495" calcext:value-type="float">
            <text:p>47.495</text:p>
          </table:table-cell>
          <table:table-cell office:value-type="float" office:value="10419991" calcext:value-type="float">
            <text:p>10419991</text:p>
          </table:table-cell>
          <table:table-cell office:value-type="float" office:value="692.2758103" calcext:value-type="float">
            <text:p>692.2758103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02" calcext:value-type="float">
            <text:p>2002</text:p>
          </table:table-cell>
          <table:table-cell office:value-type="float" office:value="45.009" calcext:value-type="float">
            <text:p>45.009</text:p>
          </table:table-cell>
          <table:table-cell office:value-type="float" office:value="11824495" calcext:value-type="float">
            <text:p>11824495</text:p>
          </table:table-cell>
          <table:table-cell office:value-type="float" office:value="665.4231186" calcext:value-type="float">
            <text:p>665.4231186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07" calcext:value-type="float">
            <text:p>2007</text:p>
          </table:table-cell>
          <table:table-cell office:value-type="float" office:value="48.303" calcext:value-type="float">
            <text:p>48.303</text:p>
          </table:table-cell>
          <table:table-cell office:value-type="float" office:value="13327079" calcext:value-type="float">
            <text:p>13327079</text:p>
          </table:table-cell>
          <table:table-cell office:value-type="float" office:value="759.3499101" calcext:value-type="float">
            <text:p>759.3499101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952" calcext:value-type="float">
            <text:p>1952</text:p>
          </table:table-cell>
          <table:table-cell office:value-type="float" office:value="48.463" calcext:value-type="float">
            <text:p>48.463</text:p>
          </table:table-cell>
          <table:table-cell office:value-type="float" office:value="6748378" calcext:value-type="float">
            <text:p>6748378</text:p>
          </table:table-cell>
          <table:table-cell office:value-type="float" office:value="1831.132894" calcext:value-type="float">
            <text:p>1831.132894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957" calcext:value-type="float">
            <text:p>1957</text:p>
          </table:table-cell>
          <table:table-cell office:value-type="float" office:value="52.102" calcext:value-type="float">
            <text:p>52.102</text:p>
          </table:table-cell>
          <table:table-cell office:value-type="float" office:value="7739235" calcext:value-type="float">
            <text:p>7739235</text:p>
          </table:table-cell>
          <table:table-cell office:value-type="float" office:value="1810.066992" calcext:value-type="float">
            <text:p>1810.066992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962" calcext:value-type="float">
            <text:p>1962</text:p>
          </table:table-cell>
          <table:table-cell office:value-type="float" office:value="55.737" calcext:value-type="float">
            <text:p>55.737</text:p>
          </table:table-cell>
          <table:table-cell office:value-type="float" office:value="8906385" calcext:value-type="float">
            <text:p>8906385</text:p>
          </table:table-cell>
          <table:table-cell office:value-type="float" office:value="2036.884944" calcext:value-type="float">
            <text:p>2036.884944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967" calcext:value-type="float">
            <text:p>1967</text:p>
          </table:table-cell>
          <table:table-cell office:value-type="float" office:value="59.371" calcext:value-type="float">
            <text:p>59.371</text:p>
          </table:table-cell>
          <table:table-cell office:value-type="float" office:value="10154878" calcext:value-type="float">
            <text:p>10154878</text:p>
          </table:table-cell>
          <table:table-cell office:value-type="float" office:value="2277.742396" calcext:value-type="float">
            <text:p>2277.742396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972" calcext:value-type="float">
            <text:p>1972</text:p>
          </table:table-cell>
          <table:table-cell office:value-type="float" office:value="63.01" calcext:value-type="float">
            <text:p>63.01</text:p>
          </table:table-cell>
          <table:table-cell office:value-type="float" office:value="11441462" calcext:value-type="float">
            <text:p>11441462</text:p>
          </table:table-cell>
          <table:table-cell office:value-type="float" office:value="2849.09478" calcext:value-type="float">
            <text:p>2849.09478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977" calcext:value-type="float">
            <text:p>1977</text:p>
          </table:table-cell>
          <table:table-cell office:value-type="float" office:value="65.256" calcext:value-type="float">
            <text:p>65.256</text:p>
          </table:table-cell>
          <table:table-cell office:value-type="float" office:value="12845381" calcext:value-type="float">
            <text:p>12845381</text:p>
          </table:table-cell>
          <table:table-cell office:value-type="float" office:value="3827.921571" calcext:value-type="float">
            <text:p>3827.921571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982" calcext:value-type="float">
            <text:p>1982</text:p>
          </table:table-cell>
          <table:table-cell office:value-type="float" office:value="68" calcext:value-type="float">
            <text:p>68</text:p>
          </table:table-cell>
          <table:table-cell office:value-type="float" office:value="14441916" calcext:value-type="float">
            <text:p>14441916</text:p>
          </table:table-cell>
          <table:table-cell office:value-type="float" office:value="4920.355951" calcext:value-type="float">
            <text:p>4920.355951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987" calcext:value-type="float">
            <text:p>1987</text:p>
          </table:table-cell>
          <table:table-cell office:value-type="float" office:value="69.5" calcext:value-type="float">
            <text:p>69.5</text:p>
          </table:table-cell>
          <table:table-cell office:value-type="float" office:value="16331785" calcext:value-type="float">
            <text:p>16331785</text:p>
          </table:table-cell>
          <table:table-cell office:value-type="float" office:value="5249.802653" calcext:value-type="float">
            <text:p>5249.802653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992" calcext:value-type="float">
            <text:p>1992</text:p>
          </table:table-cell>
          <table:table-cell office:value-type="float" office:value="70.693" calcext:value-type="float">
            <text:p>70.693</text:p>
          </table:table-cell>
          <table:table-cell office:value-type="float" office:value="18319502" calcext:value-type="float">
            <text:p>18319502</text:p>
          </table:table-cell>
          <table:table-cell office:value-type="float" office:value="7277.912802" calcext:value-type="float">
            <text:p>7277.912802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997" calcext:value-type="float">
            <text:p>1997</text:p>
          </table:table-cell>
          <table:table-cell office:value-type="float" office:value="71.938" calcext:value-type="float">
            <text:p>71.938</text:p>
          </table:table-cell>
          <table:table-cell office:value-type="float" office:value="20476091" calcext:value-type="float">
            <text:p>20476091</text:p>
          </table:table-cell>
          <table:table-cell office:value-type="float" office:value="10132.90964" calcext:value-type="float">
            <text:p>10132.90964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02" calcext:value-type="float">
            <text:p>2002</text:p>
          </table:table-cell>
          <table:table-cell office:value-type="float" office:value="73.044" calcext:value-type="float">
            <text:p>73.044</text:p>
          </table:table-cell>
          <table:table-cell office:value-type="float" office:value="22662365" calcext:value-type="float">
            <text:p>22662365</text:p>
          </table:table-cell>
          <table:table-cell office:value-type="float" office:value="10206.97794" calcext:value-type="float">
            <text:p>10206.97794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07" calcext:value-type="float">
            <text:p>2007</text:p>
          </table:table-cell>
          <table:table-cell office:value-type="float" office:value="74.241" calcext:value-type="float">
            <text:p>74.241</text:p>
          </table:table-cell>
          <table:table-cell office:value-type="float" office:value="24821286" calcext:value-type="float">
            <text:p>24821286</text:p>
          </table:table-cell>
          <table:table-cell office:value-type="float" office:value="12451.6558" calcext:value-type="float">
            <text:p>12451.6558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1952" calcext:value-type="float">
            <text:p>1952</text:p>
          </table:table-cell>
          <table:table-cell office:value-type="float" office:value="33.685" calcext:value-type="float">
            <text:p>33.685</text:p>
          </table:table-cell>
          <table:table-cell office:value-type="float" office:value="3838168" calcext:value-type="float">
            <text:p>3838168</text:p>
          </table:table-cell>
          <table:table-cell office:value-type="float" office:value="452.3369807" calcext:value-type="float">
            <text:p>452.3369807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1957" calcext:value-type="float">
            <text:p>1957</text:p>
          </table:table-cell>
          <table:table-cell office:value-type="float" office:value="35.307" calcext:value-type="float">
            <text:p>35.307</text:p>
          </table:table-cell>
          <table:table-cell office:value-type="float" office:value="4241884" calcext:value-type="float">
            <text:p>4241884</text:p>
          </table:table-cell>
          <table:table-cell office:value-type="float" office:value="490.3821867" calcext:value-type="float">
            <text:p>490.3821867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1962" calcext:value-type="float">
            <text:p>1962</text:p>
          </table:table-cell>
          <table:table-cell office:value-type="float" office:value="36.936" calcext:value-type="float">
            <text:p>36.936</text:p>
          </table:table-cell>
          <table:table-cell office:value-type="float" office:value="4690372" calcext:value-type="float">
            <text:p>4690372</text:p>
          </table:table-cell>
          <table:table-cell office:value-type="float" office:value="496.1743428" calcext:value-type="float">
            <text:p>496.1743428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1967" calcext:value-type="float">
            <text:p>1967</text:p>
          </table:table-cell>
          <table:table-cell office:value-type="float" office:value="38.487" calcext:value-type="float">
            <text:p>38.487</text:p>
          </table:table-cell>
          <table:table-cell office:value-type="float" office:value="5212416" calcext:value-type="float">
            <text:p>5212416</text:p>
          </table:table-cell>
          <table:table-cell office:value-type="float" office:value="545.0098873" calcext:value-type="float">
            <text:p>545.0098873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1972" calcext:value-type="float">
            <text:p>1972</text:p>
          </table:table-cell>
          <table:table-cell office:value-type="float" office:value="39.977" calcext:value-type="float">
            <text:p>39.977</text:p>
          </table:table-cell>
          <table:table-cell office:value-type="float" office:value="5828158" calcext:value-type="float">
            <text:p>5828158</text:p>
          </table:table-cell>
          <table:table-cell office:value-type="float" office:value="581.3688761" calcext:value-type="float">
            <text:p>581.3688761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1977" calcext:value-type="float">
            <text:p>1977</text:p>
          </table:table-cell>
          <table:table-cell office:value-type="float" office:value="41.714" calcext:value-type="float">
            <text:p>41.714</text:p>
          </table:table-cell>
          <table:table-cell office:value-type="float" office:value="6491649" calcext:value-type="float">
            <text:p>6491649</text:p>
          </table:table-cell>
          <table:table-cell office:value-type="float" office:value="686.3952693" calcext:value-type="float">
            <text:p>686.3952693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1982" calcext:value-type="float">
            <text:p>1982</text:p>
          </table:table-cell>
          <table:table-cell office:value-type="float" office:value="43.916" calcext:value-type="float">
            <text:p>43.916</text:p>
          </table:table-cell>
          <table:table-cell office:value-type="float" office:value="6998256" calcext:value-type="float">
            <text:p>6998256</text:p>
          </table:table-cell>
          <table:table-cell office:value-type="float" office:value="618.0140641" calcext:value-type="float">
            <text:p>618.0140641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1987" calcext:value-type="float">
            <text:p>1987</text:p>
          </table:table-cell>
          <table:table-cell office:value-type="float" office:value="46.364" calcext:value-type="float">
            <text:p>46.364</text:p>
          </table:table-cell>
          <table:table-cell office:value-type="float" office:value="7634008" calcext:value-type="float">
            <text:p>7634008</text:p>
          </table:table-cell>
          <table:table-cell office:value-type="float" office:value="684.1715576" calcext:value-type="float">
            <text:p>684.1715576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1992" calcext:value-type="float">
            <text:p>1992</text:p>
          </table:table-cell>
          <table:table-cell office:value-type="float" office:value="48.388" calcext:value-type="float">
            <text:p>48.388</text:p>
          </table:table-cell>
          <table:table-cell office:value-type="float" office:value="8416215" calcext:value-type="float">
            <text:p>8416215</text:p>
          </table:table-cell>
          <table:table-cell office:value-type="float" office:value="739.014375" calcext:value-type="float">
            <text:p>739.014375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1997" calcext:value-type="float">
            <text:p>1997</text:p>
          </table:table-cell>
          <table:table-cell office:value-type="float" office:value="49.903" calcext:value-type="float">
            <text:p>49.903</text:p>
          </table:table-cell>
          <table:table-cell office:value-type="float" office:value="9384984" calcext:value-type="float">
            <text:p>9384984</text:p>
          </table:table-cell>
          <table:table-cell office:value-type="float" office:value="790.2579846" calcext:value-type="float">
            <text:p>790.2579846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02" calcext:value-type="float">
            <text:p>2002</text:p>
          </table:table-cell>
          <table:table-cell office:value-type="float" office:value="51.818" calcext:value-type="float">
            <text:p>51.818</text:p>
          </table:table-cell>
          <table:table-cell office:value-type="float" office:value="10580176" calcext:value-type="float">
            <text:p>10580176</text:p>
          </table:table-cell>
          <table:table-cell office:value-type="float" office:value="951.4097518" calcext:value-type="float">
            <text:p>951.4097518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07" calcext:value-type="float">
            <text:p>2007</text:p>
          </table:table-cell>
          <table:table-cell office:value-type="float" office:value="54.467" calcext:value-type="float">
            <text:p>54.467</text:p>
          </table:table-cell>
          <table:table-cell office:value-type="float" office:value="12031795" calcext:value-type="float">
            <text:p>12031795</text:p>
          </table:table-cell>
          <table:table-cell office:value-type="float" office:value="1042.581557" calcext:value-type="float">
            <text:p>1042.581557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1952" calcext:value-type="float">
            <text:p>1952</text:p>
          </table:table-cell>
          <table:table-cell office:value-type="float" office:value="40.543" calcext:value-type="float">
            <text:p>40.543</text:p>
          </table:table-cell>
          <table:table-cell office:value-type="float" office:value="1022556" calcext:value-type="float">
            <text:p>1022556</text:p>
          </table:table-cell>
          <table:table-cell office:value-type="float" office:value="743.1159097" calcext:value-type="float">
            <text:p>743.1159097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1957" calcext:value-type="float">
            <text:p>1957</text:p>
          </table:table-cell>
          <table:table-cell office:value-type="float" office:value="42.338" calcext:value-type="float">
            <text:p>42.338</text:p>
          </table:table-cell>
          <table:table-cell office:value-type="float" office:value="1076852" calcext:value-type="float">
            <text:p>1076852</text:p>
          </table:table-cell>
          <table:table-cell office:value-type="float" office:value="846.1202613" calcext:value-type="float">
            <text:p>846.1202613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1962" calcext:value-type="float">
            <text:p>1962</text:p>
          </table:table-cell>
          <table:table-cell office:value-type="float" office:value="44.248" calcext:value-type="float">
            <text:p>44.248</text:p>
          </table:table-cell>
          <table:table-cell office:value-type="float" office:value="1146757" calcext:value-type="float">
            <text:p>1146757</text:p>
          </table:table-cell>
          <table:table-cell office:value-type="float" office:value="1055.896036" calcext:value-type="float">
            <text:p>1055.896036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1967" calcext:value-type="float">
            <text:p>1967</text:p>
          </table:table-cell>
          <table:table-cell office:value-type="float" office:value="46.289" calcext:value-type="float">
            <text:p>46.289</text:p>
          </table:table-cell>
          <table:table-cell office:value-type="float" office:value="1230542" calcext:value-type="float">
            <text:p>1230542</text:p>
          </table:table-cell>
          <table:table-cell office:value-type="float" office:value="1421.145193" calcext:value-type="float">
            <text:p>1421.145193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1972" calcext:value-type="float">
            <text:p>1972</text:p>
          </table:table-cell>
          <table:table-cell office:value-type="float" office:value="48.437" calcext:value-type="float">
            <text:p>48.437</text:p>
          </table:table-cell>
          <table:table-cell office:value-type="float" office:value="1332786" calcext:value-type="float">
            <text:p>1332786</text:p>
          </table:table-cell>
          <table:table-cell office:value-type="float" office:value="1586.851781" calcext:value-type="float">
            <text:p>1586.851781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1977" calcext:value-type="float">
            <text:p>1977</text:p>
          </table:table-cell>
          <table:table-cell office:value-type="float" office:value="50.852" calcext:value-type="float">
            <text:p>50.852</text:p>
          </table:table-cell>
          <table:table-cell office:value-type="float" office:value="1456688" calcext:value-type="float">
            <text:p>1456688</text:p>
          </table:table-cell>
          <table:table-cell office:value-type="float" office:value="1497.492223" calcext:value-type="float">
            <text:p>1497.492223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1982" calcext:value-type="float">
            <text:p>1982</text:p>
          </table:table-cell>
          <table:table-cell office:value-type="float" office:value="53.599" calcext:value-type="float">
            <text:p>53.599</text:p>
          </table:table-cell>
          <table:table-cell office:value-type="float" office:value="1622136" calcext:value-type="float">
            <text:p>1622136</text:p>
          </table:table-cell>
          <table:table-cell office:value-type="float" office:value="1481.150189" calcext:value-type="float">
            <text:p>1481.150189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1987" calcext:value-type="float">
            <text:p>1987</text:p>
          </table:table-cell>
          <table:table-cell office:value-type="float" office:value="56.145" calcext:value-type="float">
            <text:p>56.145</text:p>
          </table:table-cell>
          <table:table-cell office:value-type="float" office:value="1841240" calcext:value-type="float">
            <text:p>1841240</text:p>
          </table:table-cell>
          <table:table-cell office:value-type="float" office:value="1421.603576" calcext:value-type="float">
            <text:p>1421.603576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1992" calcext:value-type="float">
            <text:p>1992</text:p>
          </table:table-cell>
          <table:table-cell office:value-type="float" office:value="58.333" calcext:value-type="float">
            <text:p>58.333</text:p>
          </table:table-cell>
          <table:table-cell office:value-type="float" office:value="2119465" calcext:value-type="float">
            <text:p>2119465</text:p>
          </table:table-cell>
          <table:table-cell office:value-type="float" office:value="1361.369784" calcext:value-type="float">
            <text:p>1361.369784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1997" calcext:value-type="float">
            <text:p>1997</text:p>
          </table:table-cell>
          <table:table-cell office:value-type="float" office:value="60.43" calcext:value-type="float">
            <text:p>60.43</text:p>
          </table:table-cell>
          <table:table-cell office:value-type="float" office:value="2444741" calcext:value-type="float">
            <text:p>2444741</text:p>
          </table:table-cell>
          <table:table-cell office:value-type="float" office:value="1483.136136" calcext:value-type="float">
            <text:p>1483.136136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2002" calcext:value-type="float">
            <text:p>2002</text:p>
          </table:table-cell>
          <table:table-cell office:value-type="float" office:value="62.247" calcext:value-type="float">
            <text:p>62.247</text:p>
          </table:table-cell>
          <table:table-cell office:value-type="float" office:value="2828858" calcext:value-type="float">
            <text:p>2828858</text:p>
          </table:table-cell>
          <table:table-cell office:value-type="float" office:value="1579.019543" calcext:value-type="float">
            <text:p>1579.019543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2007" calcext:value-type="float">
            <text:p>2007</text:p>
          </table:table-cell>
          <table:table-cell office:value-type="float" office:value="64.164" calcext:value-type="float">
            <text:p>64.164</text:p>
          </table:table-cell>
          <table:table-cell office:value-type="float" office:value="3270065" calcext:value-type="float">
            <text:p>3270065</text:p>
          </table:table-cell>
          <table:table-cell office:value-type="float" office:value="1803.151496" calcext:value-type="float">
            <text:p>1803.151496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1952" calcext:value-type="float">
            <text:p>1952</text:p>
          </table:table-cell>
          <table:table-cell office:value-type="float" office:value="50.986" calcext:value-type="float">
            <text:p>50.986</text:p>
          </table:table-cell>
          <table:table-cell office:value-type="float" office:value="516556" calcext:value-type="float">
            <text:p>516556</text:p>
          </table:table-cell>
          <table:table-cell office:value-type="float" office:value="1967.955707" calcext:value-type="float">
            <text:p>1967.955707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1957" calcext:value-type="float">
            <text:p>1957</text:p>
          </table:table-cell>
          <table:table-cell office:value-type="float" office:value="58.089" calcext:value-type="float">
            <text:p>58.089</text:p>
          </table:table-cell>
          <table:table-cell office:value-type="float" office:value="609816" calcext:value-type="float">
            <text:p>609816</text:p>
          </table:table-cell>
          <table:table-cell office:value-type="float" office:value="2034.037981" calcext:value-type="float">
            <text:p>2034.037981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1962" calcext:value-type="float">
            <text:p>1962</text:p>
          </table:table-cell>
          <table:table-cell office:value-type="float" office:value="60.246" calcext:value-type="float">
            <text:p>60.246</text:p>
          </table:table-cell>
          <table:table-cell office:value-type="float" office:value="701016" calcext:value-type="float">
            <text:p>701016</text:p>
          </table:table-cell>
          <table:table-cell office:value-type="float" office:value="2529.067487" calcext:value-type="float">
            <text:p>2529.067487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1967" calcext:value-type="float">
            <text:p>1967</text:p>
          </table:table-cell>
          <table:table-cell office:value-type="float" office:value="61.557" calcext:value-type="float">
            <text:p>61.557</text:p>
          </table:table-cell>
          <table:table-cell office:value-type="float" office:value="789309" calcext:value-type="float">
            <text:p>789309</text:p>
          </table:table-cell>
          <table:table-cell office:value-type="float" office:value="2475.387562" calcext:value-type="float">
            <text:p>2475.387562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1972" calcext:value-type="float">
            <text:p>1972</text:p>
          </table:table-cell>
          <table:table-cell office:value-type="float" office:value="62.944" calcext:value-type="float">
            <text:p>62.944</text:p>
          </table:table-cell>
          <table:table-cell office:value-type="float" office:value="851334" calcext:value-type="float">
            <text:p>851334</text:p>
          </table:table-cell>
          <table:table-cell office:value-type="float" office:value="2575.484158" calcext:value-type="float">
            <text:p>2575.484158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1977" calcext:value-type="float">
            <text:p>1977</text:p>
          </table:table-cell>
          <table:table-cell office:value-type="float" office:value="64.93" calcext:value-type="float">
            <text:p>64.93</text:p>
          </table:table-cell>
          <table:table-cell office:value-type="float" office:value="913025" calcext:value-type="float">
            <text:p>913025</text:p>
          </table:table-cell>
          <table:table-cell office:value-type="float" office:value="3710.982963" calcext:value-type="float">
            <text:p>3710.982963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1982" calcext:value-type="float">
            <text:p>1982</text:p>
          </table:table-cell>
          <table:table-cell office:value-type="float" office:value="66.711" calcext:value-type="float">
            <text:p>66.711</text:p>
          </table:table-cell>
          <table:table-cell office:value-type="float" office:value="992040" calcext:value-type="float">
            <text:p>992040</text:p>
          </table:table-cell>
          <table:table-cell office:value-type="float" office:value="3688.037739" calcext:value-type="float">
            <text:p>3688.037739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1987" calcext:value-type="float">
            <text:p>1987</text:p>
          </table:table-cell>
          <table:table-cell office:value-type="float" office:value="68.74" calcext:value-type="float">
            <text:p>68.74</text:p>
          </table:table-cell>
          <table:table-cell office:value-type="float" office:value="1042663" calcext:value-type="float">
            <text:p>1042663</text:p>
          </table:table-cell>
          <table:table-cell office:value-type="float" office:value="4783.586903" calcext:value-type="float">
            <text:p>4783.586903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1992" calcext:value-type="float">
            <text:p>1992</text:p>
          </table:table-cell>
          <table:table-cell office:value-type="float" office:value="69.745" calcext:value-type="float">
            <text:p>69.745</text:p>
          </table:table-cell>
          <table:table-cell office:value-type="float" office:value="1096202" calcext:value-type="float">
            <text:p>1096202</text:p>
          </table:table-cell>
          <table:table-cell office:value-type="float" office:value="6058.253846" calcext:value-type="float">
            <text:p>6058.253846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1997" calcext:value-type="float">
            <text:p>1997</text:p>
          </table:table-cell>
          <table:table-cell office:value-type="float" office:value="70.736" calcext:value-type="float">
            <text:p>70.736</text:p>
          </table:table-cell>
          <table:table-cell office:value-type="float" office:value="1149818" calcext:value-type="float">
            <text:p>1149818</text:p>
          </table:table-cell>
          <table:table-cell office:value-type="float" office:value="7425.705295" calcext:value-type="float">
            <text:p>7425.705295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02" calcext:value-type="float">
            <text:p>2002</text:p>
          </table:table-cell>
          <table:table-cell office:value-type="float" office:value="71.954" calcext:value-type="float">
            <text:p>71.954</text:p>
          </table:table-cell>
          <table:table-cell office:value-type="float" office:value="1200206" calcext:value-type="float">
            <text:p>1200206</text:p>
          </table:table-cell>
          <table:table-cell office:value-type="float" office:value="9021.815894" calcext:value-type="float">
            <text:p>9021.815894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07" calcext:value-type="float">
            <text:p>2007</text:p>
          </table:table-cell>
          <table:table-cell office:value-type="float" office:value="72.801" calcext:value-type="float">
            <text:p>72.801</text:p>
          </table:table-cell>
          <table:table-cell office:value-type="float" office:value="1250882" calcext:value-type="float">
            <text:p>1250882</text:p>
          </table:table-cell>
          <table:table-cell office:value-type="float" office:value="10956.99112" calcext:value-type="float">
            <text:p>10956.99112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952" calcext:value-type="float">
            <text:p>1952</text:p>
          </table:table-cell>
          <table:table-cell office:value-type="float" office:value="50.789" calcext:value-type="float">
            <text:p>50.789</text:p>
          </table:table-cell>
          <table:table-cell office:value-type="float" office:value="30144317" calcext:value-type="float">
            <text:p>30144317</text:p>
          </table:table-cell>
          <table:table-cell office:value-type="float" office:value="3478.125529" calcext:value-type="float">
            <text:p>3478.125529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957" calcext:value-type="float">
            <text:p>1957</text:p>
          </table:table-cell>
          <table:table-cell office:value-type="float" office:value="55.19" calcext:value-type="float">
            <text:p>55.19</text:p>
          </table:table-cell>
          <table:table-cell office:value-type="float" office:value="35015548" calcext:value-type="float">
            <text:p>35015548</text:p>
          </table:table-cell>
          <table:table-cell office:value-type="float" office:value="4131.546641" calcext:value-type="float">
            <text:p>4131.546641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962" calcext:value-type="float">
            <text:p>1962</text:p>
          </table:table-cell>
          <table:table-cell office:value-type="float" office:value="58.299" calcext:value-type="float">
            <text:p>58.299</text:p>
          </table:table-cell>
          <table:table-cell office:value-type="float" office:value="41121485" calcext:value-type="float">
            <text:p>41121485</text:p>
          </table:table-cell>
          <table:table-cell office:value-type="float" office:value="4581.609385" calcext:value-type="float">
            <text:p>4581.609385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967" calcext:value-type="float">
            <text:p>1967</text:p>
          </table:table-cell>
          <table:table-cell office:value-type="float" office:value="60.11" calcext:value-type="float">
            <text:p>60.11</text:p>
          </table:table-cell>
          <table:table-cell office:value-type="float" office:value="47995559" calcext:value-type="float">
            <text:p>47995559</text:p>
          </table:table-cell>
          <table:table-cell office:value-type="float" office:value="5754.733883" calcext:value-type="float">
            <text:p>5754.733883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972" calcext:value-type="float">
            <text:p>1972</text:p>
          </table:table-cell>
          <table:table-cell office:value-type="float" office:value="62.361" calcext:value-type="float">
            <text:p>62.361</text:p>
          </table:table-cell>
          <table:table-cell office:value-type="float" office:value="55984294" calcext:value-type="float">
            <text:p>55984294</text:p>
          </table:table-cell>
          <table:table-cell office:value-type="float" office:value="6809.40669" calcext:value-type="float">
            <text:p>6809.40669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977" calcext:value-type="float">
            <text:p>1977</text:p>
          </table:table-cell>
          <table:table-cell office:value-type="float" office:value="65.032" calcext:value-type="float">
            <text:p>65.032</text:p>
          </table:table-cell>
          <table:table-cell office:value-type="float" office:value="63759976" calcext:value-type="float">
            <text:p>63759976</text:p>
          </table:table-cell>
          <table:table-cell office:value-type="float" office:value="7674.929108" calcext:value-type="float">
            <text:p>7674.929108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982" calcext:value-type="float">
            <text:p>1982</text:p>
          </table:table-cell>
          <table:table-cell office:value-type="float" office:value="67.405" calcext:value-type="float">
            <text:p>67.405</text:p>
          </table:table-cell>
          <table:table-cell office:value-type="float" office:value="71640904" calcext:value-type="float">
            <text:p>71640904</text:p>
          </table:table-cell>
          <table:table-cell office:value-type="float" office:value="9611.147541" calcext:value-type="float">
            <text:p>9611.147541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987" calcext:value-type="float">
            <text:p>1987</text:p>
          </table:table-cell>
          <table:table-cell office:value-type="float" office:value="69.498" calcext:value-type="float">
            <text:p>69.498</text:p>
          </table:table-cell>
          <table:table-cell office:value-type="float" office:value="80122492" calcext:value-type="float">
            <text:p>80122492</text:p>
          </table:table-cell>
          <table:table-cell office:value-type="float" office:value="8688.156003" calcext:value-type="float">
            <text:p>8688.156003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992" calcext:value-type="float">
            <text:p>1992</text:p>
          </table:table-cell>
          <table:table-cell office:value-type="float" office:value="71.455" calcext:value-type="float">
            <text:p>71.455</text:p>
          </table:table-cell>
          <table:table-cell office:value-type="float" office:value="88111030" calcext:value-type="float">
            <text:p>88111030</text:p>
          </table:table-cell>
          <table:table-cell office:value-type="float" office:value="9472.384295" calcext:value-type="float">
            <text:p>9472.384295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997" calcext:value-type="float">
            <text:p>1997</text:p>
          </table:table-cell>
          <table:table-cell office:value-type="float" office:value="73.67" calcext:value-type="float">
            <text:p>73.67</text:p>
          </table:table-cell>
          <table:table-cell office:value-type="float" office:value="95895146" calcext:value-type="float">
            <text:p>95895146</text:p>
          </table:table-cell>
          <table:table-cell office:value-type="float" office:value="9767.29753" calcext:value-type="float">
            <text:p>9767.29753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02" calcext:value-type="float">
            <text:p>2002</text:p>
          </table:table-cell>
          <table:table-cell office:value-type="float" office:value="74.902" calcext:value-type="float">
            <text:p>74.902</text:p>
          </table:table-cell>
          <table:table-cell office:value-type="float" office:value="102479927" calcext:value-type="float">
            <text:p>102479927</text:p>
          </table:table-cell>
          <table:table-cell office:value-type="float" office:value="10742.44053" calcext:value-type="float">
            <text:p>10742.44053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07" calcext:value-type="float">
            <text:p>2007</text:p>
          </table:table-cell>
          <table:table-cell office:value-type="float" office:value="76.195" calcext:value-type="float">
            <text:p>76.195</text:p>
          </table:table-cell>
          <table:table-cell office:value-type="float" office:value="108700891" calcext:value-type="float">
            <text:p>108700891</text:p>
          </table:table-cell>
          <table:table-cell office:value-type="float" office:value="11977.57496" calcext:value-type="float">
            <text:p>11977.57496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1952" calcext:value-type="float">
            <text:p>1952</text:p>
          </table:table-cell>
          <table:table-cell office:value-type="float" office:value="42.244" calcext:value-type="float">
            <text:p>42.244</text:p>
          </table:table-cell>
          <table:table-cell office:value-type="float" office:value="800663" calcext:value-type="float">
            <text:p>800663</text:p>
          </table:table-cell>
          <table:table-cell office:value-type="float" office:value="786.5668575" calcext:value-type="float">
            <text:p>786.5668575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1957" calcext:value-type="float">
            <text:p>1957</text:p>
          </table:table-cell>
          <table:table-cell office:value-type="float" office:value="45.248" calcext:value-type="float">
            <text:p>45.248</text:p>
          </table:table-cell>
          <table:table-cell office:value-type="float" office:value="882134" calcext:value-type="float">
            <text:p>882134</text:p>
          </table:table-cell>
          <table:table-cell office:value-type="float" office:value="912.6626085" calcext:value-type="float">
            <text:p>912.6626085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1962" calcext:value-type="float">
            <text:p>1962</text:p>
          </table:table-cell>
          <table:table-cell office:value-type="float" office:value="48.251" calcext:value-type="float">
            <text:p>48.251</text:p>
          </table:table-cell>
          <table:table-cell office:value-type="float" office:value="1010280" calcext:value-type="float">
            <text:p>1010280</text:p>
          </table:table-cell>
          <table:table-cell office:value-type="float" office:value="1056.353958" calcext:value-type="float">
            <text:p>1056.353958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1967" calcext:value-type="float">
            <text:p>1967</text:p>
          </table:table-cell>
          <table:table-cell office:value-type="float" office:value="51.253" calcext:value-type="float">
            <text:p>51.253</text:p>
          </table:table-cell>
          <table:table-cell office:value-type="float" office:value="1149500" calcext:value-type="float">
            <text:p>1149500</text:p>
          </table:table-cell>
          <table:table-cell office:value-type="float" office:value="1226.04113" calcext:value-type="float">
            <text:p>1226.04113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1972" calcext:value-type="float">
            <text:p>1972</text:p>
          </table:table-cell>
          <table:table-cell office:value-type="float" office:value="53.754" calcext:value-type="float">
            <text:p>53.754</text:p>
          </table:table-cell>
          <table:table-cell office:value-type="float" office:value="1320500" calcext:value-type="float">
            <text:p>1320500</text:p>
          </table:table-cell>
          <table:table-cell office:value-type="float" office:value="1421.741975" calcext:value-type="float">
            <text:p>1421.741975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1977" calcext:value-type="float">
            <text:p>1977</text:p>
          </table:table-cell>
          <table:table-cell office:value-type="float" office:value="55.491" calcext:value-type="float">
            <text:p>55.491</text:p>
          </table:table-cell>
          <table:table-cell office:value-type="float" office:value="1528000" calcext:value-type="float">
            <text:p>1528000</text:p>
          </table:table-cell>
          <table:table-cell office:value-type="float" office:value="1647.511665" calcext:value-type="float">
            <text:p>1647.511665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1982" calcext:value-type="float">
            <text:p>1982</text:p>
          </table:table-cell>
          <table:table-cell office:value-type="float" office:value="57.489" calcext:value-type="float">
            <text:p>57.489</text:p>
          </table:table-cell>
          <table:table-cell office:value-type="float" office:value="1756032" calcext:value-type="float">
            <text:p>1756032</text:p>
          </table:table-cell>
          <table:table-cell office:value-type="float" office:value="2000.603139" calcext:value-type="float">
            <text:p>2000.603139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1987" calcext:value-type="float">
            <text:p>1987</text:p>
          </table:table-cell>
          <table:table-cell office:value-type="float" office:value="60.222" calcext:value-type="float">
            <text:p>60.222</text:p>
          </table:table-cell>
          <table:table-cell office:value-type="float" office:value="2015133" calcext:value-type="float">
            <text:p>2015133</text:p>
          </table:table-cell>
          <table:table-cell office:value-type="float" office:value="2338.008304" calcext:value-type="float">
            <text:p>2338.008304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1992" calcext:value-type="float">
            <text:p>1992</text:p>
          </table:table-cell>
          <table:table-cell office:value-type="float" office:value="61.271" calcext:value-type="float">
            <text:p>61.271</text:p>
          </table:table-cell>
          <table:table-cell office:value-type="float" office:value="2312802" calcext:value-type="float">
            <text:p>2312802</text:p>
          </table:table-cell>
          <table:table-cell office:value-type="float" office:value="1785.402016" calcext:value-type="float">
            <text:p>1785.402016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1997" calcext:value-type="float">
            <text:p>1997</text:p>
          </table:table-cell>
          <table:table-cell office:value-type="float" office:value="63.625" calcext:value-type="float">
            <text:p>63.625</text:p>
          </table:table-cell>
          <table:table-cell office:value-type="float" office:value="2494803" calcext:value-type="float">
            <text:p>2494803</text:p>
          </table:table-cell>
          <table:table-cell office:value-type="float" office:value="1902.2521" calcext:value-type="float">
            <text:p>1902.2521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02" calcext:value-type="float">
            <text:p>2002</text:p>
          </table:table-cell>
          <table:table-cell office:value-type="float" office:value="65.033" calcext:value-type="float">
            <text:p>65.033</text:p>
          </table:table-cell>
          <table:table-cell office:value-type="float" office:value="2674234" calcext:value-type="float">
            <text:p>2674234</text:p>
          </table:table-cell>
          <table:table-cell office:value-type="float" office:value="2140.739323" calcext:value-type="float">
            <text:p>2140.739323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07" calcext:value-type="float">
            <text:p>2007</text:p>
          </table:table-cell>
          <table:table-cell office:value-type="float" office:value="66.803" calcext:value-type="float">
            <text:p>66.803</text:p>
          </table:table-cell>
          <table:table-cell office:value-type="float" office:value="2874127" calcext:value-type="float">
            <text:p>2874127</text:p>
          </table:table-cell>
          <table:table-cell office:value-type="float" office:value="3095.772271" calcext:value-type="float">
            <text:p>3095.772271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1952" calcext:value-type="float">
            <text:p>1952</text:p>
          </table:table-cell>
          <table:table-cell office:value-type="float" office:value="59.164" calcext:value-type="float">
            <text:p>59.164</text:p>
          </table:table-cell>
          <table:table-cell office:value-type="float" office:value="413834" calcext:value-type="float">
            <text:p>413834</text:p>
          </table:table-cell>
          <table:table-cell office:value-type="float" office:value="2647.585601" calcext:value-type="float">
            <text:p>2647.585601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1957" calcext:value-type="float">
            <text:p>1957</text:p>
          </table:table-cell>
          <table:table-cell office:value-type="float" office:value="61.448" calcext:value-type="float">
            <text:p>61.448</text:p>
          </table:table-cell>
          <table:table-cell office:value-type="float" office:value="442829" calcext:value-type="float">
            <text:p>442829</text:p>
          </table:table-cell>
          <table:table-cell office:value-type="float" office:value="3682.259903" calcext:value-type="float">
            <text:p>3682.259903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1962" calcext:value-type="float">
            <text:p>1962</text:p>
          </table:table-cell>
          <table:table-cell office:value-type="float" office:value="63.728" calcext:value-type="float">
            <text:p>63.728</text:p>
          </table:table-cell>
          <table:table-cell office:value-type="float" office:value="474528" calcext:value-type="float">
            <text:p>474528</text:p>
          </table:table-cell>
          <table:table-cell office:value-type="float" office:value="4649.593785" calcext:value-type="float">
            <text:p>4649.593785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1967" calcext:value-type="float">
            <text:p>1967</text:p>
          </table:table-cell>
          <table:table-cell office:value-type="float" office:value="67.178" calcext:value-type="float">
            <text:p>67.178</text:p>
          </table:table-cell>
          <table:table-cell office:value-type="float" office:value="501035" calcext:value-type="float">
            <text:p>501035</text:p>
          </table:table-cell>
          <table:table-cell office:value-type="float" office:value="5907.850937" calcext:value-type="float">
            <text:p>5907.850937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1972" calcext:value-type="float">
            <text:p>1972</text:p>
          </table:table-cell>
          <table:table-cell office:value-type="float" office:value="70.636" calcext:value-type="float">
            <text:p>70.636</text:p>
          </table:table-cell>
          <table:table-cell office:value-type="float" office:value="527678" calcext:value-type="float">
            <text:p>527678</text:p>
          </table:table-cell>
          <table:table-cell office:value-type="float" office:value="7778.414017" calcext:value-type="float">
            <text:p>7778.414017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1977" calcext:value-type="float">
            <text:p>1977</text:p>
          </table:table-cell>
          <table:table-cell office:value-type="float" office:value="73.066" calcext:value-type="float">
            <text:p>73.066</text:p>
          </table:table-cell>
          <table:table-cell office:value-type="float" office:value="560073" calcext:value-type="float">
            <text:p>560073</text:p>
          </table:table-cell>
          <table:table-cell office:value-type="float" office:value="9595.929905" calcext:value-type="float">
            <text:p>9595.929905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1982" calcext:value-type="float">
            <text:p>1982</text:p>
          </table:table-cell>
          <table:table-cell office:value-type="float" office:value="74.101" calcext:value-type="float">
            <text:p>74.101</text:p>
          </table:table-cell>
          <table:table-cell office:value-type="float" office:value="562548" calcext:value-type="float">
            <text:p>562548</text:p>
          </table:table-cell>
          <table:table-cell office:value-type="float" office:value="11222.58762" calcext:value-type="float">
            <text:p>11222.58762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1987" calcext:value-type="float">
            <text:p>1987</text:p>
          </table:table-cell>
          <table:table-cell office:value-type="float" office:value="74.865" calcext:value-type="float">
            <text:p>74.865</text:p>
          </table:table-cell>
          <table:table-cell office:value-type="float" office:value="569473" calcext:value-type="float">
            <text:p>569473</text:p>
          </table:table-cell>
          <table:table-cell office:value-type="float" office:value="11732.51017" calcext:value-type="float">
            <text:p>11732.51017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1992" calcext:value-type="float">
            <text:p>1992</text:p>
          </table:table-cell>
          <table:table-cell office:value-type="float" office:value="75.435" calcext:value-type="float">
            <text:p>75.435</text:p>
          </table:table-cell>
          <table:table-cell office:value-type="float" office:value="621621" calcext:value-type="float">
            <text:p>621621</text:p>
          </table:table-cell>
          <table:table-cell office:value-type="float" office:value="7003.339037" calcext:value-type="float">
            <text:p>7003.339037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1997" calcext:value-type="float">
            <text:p>1997</text:p>
          </table:table-cell>
          <table:table-cell office:value-type="float" office:value="75.445" calcext:value-type="float">
            <text:p>75.445</text:p>
          </table:table-cell>
          <table:table-cell office:value-type="float" office:value="692651" calcext:value-type="float">
            <text:p>692651</text:p>
          </table:table-cell>
          <table:table-cell office:value-type="float" office:value="6465.613349" calcext:value-type="float">
            <text:p>6465.613349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2002" calcext:value-type="float">
            <text:p>2002</text:p>
          </table:table-cell>
          <table:table-cell office:value-type="float" office:value="73.981" calcext:value-type="float">
            <text:p>73.981</text:p>
          </table:table-cell>
          <table:table-cell office:value-type="float" office:value="720230" calcext:value-type="float">
            <text:p>720230</text:p>
          </table:table-cell>
          <table:table-cell office:value-type="float" office:value="6557.194282" calcext:value-type="float">
            <text:p>6557.194282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2007" calcext:value-type="float">
            <text:p>2007</text:p>
          </table:table-cell>
          <table:table-cell office:value-type="float" office:value="74.543" calcext:value-type="float">
            <text:p>74.543</text:p>
          </table:table-cell>
          <table:table-cell office:value-type="float" office:value="684736" calcext:value-type="float">
            <text:p>684736</text:p>
          </table:table-cell>
          <table:table-cell office:value-type="float" office:value="9253.896111" calcext:value-type="float">
            <text:p>9253.896111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1952" calcext:value-type="float">
            <text:p>1952</text:p>
          </table:table-cell>
          <table:table-cell office:value-type="float" office:value="42.873" calcext:value-type="float">
            <text:p>42.873</text:p>
          </table:table-cell>
          <table:table-cell office:value-type="float" office:value="9939217" calcext:value-type="float">
            <text:p>9939217</text:p>
          </table:table-cell>
          <table:table-cell office:value-type="float" office:value="1688.20357" calcext:value-type="float">
            <text:p>1688.20357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1957" calcext:value-type="float">
            <text:p>1957</text:p>
          </table:table-cell>
          <table:table-cell office:value-type="float" office:value="45.423" calcext:value-type="float">
            <text:p>45.423</text:p>
          </table:table-cell>
          <table:table-cell office:value-type="float" office:value="11406350" calcext:value-type="float">
            <text:p>11406350</text:p>
          </table:table-cell>
          <table:table-cell office:value-type="float" office:value="1642.002314" calcext:value-type="float">
            <text:p>1642.002314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1962" calcext:value-type="float">
            <text:p>1962</text:p>
          </table:table-cell>
          <table:table-cell office:value-type="float" office:value="47.924" calcext:value-type="float">
            <text:p>47.924</text:p>
          </table:table-cell>
          <table:table-cell office:value-type="float" office:value="13056604" calcext:value-type="float">
            <text:p>13056604</text:p>
          </table:table-cell>
          <table:table-cell office:value-type="float" office:value="1566.353493" calcext:value-type="float">
            <text:p>1566.353493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1967" calcext:value-type="float">
            <text:p>1967</text:p>
          </table:table-cell>
          <table:table-cell office:value-type="float" office:value="50.335" calcext:value-type="float">
            <text:p>50.335</text:p>
          </table:table-cell>
          <table:table-cell office:value-type="float" office:value="14770296" calcext:value-type="float">
            <text:p>14770296</text:p>
          </table:table-cell>
          <table:table-cell office:value-type="float" office:value="1711.04477" calcext:value-type="float">
            <text:p>1711.04477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1972" calcext:value-type="float">
            <text:p>1972</text:p>
          </table:table-cell>
          <table:table-cell office:value-type="float" office:value="52.862" calcext:value-type="float">
            <text:p>52.862</text:p>
          </table:table-cell>
          <table:table-cell office:value-type="float" office:value="16660670" calcext:value-type="float">
            <text:p>16660670</text:p>
          </table:table-cell>
          <table:table-cell office:value-type="float" office:value="1930.194975" calcext:value-type="float">
            <text:p>1930.194975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1977" calcext:value-type="float">
            <text:p>1977</text:p>
          </table:table-cell>
          <table:table-cell office:value-type="float" office:value="55.73" calcext:value-type="float">
            <text:p>55.73</text:p>
          </table:table-cell>
          <table:table-cell office:value-type="float" office:value="18396941" calcext:value-type="float">
            <text:p>18396941</text:p>
          </table:table-cell>
          <table:table-cell office:value-type="float" office:value="2370.619976" calcext:value-type="float">
            <text:p>2370.619976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1982" calcext:value-type="float">
            <text:p>1982</text:p>
          </table:table-cell>
          <table:table-cell office:value-type="float" office:value="59.65" calcext:value-type="float">
            <text:p>59.65</text:p>
          </table:table-cell>
          <table:table-cell office:value-type="float" office:value="20198730" calcext:value-type="float">
            <text:p>20198730</text:p>
          </table:table-cell>
          <table:table-cell office:value-type="float" office:value="2702.620356" calcext:value-type="float">
            <text:p>2702.620356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1987" calcext:value-type="float">
            <text:p>1987</text:p>
          </table:table-cell>
          <table:table-cell office:value-type="float" office:value="62.677" calcext:value-type="float">
            <text:p>62.677</text:p>
          </table:table-cell>
          <table:table-cell office:value-type="float" office:value="22987397" calcext:value-type="float">
            <text:p>22987397</text:p>
          </table:table-cell>
          <table:table-cell office:value-type="float" office:value="2755.046991" calcext:value-type="float">
            <text:p>2755.046991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1992" calcext:value-type="float">
            <text:p>1992</text:p>
          </table:table-cell>
          <table:table-cell office:value-type="float" office:value="65.393" calcext:value-type="float">
            <text:p>65.393</text:p>
          </table:table-cell>
          <table:table-cell office:value-type="float" office:value="25798239" calcext:value-type="float">
            <text:p>25798239</text:p>
          </table:table-cell>
          <table:table-cell office:value-type="float" office:value="2948.047252" calcext:value-type="float">
            <text:p>2948.047252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1997" calcext:value-type="float">
            <text:p>1997</text:p>
          </table:table-cell>
          <table:table-cell office:value-type="float" office:value="67.66" calcext:value-type="float">
            <text:p>67.66</text:p>
          </table:table-cell>
          <table:table-cell office:value-type="float" office:value="28529501" calcext:value-type="float">
            <text:p>28529501</text:p>
          </table:table-cell>
          <table:table-cell office:value-type="float" office:value="2982.101858" calcext:value-type="float">
            <text:p>2982.101858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02" calcext:value-type="float">
            <text:p>2002</text:p>
          </table:table-cell>
          <table:table-cell office:value-type="float" office:value="69.615" calcext:value-type="float">
            <text:p>69.615</text:p>
          </table:table-cell>
          <table:table-cell office:value-type="float" office:value="31167783" calcext:value-type="float">
            <text:p>31167783</text:p>
          </table:table-cell>
          <table:table-cell office:value-type="float" office:value="3258.495584" calcext:value-type="float">
            <text:p>3258.495584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07" calcext:value-type="float">
            <text:p>2007</text:p>
          </table:table-cell>
          <table:table-cell office:value-type="float" office:value="71.164" calcext:value-type="float">
            <text:p>71.164</text:p>
          </table:table-cell>
          <table:table-cell office:value-type="float" office:value="33757175" calcext:value-type="float">
            <text:p>33757175</text:p>
          </table:table-cell>
          <table:table-cell office:value-type="float" office:value="3820.17523" calcext:value-type="float">
            <text:p>3820.17523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1952" calcext:value-type="float">
            <text:p>1952</text:p>
          </table:table-cell>
          <table:table-cell office:value-type="float" office:value="31.286" calcext:value-type="float">
            <text:p>31.286</text:p>
          </table:table-cell>
          <table:table-cell office:value-type="float" office:value="6446316" calcext:value-type="float">
            <text:p>6446316</text:p>
          </table:table-cell>
          <table:table-cell office:value-type="float" office:value="468.5260381" calcext:value-type="float">
            <text:p>468.5260381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1957" calcext:value-type="float">
            <text:p>1957</text:p>
          </table:table-cell>
          <table:table-cell office:value-type="float" office:value="33.779" calcext:value-type="float">
            <text:p>33.779</text:p>
          </table:table-cell>
          <table:table-cell office:value-type="float" office:value="7038035" calcext:value-type="float">
            <text:p>7038035</text:p>
          </table:table-cell>
          <table:table-cell office:value-type="float" office:value="495.5868333" calcext:value-type="float">
            <text:p>495.5868333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1962" calcext:value-type="float">
            <text:p>1962</text:p>
          </table:table-cell>
          <table:table-cell office:value-type="float" office:value="36.161" calcext:value-type="float">
            <text:p>36.161</text:p>
          </table:table-cell>
          <table:table-cell office:value-type="float" office:value="7788944" calcext:value-type="float">
            <text:p>7788944</text:p>
          </table:table-cell>
          <table:table-cell office:value-type="float" office:value="556.6863539" calcext:value-type="float">
            <text:p>556.6863539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1967" calcext:value-type="float">
            <text:p>1967</text:p>
          </table:table-cell>
          <table:table-cell office:value-type="float" office:value="38.113" calcext:value-type="float">
            <text:p>38.113</text:p>
          </table:table-cell>
          <table:table-cell office:value-type="float" office:value="8680909" calcext:value-type="float">
            <text:p>8680909</text:p>
          </table:table-cell>
          <table:table-cell office:value-type="float" office:value="566.6691539" calcext:value-type="float">
            <text:p>566.6691539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1972" calcext:value-type="float">
            <text:p>1972</text:p>
          </table:table-cell>
          <table:table-cell office:value-type="float" office:value="40.328" calcext:value-type="float">
            <text:p>40.328</text:p>
          </table:table-cell>
          <table:table-cell office:value-type="float" office:value="9809596" calcext:value-type="float">
            <text:p>9809596</text:p>
          </table:table-cell>
          <table:table-cell office:value-type="float" office:value="724.9178037" calcext:value-type="float">
            <text:p>724.9178037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1977" calcext:value-type="float">
            <text:p>1977</text:p>
          </table:table-cell>
          <table:table-cell office:value-type="float" office:value="42.495" calcext:value-type="float">
            <text:p>42.495</text:p>
          </table:table-cell>
          <table:table-cell office:value-type="float" office:value="11127868" calcext:value-type="float">
            <text:p>11127868</text:p>
          </table:table-cell>
          <table:table-cell office:value-type="float" office:value="502.3197334" calcext:value-type="float">
            <text:p>502.3197334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1982" calcext:value-type="float">
            <text:p>1982</text:p>
          </table:table-cell>
          <table:table-cell office:value-type="float" office:value="42.795" calcext:value-type="float">
            <text:p>42.795</text:p>
          </table:table-cell>
          <table:table-cell office:value-type="float" office:value="12587223" calcext:value-type="float">
            <text:p>12587223</text:p>
          </table:table-cell>
          <table:table-cell office:value-type="float" office:value="462.2114149" calcext:value-type="float">
            <text:p>462.2114149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1987" calcext:value-type="float">
            <text:p>1987</text:p>
          </table:table-cell>
          <table:table-cell office:value-type="float" office:value="42.861" calcext:value-type="float">
            <text:p>42.861</text:p>
          </table:table-cell>
          <table:table-cell office:value-type="float" office:value="12891952" calcext:value-type="float">
            <text:p>12891952</text:p>
          </table:table-cell>
          <table:table-cell office:value-type="float" office:value="389.8761846" calcext:value-type="float">
            <text:p>389.8761846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1992" calcext:value-type="float">
            <text:p>1992</text:p>
          </table:table-cell>
          <table:table-cell office:value-type="float" office:value="44.284" calcext:value-type="float">
            <text:p>44.284</text:p>
          </table:table-cell>
          <table:table-cell office:value-type="float" office:value="13160731" calcext:value-type="float">
            <text:p>13160731</text:p>
          </table:table-cell>
          <table:table-cell office:value-type="float" office:value="410.8968239" calcext:value-type="float">
            <text:p>410.8968239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1997" calcext:value-type="float">
            <text:p>1997</text:p>
          </table:table-cell>
          <table:table-cell office:value-type="float" office:value="46.344" calcext:value-type="float">
            <text:p>46.344</text:p>
          </table:table-cell>
          <table:table-cell office:value-type="float" office:value="16603334" calcext:value-type="float">
            <text:p>16603334</text:p>
          </table:table-cell>
          <table:table-cell office:value-type="float" office:value="472.3460771" calcext:value-type="float">
            <text:p>472.3460771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02" calcext:value-type="float">
            <text:p>2002</text:p>
          </table:table-cell>
          <table:table-cell office:value-type="float" office:value="44.026" calcext:value-type="float">
            <text:p>44.026</text:p>
          </table:table-cell>
          <table:table-cell office:value-type="float" office:value="18473780" calcext:value-type="float">
            <text:p>18473780</text:p>
          </table:table-cell>
          <table:table-cell office:value-type="float" office:value="633.6179466" calcext:value-type="float">
            <text:p>633.6179466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07" calcext:value-type="float">
            <text:p>2007</text:p>
          </table:table-cell>
          <table:table-cell office:value-type="float" office:value="42.082" calcext:value-type="float">
            <text:p>42.082</text:p>
          </table:table-cell>
          <table:table-cell office:value-type="float" office:value="19951656" calcext:value-type="float">
            <text:p>19951656</text:p>
          </table:table-cell>
          <table:table-cell office:value-type="float" office:value="823.6856205" calcext:value-type="float">
            <text:p>823.6856205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1952" calcext:value-type="float">
            <text:p>1952</text:p>
          </table:table-cell>
          <table:table-cell office:value-type="float" office:value="36.319" calcext:value-type="float">
            <text:p>36.319</text:p>
          </table:table-cell>
          <table:table-cell office:value-type="float" office:value="20092996" calcext:value-type="float">
            <text:p>2009299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1957" calcext:value-type="float">
            <text:p>1957</text:p>
          </table:table-cell>
          <table:table-cell office:value-type="float" office:value="41.905" calcext:value-type="float">
            <text:p>41.905</text:p>
          </table:table-cell>
          <table:table-cell office:value-type="float" office:value="21731844" calcext:value-type="float">
            <text:p>2173184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1962" calcext:value-type="float">
            <text:p>1962</text:p>
          </table:table-cell>
          <table:table-cell office:value-type="float" office:value="45.108" calcext:value-type="float">
            <text:p>45.108</text:p>
          </table:table-cell>
          <table:table-cell office:value-type="float" office:value="23634436" calcext:value-type="float">
            <text:p>23634436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1967" calcext:value-type="float">
            <text:p>1967</text:p>
          </table:table-cell>
          <table:table-cell office:value-type="float" office:value="49.379" calcext:value-type="float">
            <text:p>49.379</text:p>
          </table:table-cell>
          <table:table-cell office:value-type="float" office:value="25870271" calcext:value-type="float">
            <text:p>2587027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1972" calcext:value-type="float">
            <text:p>1972</text:p>
          </table:table-cell>
          <table:table-cell office:value-type="float" office:value="53.07" calcext:value-type="float">
            <text:p>53.07</text:p>
          </table:table-cell>
          <table:table-cell office:value-type="float" office:value="28466390" calcext:value-type="float">
            <text:p>2846639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1977" calcext:value-type="float">
            <text:p>1977</text:p>
          </table:table-cell>
          <table:table-cell office:value-type="float" office:value="56.059" calcext:value-type="float">
            <text:p>56.059</text:p>
          </table:table-cell>
          <table:table-cell office:value-type="float" office:value="31528087" calcext:value-type="float">
            <text:p>3152808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1982" calcext:value-type="float">
            <text:p>1982</text:p>
          </table:table-cell>
          <table:table-cell office:value-type="float" office:value="58.056" calcext:value-type="float">
            <text:p>58.056</text:p>
          </table:table-cell>
          <table:table-cell office:value-type="float" office:value="34680442" calcext:value-type="float">
            <text:p>34680442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1987" calcext:value-type="float">
            <text:p>1987</text:p>
          </table:table-cell>
          <table:table-cell office:value-type="float" office:value="58.339" calcext:value-type="float">
            <text:p>58.339</text:p>
          </table:table-cell>
          <table:table-cell office:value-type="float" office:value="38028578" calcext:value-type="float">
            <text:p>38028578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1992" calcext:value-type="float">
            <text:p>1992</text:p>
          </table:table-cell>
          <table:table-cell office:value-type="float" office:value="59.32" calcext:value-type="float">
            <text:p>59.32</text:p>
          </table:table-cell>
          <table:table-cell office:value-type="float" office:value="40546538" calcext:value-type="float">
            <text:p>40546538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1997" calcext:value-type="float">
            <text:p>1997</text:p>
          </table:table-cell>
          <table:table-cell office:value-type="float" office:value="60.328" calcext:value-type="float">
            <text:p>60.328</text:p>
          </table:table-cell>
          <table:table-cell office:value-type="float" office:value="43247867" calcext:value-type="float">
            <text:p>43247867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02" calcext:value-type="float">
            <text:p>2002</text:p>
          </table:table-cell>
          <table:table-cell office:value-type="float" office:value="59.908" calcext:value-type="float">
            <text:p>59.908</text:p>
          </table:table-cell>
          <table:table-cell office:value-type="float" office:value="45598081" calcext:value-type="float">
            <text:p>45598081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07" calcext:value-type="float">
            <text:p>2007</text:p>
          </table:table-cell>
          <table:table-cell office:value-type="float" office:value="62.069" calcext:value-type="float">
            <text:p>62.069</text:p>
          </table:table-cell>
          <table:table-cell office:value-type="float" office:value="47761980" calcext:value-type="float">
            <text:p>47761980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1952" calcext:value-type="float">
            <text:p>1952</text:p>
          </table:table-cell>
          <table:table-cell office:value-type="float" office:value="41.725" calcext:value-type="float">
            <text:p>41.725</text:p>
          </table:table-cell>
          <table:table-cell office:value-type="float" office:value="485831" calcext:value-type="float">
            <text:p>485831</text:p>
          </table:table-cell>
          <table:table-cell office:value-type="float" office:value="2423.780443" calcext:value-type="float">
            <text:p>2423.780443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1957" calcext:value-type="float">
            <text:p>1957</text:p>
          </table:table-cell>
          <table:table-cell office:value-type="float" office:value="45.226" calcext:value-type="float">
            <text:p>45.226</text:p>
          </table:table-cell>
          <table:table-cell office:value-type="float" office:value="548080" calcext:value-type="float">
            <text:p>548080</text:p>
          </table:table-cell>
          <table:table-cell office:value-type="float" office:value="2621.448058" calcext:value-type="float">
            <text:p>2621.448058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1962" calcext:value-type="float">
            <text:p>1962</text:p>
          </table:table-cell>
          <table:table-cell office:value-type="float" office:value="48.386" calcext:value-type="float">
            <text:p>48.386</text:p>
          </table:table-cell>
          <table:table-cell office:value-type="float" office:value="621392" calcext:value-type="float">
            <text:p>621392</text:p>
          </table:table-cell>
          <table:table-cell office:value-type="float" office:value="3173.215595" calcext:value-type="float">
            <text:p>3173.215595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1967" calcext:value-type="float">
            <text:p>1967</text:p>
          </table:table-cell>
          <table:table-cell office:value-type="float" office:value="51.159" calcext:value-type="float">
            <text:p>51.159</text:p>
          </table:table-cell>
          <table:table-cell office:value-type="float" office:value="706640" calcext:value-type="float">
            <text:p>706640</text:p>
          </table:table-cell>
          <table:table-cell office:value-type="float" office:value="3793.694753" calcext:value-type="float">
            <text:p>3793.694753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1972" calcext:value-type="float">
            <text:p>1972</text:p>
          </table:table-cell>
          <table:table-cell office:value-type="float" office:value="53.867" calcext:value-type="float">
            <text:p>53.867</text:p>
          </table:table-cell>
          <table:table-cell office:value-type="float" office:value="821782" calcext:value-type="float">
            <text:p>821782</text:p>
          </table:table-cell>
          <table:table-cell office:value-type="float" office:value="3746.080948" calcext:value-type="float">
            <text:p>3746.080948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1977" calcext:value-type="float">
            <text:p>1977</text:p>
          </table:table-cell>
          <table:table-cell office:value-type="float" office:value="56.437" calcext:value-type="float">
            <text:p>56.437</text:p>
          </table:table-cell>
          <table:table-cell office:value-type="float" office:value="977026" calcext:value-type="float">
            <text:p>977026</text:p>
          </table:table-cell>
          <table:table-cell office:value-type="float" office:value="3876.485958" calcext:value-type="float">
            <text:p>3876.485958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1982" calcext:value-type="float">
            <text:p>1982</text:p>
          </table:table-cell>
          <table:table-cell office:value-type="float" office:value="58.968" calcext:value-type="float">
            <text:p>58.968</text:p>
          </table:table-cell>
          <table:table-cell office:value-type="float" office:value="1099010" calcext:value-type="float">
            <text:p>1099010</text:p>
          </table:table-cell>
          <table:table-cell office:value-type="float" office:value="4191.100511" calcext:value-type="float">
            <text:p>4191.100511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1987" calcext:value-type="float">
            <text:p>1987</text:p>
          </table:table-cell>
          <table:table-cell office:value-type="float" office:value="60.835" calcext:value-type="float">
            <text:p>60.835</text:p>
          </table:table-cell>
          <table:table-cell office:value-type="float" office:value="1278184" calcext:value-type="float">
            <text:p>1278184</text:p>
          </table:table-cell>
          <table:table-cell office:value-type="float" office:value="3693.731337" calcext:value-type="float">
            <text:p>3693.731337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1992" calcext:value-type="float">
            <text:p>1992</text:p>
          </table:table-cell>
          <table:table-cell office:value-type="float" office:value="61.999" calcext:value-type="float">
            <text:p>61.999</text:p>
          </table:table-cell>
          <table:table-cell office:value-type="float" office:value="1554253" calcext:value-type="float">
            <text:p>1554253</text:p>
          </table:table-cell>
          <table:table-cell office:value-type="float" office:value="3804.537999" calcext:value-type="float">
            <text:p>3804.537999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1997" calcext:value-type="float">
            <text:p>1997</text:p>
          </table:table-cell>
          <table:table-cell office:value-type="float" office:value="58.909" calcext:value-type="float">
            <text:p>58.909</text:p>
          </table:table-cell>
          <table:table-cell office:value-type="float" office:value="1774766" calcext:value-type="float">
            <text:p>1774766</text:p>
          </table:table-cell>
          <table:table-cell office:value-type="float" office:value="3899.52426" calcext:value-type="float">
            <text:p>3899.52426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02" calcext:value-type="float">
            <text:p>2002</text:p>
          </table:table-cell>
          <table:table-cell office:value-type="float" office:value="51.479" calcext:value-type="float">
            <text:p>51.479</text:p>
          </table:table-cell>
          <table:table-cell office:value-type="float" office:value="1972153" calcext:value-type="float">
            <text:p>1972153</text:p>
          </table:table-cell>
          <table:table-cell office:value-type="float" office:value="4072.324751" calcext:value-type="float">
            <text:p>4072.324751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07" calcext:value-type="float">
            <text:p>2007</text:p>
          </table:table-cell>
          <table:table-cell office:value-type="float" office:value="52.906" calcext:value-type="float">
            <text:p>52.906</text:p>
          </table:table-cell>
          <table:table-cell office:value-type="float" office:value="2055080" calcext:value-type="float">
            <text:p>2055080</text:p>
          </table:table-cell>
          <table:table-cell office:value-type="float" office:value="4811.060429" calcext:value-type="float">
            <text:p>4811.060429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1952" calcext:value-type="float">
            <text:p>1952</text:p>
          </table:table-cell>
          <table:table-cell office:value-type="float" office:value="36.157" calcext:value-type="float">
            <text:p>36.157</text:p>
          </table:table-cell>
          <table:table-cell office:value-type="float" office:value="9182536" calcext:value-type="float">
            <text:p>9182536</text:p>
          </table:table-cell>
          <table:table-cell office:value-type="float" office:value="545.8657229" calcext:value-type="float">
            <text:p>545.8657229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1957" calcext:value-type="float">
            <text:p>1957</text:p>
          </table:table-cell>
          <table:table-cell office:value-type="float" office:value="37.686" calcext:value-type="float">
            <text:p>37.686</text:p>
          </table:table-cell>
          <table:table-cell office:value-type="float" office:value="9682338" calcext:value-type="float">
            <text:p>9682338</text:p>
          </table:table-cell>
          <table:table-cell office:value-type="float" office:value="597.9363558" calcext:value-type="float">
            <text:p>597.9363558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1962" calcext:value-type="float">
            <text:p>1962</text:p>
          </table:table-cell>
          <table:table-cell office:value-type="float" office:value="39.393" calcext:value-type="float">
            <text:p>39.393</text:p>
          </table:table-cell>
          <table:table-cell office:value-type="float" office:value="10332057" calcext:value-type="float">
            <text:p>10332057</text:p>
          </table:table-cell>
          <table:table-cell office:value-type="float" office:value="652.3968593" calcext:value-type="float">
            <text:p>652.3968593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1967" calcext:value-type="float">
            <text:p>1967</text:p>
          </table:table-cell>
          <table:table-cell office:value-type="float" office:value="41.472" calcext:value-type="float">
            <text:p>41.472</text:p>
          </table:table-cell>
          <table:table-cell office:value-type="float" office:value="11261690" calcext:value-type="float">
            <text:p>11261690</text:p>
          </table:table-cell>
          <table:table-cell office:value-type="float" office:value="676.4422254" calcext:value-type="float">
            <text:p>676.4422254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1972" calcext:value-type="float">
            <text:p>1972</text:p>
          </table:table-cell>
          <table:table-cell office:value-type="float" office:value="43.971" calcext:value-type="float">
            <text:p>43.971</text:p>
          </table:table-cell>
          <table:table-cell office:value-type="float" office:value="12412593" calcext:value-type="float">
            <text:p>12412593</text:p>
          </table:table-cell>
          <table:table-cell office:value-type="float" office:value="674.7881296" calcext:value-type="float">
            <text:p>674.7881296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1977" calcext:value-type="float">
            <text:p>1977</text:p>
          </table:table-cell>
          <table:table-cell office:value-type="float" office:value="46.748" calcext:value-type="float">
            <text:p>46.748</text:p>
          </table:table-cell>
          <table:table-cell office:value-type="float" office:value="13933198" calcext:value-type="float">
            <text:p>13933198</text:p>
          </table:table-cell>
          <table:table-cell office:value-type="float" office:value="694.1124398" calcext:value-type="float">
            <text:p>694.1124398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1982" calcext:value-type="float">
            <text:p>1982</text:p>
          </table:table-cell>
          <table:table-cell office:value-type="float" office:value="49.594" calcext:value-type="float">
            <text:p>49.594</text:p>
          </table:table-cell>
          <table:table-cell office:value-type="float" office:value="15796314" calcext:value-type="float">
            <text:p>15796314</text:p>
          </table:table-cell>
          <table:table-cell office:value-type="float" office:value="718.3730947" calcext:value-type="float">
            <text:p>718.3730947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1987" calcext:value-type="float">
            <text:p>1987</text:p>
          </table:table-cell>
          <table:table-cell office:value-type="float" office:value="52.537" calcext:value-type="float">
            <text:p>52.537</text:p>
          </table:table-cell>
          <table:table-cell office:value-type="float" office:value="17917180" calcext:value-type="float">
            <text:p>17917180</text:p>
          </table:table-cell>
          <table:table-cell office:value-type="float" office:value="775.6324501" calcext:value-type="float">
            <text:p>775.6324501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1992" calcext:value-type="float">
            <text:p>1992</text:p>
          </table:table-cell>
          <table:table-cell office:value-type="float" office:value="55.727" calcext:value-type="float">
            <text:p>55.727</text:p>
          </table:table-cell>
          <table:table-cell office:value-type="float" office:value="20326209" calcext:value-type="float">
            <text:p>20326209</text:p>
          </table:table-cell>
          <table:table-cell office:value-type="float" office:value="897.7403604" calcext:value-type="float">
            <text:p>897.7403604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1997" calcext:value-type="float">
            <text:p>1997</text:p>
          </table:table-cell>
          <table:table-cell office:value-type="float" office:value="59.426" calcext:value-type="float">
            <text:p>59.426</text:p>
          </table:table-cell>
          <table:table-cell office:value-type="float" office:value="23001113" calcext:value-type="float">
            <text:p>23001113</text:p>
          </table:table-cell>
          <table:table-cell office:value-type="float" office:value="1010.892138" calcext:value-type="float">
            <text:p>1010.892138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02" calcext:value-type="float">
            <text:p>2002</text:p>
          </table:table-cell>
          <table:table-cell office:value-type="float" office:value="61.34" calcext:value-type="float">
            <text:p>61.34</text:p>
          </table:table-cell>
          <table:table-cell office:value-type="float" office:value="25873917" calcext:value-type="float">
            <text:p>25873917</text:p>
          </table:table-cell>
          <table:table-cell office:value-type="float" office:value="1057.206311" calcext:value-type="float">
            <text:p>1057.206311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07" calcext:value-type="float">
            <text:p>2007</text:p>
          </table:table-cell>
          <table:table-cell office:value-type="float" office:value="63.785" calcext:value-type="float">
            <text:p>63.785</text:p>
          </table:table-cell>
          <table:table-cell office:value-type="float" office:value="28901790" calcext:value-type="float">
            <text:p>28901790</text:p>
          </table:table-cell>
          <table:table-cell office:value-type="float" office:value="1091.359778" calcext:value-type="float">
            <text:p>1091.359778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952" calcext:value-type="float">
            <text:p>1952</text:p>
          </table:table-cell>
          <table:table-cell office:value-type="float" office:value="72.13" calcext:value-type="float">
            <text:p>72.13</text:p>
          </table:table-cell>
          <table:table-cell office:value-type="float" office:value="10381988" calcext:value-type="float">
            <text:p>10381988</text:p>
          </table:table-cell>
          <table:table-cell office:value-type="float" office:value="8941.571858" calcext:value-type="float">
            <text:p>8941.571858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957" calcext:value-type="float">
            <text:p>1957</text:p>
          </table:table-cell>
          <table:table-cell office:value-type="float" office:value="72.99" calcext:value-type="float">
            <text:p>72.99</text:p>
          </table:table-cell>
          <table:table-cell office:value-type="float" office:value="11026383" calcext:value-type="float">
            <text:p>11026383</text:p>
          </table:table-cell>
          <table:table-cell office:value-type="float" office:value="11276.19344" calcext:value-type="float">
            <text:p>11276.19344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962" calcext:value-type="float">
            <text:p>1962</text:p>
          </table:table-cell>
          <table:table-cell office:value-type="float" office:value="73.23" calcext:value-type="float">
            <text:p>73.23</text:p>
          </table:table-cell>
          <table:table-cell office:value-type="float" office:value="11805689" calcext:value-type="float">
            <text:p>11805689</text:p>
          </table:table-cell>
          <table:table-cell office:value-type="float" office:value="12790.84956" calcext:value-type="float">
            <text:p>12790.84956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967" calcext:value-type="float">
            <text:p>1967</text:p>
          </table:table-cell>
          <table:table-cell office:value-type="float" office:value="73.82" calcext:value-type="float">
            <text:p>73.82</text:p>
          </table:table-cell>
          <table:table-cell office:value-type="float" office:value="12596822" calcext:value-type="float">
            <text:p>12596822</text:p>
          </table:table-cell>
          <table:table-cell office:value-type="float" office:value="15363.25136" calcext:value-type="float">
            <text:p>15363.25136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972" calcext:value-type="float">
            <text:p>1972</text:p>
          </table:table-cell>
          <table:table-cell office:value-type="float" office:value="73.75" calcext:value-type="float">
            <text:p>73.75</text:p>
          </table:table-cell>
          <table:table-cell office:value-type="float" office:value="13329874" calcext:value-type="float">
            <text:p>13329874</text:p>
          </table:table-cell>
          <table:table-cell office:value-type="float" office:value="18794.74567" calcext:value-type="float">
            <text:p>18794.74567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977" calcext:value-type="float">
            <text:p>1977</text:p>
          </table:table-cell>
          <table:table-cell office:value-type="float" office:value="75.24" calcext:value-type="float">
            <text:p>75.24</text:p>
          </table:table-cell>
          <table:table-cell office:value-type="float" office:value="13852989" calcext:value-type="float">
            <text:p>13852989</text:p>
          </table:table-cell>
          <table:table-cell office:value-type="float" office:value="21209.0592" calcext:value-type="float">
            <text:p>21209.0592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982" calcext:value-type="float">
            <text:p>1982</text:p>
          </table:table-cell>
          <table:table-cell office:value-type="float" office:value="76.05" calcext:value-type="float">
            <text:p>76.05</text:p>
          </table:table-cell>
          <table:table-cell office:value-type="float" office:value="14310401" calcext:value-type="float">
            <text:p>14310401</text:p>
          </table:table-cell>
          <table:table-cell office:value-type="float" office:value="21399.46046" calcext:value-type="float">
            <text:p>21399.46046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987" calcext:value-type="float">
            <text:p>1987</text:p>
          </table:table-cell>
          <table:table-cell office:value-type="float" office:value="76.83" calcext:value-type="float">
            <text:p>76.83</text:p>
          </table:table-cell>
          <table:table-cell office:value-type="float" office:value="14665278" calcext:value-type="float">
            <text:p>14665278</text:p>
          </table:table-cell>
          <table:table-cell office:value-type="float" office:value="23651.32361" calcext:value-type="float">
            <text:p>23651.32361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992" calcext:value-type="float">
            <text:p>1992</text:p>
          </table:table-cell>
          <table:table-cell office:value-type="float" office:value="77.42" calcext:value-type="float">
            <text:p>77.42</text:p>
          </table:table-cell>
          <table:table-cell office:value-type="float" office:value="15174244" calcext:value-type="float">
            <text:p>15174244</text:p>
          </table:table-cell>
          <table:table-cell office:value-type="float" office:value="26790.94961" calcext:value-type="float">
            <text:p>26790.94961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997" calcext:value-type="float">
            <text:p>1997</text:p>
          </table:table-cell>
          <table:table-cell office:value-type="float" office:value="78.03" calcext:value-type="float">
            <text:p>78.03</text:p>
          </table:table-cell>
          <table:table-cell office:value-type="float" office:value="15604464" calcext:value-type="float">
            <text:p>15604464</text:p>
          </table:table-cell>
          <table:table-cell office:value-type="float" office:value="30246.13063" calcext:value-type="float">
            <text:p>30246.13063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002" calcext:value-type="float">
            <text:p>2002</text:p>
          </table:table-cell>
          <table:table-cell office:value-type="float" office:value="78.53" calcext:value-type="float">
            <text:p>78.53</text:p>
          </table:table-cell>
          <table:table-cell office:value-type="float" office:value="16122830" calcext:value-type="float">
            <text:p>16122830</text:p>
          </table:table-cell>
          <table:table-cell office:value-type="float" office:value="33724.75778" calcext:value-type="float">
            <text:p>33724.75778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007" calcext:value-type="float">
            <text:p>2007</text:p>
          </table:table-cell>
          <table:table-cell office:value-type="float" office:value="79.762" calcext:value-type="float">
            <text:p>79.762</text:p>
          </table:table-cell>
          <table:table-cell office:value-type="float" office:value="16570613" calcext:value-type="float">
            <text:p>16570613</text:p>
          </table:table-cell>
          <table:table-cell office:value-type="float" office:value="36797.93332" calcext:value-type="float">
            <text:p>36797.93332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52" calcext:value-type="float">
            <text:p>1952</text:p>
          </table:table-cell>
          <table:table-cell office:value-type="float" office:value="69.39" calcext:value-type="float">
            <text:p>69.39</text:p>
          </table:table-cell>
          <table:table-cell office:value-type="float" office:value="1994794" calcext:value-type="float">
            <text:p>1994794</text:p>
          </table:table-cell>
          <table:table-cell office:value-type="float" office:value="10556.57566" calcext:value-type="float">
            <text:p>10556.57566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57" calcext:value-type="float">
            <text:p>1957</text:p>
          </table:table-cell>
          <table:table-cell office:value-type="float" office:value="70.26" calcext:value-type="float">
            <text:p>70.26</text:p>
          </table:table-cell>
          <table:table-cell office:value-type="float" office:value="2229407" calcext:value-type="float">
            <text:p>2229407</text:p>
          </table:table-cell>
          <table:table-cell office:value-type="float" office:value="12247.39532" calcext:value-type="float">
            <text:p>12247.39532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62" calcext:value-type="float">
            <text:p>1962</text:p>
          </table:table-cell>
          <table:table-cell office:value-type="float" office:value="71.24" calcext:value-type="float">
            <text:p>71.24</text:p>
          </table:table-cell>
          <table:table-cell office:value-type="float" office:value="2488550" calcext:value-type="float">
            <text:p>2488550</text:p>
          </table:table-cell>
          <table:table-cell office:value-type="float" office:value="13175.678" calcext:value-type="float">
            <text:p>13175.678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67" calcext:value-type="float">
            <text:p>1967</text:p>
          </table:table-cell>
          <table:table-cell office:value-type="float" office:value="71.52" calcext:value-type="float">
            <text:p>71.52</text:p>
          </table:table-cell>
          <table:table-cell office:value-type="float" office:value="2728150" calcext:value-type="float">
            <text:p>2728150</text:p>
          </table:table-cell>
          <table:table-cell office:value-type="float" office:value="14463.91893" calcext:value-type="float">
            <text:p>14463.91893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72" calcext:value-type="float">
            <text:p>1972</text:p>
          </table:table-cell>
          <table:table-cell office:value-type="float" office:value="71.89" calcext:value-type="float">
            <text:p>71.89</text:p>
          </table:table-cell>
          <table:table-cell office:value-type="float" office:value="2929100" calcext:value-type="float">
            <text:p>2929100</text:p>
          </table:table-cell>
          <table:table-cell office:value-type="float" office:value="16046.03728" calcext:value-type="float">
            <text:p>16046.03728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77" calcext:value-type="float">
            <text:p>1977</text:p>
          </table:table-cell>
          <table:table-cell office:value-type="float" office:value="72.22" calcext:value-type="float">
            <text:p>72.22</text:p>
          </table:table-cell>
          <table:table-cell office:value-type="float" office:value="3164900" calcext:value-type="float">
            <text:p>3164900</text:p>
          </table:table-cell>
          <table:table-cell office:value-type="float" office:value="16233.7177" calcext:value-type="float">
            <text:p>16233.7177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82" calcext:value-type="float">
            <text:p>1982</text:p>
          </table:table-cell>
          <table:table-cell office:value-type="float" office:value="73.84" calcext:value-type="float">
            <text:p>73.84</text:p>
          </table:table-cell>
          <table:table-cell office:value-type="float" office:value="3210650" calcext:value-type="float">
            <text:p>3210650</text:p>
          </table:table-cell>
          <table:table-cell office:value-type="float" office:value="17632.4104" calcext:value-type="float">
            <text:p>17632.4104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87" calcext:value-type="float">
            <text:p>1987</text:p>
          </table:table-cell>
          <table:table-cell office:value-type="float" office:value="74.32" calcext:value-type="float">
            <text:p>74.32</text:p>
          </table:table-cell>
          <table:table-cell office:value-type="float" office:value="3317166" calcext:value-type="float">
            <text:p>3317166</text:p>
          </table:table-cell>
          <table:table-cell office:value-type="float" office:value="19007.19129" calcext:value-type="float">
            <text:p>19007.19129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92" calcext:value-type="float">
            <text:p>1992</text:p>
          </table:table-cell>
          <table:table-cell office:value-type="float" office:value="76.33" calcext:value-type="float">
            <text:p>76.33</text:p>
          </table:table-cell>
          <table:table-cell office:value-type="float" office:value="3437674" calcext:value-type="float">
            <text:p>3437674</text:p>
          </table:table-cell>
          <table:table-cell office:value-type="float" office:value="18363.32494" calcext:value-type="float">
            <text:p>18363.32494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97" calcext:value-type="float">
            <text:p>1997</text:p>
          </table:table-cell>
          <table:table-cell office:value-type="float" office:value="77.55" calcext:value-type="float">
            <text:p>77.55</text:p>
          </table:table-cell>
          <table:table-cell office:value-type="float" office:value="3676187" calcext:value-type="float">
            <text:p>3676187</text:p>
          </table:table-cell>
          <table:table-cell office:value-type="float" office:value="21050.41377" calcext:value-type="float">
            <text:p>21050.41377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002" calcext:value-type="float">
            <text:p>2002</text:p>
          </table:table-cell>
          <table:table-cell office:value-type="float" office:value="79.11" calcext:value-type="float">
            <text:p>79.11</text:p>
          </table:table-cell>
          <table:table-cell office:value-type="float" office:value="3908037" calcext:value-type="float">
            <text:p>3908037</text:p>
          </table:table-cell>
          <table:table-cell office:value-type="float" office:value="23189.80135" calcext:value-type="float">
            <text:p>23189.80135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007" calcext:value-type="float">
            <text:p>2007</text:p>
          </table:table-cell>
          <table:table-cell office:value-type="float" office:value="80.204" calcext:value-type="float">
            <text:p>80.204</text:p>
          </table:table-cell>
          <table:table-cell office:value-type="float" office:value="4115771" calcext:value-type="float">
            <text:p>4115771</text:p>
          </table:table-cell>
          <table:table-cell office:value-type="float" office:value="25185.00911" calcext:value-type="float">
            <text:p>25185.00911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952" calcext:value-type="float">
            <text:p>1952</text:p>
          </table:table-cell>
          <table:table-cell office:value-type="float" office:value="42.314" calcext:value-type="float">
            <text:p>42.314</text:p>
          </table:table-cell>
          <table:table-cell office:value-type="float" office:value="1165790" calcext:value-type="float">
            <text:p>1165790</text:p>
          </table:table-cell>
          <table:table-cell office:value-type="float" office:value="3112.363948" calcext:value-type="float">
            <text:p>3112.363948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957" calcext:value-type="float">
            <text:p>1957</text:p>
          </table:table-cell>
          <table:table-cell office:value-type="float" office:value="45.432" calcext:value-type="float">
            <text:p>45.432</text:p>
          </table:table-cell>
          <table:table-cell office:value-type="float" office:value="1358828" calcext:value-type="float">
            <text:p>1358828</text:p>
          </table:table-cell>
          <table:table-cell office:value-type="float" office:value="3457.415947" calcext:value-type="float">
            <text:p>3457.415947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962" calcext:value-type="float">
            <text:p>1962</text:p>
          </table:table-cell>
          <table:table-cell office:value-type="float" office:value="48.632" calcext:value-type="float">
            <text:p>48.632</text:p>
          </table:table-cell>
          <table:table-cell office:value-type="float" office:value="1590597" calcext:value-type="float">
            <text:p>1590597</text:p>
          </table:table-cell>
          <table:table-cell office:value-type="float" office:value="3634.364406" calcext:value-type="float">
            <text:p>3634.364406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967" calcext:value-type="float">
            <text:p>1967</text:p>
          </table:table-cell>
          <table:table-cell office:value-type="float" office:value="51.884" calcext:value-type="float">
            <text:p>51.884</text:p>
          </table:table-cell>
          <table:table-cell office:value-type="float" office:value="1865490" calcext:value-type="float">
            <text:p>1865490</text:p>
          </table:table-cell>
          <table:table-cell office:value-type="float" office:value="4643.393534" calcext:value-type="float">
            <text:p>4643.393534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972" calcext:value-type="float">
            <text:p>1972</text:p>
          </table:table-cell>
          <table:table-cell office:value-type="float" office:value="55.151" calcext:value-type="float">
            <text:p>55.151</text:p>
          </table:table-cell>
          <table:table-cell office:value-type="float" office:value="2182908" calcext:value-type="float">
            <text:p>2182908</text:p>
          </table:table-cell>
          <table:table-cell office:value-type="float" office:value="4688.593267" calcext:value-type="float">
            <text:p>4688.593267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977" calcext:value-type="float">
            <text:p>1977</text:p>
          </table:table-cell>
          <table:table-cell office:value-type="float" office:value="57.47" calcext:value-type="float">
            <text:p>57.47</text:p>
          </table:table-cell>
          <table:table-cell office:value-type="float" office:value="2554598" calcext:value-type="float">
            <text:p>2554598</text:p>
          </table:table-cell>
          <table:table-cell office:value-type="float" office:value="5486.371089" calcext:value-type="float">
            <text:p>5486.371089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982" calcext:value-type="float">
            <text:p>1982</text:p>
          </table:table-cell>
          <table:table-cell office:value-type="float" office:value="59.298" calcext:value-type="float">
            <text:p>59.298</text:p>
          </table:table-cell>
          <table:table-cell office:value-type="float" office:value="2979423" calcext:value-type="float">
            <text:p>2979423</text:p>
          </table:table-cell>
          <table:table-cell office:value-type="float" office:value="3470.338156" calcext:value-type="float">
            <text:p>3470.338156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987" calcext:value-type="float">
            <text:p>1987</text:p>
          </table:table-cell>
          <table:table-cell office:value-type="float" office:value="62.008" calcext:value-type="float">
            <text:p>62.008</text:p>
          </table:table-cell>
          <table:table-cell office:value-type="float" office:value="3344353" calcext:value-type="float">
            <text:p>3344353</text:p>
          </table:table-cell>
          <table:table-cell office:value-type="float" office:value="2955.984375" calcext:value-type="float">
            <text:p>2955.984375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992" calcext:value-type="float">
            <text:p>1992</text:p>
          </table:table-cell>
          <table:table-cell office:value-type="float" office:value="65.843" calcext:value-type="float">
            <text:p>65.843</text:p>
          </table:table-cell>
          <table:table-cell office:value-type="float" office:value="4017939" calcext:value-type="float">
            <text:p>4017939</text:p>
          </table:table-cell>
          <table:table-cell office:value-type="float" office:value="2170.151724" calcext:value-type="float">
            <text:p>2170.151724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997" calcext:value-type="float">
            <text:p>1997</text:p>
          </table:table-cell>
          <table:table-cell office:value-type="float" office:value="68.426" calcext:value-type="float">
            <text:p>68.426</text:p>
          </table:table-cell>
          <table:table-cell office:value-type="float" office:value="4609572" calcext:value-type="float">
            <text:p>4609572</text:p>
          </table:table-cell>
          <table:table-cell office:value-type="float" office:value="2253.023004" calcext:value-type="float">
            <text:p>2253.023004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02" calcext:value-type="float">
            <text:p>2002</text:p>
          </table:table-cell>
          <table:table-cell office:value-type="float" office:value="70.836" calcext:value-type="float">
            <text:p>70.836</text:p>
          </table:table-cell>
          <table:table-cell office:value-type="float" office:value="5146848" calcext:value-type="float">
            <text:p>5146848</text:p>
          </table:table-cell>
          <table:table-cell office:value-type="float" office:value="2474.548819" calcext:value-type="float">
            <text:p>2474.548819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07" calcext:value-type="float">
            <text:p>2007</text:p>
          </table:table-cell>
          <table:table-cell office:value-type="float" office:value="72.899" calcext:value-type="float">
            <text:p>72.899</text:p>
          </table:table-cell>
          <table:table-cell office:value-type="float" office:value="5675356" calcext:value-type="float">
            <text:p>5675356</text:p>
          </table:table-cell>
          <table:table-cell office:value-type="float" office:value="2749.320965" calcext:value-type="float">
            <text:p>2749.320965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1952" calcext:value-type="float">
            <text:p>1952</text:p>
          </table:table-cell>
          <table:table-cell office:value-type="float" office:value="37.444" calcext:value-type="float">
            <text:p>37.444</text:p>
          </table:table-cell>
          <table:table-cell office:value-type="float" office:value="3379468" calcext:value-type="float">
            <text:p>3379468</text:p>
          </table:table-cell>
          <table:table-cell office:value-type="float" office:value="761.879376" calcext:value-type="float">
            <text:p>761.879376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1957" calcext:value-type="float">
            <text:p>1957</text:p>
          </table:table-cell>
          <table:table-cell office:value-type="float" office:value="38.598" calcext:value-type="float">
            <text:p>38.598</text:p>
          </table:table-cell>
          <table:table-cell office:value-type="float" office:value="3692184" calcext:value-type="float">
            <text:p>3692184</text:p>
          </table:table-cell>
          <table:table-cell office:value-type="float" office:value="835.5234025" calcext:value-type="float">
            <text:p>835.5234025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1962" calcext:value-type="float">
            <text:p>1962</text:p>
          </table:table-cell>
          <table:table-cell office:value-type="float" office:value="39.487" calcext:value-type="float">
            <text:p>39.487</text:p>
          </table:table-cell>
          <table:table-cell office:value-type="float" office:value="4076008" calcext:value-type="float">
            <text:p>4076008</text:p>
          </table:table-cell>
          <table:table-cell office:value-type="float" office:value="997.7661127" calcext:value-type="float">
            <text:p>997.7661127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1967" calcext:value-type="float">
            <text:p>1967</text:p>
          </table:table-cell>
          <table:table-cell office:value-type="float" office:value="40.118" calcext:value-type="float">
            <text:p>40.118</text:p>
          </table:table-cell>
          <table:table-cell office:value-type="float" office:value="4534062" calcext:value-type="float">
            <text:p>4534062</text:p>
          </table:table-cell>
          <table:table-cell office:value-type="float" office:value="1054.384891" calcext:value-type="float">
            <text:p>1054.384891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1972" calcext:value-type="float">
            <text:p>1972</text:p>
          </table:table-cell>
          <table:table-cell office:value-type="float" office:value="40.546" calcext:value-type="float">
            <text:p>40.546</text:p>
          </table:table-cell>
          <table:table-cell office:value-type="float" office:value="5060262" calcext:value-type="float">
            <text:p>5060262</text:p>
          </table:table-cell>
          <table:table-cell office:value-type="float" office:value="954.2092363" calcext:value-type="float">
            <text:p>954.2092363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1977" calcext:value-type="float">
            <text:p>1977</text:p>
          </table:table-cell>
          <table:table-cell office:value-type="float" office:value="41.291" calcext:value-type="float">
            <text:p>41.291</text:p>
          </table:table-cell>
          <table:table-cell office:value-type="float" office:value="5682086" calcext:value-type="float">
            <text:p>5682086</text:p>
          </table:table-cell>
          <table:table-cell office:value-type="float" office:value="808.8970728" calcext:value-type="float">
            <text:p>808.8970728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1982" calcext:value-type="float">
            <text:p>1982</text:p>
          </table:table-cell>
          <table:table-cell office:value-type="float" office:value="42.598" calcext:value-type="float">
            <text:p>42.598</text:p>
          </table:table-cell>
          <table:table-cell office:value-type="float" office:value="6437188" calcext:value-type="float">
            <text:p>6437188</text:p>
          </table:table-cell>
          <table:table-cell office:value-type="float" office:value="909.7221354" calcext:value-type="float">
            <text:p>909.7221354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1987" calcext:value-type="float">
            <text:p>1987</text:p>
          </table:table-cell>
          <table:table-cell office:value-type="float" office:value="44.555" calcext:value-type="float">
            <text:p>44.555</text:p>
          </table:table-cell>
          <table:table-cell office:value-type="float" office:value="7332638" calcext:value-type="float">
            <text:p>7332638</text:p>
          </table:table-cell>
          <table:table-cell office:value-type="float" office:value="668.3000228" calcext:value-type="float">
            <text:p>668.3000228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1992" calcext:value-type="float">
            <text:p>1992</text:p>
          </table:table-cell>
          <table:table-cell office:value-type="float" office:value="47.391" calcext:value-type="float">
            <text:p>47.391</text:p>
          </table:table-cell>
          <table:table-cell office:value-type="float" office:value="8392818" calcext:value-type="float">
            <text:p>8392818</text:p>
          </table:table-cell>
          <table:table-cell office:value-type="float" office:value="581.182725" calcext:value-type="float">
            <text:p>581.182725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1997" calcext:value-type="float">
            <text:p>1997</text:p>
          </table:table-cell>
          <table:table-cell office:value-type="float" office:value="51.313" calcext:value-type="float">
            <text:p>51.313</text:p>
          </table:table-cell>
          <table:table-cell office:value-type="float" office:value="9666252" calcext:value-type="float">
            <text:p>9666252</text:p>
          </table:table-cell>
          <table:table-cell office:value-type="float" office:value="580.3052092" calcext:value-type="float">
            <text:p>580.3052092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02" calcext:value-type="float">
            <text:p>2002</text:p>
          </table:table-cell>
          <table:table-cell office:value-type="float" office:value="54.496" calcext:value-type="float">
            <text:p>54.496</text:p>
          </table:table-cell>
          <table:table-cell office:value-type="float" office:value="11140655" calcext:value-type="float">
            <text:p>11140655</text:p>
          </table:table-cell>
          <table:table-cell office:value-type="float" office:value="601.0745012" calcext:value-type="float">
            <text:p>601.0745012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07" calcext:value-type="float">
            <text:p>2007</text:p>
          </table:table-cell>
          <table:table-cell office:value-type="float" office:value="56.867" calcext:value-type="float">
            <text:p>56.867</text:p>
          </table:table-cell>
          <table:table-cell office:value-type="float" office:value="12894865" calcext:value-type="float">
            <text:p>12894865</text:p>
          </table:table-cell>
          <table:table-cell office:value-type="float" office:value="619.6768924" calcext:value-type="float">
            <text:p>619.6768924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1952" calcext:value-type="float">
            <text:p>1952</text:p>
          </table:table-cell>
          <table:table-cell office:value-type="float" office:value="36.324" calcext:value-type="float">
            <text:p>36.324</text:p>
          </table:table-cell>
          <table:table-cell office:value-type="float" office:value="33119096" calcext:value-type="float">
            <text:p>33119096</text:p>
          </table:table-cell>
          <table:table-cell office:value-type="float" office:value="1077.281856" calcext:value-type="float">
            <text:p>1077.281856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1957" calcext:value-type="float">
            <text:p>1957</text:p>
          </table:table-cell>
          <table:table-cell office:value-type="float" office:value="37.802" calcext:value-type="float">
            <text:p>37.802</text:p>
          </table:table-cell>
          <table:table-cell office:value-type="float" office:value="37173340" calcext:value-type="float">
            <text:p>37173340</text:p>
          </table:table-cell>
          <table:table-cell office:value-type="float" office:value="1100.592563" calcext:value-type="float">
            <text:p>1100.592563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1962" calcext:value-type="float">
            <text:p>1962</text:p>
          </table:table-cell>
          <table:table-cell office:value-type="float" office:value="39.36" calcext:value-type="float">
            <text:p>39.36</text:p>
          </table:table-cell>
          <table:table-cell office:value-type="float" office:value="41871351" calcext:value-type="float">
            <text:p>41871351</text:p>
          </table:table-cell>
          <table:table-cell office:value-type="float" office:value="1150.927478" calcext:value-type="float">
            <text:p>1150.927478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1967" calcext:value-type="float">
            <text:p>1967</text:p>
          </table:table-cell>
          <table:table-cell office:value-type="float" office:value="41.04" calcext:value-type="float">
            <text:p>41.04</text:p>
          </table:table-cell>
          <table:table-cell office:value-type="float" office:value="47287752" calcext:value-type="float">
            <text:p>47287752</text:p>
          </table:table-cell>
          <table:table-cell office:value-type="float" office:value="1014.514104" calcext:value-type="float">
            <text:p>1014.514104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1972" calcext:value-type="float">
            <text:p>1972</text:p>
          </table:table-cell>
          <table:table-cell office:value-type="float" office:value="42.821" calcext:value-type="float">
            <text:p>42.821</text:p>
          </table:table-cell>
          <table:table-cell office:value-type="float" office:value="53740085" calcext:value-type="float">
            <text:p>53740085</text:p>
          </table:table-cell>
          <table:table-cell office:value-type="float" office:value="1698.388838" calcext:value-type="float">
            <text:p>1698.388838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1977" calcext:value-type="float">
            <text:p>1977</text:p>
          </table:table-cell>
          <table:table-cell office:value-type="float" office:value="44.514" calcext:value-type="float">
            <text:p>44.514</text:p>
          </table:table-cell>
          <table:table-cell office:value-type="float" office:value="62209173" calcext:value-type="float">
            <text:p>62209173</text:p>
          </table:table-cell>
          <table:table-cell office:value-type="float" office:value="1981.951806" calcext:value-type="float">
            <text:p>1981.951806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1982" calcext:value-type="float">
            <text:p>1982</text:p>
          </table:table-cell>
          <table:table-cell office:value-type="float" office:value="45.826" calcext:value-type="float">
            <text:p>45.826</text:p>
          </table:table-cell>
          <table:table-cell office:value-type="float" office:value="73039376" calcext:value-type="float">
            <text:p>73039376</text:p>
          </table:table-cell>
          <table:table-cell office:value-type="float" office:value="1576.97375" calcext:value-type="float">
            <text:p>1576.97375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1987" calcext:value-type="float">
            <text:p>1987</text:p>
          </table:table-cell>
          <table:table-cell office:value-type="float" office:value="46.886" calcext:value-type="float">
            <text:p>46.886</text:p>
          </table:table-cell>
          <table:table-cell office:value-type="float" office:value="81551520" calcext:value-type="float">
            <text:p>81551520</text:p>
          </table:table-cell>
          <table:table-cell office:value-type="float" office:value="1385.029563" calcext:value-type="float">
            <text:p>1385.029563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1992" calcext:value-type="float">
            <text:p>1992</text:p>
          </table:table-cell>
          <table:table-cell office:value-type="float" office:value="47.472" calcext:value-type="float">
            <text:p>47.472</text:p>
          </table:table-cell>
          <table:table-cell office:value-type="float" office:value="93364244" calcext:value-type="float">
            <text:p>93364244</text:p>
          </table:table-cell>
          <table:table-cell office:value-type="float" office:value="1619.848217" calcext:value-type="float">
            <text:p>1619.848217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1997" calcext:value-type="float">
            <text:p>1997</text:p>
          </table:table-cell>
          <table:table-cell office:value-type="float" office:value="47.464" calcext:value-type="float">
            <text:p>47.464</text:p>
          </table:table-cell>
          <table:table-cell office:value-type="float" office:value="106207839" calcext:value-type="float">
            <text:p>106207839</text:p>
          </table:table-cell>
          <table:table-cell office:value-type="float" office:value="1624.941275" calcext:value-type="float">
            <text:p>1624.941275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02" calcext:value-type="float">
            <text:p>2002</text:p>
          </table:table-cell>
          <table:table-cell office:value-type="float" office:value="46.608" calcext:value-type="float">
            <text:p>46.608</text:p>
          </table:table-cell>
          <table:table-cell office:value-type="float" office:value="119901274" calcext:value-type="float">
            <text:p>119901274</text:p>
          </table:table-cell>
          <table:table-cell office:value-type="float" office:value="1615.286395" calcext:value-type="float">
            <text:p>1615.286395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07" calcext:value-type="float">
            <text:p>2007</text:p>
          </table:table-cell>
          <table:table-cell office:value-type="float" office:value="46.859" calcext:value-type="float">
            <text:p>46.859</text:p>
          </table:table-cell>
          <table:table-cell office:value-type="float" office:value="135031164" calcext:value-type="float">
            <text:p>135031164</text:p>
          </table:table-cell>
          <table:table-cell office:value-type="float" office:value="2013.977305" calcext:value-type="float">
            <text:p>2013.977305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952" calcext:value-type="float">
            <text:p>1952</text:p>
          </table:table-cell>
          <table:table-cell office:value-type="float" office:value="72.67" calcext:value-type="float">
            <text:p>72.67</text:p>
          </table:table-cell>
          <table:table-cell office:value-type="float" office:value="3327728" calcext:value-type="float">
            <text:p>3327728</text:p>
          </table:table-cell>
          <table:table-cell office:value-type="float" office:value="10095.42172" calcext:value-type="float">
            <text:p>10095.42172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957" calcext:value-type="float">
            <text:p>1957</text:p>
          </table:table-cell>
          <table:table-cell office:value-type="float" office:value="73.44" calcext:value-type="float">
            <text:p>73.44</text:p>
          </table:table-cell>
          <table:table-cell office:value-type="float" office:value="3491938" calcext:value-type="float">
            <text:p>3491938</text:p>
          </table:table-cell>
          <table:table-cell office:value-type="float" office:value="11653.97304" calcext:value-type="float">
            <text:p>11653.97304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962" calcext:value-type="float">
            <text:p>1962</text:p>
          </table:table-cell>
          <table:table-cell office:value-type="float" office:value="73.47" calcext:value-type="float">
            <text:p>73.47</text:p>
          </table:table-cell>
          <table:table-cell office:value-type="float" office:value="3638919" calcext:value-type="float">
            <text:p>3638919</text:p>
          </table:table-cell>
          <table:table-cell office:value-type="float" office:value="13450.40151" calcext:value-type="float">
            <text:p>13450.40151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967" calcext:value-type="float">
            <text:p>1967</text:p>
          </table:table-cell>
          <table:table-cell office:value-type="float" office:value="74.08" calcext:value-type="float">
            <text:p>74.08</text:p>
          </table:table-cell>
          <table:table-cell office:value-type="float" office:value="3786019" calcext:value-type="float">
            <text:p>3786019</text:p>
          </table:table-cell>
          <table:table-cell office:value-type="float" office:value="16361.87647" calcext:value-type="float">
            <text:p>16361.87647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972" calcext:value-type="float">
            <text:p>1972</text:p>
          </table:table-cell>
          <table:table-cell office:value-type="float" office:value="74.34" calcext:value-type="float">
            <text:p>74.34</text:p>
          </table:table-cell>
          <table:table-cell office:value-type="float" office:value="3933004" calcext:value-type="float">
            <text:p>3933004</text:p>
          </table:table-cell>
          <table:table-cell office:value-type="float" office:value="18965.05551" calcext:value-type="float">
            <text:p>18965.05551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977" calcext:value-type="float">
            <text:p>1977</text:p>
          </table:table-cell>
          <table:table-cell office:value-type="float" office:value="75.37" calcext:value-type="float">
            <text:p>75.37</text:p>
          </table:table-cell>
          <table:table-cell office:value-type="float" office:value="4043205" calcext:value-type="float">
            <text:p>4043205</text:p>
          </table:table-cell>
          <table:table-cell office:value-type="float" office:value="23311.34939" calcext:value-type="float">
            <text:p>23311.34939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982" calcext:value-type="float">
            <text:p>1982</text:p>
          </table:table-cell>
          <table:table-cell office:value-type="float" office:value="75.97" calcext:value-type="float">
            <text:p>75.97</text:p>
          </table:table-cell>
          <table:table-cell office:value-type="float" office:value="4114787" calcext:value-type="float">
            <text:p>4114787</text:p>
          </table:table-cell>
          <table:table-cell office:value-type="float" office:value="26298.63531" calcext:value-type="float">
            <text:p>26298.63531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987" calcext:value-type="float">
            <text:p>1987</text:p>
          </table:table-cell>
          <table:table-cell office:value-type="float" office:value="75.89" calcext:value-type="float">
            <text:p>75.89</text:p>
          </table:table-cell>
          <table:table-cell office:value-type="float" office:value="4186147" calcext:value-type="float">
            <text:p>4186147</text:p>
          </table:table-cell>
          <table:table-cell office:value-type="float" office:value="31540.9748" calcext:value-type="float">
            <text:p>31540.9748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992" calcext:value-type="float">
            <text:p>1992</text:p>
          </table:table-cell>
          <table:table-cell office:value-type="float" office:value="77.32" calcext:value-type="float">
            <text:p>77.32</text:p>
          </table:table-cell>
          <table:table-cell office:value-type="float" office:value="4286357" calcext:value-type="float">
            <text:p>4286357</text:p>
          </table:table-cell>
          <table:table-cell office:value-type="float" office:value="33965.66115" calcext:value-type="float">
            <text:p>33965.66115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997" calcext:value-type="float">
            <text:p>1997</text:p>
          </table:table-cell>
          <table:table-cell office:value-type="float" office:value="78.32" calcext:value-type="float">
            <text:p>78.32</text:p>
          </table:table-cell>
          <table:table-cell office:value-type="float" office:value="4405672" calcext:value-type="float">
            <text:p>4405672</text:p>
          </table:table-cell>
          <table:table-cell office:value-type="float" office:value="41283.16433" calcext:value-type="float">
            <text:p>41283.16433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2002" calcext:value-type="float">
            <text:p>2002</text:p>
          </table:table-cell>
          <table:table-cell office:value-type="float" office:value="79.05" calcext:value-type="float">
            <text:p>79.05</text:p>
          </table:table-cell>
          <table:table-cell office:value-type="float" office:value="4535591" calcext:value-type="float">
            <text:p>4535591</text:p>
          </table:table-cell>
          <table:table-cell office:value-type="float" office:value="44683.97525" calcext:value-type="float">
            <text:p>44683.97525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2007" calcext:value-type="float">
            <text:p>2007</text:p>
          </table:table-cell>
          <table:table-cell office:value-type="float" office:value="80.196" calcext:value-type="float">
            <text:p>80.196</text:p>
          </table:table-cell>
          <table:table-cell office:value-type="float" office:value="4627926" calcext:value-type="float">
            <text:p>4627926</text:p>
          </table:table-cell>
          <table:table-cell office:value-type="float" office:value="49357.19017" calcext:value-type="float">
            <text:p>49357.19017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1952" calcext:value-type="float">
            <text:p>1952</text:p>
          </table:table-cell>
          <table:table-cell office:value-type="float" office:value="37.578" calcext:value-type="float">
            <text:p>37.578</text:p>
          </table:table-cell>
          <table:table-cell office:value-type="float" office:value="507833" calcext:value-type="float">
            <text:p>507833</text:p>
          </table:table-cell>
          <table:table-cell office:value-type="float" office:value="1828.230307" calcext:value-type="float">
            <text:p>1828.230307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1957" calcext:value-type="float">
            <text:p>1957</text:p>
          </table:table-cell>
          <table:table-cell office:value-type="float" office:value="40.08" calcext:value-type="float">
            <text:p>40.08</text:p>
          </table:table-cell>
          <table:table-cell office:value-type="float" office:value="561977" calcext:value-type="float">
            <text:p>561977</text:p>
          </table:table-cell>
          <table:table-cell office:value-type="float" office:value="2242.746551" calcext:value-type="float">
            <text:p>2242.746551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1962" calcext:value-type="float">
            <text:p>1962</text:p>
          </table:table-cell>
          <table:table-cell office:value-type="float" office:value="43.165" calcext:value-type="float">
            <text:p>43.165</text:p>
          </table:table-cell>
          <table:table-cell office:value-type="float" office:value="628164" calcext:value-type="float">
            <text:p>628164</text:p>
          </table:table-cell>
          <table:table-cell office:value-type="float" office:value="2924.638113" calcext:value-type="float">
            <text:p>2924.638113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1967" calcext:value-type="float">
            <text:p>1967</text:p>
          </table:table-cell>
          <table:table-cell office:value-type="float" office:value="46.988" calcext:value-type="float">
            <text:p>46.988</text:p>
          </table:table-cell>
          <table:table-cell office:value-type="float" office:value="714775" calcext:value-type="float">
            <text:p>714775</text:p>
          </table:table-cell>
          <table:table-cell office:value-type="float" office:value="4720.942687" calcext:value-type="float">
            <text:p>4720.942687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1972" calcext:value-type="float">
            <text:p>1972</text:p>
          </table:table-cell>
          <table:table-cell office:value-type="float" office:value="52.143" calcext:value-type="float">
            <text:p>52.143</text:p>
          </table:table-cell>
          <table:table-cell office:value-type="float" office:value="829050" calcext:value-type="float">
            <text:p>829050</text:p>
          </table:table-cell>
          <table:table-cell office:value-type="float" office:value="10618.03855" calcext:value-type="float">
            <text:p>10618.03855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1977" calcext:value-type="float">
            <text:p>1977</text:p>
          </table:table-cell>
          <table:table-cell office:value-type="float" office:value="57.367" calcext:value-type="float">
            <text:p>57.367</text:p>
          </table:table-cell>
          <table:table-cell office:value-type="float" office:value="1004533" calcext:value-type="float">
            <text:p>1004533</text:p>
          </table:table-cell>
          <table:table-cell office:value-type="float" office:value="11848.34392" calcext:value-type="float">
            <text:p>11848.34392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1982" calcext:value-type="float">
            <text:p>1982</text:p>
          </table:table-cell>
          <table:table-cell office:value-type="float" office:value="62.728" calcext:value-type="float">
            <text:p>62.728</text:p>
          </table:table-cell>
          <table:table-cell office:value-type="float" office:value="1301048" calcext:value-type="float">
            <text:p>1301048</text:p>
          </table:table-cell>
          <table:table-cell office:value-type="float" office:value="12954.79101" calcext:value-type="float">
            <text:p>12954.79101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1987" calcext:value-type="float">
            <text:p>1987</text:p>
          </table:table-cell>
          <table:table-cell office:value-type="float" office:value="67.734" calcext:value-type="float">
            <text:p>67.734</text:p>
          </table:table-cell>
          <table:table-cell office:value-type="float" office:value="1593882" calcext:value-type="float">
            <text:p>1593882</text:p>
          </table:table-cell>
          <table:table-cell office:value-type="float" office:value="18115.22313" calcext:value-type="float">
            <text:p>18115.22313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1992" calcext:value-type="float">
            <text:p>1992</text:p>
          </table:table-cell>
          <table:table-cell office:value-type="float" office:value="71.197" calcext:value-type="float">
            <text:p>71.197</text:p>
          </table:table-cell>
          <table:table-cell office:value-type="float" office:value="1915208" calcext:value-type="float">
            <text:p>1915208</text:p>
          </table:table-cell>
          <table:table-cell office:value-type="float" office:value="18616.70691" calcext:value-type="float">
            <text:p>18616.70691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1997" calcext:value-type="float">
            <text:p>1997</text:p>
          </table:table-cell>
          <table:table-cell office:value-type="float" office:value="72.499" calcext:value-type="float">
            <text:p>72.499</text:p>
          </table:table-cell>
          <table:table-cell office:value-type="float" office:value="2283635" calcext:value-type="float">
            <text:p>2283635</text:p>
          </table:table-cell>
          <table:table-cell office:value-type="float" office:value="19702.05581" calcext:value-type="float">
            <text:p>19702.05581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02" calcext:value-type="float">
            <text:p>2002</text:p>
          </table:table-cell>
          <table:table-cell office:value-type="float" office:value="74.193" calcext:value-type="float">
            <text:p>74.193</text:p>
          </table:table-cell>
          <table:table-cell office:value-type="float" office:value="2713462" calcext:value-type="float">
            <text:p>2713462</text:p>
          </table:table-cell>
          <table:table-cell office:value-type="float" office:value="19774.83687" calcext:value-type="float">
            <text:p>19774.83687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07" calcext:value-type="float">
            <text:p>2007</text:p>
          </table:table-cell>
          <table:table-cell office:value-type="float" office:value="75.64" calcext:value-type="float">
            <text:p>75.64</text:p>
          </table:table-cell>
          <table:table-cell office:value-type="float" office:value="3204897" calcext:value-type="float">
            <text:p>3204897</text:p>
          </table:table-cell>
          <table:table-cell office:value-type="float" office:value="22316.19287" calcext:value-type="float">
            <text:p>22316.19287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952" calcext:value-type="float">
            <text:p>1952</text:p>
          </table:table-cell>
          <table:table-cell office:value-type="float" office:value="43.436" calcext:value-type="float">
            <text:p>43.436</text:p>
          </table:table-cell>
          <table:table-cell office:value-type="float" office:value="41346560" calcext:value-type="float">
            <text:p>41346560</text:p>
          </table:table-cell>
          <table:table-cell office:value-type="float" office:value="684.5971438" calcext:value-type="float">
            <text:p>684.5971438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957" calcext:value-type="float">
            <text:p>1957</text:p>
          </table:table-cell>
          <table:table-cell office:value-type="float" office:value="45.557" calcext:value-type="float">
            <text:p>45.557</text:p>
          </table:table-cell>
          <table:table-cell office:value-type="float" office:value="46679944" calcext:value-type="float">
            <text:p>46679944</text:p>
          </table:table-cell>
          <table:table-cell office:value-type="float" office:value="747.0835292" calcext:value-type="float">
            <text:p>747.0835292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962" calcext:value-type="float">
            <text:p>1962</text:p>
          </table:table-cell>
          <table:table-cell office:value-type="float" office:value="47.67" calcext:value-type="float">
            <text:p>47.67</text:p>
          </table:table-cell>
          <table:table-cell office:value-type="float" office:value="53100671" calcext:value-type="float">
            <text:p>53100671</text:p>
          </table:table-cell>
          <table:table-cell office:value-type="float" office:value="803.3427418" calcext:value-type="float">
            <text:p>803.3427418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967" calcext:value-type="float">
            <text:p>1967</text:p>
          </table:table-cell>
          <table:table-cell office:value-type="float" office:value="49.8" calcext:value-type="float">
            <text:p>49.8</text:p>
          </table:table-cell>
          <table:table-cell office:value-type="float" office:value="60641899" calcext:value-type="float">
            <text:p>60641899</text:p>
          </table:table-cell>
          <table:table-cell office:value-type="float" office:value="942.4082588" calcext:value-type="float">
            <text:p>942.4082588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972" calcext:value-type="float">
            <text:p>1972</text:p>
          </table:table-cell>
          <table:table-cell office:value-type="float" office:value="51.929" calcext:value-type="float">
            <text:p>51.929</text:p>
          </table:table-cell>
          <table:table-cell office:value-type="float" office:value="69325921" calcext:value-type="float">
            <text:p>69325921</text:p>
          </table:table-cell>
          <table:table-cell office:value-type="float" office:value="1049.938981" calcext:value-type="float">
            <text:p>1049.938981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977" calcext:value-type="float">
            <text:p>1977</text:p>
          </table:table-cell>
          <table:table-cell office:value-type="float" office:value="54.043" calcext:value-type="float">
            <text:p>54.043</text:p>
          </table:table-cell>
          <table:table-cell office:value-type="float" office:value="78152686" calcext:value-type="float">
            <text:p>78152686</text:p>
          </table:table-cell>
          <table:table-cell office:value-type="float" office:value="1175.921193" calcext:value-type="float">
            <text:p>1175.921193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982" calcext:value-type="float">
            <text:p>1982</text:p>
          </table:table-cell>
          <table:table-cell office:value-type="float" office:value="56.158" calcext:value-type="float">
            <text:p>56.158</text:p>
          </table:table-cell>
          <table:table-cell office:value-type="float" office:value="91462088" calcext:value-type="float">
            <text:p>91462088</text:p>
          </table:table-cell>
          <table:table-cell office:value-type="float" office:value="1443.429832" calcext:value-type="float">
            <text:p>1443.429832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987" calcext:value-type="float">
            <text:p>1987</text:p>
          </table:table-cell>
          <table:table-cell office:value-type="float" office:value="58.245" calcext:value-type="float">
            <text:p>58.245</text:p>
          </table:table-cell>
          <table:table-cell office:value-type="float" office:value="105186881" calcext:value-type="float">
            <text:p>105186881</text:p>
          </table:table-cell>
          <table:table-cell office:value-type="float" office:value="1704.686583" calcext:value-type="float">
            <text:p>1704.686583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992" calcext:value-type="float">
            <text:p>1992</text:p>
          </table:table-cell>
          <table:table-cell office:value-type="float" office:value="60.838" calcext:value-type="float">
            <text:p>60.838</text:p>
          </table:table-cell>
          <table:table-cell office:value-type="float" office:value="120065004" calcext:value-type="float">
            <text:p>120065004</text:p>
          </table:table-cell>
          <table:table-cell office:value-type="float" office:value="1971.829464" calcext:value-type="float">
            <text:p>1971.829464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997" calcext:value-type="float">
            <text:p>1997</text:p>
          </table:table-cell>
          <table:table-cell office:value-type="float" office:value="61.818" calcext:value-type="float">
            <text:p>61.818</text:p>
          </table:table-cell>
          <table:table-cell office:value-type="float" office:value="135564834" calcext:value-type="float">
            <text:p>135564834</text:p>
          </table:table-cell>
          <table:table-cell office:value-type="float" office:value="2049.350521" calcext:value-type="float">
            <text:p>2049.350521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02" calcext:value-type="float">
            <text:p>2002</text:p>
          </table:table-cell>
          <table:table-cell office:value-type="float" office:value="63.61" calcext:value-type="float">
            <text:p>63.61</text:p>
          </table:table-cell>
          <table:table-cell office:value-type="float" office:value="153403524" calcext:value-type="float">
            <text:p>153403524</text:p>
          </table:table-cell>
          <table:table-cell office:value-type="float" office:value="2092.712441" calcext:value-type="float">
            <text:p>2092.712441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07" calcext:value-type="float">
            <text:p>2007</text:p>
          </table:table-cell>
          <table:table-cell office:value-type="float" office:value="65.483" calcext:value-type="float">
            <text:p>65.483</text:p>
          </table:table-cell>
          <table:table-cell office:value-type="float" office:value="169270617" calcext:value-type="float">
            <text:p>169270617</text:p>
          </table:table-cell>
          <table:table-cell office:value-type="float" office:value="2605.94758" calcext:value-type="float">
            <text:p>2605.94758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1952" calcext:value-type="float">
            <text:p>1952</text:p>
          </table:table-cell>
          <table:table-cell office:value-type="float" office:value="55.191" calcext:value-type="float">
            <text:p>55.191</text:p>
          </table:table-cell>
          <table:table-cell office:value-type="float" office:value="940080" calcext:value-type="float">
            <text:p>940080</text:p>
          </table:table-cell>
          <table:table-cell office:value-type="float" office:value="2480.380334" calcext:value-type="float">
            <text:p>2480.380334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1957" calcext:value-type="float">
            <text:p>1957</text:p>
          </table:table-cell>
          <table:table-cell office:value-type="float" office:value="59.201" calcext:value-type="float">
            <text:p>59.201</text:p>
          </table:table-cell>
          <table:table-cell office:value-type="float" office:value="1063506" calcext:value-type="float">
            <text:p>1063506</text:p>
          </table:table-cell>
          <table:table-cell office:value-type="float" office:value="2961.800905" calcext:value-type="float">
            <text:p>2961.800905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1962" calcext:value-type="float">
            <text:p>1962</text:p>
          </table:table-cell>
          <table:table-cell office:value-type="float" office:value="61.817" calcext:value-type="float">
            <text:p>61.817</text:p>
          </table:table-cell>
          <table:table-cell office:value-type="float" office:value="1215725" calcext:value-type="float">
            <text:p>1215725</text:p>
          </table:table-cell>
          <table:table-cell office:value-type="float" office:value="3536.540301" calcext:value-type="float">
            <text:p>3536.540301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1967" calcext:value-type="float">
            <text:p>1967</text:p>
          </table:table-cell>
          <table:table-cell office:value-type="float" office:value="64.071" calcext:value-type="float">
            <text:p>64.071</text:p>
          </table:table-cell>
          <table:table-cell office:value-type="float" office:value="1405486" calcext:value-type="float">
            <text:p>1405486</text:p>
          </table:table-cell>
          <table:table-cell office:value-type="float" office:value="4421.009084" calcext:value-type="float">
            <text:p>4421.009084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1972" calcext:value-type="float">
            <text:p>1972</text:p>
          </table:table-cell>
          <table:table-cell office:value-type="float" office:value="66.216" calcext:value-type="float">
            <text:p>66.216</text:p>
          </table:table-cell>
          <table:table-cell office:value-type="float" office:value="1616384" calcext:value-type="float">
            <text:p>1616384</text:p>
          </table:table-cell>
          <table:table-cell office:value-type="float" office:value="5364.249663" calcext:value-type="float">
            <text:p>5364.249663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1977" calcext:value-type="float">
            <text:p>1977</text:p>
          </table:table-cell>
          <table:table-cell office:value-type="float" office:value="68.681" calcext:value-type="float">
            <text:p>68.681</text:p>
          </table:table-cell>
          <table:table-cell office:value-type="float" office:value="1839782" calcext:value-type="float">
            <text:p>1839782</text:p>
          </table:table-cell>
          <table:table-cell office:value-type="float" office:value="5351.912144" calcext:value-type="float">
            <text:p>5351.912144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1982" calcext:value-type="float">
            <text:p>1982</text:p>
          </table:table-cell>
          <table:table-cell office:value-type="float" office:value="70.472" calcext:value-type="float">
            <text:p>70.472</text:p>
          </table:table-cell>
          <table:table-cell office:value-type="float" office:value="2036305" calcext:value-type="float">
            <text:p>2036305</text:p>
          </table:table-cell>
          <table:table-cell office:value-type="float" office:value="7009.601598" calcext:value-type="float">
            <text:p>7009.601598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1987" calcext:value-type="float">
            <text:p>1987</text:p>
          </table:table-cell>
          <table:table-cell office:value-type="float" office:value="71.523" calcext:value-type="float">
            <text:p>71.523</text:p>
          </table:table-cell>
          <table:table-cell office:value-type="float" office:value="2253639" calcext:value-type="float">
            <text:p>2253639</text:p>
          </table:table-cell>
          <table:table-cell office:value-type="float" office:value="7034.779161" calcext:value-type="float">
            <text:p>7034.779161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1992" calcext:value-type="float">
            <text:p>1992</text:p>
          </table:table-cell>
          <table:table-cell office:value-type="float" office:value="72.462" calcext:value-type="float">
            <text:p>72.462</text:p>
          </table:table-cell>
          <table:table-cell office:value-type="float" office:value="2484997" calcext:value-type="float">
            <text:p>2484997</text:p>
          </table:table-cell>
          <table:table-cell office:value-type="float" office:value="6618.74305" calcext:value-type="float">
            <text:p>6618.74305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1997" calcext:value-type="float">
            <text:p>1997</text:p>
          </table:table-cell>
          <table:table-cell office:value-type="float" office:value="73.738" calcext:value-type="float">
            <text:p>73.738</text:p>
          </table:table-cell>
          <table:table-cell office:value-type="float" office:value="2734531" calcext:value-type="float">
            <text:p>2734531</text:p>
          </table:table-cell>
          <table:table-cell office:value-type="float" office:value="7113.692252" calcext:value-type="float">
            <text:p>7113.692252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002" calcext:value-type="float">
            <text:p>2002</text:p>
          </table:table-cell>
          <table:table-cell office:value-type="float" office:value="74.712" calcext:value-type="float">
            <text:p>74.712</text:p>
          </table:table-cell>
          <table:table-cell office:value-type="float" office:value="2990875" calcext:value-type="float">
            <text:p>2990875</text:p>
          </table:table-cell>
          <table:table-cell office:value-type="float" office:value="7356.031934" calcext:value-type="float">
            <text:p>7356.031934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007" calcext:value-type="float">
            <text:p>2007</text:p>
          </table:table-cell>
          <table:table-cell office:value-type="float" office:value="75.537" calcext:value-type="float">
            <text:p>75.537</text:p>
          </table:table-cell>
          <table:table-cell office:value-type="float" office:value="3242173" calcext:value-type="float">
            <text:p>3242173</text:p>
          </table:table-cell>
          <table:table-cell office:value-type="float" office:value="9809.185636" calcext:value-type="float">
            <text:p>9809.185636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952" calcext:value-type="float">
            <text:p>1952</text:p>
          </table:table-cell>
          <table:table-cell office:value-type="float" office:value="62.649" calcext:value-type="float">
            <text:p>62.649</text:p>
          </table:table-cell>
          <table:table-cell office:value-type="float" office:value="1555876" calcext:value-type="float">
            <text:p>1555876</text:p>
          </table:table-cell>
          <table:table-cell office:value-type="float" office:value="1952.308701" calcext:value-type="float">
            <text:p>1952.308701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957" calcext:value-type="float">
            <text:p>1957</text:p>
          </table:table-cell>
          <table:table-cell office:value-type="float" office:value="63.196" calcext:value-type="float">
            <text:p>63.196</text:p>
          </table:table-cell>
          <table:table-cell office:value-type="float" office:value="1770902" calcext:value-type="float">
            <text:p>1770902</text:p>
          </table:table-cell>
          <table:table-cell office:value-type="float" office:value="2046.154706" calcext:value-type="float">
            <text:p>2046.154706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962" calcext:value-type="float">
            <text:p>1962</text:p>
          </table:table-cell>
          <table:table-cell office:value-type="float" office:value="64.361" calcext:value-type="float">
            <text:p>64.361</text:p>
          </table:table-cell>
          <table:table-cell office:value-type="float" office:value="2009813" calcext:value-type="float">
            <text:p>2009813</text:p>
          </table:table-cell>
          <table:table-cell office:value-type="float" office:value="2148.027146" calcext:value-type="float">
            <text:p>2148.027146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967" calcext:value-type="float">
            <text:p>1967</text:p>
          </table:table-cell>
          <table:table-cell office:value-type="float" office:value="64.951" calcext:value-type="float">
            <text:p>64.951</text:p>
          </table:table-cell>
          <table:table-cell office:value-type="float" office:value="2287985" calcext:value-type="float">
            <text:p>2287985</text:p>
          </table:table-cell>
          <table:table-cell office:value-type="float" office:value="2299.376311" calcext:value-type="float">
            <text:p>2299.376311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972" calcext:value-type="float">
            <text:p>1972</text:p>
          </table:table-cell>
          <table:table-cell office:value-type="float" office:value="65.815" calcext:value-type="float">
            <text:p>65.815</text:p>
          </table:table-cell>
          <table:table-cell office:value-type="float" office:value="2614104" calcext:value-type="float">
            <text:p>2614104</text:p>
          </table:table-cell>
          <table:table-cell office:value-type="float" office:value="2523.337977" calcext:value-type="float">
            <text:p>2523.337977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977" calcext:value-type="float">
            <text:p>1977</text:p>
          </table:table-cell>
          <table:table-cell office:value-type="float" office:value="66.353" calcext:value-type="float">
            <text:p>66.353</text:p>
          </table:table-cell>
          <table:table-cell office:value-type="float" office:value="2984494" calcext:value-type="float">
            <text:p>2984494</text:p>
          </table:table-cell>
          <table:table-cell office:value-type="float" office:value="3248.373311" calcext:value-type="float">
            <text:p>3248.373311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982" calcext:value-type="float">
            <text:p>1982</text:p>
          </table:table-cell>
          <table:table-cell office:value-type="float" office:value="66.874" calcext:value-type="float">
            <text:p>66.874</text:p>
          </table:table-cell>
          <table:table-cell office:value-type="float" office:value="3366439" calcext:value-type="float">
            <text:p>3366439</text:p>
          </table:table-cell>
          <table:table-cell office:value-type="float" office:value="4258.503604" calcext:value-type="float">
            <text:p>4258.503604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987" calcext:value-type="float">
            <text:p>1987</text:p>
          </table:table-cell>
          <table:table-cell office:value-type="float" office:value="67.378" calcext:value-type="float">
            <text:p>67.378</text:p>
          </table:table-cell>
          <table:table-cell office:value-type="float" office:value="3886512" calcext:value-type="float">
            <text:p>3886512</text:p>
          </table:table-cell>
          <table:table-cell office:value-type="float" office:value="3998.875695" calcext:value-type="float">
            <text:p>3998.875695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992" calcext:value-type="float">
            <text:p>1992</text:p>
          </table:table-cell>
          <table:table-cell office:value-type="float" office:value="68.225" calcext:value-type="float">
            <text:p>68.225</text:p>
          </table:table-cell>
          <table:table-cell office:value-type="float" office:value="4483945" calcext:value-type="float">
            <text:p>4483945</text:p>
          </table:table-cell>
          <table:table-cell office:value-type="float" office:value="4196.411078" calcext:value-type="float">
            <text:p>4196.411078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997" calcext:value-type="float">
            <text:p>1997</text:p>
          </table:table-cell>
          <table:table-cell office:value-type="float" office:value="69.4" calcext:value-type="float">
            <text:p>69.4</text:p>
          </table:table-cell>
          <table:table-cell office:value-type="float" office:value="5154123" calcext:value-type="float">
            <text:p>5154123</text:p>
          </table:table-cell>
          <table:table-cell office:value-type="float" office:value="4247.400261" calcext:value-type="float">
            <text:p>4247.400261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02" calcext:value-type="float">
            <text:p>2002</text:p>
          </table:table-cell>
          <table:table-cell office:value-type="float" office:value="70.755" calcext:value-type="float">
            <text:p>70.755</text:p>
          </table:table-cell>
          <table:table-cell office:value-type="float" office:value="5884491" calcext:value-type="float">
            <text:p>5884491</text:p>
          </table:table-cell>
          <table:table-cell office:value-type="float" office:value="3783.674243" calcext:value-type="float">
            <text:p>3783.674243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07" calcext:value-type="float">
            <text:p>2007</text:p>
          </table:table-cell>
          <table:table-cell office:value-type="float" office:value="71.752" calcext:value-type="float">
            <text:p>71.752</text:p>
          </table:table-cell>
          <table:table-cell office:value-type="float" office:value="6667147" calcext:value-type="float">
            <text:p>6667147</text:p>
          </table:table-cell>
          <table:table-cell office:value-type="float" office:value="4172.838464" calcext:value-type="float">
            <text:p>4172.83846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952" calcext:value-type="float">
            <text:p>1952</text:p>
          </table:table-cell>
          <table:table-cell office:value-type="float" office:value="43.902" calcext:value-type="float">
            <text:p>43.902</text:p>
          </table:table-cell>
          <table:table-cell office:value-type="float" office:value="8025700" calcext:value-type="float">
            <text:p>8025700</text:p>
          </table:table-cell>
          <table:table-cell office:value-type="float" office:value="3758.523437" calcext:value-type="float">
            <text:p>3758.52343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957" calcext:value-type="float">
            <text:p>1957</text:p>
          </table:table-cell>
          <table:table-cell office:value-type="float" office:value="46.263" calcext:value-type="float">
            <text:p>46.263</text:p>
          </table:table-cell>
          <table:table-cell office:value-type="float" office:value="9146100" calcext:value-type="float">
            <text:p>9146100</text:p>
          </table:table-cell>
          <table:table-cell office:value-type="float" office:value="4245.256698" calcext:value-type="float">
            <text:p>4245.25669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962" calcext:value-type="float">
            <text:p>1962</text:p>
          </table:table-cell>
          <table:table-cell office:value-type="float" office:value="49.096" calcext:value-type="float">
            <text:p>49.096</text:p>
          </table:table-cell>
          <table:table-cell office:value-type="float" office:value="10516500" calcext:value-type="float">
            <text:p>10516500</text:p>
          </table:table-cell>
          <table:table-cell office:value-type="float" office:value="4957.037982" calcext:value-type="float">
            <text:p>4957.03798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967" calcext:value-type="float">
            <text:p>1967</text:p>
          </table:table-cell>
          <table:table-cell office:value-type="float" office:value="51.445" calcext:value-type="float">
            <text:p>51.445</text:p>
          </table:table-cell>
          <table:table-cell office:value-type="float" office:value="12132200" calcext:value-type="float">
            <text:p>12132200</text:p>
          </table:table-cell>
          <table:table-cell office:value-type="float" office:value="5788.09333" calcext:value-type="float">
            <text:p>5788.0933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972" calcext:value-type="float">
            <text:p>1972</text:p>
          </table:table-cell>
          <table:table-cell office:value-type="float" office:value="55.448" calcext:value-type="float">
            <text:p>55.448</text:p>
          </table:table-cell>
          <table:table-cell office:value-type="float" office:value="13954700" calcext:value-type="float">
            <text:p>13954700</text:p>
          </table:table-cell>
          <table:table-cell office:value-type="float" office:value="5937.827283" calcext:value-type="float">
            <text:p>5937.8272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977" calcext:value-type="float">
            <text:p>1977</text:p>
          </table:table-cell>
          <table:table-cell office:value-type="float" office:value="58.447" calcext:value-type="float">
            <text:p>58.447</text:p>
          </table:table-cell>
          <table:table-cell office:value-type="float" office:value="15990099" calcext:value-type="float">
            <text:p>15990099</text:p>
          </table:table-cell>
          <table:table-cell office:value-type="float" office:value="6281.290855" calcext:value-type="float">
            <text:p>6281.29085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982" calcext:value-type="float">
            <text:p>1982</text:p>
          </table:table-cell>
          <table:table-cell office:value-type="float" office:value="61.406" calcext:value-type="float">
            <text:p>61.406</text:p>
          </table:table-cell>
          <table:table-cell office:value-type="float" office:value="18125129" calcext:value-type="float">
            <text:p>18125129</text:p>
          </table:table-cell>
          <table:table-cell office:value-type="float" office:value="6434.501797" calcext:value-type="float">
            <text:p>6434.5017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987" calcext:value-type="float">
            <text:p>1987</text:p>
          </table:table-cell>
          <table:table-cell office:value-type="float" office:value="64.134" calcext:value-type="float">
            <text:p>64.134</text:p>
          </table:table-cell>
          <table:table-cell office:value-type="float" office:value="20195924" calcext:value-type="float">
            <text:p>20195924</text:p>
          </table:table-cell>
          <table:table-cell office:value-type="float" office:value="6360.943444" calcext:value-type="float">
            <text:p>6360.94344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992" calcext:value-type="float">
            <text:p>1992</text:p>
          </table:table-cell>
          <table:table-cell office:value-type="float" office:value="66.458" calcext:value-type="float">
            <text:p>66.458</text:p>
          </table:table-cell>
          <table:table-cell office:value-type="float" office:value="22430449" calcext:value-type="float">
            <text:p>22430449</text:p>
          </table:table-cell>
          <table:table-cell office:value-type="float" office:value="4446.380924" calcext:value-type="float">
            <text:p>4446.38092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997" calcext:value-type="float">
            <text:p>1997</text:p>
          </table:table-cell>
          <table:table-cell office:value-type="float" office:value="68.386" calcext:value-type="float">
            <text:p>68.386</text:p>
          </table:table-cell>
          <table:table-cell office:value-type="float" office:value="24748122" calcext:value-type="float">
            <text:p>24748122</text:p>
          </table:table-cell>
          <table:table-cell office:value-type="float" office:value="5838.347657" calcext:value-type="float">
            <text:p>5838.34765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02" calcext:value-type="float">
            <text:p>2002</text:p>
          </table:table-cell>
          <table:table-cell office:value-type="float" office:value="69.906" calcext:value-type="float">
            <text:p>69.906</text:p>
          </table:table-cell>
          <table:table-cell office:value-type="float" office:value="26769436" calcext:value-type="float">
            <text:p>26769436</text:p>
          </table:table-cell>
          <table:table-cell office:value-type="float" office:value="5909.020073" calcext:value-type="float">
            <text:p>5909.02007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07" calcext:value-type="float">
            <text:p>2007</text:p>
          </table:table-cell>
          <table:table-cell office:value-type="float" office:value="71.421" calcext:value-type="float">
            <text:p>71.421</text:p>
          </table:table-cell>
          <table:table-cell office:value-type="float" office:value="28674757" calcext:value-type="float">
            <text:p>28674757</text:p>
          </table:table-cell>
          <table:table-cell office:value-type="float" office:value="7408.905561" calcext:value-type="float">
            <text:p>7408.905561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952" calcext:value-type="float">
            <text:p>1952</text:p>
          </table:table-cell>
          <table:table-cell office:value-type="float" office:value="47.752" calcext:value-type="float">
            <text:p>47.752</text:p>
          </table:table-cell>
          <table:table-cell office:value-type="float" office:value="22438691" calcext:value-type="float">
            <text:p>22438691</text:p>
          </table:table-cell>
          <table:table-cell office:value-type="float" office:value="1272.880995" calcext:value-type="float">
            <text:p>1272.880995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957" calcext:value-type="float">
            <text:p>1957</text:p>
          </table:table-cell>
          <table:table-cell office:value-type="float" office:value="51.334" calcext:value-type="float">
            <text:p>51.334</text:p>
          </table:table-cell>
          <table:table-cell office:value-type="float" office:value="26072194" calcext:value-type="float">
            <text:p>26072194</text:p>
          </table:table-cell>
          <table:table-cell office:value-type="float" office:value="1547.944844" calcext:value-type="float">
            <text:p>1547.944844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962" calcext:value-type="float">
            <text:p>1962</text:p>
          </table:table-cell>
          <table:table-cell office:value-type="float" office:value="54.757" calcext:value-type="float">
            <text:p>54.757</text:p>
          </table:table-cell>
          <table:table-cell office:value-type="float" office:value="30325264" calcext:value-type="float">
            <text:p>30325264</text:p>
          </table:table-cell>
          <table:table-cell office:value-type="float" office:value="1649.552153" calcext:value-type="float">
            <text:p>1649.552153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967" calcext:value-type="float">
            <text:p>1967</text:p>
          </table:table-cell>
          <table:table-cell office:value-type="float" office:value="56.393" calcext:value-type="float">
            <text:p>56.393</text:p>
          </table:table-cell>
          <table:table-cell office:value-type="float" office:value="35356600" calcext:value-type="float">
            <text:p>35356600</text:p>
          </table:table-cell>
          <table:table-cell office:value-type="float" office:value="1814.12743" calcext:value-type="float">
            <text:p>1814.12743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972" calcext:value-type="float">
            <text:p>1972</text:p>
          </table:table-cell>
          <table:table-cell office:value-type="float" office:value="58.065" calcext:value-type="float">
            <text:p>58.065</text:p>
          </table:table-cell>
          <table:table-cell office:value-type="float" office:value="40850141" calcext:value-type="float">
            <text:p>40850141</text:p>
          </table:table-cell>
          <table:table-cell office:value-type="float" office:value="1989.37407" calcext:value-type="float">
            <text:p>1989.37407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977" calcext:value-type="float">
            <text:p>1977</text:p>
          </table:table-cell>
          <table:table-cell office:value-type="float" office:value="60.06" calcext:value-type="float">
            <text:p>60.06</text:p>
          </table:table-cell>
          <table:table-cell office:value-type="float" office:value="46850962" calcext:value-type="float">
            <text:p>46850962</text:p>
          </table:table-cell>
          <table:table-cell office:value-type="float" office:value="2373.204287" calcext:value-type="float">
            <text:p>2373.204287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982" calcext:value-type="float">
            <text:p>1982</text:p>
          </table:table-cell>
          <table:table-cell office:value-type="float" office:value="62.082" calcext:value-type="float">
            <text:p>62.082</text:p>
          </table:table-cell>
          <table:table-cell office:value-type="float" office:value="53456774" calcext:value-type="float">
            <text:p>53456774</text:p>
          </table:table-cell>
          <table:table-cell office:value-type="float" office:value="2603.273765" calcext:value-type="float">
            <text:p>2603.273765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987" calcext:value-type="float">
            <text:p>1987</text:p>
          </table:table-cell>
          <table:table-cell office:value-type="float" office:value="64.151" calcext:value-type="float">
            <text:p>64.151</text:p>
          </table:table-cell>
          <table:table-cell office:value-type="float" office:value="60017788" calcext:value-type="float">
            <text:p>60017788</text:p>
          </table:table-cell>
          <table:table-cell office:value-type="float" office:value="2189.634995" calcext:value-type="float">
            <text:p>2189.634995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992" calcext:value-type="float">
            <text:p>1992</text:p>
          </table:table-cell>
          <table:table-cell office:value-type="float" office:value="66.458" calcext:value-type="float">
            <text:p>66.458</text:p>
          </table:table-cell>
          <table:table-cell office:value-type="float" office:value="67185766" calcext:value-type="float">
            <text:p>67185766</text:p>
          </table:table-cell>
          <table:table-cell office:value-type="float" office:value="2279.324017" calcext:value-type="float">
            <text:p>2279.324017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997" calcext:value-type="float">
            <text:p>1997</text:p>
          </table:table-cell>
          <table:table-cell office:value-type="float" office:value="68.564" calcext:value-type="float">
            <text:p>68.564</text:p>
          </table:table-cell>
          <table:table-cell office:value-type="float" office:value="75012988" calcext:value-type="float">
            <text:p>75012988</text:p>
          </table:table-cell>
          <table:table-cell office:value-type="float" office:value="2536.534925" calcext:value-type="float">
            <text:p>2536.534925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02" calcext:value-type="float">
            <text:p>2002</text:p>
          </table:table-cell>
          <table:table-cell office:value-type="float" office:value="70.303" calcext:value-type="float">
            <text:p>70.303</text:p>
          </table:table-cell>
          <table:table-cell office:value-type="float" office:value="82995088" calcext:value-type="float">
            <text:p>82995088</text:p>
          </table:table-cell>
          <table:table-cell office:value-type="float" office:value="2650.921068" calcext:value-type="float">
            <text:p>2650.921068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07" calcext:value-type="float">
            <text:p>2007</text:p>
          </table:table-cell>
          <table:table-cell office:value-type="float" office:value="71.688" calcext:value-type="float">
            <text:p>71.688</text:p>
          </table:table-cell>
          <table:table-cell office:value-type="float" office:value="91077287" calcext:value-type="float">
            <text:p>91077287</text:p>
          </table:table-cell>
          <table:table-cell office:value-type="float" office:value="3190.481016" calcext:value-type="float">
            <text:p>3190.481016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952" calcext:value-type="float">
            <text:p>1952</text:p>
          </table:table-cell>
          <table:table-cell office:value-type="float" office:value="61.31" calcext:value-type="float">
            <text:p>61.31</text:p>
          </table:table-cell>
          <table:table-cell office:value-type="float" office:value="25730551" calcext:value-type="float">
            <text:p>25730551</text:p>
          </table:table-cell>
          <table:table-cell office:value-type="float" office:value="4029.329699" calcext:value-type="float">
            <text:p>4029.329699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957" calcext:value-type="float">
            <text:p>1957</text:p>
          </table:table-cell>
          <table:table-cell office:value-type="float" office:value="65.77" calcext:value-type="float">
            <text:p>65.77</text:p>
          </table:table-cell>
          <table:table-cell office:value-type="float" office:value="28235346" calcext:value-type="float">
            <text:p>28235346</text:p>
          </table:table-cell>
          <table:table-cell office:value-type="float" office:value="4734.253019" calcext:value-type="float">
            <text:p>4734.253019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962" calcext:value-type="float">
            <text:p>1962</text:p>
          </table:table-cell>
          <table:table-cell office:value-type="float" office:value="67.64" calcext:value-type="float">
            <text:p>67.64</text:p>
          </table:table-cell>
          <table:table-cell office:value-type="float" office:value="30329617" calcext:value-type="float">
            <text:p>30329617</text:p>
          </table:table-cell>
          <table:table-cell office:value-type="float" office:value="5338.752143" calcext:value-type="float">
            <text:p>5338.752143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967" calcext:value-type="float">
            <text:p>1967</text:p>
          </table:table-cell>
          <table:table-cell office:value-type="float" office:value="69.61" calcext:value-type="float">
            <text:p>69.61</text:p>
          </table:table-cell>
          <table:table-cell office:value-type="float" office:value="31785378" calcext:value-type="float">
            <text:p>31785378</text:p>
          </table:table-cell>
          <table:table-cell office:value-type="float" office:value="6557.152776" calcext:value-type="float">
            <text:p>6557.152776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972" calcext:value-type="float">
            <text:p>1972</text:p>
          </table:table-cell>
          <table:table-cell office:value-type="float" office:value="70.85" calcext:value-type="float">
            <text:p>70.85</text:p>
          </table:table-cell>
          <table:table-cell office:value-type="float" office:value="33039545" calcext:value-type="float">
            <text:p>33039545</text:p>
          </table:table-cell>
          <table:table-cell office:value-type="float" office:value="8006.506993" calcext:value-type="float">
            <text:p>8006.506993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977" calcext:value-type="float">
            <text:p>1977</text:p>
          </table:table-cell>
          <table:table-cell office:value-type="float" office:value="70.67" calcext:value-type="float">
            <text:p>70.67</text:p>
          </table:table-cell>
          <table:table-cell office:value-type="float" office:value="34621254" calcext:value-type="float">
            <text:p>34621254</text:p>
          </table:table-cell>
          <table:table-cell office:value-type="float" office:value="9508.141454" calcext:value-type="float">
            <text:p>9508.141454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982" calcext:value-type="float">
            <text:p>1982</text:p>
          </table:table-cell>
          <table:table-cell office:value-type="float" office:value="71.32" calcext:value-type="float">
            <text:p>71.32</text:p>
          </table:table-cell>
          <table:table-cell office:value-type="float" office:value="36227381" calcext:value-type="float">
            <text:p>36227381</text:p>
          </table:table-cell>
          <table:table-cell office:value-type="float" office:value="8451.531004" calcext:value-type="float">
            <text:p>8451.531004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987" calcext:value-type="float">
            <text:p>1987</text:p>
          </table:table-cell>
          <table:table-cell office:value-type="float" office:value="70.98" calcext:value-type="float">
            <text:p>70.98</text:p>
          </table:table-cell>
          <table:table-cell office:value-type="float" office:value="37740710" calcext:value-type="float">
            <text:p>37740710</text:p>
          </table:table-cell>
          <table:table-cell office:value-type="float" office:value="9082.351172" calcext:value-type="float">
            <text:p>9082.351172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992" calcext:value-type="float">
            <text:p>1992</text:p>
          </table:table-cell>
          <table:table-cell office:value-type="float" office:value="70.99" calcext:value-type="float">
            <text:p>70.99</text:p>
          </table:table-cell>
          <table:table-cell office:value-type="float" office:value="38370697" calcext:value-type="float">
            <text:p>38370697</text:p>
          </table:table-cell>
          <table:table-cell office:value-type="float" office:value="7738.881247" calcext:value-type="float">
            <text:p>7738.881247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997" calcext:value-type="float">
            <text:p>1997</text:p>
          </table:table-cell>
          <table:table-cell office:value-type="float" office:value="72.75" calcext:value-type="float">
            <text:p>72.75</text:p>
          </table:table-cell>
          <table:table-cell office:value-type="float" office:value="38654957" calcext:value-type="float">
            <text:p>38654957</text:p>
          </table:table-cell>
          <table:table-cell office:value-type="float" office:value="10159.58368" calcext:value-type="float">
            <text:p>10159.58368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02" calcext:value-type="float">
            <text:p>2002</text:p>
          </table:table-cell>
          <table:table-cell office:value-type="float" office:value="74.67" calcext:value-type="float">
            <text:p>74.67</text:p>
          </table:table-cell>
          <table:table-cell office:value-type="float" office:value="38625976" calcext:value-type="float">
            <text:p>38625976</text:p>
          </table:table-cell>
          <table:table-cell office:value-type="float" office:value="12002.23908" calcext:value-type="float">
            <text:p>12002.23908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07" calcext:value-type="float">
            <text:p>2007</text:p>
          </table:table-cell>
          <table:table-cell office:value-type="float" office:value="75.563" calcext:value-type="float">
            <text:p>75.563</text:p>
          </table:table-cell>
          <table:table-cell office:value-type="float" office:value="38518241" calcext:value-type="float">
            <text:p>38518241</text:p>
          </table:table-cell>
          <table:table-cell office:value-type="float" office:value="15389.92468" calcext:value-type="float">
            <text:p>15389.92468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952" calcext:value-type="float">
            <text:p>1952</text:p>
          </table:table-cell>
          <table:table-cell office:value-type="float" office:value="59.82" calcext:value-type="float">
            <text:p>59.82</text:p>
          </table:table-cell>
          <table:table-cell office:value-type="float" office:value="8526050" calcext:value-type="float">
            <text:p>8526050</text:p>
          </table:table-cell>
          <table:table-cell office:value-type="float" office:value="3068.319867" calcext:value-type="float">
            <text:p>3068.319867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957" calcext:value-type="float">
            <text:p>1957</text:p>
          </table:table-cell>
          <table:table-cell office:value-type="float" office:value="61.51" calcext:value-type="float">
            <text:p>61.51</text:p>
          </table:table-cell>
          <table:table-cell office:value-type="float" office:value="8817650" calcext:value-type="float">
            <text:p>8817650</text:p>
          </table:table-cell>
          <table:table-cell office:value-type="float" office:value="3774.571743" calcext:value-type="float">
            <text:p>3774.571743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962" calcext:value-type="float">
            <text:p>1962</text:p>
          </table:table-cell>
          <table:table-cell office:value-type="float" office:value="64.39" calcext:value-type="float">
            <text:p>64.39</text:p>
          </table:table-cell>
          <table:table-cell office:value-type="float" office:value="9019800" calcext:value-type="float">
            <text:p>9019800</text:p>
          </table:table-cell>
          <table:table-cell office:value-type="float" office:value="4727.954889" calcext:value-type="float">
            <text:p>4727.954889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967" calcext:value-type="float">
            <text:p>1967</text:p>
          </table:table-cell>
          <table:table-cell office:value-type="float" office:value="66.6" calcext:value-type="float">
            <text:p>66.6</text:p>
          </table:table-cell>
          <table:table-cell office:value-type="float" office:value="9103000" calcext:value-type="float">
            <text:p>9103000</text:p>
          </table:table-cell>
          <table:table-cell office:value-type="float" office:value="6361.517993" calcext:value-type="float">
            <text:p>6361.517993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972" calcext:value-type="float">
            <text:p>1972</text:p>
          </table:table-cell>
          <table:table-cell office:value-type="float" office:value="69.26" calcext:value-type="float">
            <text:p>69.26</text:p>
          </table:table-cell>
          <table:table-cell office:value-type="float" office:value="8970450" calcext:value-type="float">
            <text:p>8970450</text:p>
          </table:table-cell>
          <table:table-cell office:value-type="float" office:value="9022.247417" calcext:value-type="float">
            <text:p>9022.247417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977" calcext:value-type="float">
            <text:p>1977</text:p>
          </table:table-cell>
          <table:table-cell office:value-type="float" office:value="70.41" calcext:value-type="float">
            <text:p>70.41</text:p>
          </table:table-cell>
          <table:table-cell office:value-type="float" office:value="9662600" calcext:value-type="float">
            <text:p>9662600</text:p>
          </table:table-cell>
          <table:table-cell office:value-type="float" office:value="10172.48572" calcext:value-type="float">
            <text:p>10172.48572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982" calcext:value-type="float">
            <text:p>1982</text:p>
          </table:table-cell>
          <table:table-cell office:value-type="float" office:value="72.77" calcext:value-type="float">
            <text:p>72.77</text:p>
          </table:table-cell>
          <table:table-cell office:value-type="float" office:value="9859650" calcext:value-type="float">
            <text:p>9859650</text:p>
          </table:table-cell>
          <table:table-cell office:value-type="float" office:value="11753.84291" calcext:value-type="float">
            <text:p>11753.84291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987" calcext:value-type="float">
            <text:p>1987</text:p>
          </table:table-cell>
          <table:table-cell office:value-type="float" office:value="74.06" calcext:value-type="float">
            <text:p>74.06</text:p>
          </table:table-cell>
          <table:table-cell office:value-type="float" office:value="9915289" calcext:value-type="float">
            <text:p>9915289</text:p>
          </table:table-cell>
          <table:table-cell office:value-type="float" office:value="13039.30876" calcext:value-type="float">
            <text:p>13039.30876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992" calcext:value-type="float">
            <text:p>1992</text:p>
          </table:table-cell>
          <table:table-cell office:value-type="float" office:value="74.86" calcext:value-type="float">
            <text:p>74.86</text:p>
          </table:table-cell>
          <table:table-cell office:value-type="float" office:value="9927680" calcext:value-type="float">
            <text:p>9927680</text:p>
          </table:table-cell>
          <table:table-cell office:value-type="float" office:value="16207.26663" calcext:value-type="float">
            <text:p>16207.26663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997" calcext:value-type="float">
            <text:p>1997</text:p>
          </table:table-cell>
          <table:table-cell office:value-type="float" office:value="75.97" calcext:value-type="float">
            <text:p>75.97</text:p>
          </table:table-cell>
          <table:table-cell office:value-type="float" office:value="10156415" calcext:value-type="float">
            <text:p>10156415</text:p>
          </table:table-cell>
          <table:table-cell office:value-type="float" office:value="17641.03156" calcext:value-type="float">
            <text:p>17641.03156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02" calcext:value-type="float">
            <text:p>2002</text:p>
          </table:table-cell>
          <table:table-cell office:value-type="float" office:value="77.29" calcext:value-type="float">
            <text:p>77.29</text:p>
          </table:table-cell>
          <table:table-cell office:value-type="float" office:value="10433867" calcext:value-type="float">
            <text:p>10433867</text:p>
          </table:table-cell>
          <table:table-cell office:value-type="float" office:value="19970.90787" calcext:value-type="float">
            <text:p>19970.90787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07" calcext:value-type="float">
            <text:p>2007</text:p>
          </table:table-cell>
          <table:table-cell office:value-type="float" office:value="78.098" calcext:value-type="float">
            <text:p>78.098</text:p>
          </table:table-cell>
          <table:table-cell office:value-type="float" office:value="10642836" calcext:value-type="float">
            <text:p>10642836</text:p>
          </table:table-cell>
          <table:table-cell office:value-type="float" office:value="20509.64777" calcext:value-type="float">
            <text:p>20509.64777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1952" calcext:value-type="float">
            <text:p>1952</text:p>
          </table:table-cell>
          <table:table-cell office:value-type="float" office:value="64.28" calcext:value-type="float">
            <text:p>64.28</text:p>
          </table:table-cell>
          <table:table-cell office:value-type="float" office:value="2227000" calcext:value-type="float">
            <text:p>2227000</text:p>
          </table:table-cell>
          <table:table-cell office:value-type="float" office:value="3081.959785" calcext:value-type="float">
            <text:p>3081.959785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1957" calcext:value-type="float">
            <text:p>1957</text:p>
          </table:table-cell>
          <table:table-cell office:value-type="float" office:value="68.54" calcext:value-type="float">
            <text:p>68.54</text:p>
          </table:table-cell>
          <table:table-cell office:value-type="float" office:value="2260000" calcext:value-type="float">
            <text:p>2260000</text:p>
          </table:table-cell>
          <table:table-cell office:value-type="float" office:value="3907.156189" calcext:value-type="float">
            <text:p>3907.156189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1962" calcext:value-type="float">
            <text:p>1962</text:p>
          </table:table-cell>
          <table:table-cell office:value-type="float" office:value="69.62" calcext:value-type="float">
            <text:p>69.62</text:p>
          </table:table-cell>
          <table:table-cell office:value-type="float" office:value="2448046" calcext:value-type="float">
            <text:p>2448046</text:p>
          </table:table-cell>
          <table:table-cell office:value-type="float" office:value="5108.34463" calcext:value-type="float">
            <text:p>5108.34463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1967" calcext:value-type="float">
            <text:p>1967</text:p>
          </table:table-cell>
          <table:table-cell office:value-type="float" office:value="71.1" calcext:value-type="float">
            <text:p>71.1</text:p>
          </table:table-cell>
          <table:table-cell office:value-type="float" office:value="2648961" calcext:value-type="float">
            <text:p>2648961</text:p>
          </table:table-cell>
          <table:table-cell office:value-type="float" office:value="6929.277714" calcext:value-type="float">
            <text:p>6929.277714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1972" calcext:value-type="float">
            <text:p>1972</text:p>
          </table:table-cell>
          <table:table-cell office:value-type="float" office:value="72.16" calcext:value-type="float">
            <text:p>72.16</text:p>
          </table:table-cell>
          <table:table-cell office:value-type="float" office:value="2847132" calcext:value-type="float">
            <text:p>2847132</text:p>
          </table:table-cell>
          <table:table-cell office:value-type="float" office:value="9123.041742" calcext:value-type="float">
            <text:p>9123.041742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1977" calcext:value-type="float">
            <text:p>1977</text:p>
          </table:table-cell>
          <table:table-cell office:value-type="float" office:value="73.44" calcext:value-type="float">
            <text:p>73.44</text:p>
          </table:table-cell>
          <table:table-cell office:value-type="float" office:value="3080828" calcext:value-type="float">
            <text:p>3080828</text:p>
          </table:table-cell>
          <table:table-cell office:value-type="float" office:value="9770.524921" calcext:value-type="float">
            <text:p>9770.524921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1982" calcext:value-type="float">
            <text:p>1982</text:p>
          </table:table-cell>
          <table:table-cell office:value-type="float" office:value="73.75" calcext:value-type="float">
            <text:p>73.75</text:p>
          </table:table-cell>
          <table:table-cell office:value-type="float" office:value="3279001" calcext:value-type="float">
            <text:p>3279001</text:p>
          </table:table-cell>
          <table:table-cell office:value-type="float" office:value="10330.98915" calcext:value-type="float">
            <text:p>10330.98915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1987" calcext:value-type="float">
            <text:p>1987</text:p>
          </table:table-cell>
          <table:table-cell office:value-type="float" office:value="74.63" calcext:value-type="float">
            <text:p>74.63</text:p>
          </table:table-cell>
          <table:table-cell office:value-type="float" office:value="3444468" calcext:value-type="float">
            <text:p>3444468</text:p>
          </table:table-cell>
          <table:table-cell office:value-type="float" office:value="12281.34191" calcext:value-type="float">
            <text:p>12281.34191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1992" calcext:value-type="float">
            <text:p>1992</text:p>
          </table:table-cell>
          <table:table-cell office:value-type="float" office:value="73.911" calcext:value-type="float">
            <text:p>73.911</text:p>
          </table:table-cell>
          <table:table-cell office:value-type="float" office:value="3585176" calcext:value-type="float">
            <text:p>3585176</text:p>
          </table:table-cell>
          <table:table-cell office:value-type="float" office:value="14641.58711" calcext:value-type="float">
            <text:p>14641.58711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1997" calcext:value-type="float">
            <text:p>1997</text:p>
          </table:table-cell>
          <table:table-cell office:value-type="float" office:value="74.917" calcext:value-type="float">
            <text:p>74.917</text:p>
          </table:table-cell>
          <table:table-cell office:value-type="float" office:value="3759430" calcext:value-type="float">
            <text:p>3759430</text:p>
          </table:table-cell>
          <table:table-cell office:value-type="float" office:value="16999.4333" calcext:value-type="float">
            <text:p>16999.4333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2002" calcext:value-type="float">
            <text:p>2002</text:p>
          </table:table-cell>
          <table:table-cell office:value-type="float" office:value="77.778" calcext:value-type="float">
            <text:p>77.778</text:p>
          </table:table-cell>
          <table:table-cell office:value-type="float" office:value="3859606" calcext:value-type="float">
            <text:p>3859606</text:p>
          </table:table-cell>
          <table:table-cell office:value-type="float" office:value="18855.60618" calcext:value-type="float">
            <text:p>18855.60618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2007" calcext:value-type="float">
            <text:p>2007</text:p>
          </table:table-cell>
          <table:table-cell office:value-type="float" office:value="78.746" calcext:value-type="float">
            <text:p>78.746</text:p>
          </table:table-cell>
          <table:table-cell office:value-type="float" office:value="3942491" calcext:value-type="float">
            <text:p>3942491</text:p>
          </table:table-cell>
          <table:table-cell office:value-type="float" office:value="19328.70901" calcext:value-type="float">
            <text:p>19328.70901</text:p>
          </table:table-cell>
        </table:table-row>
        <table:table-row table:style-name="ro1">
          <table:table-cell office:value-type="string" calcext:value-type="string">
            <text:p>Reunion</text:p>
          </table:table-cell>
          <table:table-cell office:value-type="float" office:value="1952" calcext:value-type="float">
            <text:p>1952</text:p>
          </table:table-cell>
          <table:table-cell office:value-type="float" office:value="52.724" calcext:value-type="float">
            <text:p>52.724</text:p>
          </table:table-cell>
          <table:table-cell office:value-type="float" office:value="257700" calcext:value-type="float">
            <text:p>257700</text:p>
          </table:table-cell>
          <table:table-cell office:value-type="float" office:value="2718.885295" calcext:value-type="float">
            <text:p>2718.885295</text:p>
          </table:table-cell>
        </table:table-row>
        <table:table-row table:style-name="ro1">
          <table:table-cell office:value-type="string" calcext:value-type="string">
            <text:p>Reunion</text:p>
          </table:table-cell>
          <table:table-cell office:value-type="float" office:value="1957" calcext:value-type="float">
            <text:p>1957</text:p>
          </table:table-cell>
          <table:table-cell office:value-type="float" office:value="55.09" calcext:value-type="float">
            <text:p>55.09</text:p>
          </table:table-cell>
          <table:table-cell office:value-type="float" office:value="308700" calcext:value-type="float">
            <text:p>308700</text:p>
          </table:table-cell>
          <table:table-cell office:value-type="float" office:value="2769.451844" calcext:value-type="float">
            <text:p>2769.451844</text:p>
          </table:table-cell>
        </table:table-row>
        <table:table-row table:style-name="ro1">
          <table:table-cell office:value-type="string" calcext:value-type="string">
            <text:p>Reunion</text:p>
          </table:table-cell>
          <table:table-cell office:value-type="float" office:value="1962" calcext:value-type="float">
            <text:p>1962</text:p>
          </table:table-cell>
          <table:table-cell office:value-type="float" office:value="57.666" calcext:value-type="float">
            <text:p>57.666</text:p>
          </table:table-cell>
          <table:table-cell office:value-type="float" office:value="358900" calcext:value-type="float">
            <text:p>358900</text:p>
          </table:table-cell>
          <table:table-cell office:value-type="float" office:value="3173.72334" calcext:value-type="float">
            <text:p>3173.72334</text:p>
          </table:table-cell>
        </table:table-row>
        <table:table-row table:style-name="ro1">
          <table:table-cell office:value-type="string" calcext:value-type="string">
            <text:p>Reunion</text:p>
          </table:table-cell>
          <table:table-cell office:value-type="float" office:value="1967" calcext:value-type="float">
            <text:p>1967</text:p>
          </table:table-cell>
          <table:table-cell office:value-type="float" office:value="60.542" calcext:value-type="float">
            <text:p>60.542</text:p>
          </table:table-cell>
          <table:table-cell office:value-type="float" office:value="414024" calcext:value-type="float">
            <text:p>414024</text:p>
          </table:table-cell>
          <table:table-cell office:value-type="float" office:value="4021.175739" calcext:value-type="float">
            <text:p>4021.175739</text:p>
          </table:table-cell>
        </table:table-row>
        <table:table-row table:style-name="ro1">
          <table:table-cell office:value-type="string" calcext:value-type="string">
            <text:p>Reunion</text:p>
          </table:table-cell>
          <table:table-cell office:value-type="float" office:value="1972" calcext:value-type="float">
            <text:p>1972</text:p>
          </table:table-cell>
          <table:table-cell office:value-type="float" office:value="64.274" calcext:value-type="float">
            <text:p>64.274</text:p>
          </table:table-cell>
          <table:table-cell office:value-type="float" office:value="461633" calcext:value-type="float">
            <text:p>461633</text:p>
          </table:table-cell>
          <table:table-cell office:value-type="float" office:value="5047.658563" calcext:value-type="float">
            <text:p>5047.658563</text:p>
          </table:table-cell>
        </table:table-row>
        <table:table-row table:style-name="ro1">
          <table:table-cell office:value-type="string" calcext:value-type="string">
            <text:p>Reunion</text:p>
          </table:table-cell>
          <table:table-cell office:value-type="float" office:value="1977" calcext:value-type="float">
            <text:p>1977</text:p>
          </table:table-cell>
          <table:table-cell office:value-type="float" office:value="67.064" calcext:value-type="float">
            <text:p>67.064</text:p>
          </table:table-cell>
          <table:table-cell office:value-type="float" office:value="492095" calcext:value-type="float">
            <text:p>492095</text:p>
          </table:table-cell>
          <table:table-cell office:value-type="float" office:value="4319.804067" calcext:value-type="float">
            <text:p>4319.804067</text:p>
          </table:table-cell>
        </table:table-row>
        <table:table-row table:style-name="ro1">
          <table:table-cell office:value-type="string" calcext:value-type="string">
            <text:p>Reunion</text:p>
          </table:table-cell>
          <table:table-cell office:value-type="float" office:value="1982" calcext:value-type="float">
            <text:p>1982</text:p>
          </table:table-cell>
          <table:table-cell office:value-type="float" office:value="69.885" calcext:value-type="float">
            <text:p>69.885</text:p>
          </table:table-cell>
          <table:table-cell office:value-type="float" office:value="517810" calcext:value-type="float">
            <text:p>517810</text:p>
          </table:table-cell>
          <table:table-cell office:value-type="float" office:value="5267.219353" calcext:value-type="float">
            <text:p>5267.219353</text:p>
          </table:table-cell>
        </table:table-row>
        <table:table-row table:style-name="ro1">
          <table:table-cell office:value-type="string" calcext:value-type="string">
            <text:p>Reunion</text:p>
          </table:table-cell>
          <table:table-cell office:value-type="float" office:value="1987" calcext:value-type="float">
            <text:p>1987</text:p>
          </table:table-cell>
          <table:table-cell office:value-type="float" office:value="71.913" calcext:value-type="float">
            <text:p>71.913</text:p>
          </table:table-cell>
          <table:table-cell office:value-type="float" office:value="562035" calcext:value-type="float">
            <text:p>562035</text:p>
          </table:table-cell>
          <table:table-cell office:value-type="float" office:value="5303.377488" calcext:value-type="float">
            <text:p>5303.377488</text:p>
          </table:table-cell>
        </table:table-row>
        <table:table-row table:style-name="ro1">
          <table:table-cell office:value-type="string" calcext:value-type="string">
            <text:p>Reunion</text:p>
          </table:table-cell>
          <table:table-cell office:value-type="float" office:value="1992" calcext:value-type="float">
            <text:p>1992</text:p>
          </table:table-cell>
          <table:table-cell office:value-type="float" office:value="73.615" calcext:value-type="float">
            <text:p>73.615</text:p>
          </table:table-cell>
          <table:table-cell office:value-type="float" office:value="622191" calcext:value-type="float">
            <text:p>622191</text:p>
          </table:table-cell>
          <table:table-cell office:value-type="float" office:value="6101.255823" calcext:value-type="float">
            <text:p>6101.255823</text:p>
          </table:table-cell>
        </table:table-row>
        <table:table-row table:style-name="ro1">
          <table:table-cell office:value-type="string" calcext:value-type="string">
            <text:p>Reunion</text:p>
          </table:table-cell>
          <table:table-cell office:value-type="float" office:value="1997" calcext:value-type="float">
            <text:p>1997</text:p>
          </table:table-cell>
          <table:table-cell office:value-type="float" office:value="74.772" calcext:value-type="float">
            <text:p>74.772</text:p>
          </table:table-cell>
          <table:table-cell office:value-type="float" office:value="684810" calcext:value-type="float">
            <text:p>684810</text:p>
          </table:table-cell>
          <table:table-cell office:value-type="float" office:value="6071.941411" calcext:value-type="float">
            <text:p>6071.941411</text:p>
          </table:table-cell>
        </table:table-row>
        <table:table-row table:style-name="ro1">
          <table:table-cell office:value-type="string" calcext:value-type="string">
            <text:p>Reunion</text:p>
          </table:table-cell>
          <table:table-cell office:value-type="float" office:value="2002" calcext:value-type="float">
            <text:p>2002</text:p>
          </table:table-cell>
          <table:table-cell office:value-type="float" office:value="75.744" calcext:value-type="float">
            <text:p>75.744</text:p>
          </table:table-cell>
          <table:table-cell office:value-type="float" office:value="743981" calcext:value-type="float">
            <text:p>743981</text:p>
          </table:table-cell>
          <table:table-cell office:value-type="float" office:value="6316.1652" calcext:value-type="float">
            <text:p>6316.1652</text:p>
          </table:table-cell>
        </table:table-row>
        <table:table-row table:style-name="ro1">
          <table:table-cell office:value-type="string" calcext:value-type="string">
            <text:p>Reunion</text:p>
          </table:table-cell>
          <table:table-cell office:value-type="float" office:value="2007" calcext:value-type="float">
            <text:p>2007</text:p>
          </table:table-cell>
          <table:table-cell office:value-type="float" office:value="76.442" calcext:value-type="float">
            <text:p>76.442</text:p>
          </table:table-cell>
          <table:table-cell office:value-type="float" office:value="798094" calcext:value-type="float">
            <text:p>798094</text:p>
          </table:table-cell>
          <table:table-cell office:value-type="float" office:value="7670.122558" calcext:value-type="float">
            <text:p>7670.122558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952" calcext:value-type="float">
            <text:p>1952</text:p>
          </table:table-cell>
          <table:table-cell office:value-type="float" office:value="61.05" calcext:value-type="float">
            <text:p>61.05</text:p>
          </table:table-cell>
          <table:table-cell office:value-type="float" office:value="16630000" calcext:value-type="float">
            <text:p>16630000</text:p>
          </table:table-cell>
          <table:table-cell office:value-type="float" office:value="3144.613186" calcext:value-type="float">
            <text:p>3144.613186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957" calcext:value-type="float">
            <text:p>1957</text:p>
          </table:table-cell>
          <table:table-cell office:value-type="float" office:value="64.1" calcext:value-type="float">
            <text:p>64.1</text:p>
          </table:table-cell>
          <table:table-cell office:value-type="float" office:value="17829327" calcext:value-type="float">
            <text:p>17829327</text:p>
          </table:table-cell>
          <table:table-cell office:value-type="float" office:value="3943.370225" calcext:value-type="float">
            <text:p>3943.370225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962" calcext:value-type="float">
            <text:p>1962</text:p>
          </table:table-cell>
          <table:table-cell office:value-type="float" office:value="66.8" calcext:value-type="float">
            <text:p>66.8</text:p>
          </table:table-cell>
          <table:table-cell office:value-type="float" office:value="18680721" calcext:value-type="float">
            <text:p>18680721</text:p>
          </table:table-cell>
          <table:table-cell office:value-type="float" office:value="4734.997586" calcext:value-type="float">
            <text:p>4734.997586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967" calcext:value-type="float">
            <text:p>1967</text:p>
          </table:table-cell>
          <table:table-cell office:value-type="float" office:value="66.8" calcext:value-type="float">
            <text:p>66.8</text:p>
          </table:table-cell>
          <table:table-cell office:value-type="float" office:value="19284814" calcext:value-type="float">
            <text:p>19284814</text:p>
          </table:table-cell>
          <table:table-cell office:value-type="float" office:value="6470.866545" calcext:value-type="float">
            <text:p>6470.866545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972" calcext:value-type="float">
            <text:p>1972</text:p>
          </table:table-cell>
          <table:table-cell office:value-type="float" office:value="69.21" calcext:value-type="float">
            <text:p>69.21</text:p>
          </table:table-cell>
          <table:table-cell office:value-type="float" office:value="20662648" calcext:value-type="float">
            <text:p>20662648</text:p>
          </table:table-cell>
          <table:table-cell office:value-type="float" office:value="8011.414402" calcext:value-type="float">
            <text:p>8011.414402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977" calcext:value-type="float">
            <text:p>1977</text:p>
          </table:table-cell>
          <table:table-cell office:value-type="float" office:value="69.46" calcext:value-type="float">
            <text:p>69.46</text:p>
          </table:table-cell>
          <table:table-cell office:value-type="float" office:value="21658597" calcext:value-type="float">
            <text:p>21658597</text:p>
          </table:table-cell>
          <table:table-cell office:value-type="float" office:value="9356.39724" calcext:value-type="float">
            <text:p>9356.39724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982" calcext:value-type="float">
            <text:p>1982</text:p>
          </table:table-cell>
          <table:table-cell office:value-type="float" office:value="69.66" calcext:value-type="float">
            <text:p>69.66</text:p>
          </table:table-cell>
          <table:table-cell office:value-type="float" office:value="22356726" calcext:value-type="float">
            <text:p>22356726</text:p>
          </table:table-cell>
          <table:table-cell office:value-type="float" office:value="9605.314053" calcext:value-type="float">
            <text:p>9605.314053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987" calcext:value-type="float">
            <text:p>1987</text:p>
          </table:table-cell>
          <table:table-cell office:value-type="float" office:value="69.53" calcext:value-type="float">
            <text:p>69.53</text:p>
          </table:table-cell>
          <table:table-cell office:value-type="float" office:value="22686371" calcext:value-type="float">
            <text:p>22686371</text:p>
          </table:table-cell>
          <table:table-cell office:value-type="float" office:value="9696.273295" calcext:value-type="float">
            <text:p>9696.273295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992" calcext:value-type="float">
            <text:p>1992</text:p>
          </table:table-cell>
          <table:table-cell office:value-type="float" office:value="69.36" calcext:value-type="float">
            <text:p>69.36</text:p>
          </table:table-cell>
          <table:table-cell office:value-type="float" office:value="22797027" calcext:value-type="float">
            <text:p>22797027</text:p>
          </table:table-cell>
          <table:table-cell office:value-type="float" office:value="6598.409903" calcext:value-type="float">
            <text:p>6598.409903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997" calcext:value-type="float">
            <text:p>1997</text:p>
          </table:table-cell>
          <table:table-cell office:value-type="float" office:value="69.72" calcext:value-type="float">
            <text:p>69.72</text:p>
          </table:table-cell>
          <table:table-cell office:value-type="float" office:value="22562458" calcext:value-type="float">
            <text:p>22562458</text:p>
          </table:table-cell>
          <table:table-cell office:value-type="float" office:value="7346.547557" calcext:value-type="float">
            <text:p>7346.547557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02" calcext:value-type="float">
            <text:p>2002</text:p>
          </table:table-cell>
          <table:table-cell office:value-type="float" office:value="71.322" calcext:value-type="float">
            <text:p>71.322</text:p>
          </table:table-cell>
          <table:table-cell office:value-type="float" office:value="22404337" calcext:value-type="float">
            <text:p>22404337</text:p>
          </table:table-cell>
          <table:table-cell office:value-type="float" office:value="7885.360081" calcext:value-type="float">
            <text:p>7885.360081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07" calcext:value-type="float">
            <text:p>2007</text:p>
          </table:table-cell>
          <table:table-cell office:value-type="float" office:value="72.476" calcext:value-type="float">
            <text:p>72.476</text:p>
          </table:table-cell>
          <table:table-cell office:value-type="float" office:value="22276056" calcext:value-type="float">
            <text:p>22276056</text:p>
          </table:table-cell>
          <table:table-cell office:value-type="float" office:value="10808.47561" calcext:value-type="float">
            <text:p>10808.47561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952" calcext:value-type="float">
            <text:p>1952</text:p>
          </table:table-cell>
          <table:table-cell office:value-type="float" office:value="40" calcext:value-type="float">
            <text:p>40</text:p>
          </table:table-cell>
          <table:table-cell office:value-type="float" office:value="2534927" calcext:value-type="float">
            <text:p>2534927</text:p>
          </table:table-cell>
          <table:table-cell office:value-type="float" office:value="493.3238752" calcext:value-type="float">
            <text:p>493.3238752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957" calcext:value-type="float">
            <text:p>1957</text:p>
          </table:table-cell>
          <table:table-cell office:value-type="float" office:value="41.5" calcext:value-type="float">
            <text:p>41.5</text:p>
          </table:table-cell>
          <table:table-cell office:value-type="float" office:value="2822082" calcext:value-type="float">
            <text:p>2822082</text:p>
          </table:table-cell>
          <table:table-cell office:value-type="float" office:value="540.2893983" calcext:value-type="float">
            <text:p>540.2893983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962" calcext:value-type="float">
            <text:p>1962</text:p>
          </table:table-cell>
          <table:table-cell office:value-type="float" office:value="43" calcext:value-type="float">
            <text:p>43</text:p>
          </table:table-cell>
          <table:table-cell office:value-type="float" office:value="3051242" calcext:value-type="float">
            <text:p>3051242</text:p>
          </table:table-cell>
          <table:table-cell office:value-type="float" office:value="597.4730727" calcext:value-type="float">
            <text:p>597.4730727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967" calcext:value-type="float">
            <text:p>1967</text:p>
          </table:table-cell>
          <table:table-cell office:value-type="float" office:value="44.1" calcext:value-type="float">
            <text:p>44.1</text:p>
          </table:table-cell>
          <table:table-cell office:value-type="float" office:value="3451079" calcext:value-type="float">
            <text:p>3451079</text:p>
          </table:table-cell>
          <table:table-cell office:value-type="float" office:value="510.9637142" calcext:value-type="float">
            <text:p>510.9637142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972" calcext:value-type="float">
            <text:p>1972</text:p>
          </table:table-cell>
          <table:table-cell office:value-type="float" office:value="44.6" calcext:value-type="float">
            <text:p>44.6</text:p>
          </table:table-cell>
          <table:table-cell office:value-type="float" office:value="3992121" calcext:value-type="float">
            <text:p>3992121</text:p>
          </table:table-cell>
          <table:table-cell office:value-type="float" office:value="590.5806638" calcext:value-type="float">
            <text:p>590.5806638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977" calcext:value-type="float">
            <text:p>1977</text:p>
          </table:table-cell>
          <table:table-cell office:value-type="float" office:value="45" calcext:value-type="float">
            <text:p>45</text:p>
          </table:table-cell>
          <table:table-cell office:value-type="float" office:value="4657072" calcext:value-type="float">
            <text:p>4657072</text:p>
          </table:table-cell>
          <table:table-cell office:value-type="float" office:value="670.0806011" calcext:value-type="float">
            <text:p>670.0806011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982" calcext:value-type="float">
            <text:p>1982</text:p>
          </table:table-cell>
          <table:table-cell office:value-type="float" office:value="46.218" calcext:value-type="float">
            <text:p>46.218</text:p>
          </table:table-cell>
          <table:table-cell office:value-type="float" office:value="5507565" calcext:value-type="float">
            <text:p>5507565</text:p>
          </table:table-cell>
          <table:table-cell office:value-type="float" office:value="881.5706467" calcext:value-type="float">
            <text:p>881.5706467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987" calcext:value-type="float">
            <text:p>1987</text:p>
          </table:table-cell>
          <table:table-cell office:value-type="float" office:value="44.02" calcext:value-type="float">
            <text:p>44.02</text:p>
          </table:table-cell>
          <table:table-cell office:value-type="float" office:value="6349365" calcext:value-type="float">
            <text:p>6349365</text:p>
          </table:table-cell>
          <table:table-cell office:value-type="float" office:value="847.991217" calcext:value-type="float">
            <text:p>847.991217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992" calcext:value-type="float">
            <text:p>1992</text:p>
          </table:table-cell>
          <table:table-cell office:value-type="float" office:value="23.599" calcext:value-type="float">
            <text:p>23.599</text:p>
          </table:table-cell>
          <table:table-cell office:value-type="float" office:value="7290203" calcext:value-type="float">
            <text:p>7290203</text:p>
          </table:table-cell>
          <table:table-cell office:value-type="float" office:value="737.0685949" calcext:value-type="float">
            <text:p>737.0685949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997" calcext:value-type="float">
            <text:p>1997</text:p>
          </table:table-cell>
          <table:table-cell office:value-type="float" office:value="36.087" calcext:value-type="float">
            <text:p>36.087</text:p>
          </table:table-cell>
          <table:table-cell office:value-type="float" office:value="7212583" calcext:value-type="float">
            <text:p>7212583</text:p>
          </table:table-cell>
          <table:table-cell office:value-type="float" office:value="589.9445051" calcext:value-type="float">
            <text:p>589.9445051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02" calcext:value-type="float">
            <text:p>2002</text:p>
          </table:table-cell>
          <table:table-cell office:value-type="float" office:value="43.413" calcext:value-type="float">
            <text:p>43.413</text:p>
          </table:table-cell>
          <table:table-cell office:value-type="float" office:value="7852401" calcext:value-type="float">
            <text:p>7852401</text:p>
          </table:table-cell>
          <table:table-cell office:value-type="float" office:value="785.6537648" calcext:value-type="float">
            <text:p>785.6537648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07" calcext:value-type="float">
            <text:p>2007</text:p>
          </table:table-cell>
          <table:table-cell office:value-type="float" office:value="46.242" calcext:value-type="float">
            <text:p>46.242</text:p>
          </table:table-cell>
          <table:table-cell office:value-type="float" office:value="8860588" calcext:value-type="float">
            <text:p>8860588</text:p>
          </table:table-cell>
          <table:table-cell office:value-type="float" office:value="863.0884639" calcext:value-type="float">
            <text:p>863.0884639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1952" calcext:value-type="float">
            <text:p>1952</text:p>
          </table:table-cell>
          <table:table-cell office:value-type="float" office:value="46.471" calcext:value-type="float">
            <text:p>46.471</text:p>
          </table:table-cell>
          <table:table-cell office:value-type="float" office:value="60011" calcext:value-type="float">
            <text:p>60011</text:p>
          </table:table-cell>
          <table:table-cell office:value-type="float" office:value="879.5835855" calcext:value-type="float">
            <text:p>879.5835855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1957" calcext:value-type="float">
            <text:p>1957</text:p>
          </table:table-cell>
          <table:table-cell office:value-type="float" office:value="48.945" calcext:value-type="float">
            <text:p>48.945</text:p>
          </table:table-cell>
          <table:table-cell office:value-type="float" office:value="61325" calcext:value-type="float">
            <text:p>61325</text:p>
          </table:table-cell>
          <table:table-cell office:value-type="float" office:value="860.7369026" calcext:value-type="float">
            <text:p>860.7369026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1962" calcext:value-type="float">
            <text:p>1962</text:p>
          </table:table-cell>
          <table:table-cell office:value-type="float" office:value="51.893" calcext:value-type="float">
            <text:p>51.893</text:p>
          </table:table-cell>
          <table:table-cell office:value-type="float" office:value="65345" calcext:value-type="float">
            <text:p>65345</text:p>
          </table:table-cell>
          <table:table-cell office:value-type="float" office:value="1071.551119" calcext:value-type="float">
            <text:p>1071.551119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1967" calcext:value-type="float">
            <text:p>1967</text:p>
          </table:table-cell>
          <table:table-cell office:value-type="float" office:value="54.425" calcext:value-type="float">
            <text:p>54.425</text:p>
          </table:table-cell>
          <table:table-cell office:value-type="float" office:value="70787" calcext:value-type="float">
            <text:p>70787</text:p>
          </table:table-cell>
          <table:table-cell office:value-type="float" office:value="1384.840593" calcext:value-type="float">
            <text:p>1384.840593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1972" calcext:value-type="float">
            <text:p>1972</text:p>
          </table:table-cell>
          <table:table-cell office:value-type="float" office:value="56.48" calcext:value-type="float">
            <text:p>56.48</text:p>
          </table:table-cell>
          <table:table-cell office:value-type="float" office:value="76595" calcext:value-type="float">
            <text:p>76595</text:p>
          </table:table-cell>
          <table:table-cell office:value-type="float" office:value="1532.985254" calcext:value-type="float">
            <text:p>1532.985254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1977" calcext:value-type="float">
            <text:p>1977</text:p>
          </table:table-cell>
          <table:table-cell office:value-type="float" office:value="58.55" calcext:value-type="float">
            <text:p>58.55</text:p>
          </table:table-cell>
          <table:table-cell office:value-type="float" office:value="86796" calcext:value-type="float">
            <text:p>86796</text:p>
          </table:table-cell>
          <table:table-cell office:value-type="float" office:value="1737.561657" calcext:value-type="float">
            <text:p>1737.561657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1982" calcext:value-type="float">
            <text:p>1982</text:p>
          </table:table-cell>
          <table:table-cell office:value-type="float" office:value="60.351" calcext:value-type="float">
            <text:p>60.351</text:p>
          </table:table-cell>
          <table:table-cell office:value-type="float" office:value="98593" calcext:value-type="float">
            <text:p>98593</text:p>
          </table:table-cell>
          <table:table-cell office:value-type="float" office:value="1890.218117" calcext:value-type="float">
            <text:p>1890.218117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1987" calcext:value-type="float">
            <text:p>1987</text:p>
          </table:table-cell>
          <table:table-cell office:value-type="float" office:value="61.728" calcext:value-type="float">
            <text:p>61.728</text:p>
          </table:table-cell>
          <table:table-cell office:value-type="float" office:value="110812" calcext:value-type="float">
            <text:p>110812</text:p>
          </table:table-cell>
          <table:table-cell office:value-type="float" office:value="1516.525457" calcext:value-type="float">
            <text:p>1516.525457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1992" calcext:value-type="float">
            <text:p>1992</text:p>
          </table:table-cell>
          <table:table-cell office:value-type="float" office:value="62.742" calcext:value-type="float">
            <text:p>62.742</text:p>
          </table:table-cell>
          <table:table-cell office:value-type="float" office:value="125911" calcext:value-type="float">
            <text:p>125911</text:p>
          </table:table-cell>
          <table:table-cell office:value-type="float" office:value="1428.777814" calcext:value-type="float">
            <text:p>1428.777814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1997" calcext:value-type="float">
            <text:p>1997</text:p>
          </table:table-cell>
          <table:table-cell office:value-type="float" office:value="63.306" calcext:value-type="float">
            <text:p>63.306</text:p>
          </table:table-cell>
          <table:table-cell office:value-type="float" office:value="145608" calcext:value-type="float">
            <text:p>145608</text:p>
          </table:table-cell>
          <table:table-cell office:value-type="float" office:value="1339.076036" calcext:value-type="float">
            <text:p>1339.076036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02" calcext:value-type="float">
            <text:p>2002</text:p>
          </table:table-cell>
          <table:table-cell office:value-type="float" office:value="64.337" calcext:value-type="float">
            <text:p>64.337</text:p>
          </table:table-cell>
          <table:table-cell office:value-type="float" office:value="170372" calcext:value-type="float">
            <text:p>170372</text:p>
          </table:table-cell>
          <table:table-cell office:value-type="float" office:value="1353.09239" calcext:value-type="float">
            <text:p>1353.09239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07" calcext:value-type="float">
            <text:p>2007</text:p>
          </table:table-cell>
          <table:table-cell office:value-type="float" office:value="65.528" calcext:value-type="float">
            <text:p>65.528</text:p>
          </table:table-cell>
          <table:table-cell office:value-type="float" office:value="199579" calcext:value-type="float">
            <text:p>199579</text:p>
          </table:table-cell>
          <table:table-cell office:value-type="float" office:value="1598.435089" calcext:value-type="float">
            <text:p>1598.435089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1952" calcext:value-type="float">
            <text:p>1952</text:p>
          </table:table-cell>
          <table:table-cell office:value-type="float" office:value="39.875" calcext:value-type="float">
            <text:p>39.875</text:p>
          </table:table-cell>
          <table:table-cell office:value-type="float" office:value="4005677" calcext:value-type="float">
            <text:p>4005677</text:p>
          </table:table-cell>
          <table:table-cell office:value-type="float" office:value="6459.554823" calcext:value-type="float">
            <text:p>6459.554823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1957" calcext:value-type="float">
            <text:p>1957</text:p>
          </table:table-cell>
          <table:table-cell office:value-type="float" office:value="42.868" calcext:value-type="float">
            <text:p>42.868</text:p>
          </table:table-cell>
          <table:table-cell office:value-type="float" office:value="4419650" calcext:value-type="float">
            <text:p>4419650</text:p>
          </table:table-cell>
          <table:table-cell office:value-type="float" office:value="8157.591248" calcext:value-type="float">
            <text:p>8157.591248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1962" calcext:value-type="float">
            <text:p>1962</text:p>
          </table:table-cell>
          <table:table-cell office:value-type="float" office:value="45.914" calcext:value-type="float">
            <text:p>45.914</text:p>
          </table:table-cell>
          <table:table-cell office:value-type="float" office:value="4943029" calcext:value-type="float">
            <text:p>4943029</text:p>
          </table:table-cell>
          <table:table-cell office:value-type="float" office:value="11626.41975" calcext:value-type="float">
            <text:p>11626.41975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1967" calcext:value-type="float">
            <text:p>1967</text:p>
          </table:table-cell>
          <table:table-cell office:value-type="float" office:value="49.901" calcext:value-type="float">
            <text:p>49.901</text:p>
          </table:table-cell>
          <table:table-cell office:value-type="float" office:value="5618198" calcext:value-type="float">
            <text:p>5618198</text:p>
          </table:table-cell>
          <table:table-cell office:value-type="float" office:value="16903.04886" calcext:value-type="float">
            <text:p>16903.04886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1972" calcext:value-type="float">
            <text:p>1972</text:p>
          </table:table-cell>
          <table:table-cell office:value-type="float" office:value="53.886" calcext:value-type="float">
            <text:p>53.886</text:p>
          </table:table-cell>
          <table:table-cell office:value-type="float" office:value="6472756" calcext:value-type="float">
            <text:p>6472756</text:p>
          </table:table-cell>
          <table:table-cell office:value-type="float" office:value="24837.42865" calcext:value-type="float">
            <text:p>24837.42865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1977" calcext:value-type="float">
            <text:p>1977</text:p>
          </table:table-cell>
          <table:table-cell office:value-type="float" office:value="58.69" calcext:value-type="float">
            <text:p>58.69</text:p>
          </table:table-cell>
          <table:table-cell office:value-type="float" office:value="8128505" calcext:value-type="float">
            <text:p>8128505</text:p>
          </table:table-cell>
          <table:table-cell office:value-type="float" office:value="34167.7626" calcext:value-type="float">
            <text:p>34167.7626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1982" calcext:value-type="float">
            <text:p>1982</text:p>
          </table:table-cell>
          <table:table-cell office:value-type="float" office:value="63.012" calcext:value-type="float">
            <text:p>63.012</text:p>
          </table:table-cell>
          <table:table-cell office:value-type="float" office:value="11254672" calcext:value-type="float">
            <text:p>11254672</text:p>
          </table:table-cell>
          <table:table-cell office:value-type="float" office:value="33693.17525" calcext:value-type="float">
            <text:p>33693.17525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1987" calcext:value-type="float">
            <text:p>1987</text:p>
          </table:table-cell>
          <table:table-cell office:value-type="float" office:value="66.295" calcext:value-type="float">
            <text:p>66.295</text:p>
          </table:table-cell>
          <table:table-cell office:value-type="float" office:value="14619745" calcext:value-type="float">
            <text:p>14619745</text:p>
          </table:table-cell>
          <table:table-cell office:value-type="float" office:value="21198.26136" calcext:value-type="float">
            <text:p>21198.26136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1992" calcext:value-type="float">
            <text:p>1992</text:p>
          </table:table-cell>
          <table:table-cell office:value-type="float" office:value="68.768" calcext:value-type="float">
            <text:p>68.768</text:p>
          </table:table-cell>
          <table:table-cell office:value-type="float" office:value="16945857" calcext:value-type="float">
            <text:p>16945857</text:p>
          </table:table-cell>
          <table:table-cell office:value-type="float" office:value="24841.61777" calcext:value-type="float">
            <text:p>24841.61777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1997" calcext:value-type="float">
            <text:p>1997</text:p>
          </table:table-cell>
          <table:table-cell office:value-type="float" office:value="70.533" calcext:value-type="float">
            <text:p>70.533</text:p>
          </table:table-cell>
          <table:table-cell office:value-type="float" office:value="21229759" calcext:value-type="float">
            <text:p>21229759</text:p>
          </table:table-cell>
          <table:table-cell office:value-type="float" office:value="20586.69019" calcext:value-type="float">
            <text:p>20586.69019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02" calcext:value-type="float">
            <text:p>2002</text:p>
          </table:table-cell>
          <table:table-cell office:value-type="float" office:value="71.626" calcext:value-type="float">
            <text:p>71.626</text:p>
          </table:table-cell>
          <table:table-cell office:value-type="float" office:value="24501530" calcext:value-type="float">
            <text:p>24501530</text:p>
          </table:table-cell>
          <table:table-cell office:value-type="float" office:value="19014.54118" calcext:value-type="float">
            <text:p>19014.54118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07" calcext:value-type="float">
            <text:p>2007</text:p>
          </table:table-cell>
          <table:table-cell office:value-type="float" office:value="72.777" calcext:value-type="float">
            <text:p>72.777</text:p>
          </table:table-cell>
          <table:table-cell office:value-type="float" office:value="27601038" calcext:value-type="float">
            <text:p>27601038</text:p>
          </table:table-cell>
          <table:table-cell office:value-type="float" office:value="21654.83194" calcext:value-type="float">
            <text:p>21654.83194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952" calcext:value-type="float">
            <text:p>1952</text:p>
          </table:table-cell>
          <table:table-cell office:value-type="float" office:value="37.278" calcext:value-type="float">
            <text:p>37.278</text:p>
          </table:table-cell>
          <table:table-cell office:value-type="float" office:value="2755589" calcext:value-type="float">
            <text:p>2755589</text:p>
          </table:table-cell>
          <table:table-cell office:value-type="float" office:value="1450.356983" calcext:value-type="float">
            <text:p>1450.356983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957" calcext:value-type="float">
            <text:p>1957</text:p>
          </table:table-cell>
          <table:table-cell office:value-type="float" office:value="39.329" calcext:value-type="float">
            <text:p>39.329</text:p>
          </table:table-cell>
          <table:table-cell office:value-type="float" office:value="3054547" calcext:value-type="float">
            <text:p>3054547</text:p>
          </table:table-cell>
          <table:table-cell office:value-type="float" office:value="1567.653006" calcext:value-type="float">
            <text:p>1567.653006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962" calcext:value-type="float">
            <text:p>1962</text:p>
          </table:table-cell>
          <table:table-cell office:value-type="float" office:value="41.454" calcext:value-type="float">
            <text:p>41.454</text:p>
          </table:table-cell>
          <table:table-cell office:value-type="float" office:value="3430243" calcext:value-type="float">
            <text:p>3430243</text:p>
          </table:table-cell>
          <table:table-cell office:value-type="float" office:value="1654.988723" calcext:value-type="float">
            <text:p>1654.988723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967" calcext:value-type="float">
            <text:p>1967</text:p>
          </table:table-cell>
          <table:table-cell office:value-type="float" office:value="43.563" calcext:value-type="float">
            <text:p>43.563</text:p>
          </table:table-cell>
          <table:table-cell office:value-type="float" office:value="3965841" calcext:value-type="float">
            <text:p>3965841</text:p>
          </table:table-cell>
          <table:table-cell office:value-type="float" office:value="1612.404632" calcext:value-type="float">
            <text:p>1612.404632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972" calcext:value-type="float">
            <text:p>1972</text:p>
          </table:table-cell>
          <table:table-cell office:value-type="float" office:value="45.815" calcext:value-type="float">
            <text:p>45.815</text:p>
          </table:table-cell>
          <table:table-cell office:value-type="float" office:value="4588696" calcext:value-type="float">
            <text:p>4588696</text:p>
          </table:table-cell>
          <table:table-cell office:value-type="float" office:value="1597.712056" calcext:value-type="float">
            <text:p>1597.712056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977" calcext:value-type="float">
            <text:p>1977</text:p>
          </table:table-cell>
          <table:table-cell office:value-type="float" office:value="48.879" calcext:value-type="float">
            <text:p>48.879</text:p>
          </table:table-cell>
          <table:table-cell office:value-type="float" office:value="5260855" calcext:value-type="float">
            <text:p>5260855</text:p>
          </table:table-cell>
          <table:table-cell office:value-type="float" office:value="1561.769116" calcext:value-type="float">
            <text:p>1561.769116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982" calcext:value-type="float">
            <text:p>1982</text:p>
          </table:table-cell>
          <table:table-cell office:value-type="float" office:value="52.379" calcext:value-type="float">
            <text:p>52.379</text:p>
          </table:table-cell>
          <table:table-cell office:value-type="float" office:value="6147783" calcext:value-type="float">
            <text:p>6147783</text:p>
          </table:table-cell>
          <table:table-cell office:value-type="float" office:value="1518.479984" calcext:value-type="float">
            <text:p>1518.479984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987" calcext:value-type="float">
            <text:p>1987</text:p>
          </table:table-cell>
          <table:table-cell office:value-type="float" office:value="55.769" calcext:value-type="float">
            <text:p>55.769</text:p>
          </table:table-cell>
          <table:table-cell office:value-type="float" office:value="7171347" calcext:value-type="float">
            <text:p>7171347</text:p>
          </table:table-cell>
          <table:table-cell office:value-type="float" office:value="1441.72072" calcext:value-type="float">
            <text:p>1441.72072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992" calcext:value-type="float">
            <text:p>1992</text:p>
          </table:table-cell>
          <table:table-cell office:value-type="float" office:value="58.196" calcext:value-type="float">
            <text:p>58.196</text:p>
          </table:table-cell>
          <table:table-cell office:value-type="float" office:value="8307920" calcext:value-type="float">
            <text:p>8307920</text:p>
          </table:table-cell>
          <table:table-cell office:value-type="float" office:value="1367.899369" calcext:value-type="float">
            <text:p>1367.899369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997" calcext:value-type="float">
            <text:p>1997</text:p>
          </table:table-cell>
          <table:table-cell office:value-type="float" office:value="60.187" calcext:value-type="float">
            <text:p>60.187</text:p>
          </table:table-cell>
          <table:table-cell office:value-type="float" office:value="9535314" calcext:value-type="float">
            <text:p>9535314</text:p>
          </table:table-cell>
          <table:table-cell office:value-type="float" office:value="1392.368347" calcext:value-type="float">
            <text:p>1392.368347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02" calcext:value-type="float">
            <text:p>2002</text:p>
          </table:table-cell>
          <table:table-cell office:value-type="float" office:value="61.6" calcext:value-type="float">
            <text:p>61.6</text:p>
          </table:table-cell>
          <table:table-cell office:value-type="float" office:value="10870037" calcext:value-type="float">
            <text:p>10870037</text:p>
          </table:table-cell>
          <table:table-cell office:value-type="float" office:value="1519.635262" calcext:value-type="float">
            <text:p>1519.635262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07" calcext:value-type="float">
            <text:p>2007</text:p>
          </table:table-cell>
          <table:table-cell office:value-type="float" office:value="63.062" calcext:value-type="float">
            <text:p>63.062</text:p>
          </table:table-cell>
          <table:table-cell office:value-type="float" office:value="12267493" calcext:value-type="float">
            <text:p>12267493</text:p>
          </table:table-cell>
          <table:table-cell office:value-type="float" office:value="1712.472136" calcext:value-type="float">
            <text:p>1712.472136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1952" calcext:value-type="float">
            <text:p>1952</text:p>
          </table:table-cell>
          <table:table-cell office:value-type="float" office:value="57.996" calcext:value-type="float">
            <text:p>57.996</text:p>
          </table:table-cell>
          <table:table-cell office:value-type="float" office:value="6860147" calcext:value-type="float">
            <text:p>6860147</text:p>
          </table:table-cell>
          <table:table-cell office:value-type="float" office:value="3581.459448" calcext:value-type="float">
            <text:p>3581.459448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1957" calcext:value-type="float">
            <text:p>1957</text:p>
          </table:table-cell>
          <table:table-cell office:value-type="float" office:value="61.685" calcext:value-type="float">
            <text:p>61.685</text:p>
          </table:table-cell>
          <table:table-cell office:value-type="float" office:value="7271135" calcext:value-type="float">
            <text:p>7271135</text:p>
          </table:table-cell>
          <table:table-cell office:value-type="float" office:value="4981.090891" calcext:value-type="float">
            <text:p>4981.090891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1962" calcext:value-type="float">
            <text:p>1962</text:p>
          </table:table-cell>
          <table:table-cell office:value-type="float" office:value="64.531" calcext:value-type="float">
            <text:p>64.531</text:p>
          </table:table-cell>
          <table:table-cell office:value-type="float" office:value="7616060" calcext:value-type="float">
            <text:p>7616060</text:p>
          </table:table-cell>
          <table:table-cell office:value-type="float" office:value="6289.629157" calcext:value-type="float">
            <text:p>6289.629157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1967" calcext:value-type="float">
            <text:p>1967</text:p>
          </table:table-cell>
          <table:table-cell office:value-type="float" office:value="66.914" calcext:value-type="float">
            <text:p>66.914</text:p>
          </table:table-cell>
          <table:table-cell office:value-type="float" office:value="7971222" calcext:value-type="float">
            <text:p>7971222</text:p>
          </table:table-cell>
          <table:table-cell office:value-type="float" office:value="7991.707066" calcext:value-type="float">
            <text:p>7991.707066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1972" calcext:value-type="float">
            <text:p>1972</text:p>
          </table:table-cell>
          <table:table-cell office:value-type="float" office:value="68.7" calcext:value-type="float">
            <text:p>68.7</text:p>
          </table:table-cell>
          <table:table-cell office:value-type="float" office:value="8313288" calcext:value-type="float">
            <text:p>8313288</text:p>
          </table:table-cell>
          <table:table-cell office:value-type="float" office:value="10522.06749" calcext:value-type="float">
            <text:p>10522.06749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1977" calcext:value-type="float">
            <text:p>1977</text:p>
          </table:table-cell>
          <table:table-cell office:value-type="float" office:value="70.3" calcext:value-type="float">
            <text:p>70.3</text:p>
          </table:table-cell>
          <table:table-cell office:value-type="float" office:value="8686367" calcext:value-type="float">
            <text:p>8686367</text:p>
          </table:table-cell>
          <table:table-cell office:value-type="float" office:value="12980.66956" calcext:value-type="float">
            <text:p>12980.66956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1982" calcext:value-type="float">
            <text:p>1982</text:p>
          </table:table-cell>
          <table:table-cell office:value-type="float" office:value="70.162" calcext:value-type="float">
            <text:p>70.162</text:p>
          </table:table-cell>
          <table:table-cell office:value-type="float" office:value="9032824" calcext:value-type="float">
            <text:p>9032824</text:p>
          </table:table-cell>
          <table:table-cell office:value-type="float" office:value="15181.0927" calcext:value-type="float">
            <text:p>15181.0927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1987" calcext:value-type="float">
            <text:p>1987</text:p>
          </table:table-cell>
          <table:table-cell office:value-type="float" office:value="71.218" calcext:value-type="float">
            <text:p>71.218</text:p>
          </table:table-cell>
          <table:table-cell office:value-type="float" office:value="9230783" calcext:value-type="float">
            <text:p>9230783</text:p>
          </table:table-cell>
          <table:table-cell office:value-type="float" office:value="15870.87851" calcext:value-type="float">
            <text:p>15870.87851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1992" calcext:value-type="float">
            <text:p>1992</text:p>
          </table:table-cell>
          <table:table-cell office:value-type="float" office:value="71.659" calcext:value-type="float">
            <text:p>71.659</text:p>
          </table:table-cell>
          <table:table-cell office:value-type="float" office:value="9826397" calcext:value-type="float">
            <text:p>9826397</text:p>
          </table:table-cell>
          <table:table-cell office:value-type="float" office:value="9325.068238" calcext:value-type="float">
            <text:p>9325.068238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1997" calcext:value-type="float">
            <text:p>1997</text:p>
          </table:table-cell>
          <table:table-cell office:value-type="float" office:value="72.232" calcext:value-type="float">
            <text:p>72.232</text:p>
          </table:table-cell>
          <table:table-cell office:value-type="float" office:value="10336594" calcext:value-type="float">
            <text:p>10336594</text:p>
          </table:table-cell>
          <table:table-cell office:value-type="float" office:value="7914.320304" calcext:value-type="float">
            <text:p>7914.320304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02" calcext:value-type="float">
            <text:p>2002</text:p>
          </table:table-cell>
          <table:table-cell office:value-type="float" office:value="73.213" calcext:value-type="float">
            <text:p>73.213</text:p>
          </table:table-cell>
          <table:table-cell office:value-type="float" office:value="10111559" calcext:value-type="float">
            <text:p>10111559</text:p>
          </table:table-cell>
          <table:table-cell office:value-type="float" office:value="7236.075251" calcext:value-type="float">
            <text:p>7236.075251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07" calcext:value-type="float">
            <text:p>2007</text:p>
          </table:table-cell>
          <table:table-cell office:value-type="float" office:value="74.002" calcext:value-type="float">
            <text:p>74.002</text:p>
          </table:table-cell>
          <table:table-cell office:value-type="float" office:value="10150265" calcext:value-type="float">
            <text:p>10150265</text:p>
          </table:table-cell>
          <table:table-cell office:value-type="float" office:value="9786.534714" calcext:value-type="float">
            <text:p>9786.534714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1952" calcext:value-type="float">
            <text:p>1952</text:p>
          </table:table-cell>
          <table:table-cell office:value-type="float" office:value="30.331" calcext:value-type="float">
            <text:p>30.331</text:p>
          </table:table-cell>
          <table:table-cell office:value-type="float" office:value="2143249" calcext:value-type="float">
            <text:p>2143249</text:p>
          </table:table-cell>
          <table:table-cell office:value-type="float" office:value="879.7877358" calcext:value-type="float">
            <text:p>879.7877358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1957" calcext:value-type="float">
            <text:p>1957</text:p>
          </table:table-cell>
          <table:table-cell office:value-type="float" office:value="31.57" calcext:value-type="float">
            <text:p>31.57</text:p>
          </table:table-cell>
          <table:table-cell office:value-type="float" office:value="2295678" calcext:value-type="float">
            <text:p>2295678</text:p>
          </table:table-cell>
          <table:table-cell office:value-type="float" office:value="1004.484437" calcext:value-type="float">
            <text:p>1004.484437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1962" calcext:value-type="float">
            <text:p>1962</text:p>
          </table:table-cell>
          <table:table-cell office:value-type="float" office:value="32.767" calcext:value-type="float">
            <text:p>32.767</text:p>
          </table:table-cell>
          <table:table-cell office:value-type="float" office:value="2467895" calcext:value-type="float">
            <text:p>2467895</text:p>
          </table:table-cell>
          <table:table-cell office:value-type="float" office:value="1116.639877" calcext:value-type="float">
            <text:p>1116.639877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1967" calcext:value-type="float">
            <text:p>1967</text:p>
          </table:table-cell>
          <table:table-cell office:value-type="float" office:value="34.113" calcext:value-type="float">
            <text:p>34.113</text:p>
          </table:table-cell>
          <table:table-cell office:value-type="float" office:value="2662190" calcext:value-type="float">
            <text:p>2662190</text:p>
          </table:table-cell>
          <table:table-cell office:value-type="float" office:value="1206.043465" calcext:value-type="float">
            <text:p>1206.043465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1972" calcext:value-type="float">
            <text:p>1972</text:p>
          </table:table-cell>
          <table:table-cell office:value-type="float" office:value="35.4" calcext:value-type="float">
            <text:p>35.4</text:p>
          </table:table-cell>
          <table:table-cell office:value-type="float" office:value="2879013" calcext:value-type="float">
            <text:p>2879013</text:p>
          </table:table-cell>
          <table:table-cell office:value-type="float" office:value="1353.759762" calcext:value-type="float">
            <text:p>1353.759762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1977" calcext:value-type="float">
            <text:p>1977</text:p>
          </table:table-cell>
          <table:table-cell office:value-type="float" office:value="36.788" calcext:value-type="float">
            <text:p>36.788</text:p>
          </table:table-cell>
          <table:table-cell office:value-type="float" office:value="3140897" calcext:value-type="float">
            <text:p>3140897</text:p>
          </table:table-cell>
          <table:table-cell office:value-type="float" office:value="1348.285159" calcext:value-type="float">
            <text:p>1348.285159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1982" calcext:value-type="float">
            <text:p>1982</text:p>
          </table:table-cell>
          <table:table-cell office:value-type="float" office:value="38.445" calcext:value-type="float">
            <text:p>38.445</text:p>
          </table:table-cell>
          <table:table-cell office:value-type="float" office:value="3464522" calcext:value-type="float">
            <text:p>3464522</text:p>
          </table:table-cell>
          <table:table-cell office:value-type="float" office:value="1465.010784" calcext:value-type="float">
            <text:p>1465.010784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1987" calcext:value-type="float">
            <text:p>1987</text:p>
          </table:table-cell>
          <table:table-cell office:value-type="float" office:value="40.006" calcext:value-type="float">
            <text:p>40.006</text:p>
          </table:table-cell>
          <table:table-cell office:value-type="float" office:value="3868905" calcext:value-type="float">
            <text:p>3868905</text:p>
          </table:table-cell>
          <table:table-cell office:value-type="float" office:value="1294.447788" calcext:value-type="float">
            <text:p>1294.447788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1992" calcext:value-type="float">
            <text:p>1992</text:p>
          </table:table-cell>
          <table:table-cell office:value-type="float" office:value="38.333" calcext:value-type="float">
            <text:p>38.333</text:p>
          </table:table-cell>
          <table:table-cell office:value-type="float" office:value="4260884" calcext:value-type="float">
            <text:p>4260884</text:p>
          </table:table-cell>
          <table:table-cell office:value-type="float" office:value="1068.696278" calcext:value-type="float">
            <text:p>1068.696278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1997" calcext:value-type="float">
            <text:p>1997</text:p>
          </table:table-cell>
          <table:table-cell office:value-type="float" office:value="39.897" calcext:value-type="float">
            <text:p>39.897</text:p>
          </table:table-cell>
          <table:table-cell office:value-type="float" office:value="4578212" calcext:value-type="float">
            <text:p>4578212</text:p>
          </table:table-cell>
          <table:table-cell office:value-type="float" office:value="574.6481576" calcext:value-type="float">
            <text:p>574.6481576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02" calcext:value-type="float">
            <text:p>2002</text:p>
          </table:table-cell>
          <table:table-cell office:value-type="float" office:value="41.012" calcext:value-type="float">
            <text:p>41.012</text:p>
          </table:table-cell>
          <table:table-cell office:value-type="float" office:value="5359092" calcext:value-type="float">
            <text:p>5359092</text:p>
          </table:table-cell>
          <table:table-cell office:value-type="float" office:value="699.489713" calcext:value-type="float">
            <text:p>699.489713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07" calcext:value-type="float">
            <text:p>2007</text:p>
          </table:table-cell>
          <table:table-cell office:value-type="float" office:value="42.568" calcext:value-type="float">
            <text:p>42.568</text:p>
          </table:table-cell>
          <table:table-cell office:value-type="float" office:value="6144562" calcext:value-type="float">
            <text:p>6144562</text:p>
          </table:table-cell>
          <table:table-cell office:value-type="float" office:value="862.5407561" calcext:value-type="float">
            <text:p>862.5407561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952" calcext:value-type="float">
            <text:p>1952</text:p>
          </table:table-cell>
          <table:table-cell office:value-type="float" office:value="60.396" calcext:value-type="float">
            <text:p>60.396</text:p>
          </table:table-cell>
          <table:table-cell office:value-type="float" office:value="1127000" calcext:value-type="float">
            <text:p>1127000</text:p>
          </table:table-cell>
          <table:table-cell office:value-type="float" office:value="2315.138227" calcext:value-type="float">
            <text:p>2315.138227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957" calcext:value-type="float">
            <text:p>1957</text:p>
          </table:table-cell>
          <table:table-cell office:value-type="float" office:value="63.179" calcext:value-type="float">
            <text:p>63.179</text:p>
          </table:table-cell>
          <table:table-cell office:value-type="float" office:value="1445929" calcext:value-type="float">
            <text:p>1445929</text:p>
          </table:table-cell>
          <table:table-cell office:value-type="float" office:value="2843.104409" calcext:value-type="float">
            <text:p>2843.104409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962" calcext:value-type="float">
            <text:p>1962</text:p>
          </table:table-cell>
          <table:table-cell office:value-type="float" office:value="65.798" calcext:value-type="float">
            <text:p>65.798</text:p>
          </table:table-cell>
          <table:table-cell office:value-type="float" office:value="1750200" calcext:value-type="float">
            <text:p>1750200</text:p>
          </table:table-cell>
          <table:table-cell office:value-type="float" office:value="3674.735572" calcext:value-type="float">
            <text:p>3674.735572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967" calcext:value-type="float">
            <text:p>1967</text:p>
          </table:table-cell>
          <table:table-cell office:value-type="float" office:value="67.946" calcext:value-type="float">
            <text:p>67.946</text:p>
          </table:table-cell>
          <table:table-cell office:value-type="float" office:value="1977600" calcext:value-type="float">
            <text:p>1977600</text:p>
          </table:table-cell>
          <table:table-cell office:value-type="float" office:value="4977.41854" calcext:value-type="float">
            <text:p>4977.41854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972" calcext:value-type="float">
            <text:p>1972</text:p>
          </table:table-cell>
          <table:table-cell office:value-type="float" office:value="69.521" calcext:value-type="float">
            <text:p>69.521</text:p>
          </table:table-cell>
          <table:table-cell office:value-type="float" office:value="2152400" calcext:value-type="float">
            <text:p>2152400</text:p>
          </table:table-cell>
          <table:table-cell office:value-type="float" office:value="8597.756202" calcext:value-type="float">
            <text:p>8597.756202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977" calcext:value-type="float">
            <text:p>1977</text:p>
          </table:table-cell>
          <table:table-cell office:value-type="float" office:value="70.795" calcext:value-type="float">
            <text:p>70.795</text:p>
          </table:table-cell>
          <table:table-cell office:value-type="float" office:value="2325300" calcext:value-type="float">
            <text:p>2325300</text:p>
          </table:table-cell>
          <table:table-cell office:value-type="float" office:value="11210.08948" calcext:value-type="float">
            <text:p>11210.08948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982" calcext:value-type="float">
            <text:p>1982</text:p>
          </table:table-cell>
          <table:table-cell office:value-type="float" office:value="71.76" calcext:value-type="float">
            <text:p>71.76</text:p>
          </table:table-cell>
          <table:table-cell office:value-type="float" office:value="2651869" calcext:value-type="float">
            <text:p>2651869</text:p>
          </table:table-cell>
          <table:table-cell office:value-type="float" office:value="15169.16112" calcext:value-type="float">
            <text:p>15169.16112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987" calcext:value-type="float">
            <text:p>1987</text:p>
          </table:table-cell>
          <table:table-cell office:value-type="float" office:value="73.56" calcext:value-type="float">
            <text:p>73.56</text:p>
          </table:table-cell>
          <table:table-cell office:value-type="float" office:value="2794552" calcext:value-type="float">
            <text:p>2794552</text:p>
          </table:table-cell>
          <table:table-cell office:value-type="float" office:value="18861.53081" calcext:value-type="float">
            <text:p>18861.53081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992" calcext:value-type="float">
            <text:p>1992</text:p>
          </table:table-cell>
          <table:table-cell office:value-type="float" office:value="75.788" calcext:value-type="float">
            <text:p>75.788</text:p>
          </table:table-cell>
          <table:table-cell office:value-type="float" office:value="3235865" calcext:value-type="float">
            <text:p>3235865</text:p>
          </table:table-cell>
          <table:table-cell office:value-type="float" office:value="24769.8912" calcext:value-type="float">
            <text:p>24769.8912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997" calcext:value-type="float">
            <text:p>1997</text:p>
          </table:table-cell>
          <table:table-cell office:value-type="float" office:value="77.158" calcext:value-type="float">
            <text:p>77.158</text:p>
          </table:table-cell>
          <table:table-cell office:value-type="float" office:value="3802309" calcext:value-type="float">
            <text:p>3802309</text:p>
          </table:table-cell>
          <table:table-cell office:value-type="float" office:value="33519.4766" calcext:value-type="float">
            <text:p>33519.4766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02" calcext:value-type="float">
            <text:p>2002</text:p>
          </table:table-cell>
          <table:table-cell office:value-type="float" office:value="78.77" calcext:value-type="float">
            <text:p>78.77</text:p>
          </table:table-cell>
          <table:table-cell office:value-type="float" office:value="4197776" calcext:value-type="float">
            <text:p>4197776</text:p>
          </table:table-cell>
          <table:table-cell office:value-type="float" office:value="36023.1054" calcext:value-type="float">
            <text:p>36023.1054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07" calcext:value-type="float">
            <text:p>2007</text:p>
          </table:table-cell>
          <table:table-cell office:value-type="float" office:value="79.972" calcext:value-type="float">
            <text:p>79.972</text:p>
          </table:table-cell>
          <table:table-cell office:value-type="float" office:value="4553009" calcext:value-type="float">
            <text:p>4553009</text:p>
          </table:table-cell>
          <table:table-cell office:value-type="float" office:value="47143.17964" calcext:value-type="float">
            <text:p>47143.17964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float" office:value="1952" calcext:value-type="float">
            <text:p>1952</text:p>
          </table:table-cell>
          <table:table-cell office:value-type="float" office:value="64.36" calcext:value-type="float">
            <text:p>64.36</text:p>
          </table:table-cell>
          <table:table-cell office:value-type="float" office:value="3558137" calcext:value-type="float">
            <text:p>3558137</text:p>
          </table:table-cell>
          <table:table-cell office:value-type="float" office:value="5074.659104" calcext:value-type="float">
            <text:p>5074.659104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float" office:value="1957" calcext:value-type="float">
            <text:p>1957</text:p>
          </table:table-cell>
          <table:table-cell office:value-type="float" office:value="67.45" calcext:value-type="float">
            <text:p>67.45</text:p>
          </table:table-cell>
          <table:table-cell office:value-type="float" office:value="3844277" calcext:value-type="float">
            <text:p>3844277</text:p>
          </table:table-cell>
          <table:table-cell office:value-type="float" office:value="6093.26298" calcext:value-type="float">
            <text:p>6093.26298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float" office:value="1962" calcext:value-type="float">
            <text:p>1962</text:p>
          </table:table-cell>
          <table:table-cell office:value-type="float" office:value="70.33" calcext:value-type="float">
            <text:p>70.33</text:p>
          </table:table-cell>
          <table:table-cell office:value-type="float" office:value="4237384" calcext:value-type="float">
            <text:p>4237384</text:p>
          </table:table-cell>
          <table:table-cell office:value-type="float" office:value="7481.107598" calcext:value-type="float">
            <text:p>7481.107598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float" office:value="1967" calcext:value-type="float">
            <text:p>1967</text:p>
          </table:table-cell>
          <table:table-cell office:value-type="float" office:value="70.98" calcext:value-type="float">
            <text:p>70.98</text:p>
          </table:table-cell>
          <table:table-cell office:value-type="float" office:value="4442238" calcext:value-type="float">
            <text:p>4442238</text:p>
          </table:table-cell>
          <table:table-cell office:value-type="float" office:value="8412.902397" calcext:value-type="float">
            <text:p>8412.902397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float" office:value="1972" calcext:value-type="float">
            <text:p>1972</text:p>
          </table:table-cell>
          <table:table-cell office:value-type="float" office:value="70.35" calcext:value-type="float">
            <text:p>70.35</text:p>
          </table:table-cell>
          <table:table-cell office:value-type="float" office:value="4593433" calcext:value-type="float">
            <text:p>4593433</text:p>
          </table:table-cell>
          <table:table-cell office:value-type="float" office:value="9674.167626" calcext:value-type="float">
            <text:p>9674.167626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float" office:value="1977" calcext:value-type="float">
            <text:p>1977</text:p>
          </table:table-cell>
          <table:table-cell office:value-type="float" office:value="70.45" calcext:value-type="float">
            <text:p>70.45</text:p>
          </table:table-cell>
          <table:table-cell office:value-type="float" office:value="4827803" calcext:value-type="float">
            <text:p>4827803</text:p>
          </table:table-cell>
          <table:table-cell office:value-type="float" office:value="10922.66404" calcext:value-type="float">
            <text:p>10922.66404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float" office:value="1982" calcext:value-type="float">
            <text:p>1982</text:p>
          </table:table-cell>
          <table:table-cell office:value-type="float" office:value="70.8" calcext:value-type="float">
            <text:p>70.8</text:p>
          </table:table-cell>
          <table:table-cell office:value-type="float" office:value="5048043" calcext:value-type="float">
            <text:p>5048043</text:p>
          </table:table-cell>
          <table:table-cell office:value-type="float" office:value="11348.54585" calcext:value-type="float">
            <text:p>11348.54585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float" office:value="1987" calcext:value-type="float">
            <text:p>1987</text:p>
          </table:table-cell>
          <table:table-cell office:value-type="float" office:value="71.08" calcext:value-type="float">
            <text:p>71.08</text:p>
          </table:table-cell>
          <table:table-cell office:value-type="float" office:value="5199318" calcext:value-type="float">
            <text:p>5199318</text:p>
          </table:table-cell>
          <table:table-cell office:value-type="float" office:value="12037.26758" calcext:value-type="float">
            <text:p>12037.26758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float" office:value="1992" calcext:value-type="float">
            <text:p>1992</text:p>
          </table:table-cell>
          <table:table-cell office:value-type="float" office:value="71.38" calcext:value-type="float">
            <text:p>71.38</text:p>
          </table:table-cell>
          <table:table-cell office:value-type="float" office:value="5302888" calcext:value-type="float">
            <text:p>5302888</text:p>
          </table:table-cell>
          <table:table-cell office:value-type="float" office:value="9498.467723" calcext:value-type="float">
            <text:p>9498.467723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float" office:value="1997" calcext:value-type="float">
            <text:p>1997</text:p>
          </table:table-cell>
          <table:table-cell office:value-type="float" office:value="72.71" calcext:value-type="float">
            <text:p>72.71</text:p>
          </table:table-cell>
          <table:table-cell office:value-type="float" office:value="5383010" calcext:value-type="float">
            <text:p>5383010</text:p>
          </table:table-cell>
          <table:table-cell office:value-type="float" office:value="12126.23065" calcext:value-type="float">
            <text:p>12126.23065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float" office:value="2002" calcext:value-type="float">
            <text:p>2002</text:p>
          </table:table-cell>
          <table:table-cell office:value-type="float" office:value="73.8" calcext:value-type="float">
            <text:p>73.8</text:p>
          </table:table-cell>
          <table:table-cell office:value-type="float" office:value="5410052" calcext:value-type="float">
            <text:p>5410052</text:p>
          </table:table-cell>
          <table:table-cell office:value-type="float" office:value="13638.77837" calcext:value-type="float">
            <text:p>13638.77837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float" office:value="2007" calcext:value-type="float">
            <text:p>2007</text:p>
          </table:table-cell>
          <table:table-cell office:value-type="float" office:value="74.663" calcext:value-type="float">
            <text:p>74.663</text:p>
          </table:table-cell>
          <table:table-cell office:value-type="float" office:value="5447502" calcext:value-type="float">
            <text:p>5447502</text:p>
          </table:table-cell>
          <table:table-cell office:value-type="float" office:value="18678.31435" calcext:value-type="float">
            <text:p>18678.31435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1952" calcext:value-type="float">
            <text:p>1952</text:p>
          </table:table-cell>
          <table:table-cell office:value-type="float" office:value="65.57" calcext:value-type="float">
            <text:p>65.57</text:p>
          </table:table-cell>
          <table:table-cell office:value-type="float" office:value="1489518" calcext:value-type="float">
            <text:p>1489518</text:p>
          </table:table-cell>
          <table:table-cell office:value-type="float" office:value="4215.041741" calcext:value-type="float">
            <text:p>4215.041741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1957" calcext:value-type="float">
            <text:p>1957</text:p>
          </table:table-cell>
          <table:table-cell office:value-type="float" office:value="67.85" calcext:value-type="float">
            <text:p>67.85</text:p>
          </table:table-cell>
          <table:table-cell office:value-type="float" office:value="1533070" calcext:value-type="float">
            <text:p>1533070</text:p>
          </table:table-cell>
          <table:table-cell office:value-type="float" office:value="5862.276629" calcext:value-type="float">
            <text:p>5862.276629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1962" calcext:value-type="float">
            <text:p>1962</text:p>
          </table:table-cell>
          <table:table-cell office:value-type="float" office:value="69.15" calcext:value-type="float">
            <text:p>69.15</text:p>
          </table:table-cell>
          <table:table-cell office:value-type="float" office:value="1582962" calcext:value-type="float">
            <text:p>1582962</text:p>
          </table:table-cell>
          <table:table-cell office:value-type="float" office:value="7402.303395" calcext:value-type="float">
            <text:p>7402.303395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1967" calcext:value-type="float">
            <text:p>1967</text:p>
          </table:table-cell>
          <table:table-cell office:value-type="float" office:value="69.18" calcext:value-type="float">
            <text:p>69.18</text:p>
          </table:table-cell>
          <table:table-cell office:value-type="float" office:value="1646912" calcext:value-type="float">
            <text:p>1646912</text:p>
          </table:table-cell>
          <table:table-cell office:value-type="float" office:value="9405.489397" calcext:value-type="float">
            <text:p>9405.489397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1972" calcext:value-type="float">
            <text:p>1972</text:p>
          </table:table-cell>
          <table:table-cell office:value-type="float" office:value="69.82" calcext:value-type="float">
            <text:p>69.82</text:p>
          </table:table-cell>
          <table:table-cell office:value-type="float" office:value="1694510" calcext:value-type="float">
            <text:p>1694510</text:p>
          </table:table-cell>
          <table:table-cell office:value-type="float" office:value="12383.4862" calcext:value-type="float">
            <text:p>12383.4862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1977" calcext:value-type="float">
            <text:p>1977</text:p>
          </table:table-cell>
          <table:table-cell office:value-type="float" office:value="70.97" calcext:value-type="float">
            <text:p>70.97</text:p>
          </table:table-cell>
          <table:table-cell office:value-type="float" office:value="1746919" calcext:value-type="float">
            <text:p>1746919</text:p>
          </table:table-cell>
          <table:table-cell office:value-type="float" office:value="15277.03017" calcext:value-type="float">
            <text:p>15277.03017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1982" calcext:value-type="float">
            <text:p>1982</text:p>
          </table:table-cell>
          <table:table-cell office:value-type="float" office:value="71.063" calcext:value-type="float">
            <text:p>71.063</text:p>
          </table:table-cell>
          <table:table-cell office:value-type="float" office:value="1861252" calcext:value-type="float">
            <text:p>1861252</text:p>
          </table:table-cell>
          <table:table-cell office:value-type="float" office:value="17866.72175" calcext:value-type="float">
            <text:p>17866.72175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1987" calcext:value-type="float">
            <text:p>1987</text:p>
          </table:table-cell>
          <table:table-cell office:value-type="float" office:value="72.25" calcext:value-type="float">
            <text:p>72.25</text:p>
          </table:table-cell>
          <table:table-cell office:value-type="float" office:value="1945870" calcext:value-type="float">
            <text:p>1945870</text:p>
          </table:table-cell>
          <table:table-cell office:value-type="float" office:value="18678.53492" calcext:value-type="float">
            <text:p>18678.53492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1992" calcext:value-type="float">
            <text:p>1992</text:p>
          </table:table-cell>
          <table:table-cell office:value-type="float" office:value="73.64" calcext:value-type="float">
            <text:p>73.64</text:p>
          </table:table-cell>
          <table:table-cell office:value-type="float" office:value="1999210" calcext:value-type="float">
            <text:p>1999210</text:p>
          </table:table-cell>
          <table:table-cell office:value-type="float" office:value="14214.71681" calcext:value-type="float">
            <text:p>14214.71681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1997" calcext:value-type="float">
            <text:p>1997</text:p>
          </table:table-cell>
          <table:table-cell office:value-type="float" office:value="75.13" calcext:value-type="float">
            <text:p>75.13</text:p>
          </table:table-cell>
          <table:table-cell office:value-type="float" office:value="2011612" calcext:value-type="float">
            <text:p>2011612</text:p>
          </table:table-cell>
          <table:table-cell office:value-type="float" office:value="17161.10735" calcext:value-type="float">
            <text:p>17161.10735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02" calcext:value-type="float">
            <text:p>2002</text:p>
          </table:table-cell>
          <table:table-cell office:value-type="float" office:value="76.66" calcext:value-type="float">
            <text:p>76.66</text:p>
          </table:table-cell>
          <table:table-cell office:value-type="float" office:value="2011497" calcext:value-type="float">
            <text:p>2011497</text:p>
          </table:table-cell>
          <table:table-cell office:value-type="float" office:value="20660.01936" calcext:value-type="float">
            <text:p>20660.01936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07" calcext:value-type="float">
            <text:p>2007</text:p>
          </table:table-cell>
          <table:table-cell office:value-type="float" office:value="77.926" calcext:value-type="float">
            <text:p>77.926</text:p>
          </table:table-cell>
          <table:table-cell office:value-type="float" office:value="2009245" calcext:value-type="float">
            <text:p>2009245</text:p>
          </table:table-cell>
          <table:table-cell office:value-type="float" office:value="25768.25759" calcext:value-type="float">
            <text:p>25768.25759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952" calcext:value-type="float">
            <text:p>1952</text:p>
          </table:table-cell>
          <table:table-cell office:value-type="float" office:value="32.978" calcext:value-type="float">
            <text:p>32.978</text:p>
          </table:table-cell>
          <table:table-cell office:value-type="float" office:value="2526994" calcext:value-type="float">
            <text:p>2526994</text:p>
          </table:table-cell>
          <table:table-cell office:value-type="float" office:value="1135.749842" calcext:value-type="float">
            <text:p>1135.749842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957" calcext:value-type="float">
            <text:p>1957</text:p>
          </table:table-cell>
          <table:table-cell office:value-type="float" office:value="34.977" calcext:value-type="float">
            <text:p>34.977</text:p>
          </table:table-cell>
          <table:table-cell office:value-type="float" office:value="2780415" calcext:value-type="float">
            <text:p>2780415</text:p>
          </table:table-cell>
          <table:table-cell office:value-type="float" office:value="1258.147413" calcext:value-type="float">
            <text:p>1258.147413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962" calcext:value-type="float">
            <text:p>1962</text:p>
          </table:table-cell>
          <table:table-cell office:value-type="float" office:value="36.981" calcext:value-type="float">
            <text:p>36.981</text:p>
          </table:table-cell>
          <table:table-cell office:value-type="float" office:value="3080153" calcext:value-type="float">
            <text:p>3080153</text:p>
          </table:table-cell>
          <table:table-cell office:value-type="float" office:value="1369.488336" calcext:value-type="float">
            <text:p>1369.488336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967" calcext:value-type="float">
            <text:p>1967</text:p>
          </table:table-cell>
          <table:table-cell office:value-type="float" office:value="38.977" calcext:value-type="float">
            <text:p>38.977</text:p>
          </table:table-cell>
          <table:table-cell office:value-type="float" office:value="3428839" calcext:value-type="float">
            <text:p>3428839</text:p>
          </table:table-cell>
          <table:table-cell office:value-type="float" office:value="1284.73318" calcext:value-type="float">
            <text:p>1284.73318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972" calcext:value-type="float">
            <text:p>1972</text:p>
          </table:table-cell>
          <table:table-cell office:value-type="float" office:value="40.973" calcext:value-type="float">
            <text:p>40.973</text:p>
          </table:table-cell>
          <table:table-cell office:value-type="float" office:value="3840161" calcext:value-type="float">
            <text:p>3840161</text:p>
          </table:table-cell>
          <table:table-cell office:value-type="float" office:value="1254.576127" calcext:value-type="float">
            <text:p>1254.576127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977" calcext:value-type="float">
            <text:p>1977</text:p>
          </table:table-cell>
          <table:table-cell office:value-type="float" office:value="41.974" calcext:value-type="float">
            <text:p>41.974</text:p>
          </table:table-cell>
          <table:table-cell office:value-type="float" office:value="4353666" calcext:value-type="float">
            <text:p>4353666</text:p>
          </table:table-cell>
          <table:table-cell office:value-type="float" office:value="1450.992513" calcext:value-type="float">
            <text:p>1450.992513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982" calcext:value-type="float">
            <text:p>1982</text:p>
          </table:table-cell>
          <table:table-cell office:value-type="float" office:value="42.955" calcext:value-type="float">
            <text:p>42.955</text:p>
          </table:table-cell>
          <table:table-cell office:value-type="float" office:value="5828892" calcext:value-type="float">
            <text:p>5828892</text:p>
          </table:table-cell>
          <table:table-cell office:value-type="float" office:value="1176.807031" calcext:value-type="float">
            <text:p>1176.807031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987" calcext:value-type="float">
            <text:p>1987</text:p>
          </table:table-cell>
          <table:table-cell office:value-type="float" office:value="44.501" calcext:value-type="float">
            <text:p>44.501</text:p>
          </table:table-cell>
          <table:table-cell office:value-type="float" office:value="6921858" calcext:value-type="float">
            <text:p>6921858</text:p>
          </table:table-cell>
          <table:table-cell office:value-type="float" office:value="1093.244963" calcext:value-type="float">
            <text:p>1093.244963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992" calcext:value-type="float">
            <text:p>1992</text:p>
          </table:table-cell>
          <table:table-cell office:value-type="float" office:value="39.658" calcext:value-type="float">
            <text:p>39.658</text:p>
          </table:table-cell>
          <table:table-cell office:value-type="float" office:value="6099799" calcext:value-type="float">
            <text:p>6099799</text:p>
          </table:table-cell>
          <table:table-cell office:value-type="float" office:value="926.9602964" calcext:value-type="float">
            <text:p>926.9602964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997" calcext:value-type="float">
            <text:p>1997</text:p>
          </table:table-cell>
          <table:table-cell office:value-type="float" office:value="43.795" calcext:value-type="float">
            <text:p>43.795</text:p>
          </table:table-cell>
          <table:table-cell office:value-type="float" office:value="6633514" calcext:value-type="float">
            <text:p>6633514</text:p>
          </table:table-cell>
          <table:table-cell office:value-type="float" office:value="930.5964284" calcext:value-type="float">
            <text:p>930.5964284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02" calcext:value-type="float">
            <text:p>2002</text:p>
          </table:table-cell>
          <table:table-cell office:value-type="float" office:value="45.936" calcext:value-type="float">
            <text:p>45.936</text:p>
          </table:table-cell>
          <table:table-cell office:value-type="float" office:value="7753310" calcext:value-type="float">
            <text:p>7753310</text:p>
          </table:table-cell>
          <table:table-cell office:value-type="float" office:value="882.0818218" calcext:value-type="float">
            <text:p>882.0818218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07" calcext:value-type="float">
            <text:p>2007</text:p>
          </table:table-cell>
          <table:table-cell office:value-type="float" office:value="48.159" calcext:value-type="float">
            <text:p>48.159</text:p>
          </table:table-cell>
          <table:table-cell office:value-type="float" office:value="9118773" calcext:value-type="float">
            <text:p>9118773</text:p>
          </table:table-cell>
          <table:table-cell office:value-type="float" office:value="926.1410683" calcext:value-type="float">
            <text:p>926.1410683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45.009" calcext:value-type="float">
            <text:p>45.009</text:p>
          </table:table-cell>
          <table:table-cell office:value-type="float" office:value="14264935" calcext:value-type="float">
            <text:p>14264935</text:p>
          </table:table-cell>
          <table:table-cell office:value-type="float" office:value="4725.295531" calcext:value-type="float">
            <text:p>4725.295531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47.985" calcext:value-type="float">
            <text:p>47.985</text:p>
          </table:table-cell>
          <table:table-cell office:value-type="float" office:value="16151549" calcext:value-type="float">
            <text:p>16151549</text:p>
          </table:table-cell>
          <table:table-cell office:value-type="float" office:value="5487.104219" calcext:value-type="float">
            <text:p>5487.104219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49.951" calcext:value-type="float">
            <text:p>49.951</text:p>
          </table:table-cell>
          <table:table-cell office:value-type="float" office:value="18356657" calcext:value-type="float">
            <text:p>18356657</text:p>
          </table:table-cell>
          <table:table-cell office:value-type="float" office:value="5768.729717" calcext:value-type="float">
            <text:p>5768.729717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51.927" calcext:value-type="float">
            <text:p>51.927</text:p>
          </table:table-cell>
          <table:table-cell office:value-type="float" office:value="20997321" calcext:value-type="float">
            <text:p>20997321</text:p>
          </table:table-cell>
          <table:table-cell office:value-type="float" office:value="7114.477971" calcext:value-type="float">
            <text:p>7114.477971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53.696" calcext:value-type="float">
            <text:p>53.696</text:p>
          </table:table-cell>
          <table:table-cell office:value-type="float" office:value="23935810" calcext:value-type="float">
            <text:p>23935810</text:p>
          </table:table-cell>
          <table:table-cell office:value-type="float" office:value="7765.962636" calcext:value-type="float">
            <text:p>7765.96263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55.527" calcext:value-type="float">
            <text:p>55.527</text:p>
          </table:table-cell>
          <table:table-cell office:value-type="float" office:value="27129932" calcext:value-type="float">
            <text:p>27129932</text:p>
          </table:table-cell>
          <table:table-cell office:value-type="float" office:value="8028.651439" calcext:value-type="float">
            <text:p>8028.651439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58.161" calcext:value-type="float">
            <text:p>58.161</text:p>
          </table:table-cell>
          <table:table-cell office:value-type="float" office:value="31140029" calcext:value-type="float">
            <text:p>31140029</text:p>
          </table:table-cell>
          <table:table-cell office:value-type="float" office:value="8568.266228" calcext:value-type="float">
            <text:p>8568.266228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60.834" calcext:value-type="float">
            <text:p>60.834</text:p>
          </table:table-cell>
          <table:table-cell office:value-type="float" office:value="35933379" calcext:value-type="float">
            <text:p>35933379</text:p>
          </table:table-cell>
          <table:table-cell office:value-type="float" office:value="7825.823398" calcext:value-type="float">
            <text:p>7825.823398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61.888" calcext:value-type="float">
            <text:p>61.888</text:p>
          </table:table-cell>
          <table:table-cell office:value-type="float" office:value="39964159" calcext:value-type="float">
            <text:p>39964159</text:p>
          </table:table-cell>
          <table:table-cell office:value-type="float" office:value="7225.069258" calcext:value-type="float">
            <text:p>7225.069258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60.236" calcext:value-type="float">
            <text:p>60.236</text:p>
          </table:table-cell>
          <table:table-cell office:value-type="float" office:value="42835005" calcext:value-type="float">
            <text:p>42835005</text:p>
          </table:table-cell>
          <table:table-cell office:value-type="float" office:value="7479.188244" calcext:value-type="float">
            <text:p>7479.188244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53.365" calcext:value-type="float">
            <text:p>53.365</text:p>
          </table:table-cell>
          <table:table-cell office:value-type="float" office:value="44433622" calcext:value-type="float">
            <text:p>44433622</text:p>
          </table:table-cell>
          <table:table-cell office:value-type="float" office:value="7710.946444" calcext:value-type="float">
            <text:p>7710.946444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49.339" calcext:value-type="float">
            <text:p>49.339</text:p>
          </table:table-cell>
          <table:table-cell office:value-type="float" office:value="43997828" calcext:value-type="float">
            <text:p>43997828</text:p>
          </table:table-cell>
          <table:table-cell office:value-type="float" office:value="9269.657808" calcext:value-type="float">
            <text:p>9269.65780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952" calcext:value-type="float">
            <text:p>1952</text:p>
          </table:table-cell>
          <table:table-cell office:value-type="float" office:value="64.94" calcext:value-type="float">
            <text:p>64.94</text:p>
          </table:table-cell>
          <table:table-cell office:value-type="float" office:value="28549870" calcext:value-type="float">
            <text:p>28549870</text:p>
          </table:table-cell>
          <table:table-cell office:value-type="float" office:value="3834.034742" calcext:value-type="float">
            <text:p>3834.03474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957" calcext:value-type="float">
            <text:p>1957</text:p>
          </table:table-cell>
          <table:table-cell office:value-type="float" office:value="66.66" calcext:value-type="float">
            <text:p>66.66</text:p>
          </table:table-cell>
          <table:table-cell office:value-type="float" office:value="29841614" calcext:value-type="float">
            <text:p>29841614</text:p>
          </table:table-cell>
          <table:table-cell office:value-type="float" office:value="4564.80241" calcext:value-type="float">
            <text:p>4564.8024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962" calcext:value-type="float">
            <text:p>1962</text:p>
          </table:table-cell>
          <table:table-cell office:value-type="float" office:value="69.69" calcext:value-type="float">
            <text:p>69.69</text:p>
          </table:table-cell>
          <table:table-cell office:value-type="float" office:value="31158061" calcext:value-type="float">
            <text:p>31158061</text:p>
          </table:table-cell>
          <table:table-cell office:value-type="float" office:value="5693.843879" calcext:value-type="float">
            <text:p>5693.84387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967" calcext:value-type="float">
            <text:p>1967</text:p>
          </table:table-cell>
          <table:table-cell office:value-type="float" office:value="71.44" calcext:value-type="float">
            <text:p>71.44</text:p>
          </table:table-cell>
          <table:table-cell office:value-type="float" office:value="32850275" calcext:value-type="float">
            <text:p>32850275</text:p>
          </table:table-cell>
          <table:table-cell office:value-type="float" office:value="7993.512294" calcext:value-type="float">
            <text:p>7993.51229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972" calcext:value-type="float">
            <text:p>1972</text:p>
          </table:table-cell>
          <table:table-cell office:value-type="float" office:value="73.06" calcext:value-type="float">
            <text:p>73.06</text:p>
          </table:table-cell>
          <table:table-cell office:value-type="float" office:value="34513161" calcext:value-type="float">
            <text:p>34513161</text:p>
          </table:table-cell>
          <table:table-cell office:value-type="float" office:value="10638.75131" calcext:value-type="float">
            <text:p>10638.7513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977" calcext:value-type="float">
            <text:p>1977</text:p>
          </table:table-cell>
          <table:table-cell office:value-type="float" office:value="74.39" calcext:value-type="float">
            <text:p>74.39</text:p>
          </table:table-cell>
          <table:table-cell office:value-type="float" office:value="36439000" calcext:value-type="float">
            <text:p>36439000</text:p>
          </table:table-cell>
          <table:table-cell office:value-type="float" office:value="13236.92117" calcext:value-type="float">
            <text:p>13236.92117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982" calcext:value-type="float">
            <text:p>1982</text:p>
          </table:table-cell>
          <table:table-cell office:value-type="float" office:value="76.3" calcext:value-type="float">
            <text:p>76.3</text:p>
          </table:table-cell>
          <table:table-cell office:value-type="float" office:value="37983310" calcext:value-type="float">
            <text:p>37983310</text:p>
          </table:table-cell>
          <table:table-cell office:value-type="float" office:value="13926.16997" calcext:value-type="float">
            <text:p>13926.16997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987" calcext:value-type="float">
            <text:p>1987</text:p>
          </table:table-cell>
          <table:table-cell office:value-type="float" office:value="76.9" calcext:value-type="float">
            <text:p>76.9</text:p>
          </table:table-cell>
          <table:table-cell office:value-type="float" office:value="38880702" calcext:value-type="float">
            <text:p>38880702</text:p>
          </table:table-cell>
          <table:table-cell office:value-type="float" office:value="15764.98313" calcext:value-type="float">
            <text:p>15764.9831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992" calcext:value-type="float">
            <text:p>1992</text:p>
          </table:table-cell>
          <table:table-cell office:value-type="float" office:value="77.57" calcext:value-type="float">
            <text:p>77.57</text:p>
          </table:table-cell>
          <table:table-cell office:value-type="float" office:value="39549438" calcext:value-type="float">
            <text:p>39549438</text:p>
          </table:table-cell>
          <table:table-cell office:value-type="float" office:value="18603.06452" calcext:value-type="float">
            <text:p>18603.0645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997" calcext:value-type="float">
            <text:p>1997</text:p>
          </table:table-cell>
          <table:table-cell office:value-type="float" office:value="78.77" calcext:value-type="float">
            <text:p>78.77</text:p>
          </table:table-cell>
          <table:table-cell office:value-type="float" office:value="39855442" calcext:value-type="float">
            <text:p>39855442</text:p>
          </table:table-cell>
          <table:table-cell office:value-type="float" office:value="20445.29896" calcext:value-type="float">
            <text:p>20445.2989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02" calcext:value-type="float">
            <text:p>2002</text:p>
          </table:table-cell>
          <table:table-cell office:value-type="float" office:value="79.78" calcext:value-type="float">
            <text:p>79.78</text:p>
          </table:table-cell>
          <table:table-cell office:value-type="float" office:value="40152517" calcext:value-type="float">
            <text:p>40152517</text:p>
          </table:table-cell>
          <table:table-cell office:value-type="float" office:value="24835.47166" calcext:value-type="float">
            <text:p>24835.4716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07" calcext:value-type="float">
            <text:p>2007</text:p>
          </table:table-cell>
          <table:table-cell office:value-type="float" office:value="80.941" calcext:value-type="float">
            <text:p>80.941</text:p>
          </table:table-cell>
          <table:table-cell office:value-type="float" office:value="40448191" calcext:value-type="float">
            <text:p>40448191</text:p>
          </table:table-cell>
          <table:table-cell office:value-type="float" office:value="28821.0637" calcext:value-type="float">
            <text:p>28821.0637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1952" calcext:value-type="float">
            <text:p>1952</text:p>
          </table:table-cell>
          <table:table-cell office:value-type="float" office:value="57.593" calcext:value-type="float">
            <text:p>57.593</text:p>
          </table:table-cell>
          <table:table-cell office:value-type="float" office:value="7982342" calcext:value-type="float">
            <text:p>7982342</text:p>
          </table:table-cell>
          <table:table-cell office:value-type="float" office:value="1083.53203" calcext:value-type="float">
            <text:p>1083.53203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1957" calcext:value-type="float">
            <text:p>1957</text:p>
          </table:table-cell>
          <table:table-cell office:value-type="float" office:value="61.456" calcext:value-type="float">
            <text:p>61.456</text:p>
          </table:table-cell>
          <table:table-cell office:value-type="float" office:value="9128546" calcext:value-type="float">
            <text:p>9128546</text:p>
          </table:table-cell>
          <table:table-cell office:value-type="float" office:value="1072.546602" calcext:value-type="float">
            <text:p>1072.546602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1962" calcext:value-type="float">
            <text:p>1962</text:p>
          </table:table-cell>
          <table:table-cell office:value-type="float" office:value="62.192" calcext:value-type="float">
            <text:p>62.192</text:p>
          </table:table-cell>
          <table:table-cell office:value-type="float" office:value="10421936" calcext:value-type="float">
            <text:p>10421936</text:p>
          </table:table-cell>
          <table:table-cell office:value-type="float" office:value="1074.47196" calcext:value-type="float">
            <text:p>1074.47196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1967" calcext:value-type="float">
            <text:p>1967</text:p>
          </table:table-cell>
          <table:table-cell office:value-type="float" office:value="64.266" calcext:value-type="float">
            <text:p>64.266</text:p>
          </table:table-cell>
          <table:table-cell office:value-type="float" office:value="11737396" calcext:value-type="float">
            <text:p>11737396</text:p>
          </table:table-cell>
          <table:table-cell office:value-type="float" office:value="1135.514326" calcext:value-type="float">
            <text:p>1135.514326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1972" calcext:value-type="float">
            <text:p>1972</text:p>
          </table:table-cell>
          <table:table-cell office:value-type="float" office:value="65.042" calcext:value-type="float">
            <text:p>65.042</text:p>
          </table:table-cell>
          <table:table-cell office:value-type="float" office:value="13016733" calcext:value-type="float">
            <text:p>13016733</text:p>
          </table:table-cell>
          <table:table-cell office:value-type="float" office:value="1213.39553" calcext:value-type="float">
            <text:p>1213.39553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1977" calcext:value-type="float">
            <text:p>1977</text:p>
          </table:table-cell>
          <table:table-cell office:value-type="float" office:value="65.949" calcext:value-type="float">
            <text:p>65.949</text:p>
          </table:table-cell>
          <table:table-cell office:value-type="float" office:value="14116836" calcext:value-type="float">
            <text:p>14116836</text:p>
          </table:table-cell>
          <table:table-cell office:value-type="float" office:value="1348.775651" calcext:value-type="float">
            <text:p>1348.775651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1982" calcext:value-type="float">
            <text:p>1982</text:p>
          </table:table-cell>
          <table:table-cell office:value-type="float" office:value="68.757" calcext:value-type="float">
            <text:p>68.757</text:p>
          </table:table-cell>
          <table:table-cell office:value-type="float" office:value="15410151" calcext:value-type="float">
            <text:p>15410151</text:p>
          </table:table-cell>
          <table:table-cell office:value-type="float" office:value="1648.079789" calcext:value-type="float">
            <text:p>1648.079789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1987" calcext:value-type="float">
            <text:p>1987</text:p>
          </table:table-cell>
          <table:table-cell office:value-type="float" office:value="69.011" calcext:value-type="float">
            <text:p>69.011</text:p>
          </table:table-cell>
          <table:table-cell office:value-type="float" office:value="16495304" calcext:value-type="float">
            <text:p>16495304</text:p>
          </table:table-cell>
          <table:table-cell office:value-type="float" office:value="1876.766827" calcext:value-type="float">
            <text:p>1876.766827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1992" calcext:value-type="float">
            <text:p>1992</text:p>
          </table:table-cell>
          <table:table-cell office:value-type="float" office:value="70.379" calcext:value-type="float">
            <text:p>70.379</text:p>
          </table:table-cell>
          <table:table-cell office:value-type="float" office:value="17587060" calcext:value-type="float">
            <text:p>17587060</text:p>
          </table:table-cell>
          <table:table-cell office:value-type="float" office:value="2153.739222" calcext:value-type="float">
            <text:p>2153.739222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1997" calcext:value-type="float">
            <text:p>1997</text:p>
          </table:table-cell>
          <table:table-cell office:value-type="float" office:value="70.457" calcext:value-type="float">
            <text:p>70.457</text:p>
          </table:table-cell>
          <table:table-cell office:value-type="float" office:value="18698655" calcext:value-type="float">
            <text:p>18698655</text:p>
          </table:table-cell>
          <table:table-cell office:value-type="float" office:value="2664.477257" calcext:value-type="float">
            <text:p>2664.477257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02" calcext:value-type="float">
            <text:p>2002</text:p>
          </table:table-cell>
          <table:table-cell office:value-type="float" office:value="70.815" calcext:value-type="float">
            <text:p>70.815</text:p>
          </table:table-cell>
          <table:table-cell office:value-type="float" office:value="19576783" calcext:value-type="float">
            <text:p>19576783</text:p>
          </table:table-cell>
          <table:table-cell office:value-type="float" office:value="3015.378833" calcext:value-type="float">
            <text:p>3015.378833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07" calcext:value-type="float">
            <text:p>2007</text:p>
          </table:table-cell>
          <table:table-cell office:value-type="float" office:value="72.396" calcext:value-type="float">
            <text:p>72.396</text:p>
          </table:table-cell>
          <table:table-cell office:value-type="float" office:value="20378239" calcext:value-type="float">
            <text:p>20378239</text:p>
          </table:table-cell>
          <table:table-cell office:value-type="float" office:value="3970.095407" calcext:value-type="float">
            <text:p>3970.095407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1952" calcext:value-type="float">
            <text:p>1952</text:p>
          </table:table-cell>
          <table:table-cell office:value-type="float" office:value="38.635" calcext:value-type="float">
            <text:p>38.635</text:p>
          </table:table-cell>
          <table:table-cell office:value-type="float" office:value="8504667" calcext:value-type="float">
            <text:p>8504667</text:p>
          </table:table-cell>
          <table:table-cell office:value-type="float" office:value="1615.991129" calcext:value-type="float">
            <text:p>1615.991129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1957" calcext:value-type="float">
            <text:p>1957</text:p>
          </table:table-cell>
          <table:table-cell office:value-type="float" office:value="39.624" calcext:value-type="float">
            <text:p>39.624</text:p>
          </table:table-cell>
          <table:table-cell office:value-type="float" office:value="9753392" calcext:value-type="float">
            <text:p>9753392</text:p>
          </table:table-cell>
          <table:table-cell office:value-type="float" office:value="1770.337074" calcext:value-type="float">
            <text:p>1770.337074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1962" calcext:value-type="float">
            <text:p>1962</text:p>
          </table:table-cell>
          <table:table-cell office:value-type="float" office:value="40.87" calcext:value-type="float">
            <text:p>40.87</text:p>
          </table:table-cell>
          <table:table-cell office:value-type="float" office:value="11183227" calcext:value-type="float">
            <text:p>11183227</text:p>
          </table:table-cell>
          <table:table-cell office:value-type="float" office:value="1959.593767" calcext:value-type="float">
            <text:p>1959.593767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1967" calcext:value-type="float">
            <text:p>1967</text:p>
          </table:table-cell>
          <table:table-cell office:value-type="float" office:value="42.858" calcext:value-type="float">
            <text:p>42.858</text:p>
          </table:table-cell>
          <table:table-cell office:value-type="float" office:value="12716129" calcext:value-type="float">
            <text:p>12716129</text:p>
          </table:table-cell>
          <table:table-cell office:value-type="float" office:value="1687.997641" calcext:value-type="float">
            <text:p>1687.997641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1972" calcext:value-type="float">
            <text:p>1972</text:p>
          </table:table-cell>
          <table:table-cell office:value-type="float" office:value="45.083" calcext:value-type="float">
            <text:p>45.083</text:p>
          </table:table-cell>
          <table:table-cell office:value-type="float" office:value="14597019" calcext:value-type="float">
            <text:p>14597019</text:p>
          </table:table-cell>
          <table:table-cell office:value-type="float" office:value="1659.652775" calcext:value-type="float">
            <text:p>1659.652775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1977" calcext:value-type="float">
            <text:p>1977</text:p>
          </table:table-cell>
          <table:table-cell office:value-type="float" office:value="47.8" calcext:value-type="float">
            <text:p>47.8</text:p>
          </table:table-cell>
          <table:table-cell office:value-type="float" office:value="17104986" calcext:value-type="float">
            <text:p>17104986</text:p>
          </table:table-cell>
          <table:table-cell office:value-type="float" office:value="2202.988423" calcext:value-type="float">
            <text:p>2202.988423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1982" calcext:value-type="float">
            <text:p>1982</text:p>
          </table:table-cell>
          <table:table-cell office:value-type="float" office:value="50.338" calcext:value-type="float">
            <text:p>50.338</text:p>
          </table:table-cell>
          <table:table-cell office:value-type="float" office:value="20367053" calcext:value-type="float">
            <text:p>20367053</text:p>
          </table:table-cell>
          <table:table-cell office:value-type="float" office:value="1895.544073" calcext:value-type="float">
            <text:p>1895.544073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1987" calcext:value-type="float">
            <text:p>1987</text:p>
          </table:table-cell>
          <table:table-cell office:value-type="float" office:value="51.744" calcext:value-type="float">
            <text:p>51.744</text:p>
          </table:table-cell>
          <table:table-cell office:value-type="float" office:value="24725960" calcext:value-type="float">
            <text:p>24725960</text:p>
          </table:table-cell>
          <table:table-cell office:value-type="float" office:value="1507.819159" calcext:value-type="float">
            <text:p>1507.819159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1992" calcext:value-type="float">
            <text:p>1992</text:p>
          </table:table-cell>
          <table:table-cell office:value-type="float" office:value="53.556" calcext:value-type="float">
            <text:p>53.556</text:p>
          </table:table-cell>
          <table:table-cell office:value-type="float" office:value="28227588" calcext:value-type="float">
            <text:p>28227588</text:p>
          </table:table-cell>
          <table:table-cell office:value-type="float" office:value="1492.197043" calcext:value-type="float">
            <text:p>1492.197043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1997" calcext:value-type="float">
            <text:p>1997</text:p>
          </table:table-cell>
          <table:table-cell office:value-type="float" office:value="55.373" calcext:value-type="float">
            <text:p>55.373</text:p>
          </table:table-cell>
          <table:table-cell office:value-type="float" office:value="32160729" calcext:value-type="float">
            <text:p>32160729</text:p>
          </table:table-cell>
          <table:table-cell office:value-type="float" office:value="1632.210764" calcext:value-type="float">
            <text:p>1632.210764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02" calcext:value-type="float">
            <text:p>2002</text:p>
          </table:table-cell>
          <table:table-cell office:value-type="float" office:value="56.369" calcext:value-type="float">
            <text:p>56.369</text:p>
          </table:table-cell>
          <table:table-cell office:value-type="float" office:value="37090298" calcext:value-type="float">
            <text:p>37090298</text:p>
          </table:table-cell>
          <table:table-cell office:value-type="float" office:value="1993.398314" calcext:value-type="float">
            <text:p>1993.398314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07" calcext:value-type="float">
            <text:p>2007</text:p>
          </table:table-cell>
          <table:table-cell office:value-type="float" office:value="58.556" calcext:value-type="float">
            <text:p>58.556</text:p>
          </table:table-cell>
          <table:table-cell office:value-type="float" office:value="42292929" calcext:value-type="float">
            <text:p>42292929</text:p>
          </table:table-cell>
          <table:table-cell office:value-type="float" office:value="2602.394995" calcext:value-type="float">
            <text:p>2602.394995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1952" calcext:value-type="float">
            <text:p>1952</text:p>
          </table:table-cell>
          <table:table-cell office:value-type="float" office:value="41.407" calcext:value-type="float">
            <text:p>41.407</text:p>
          </table:table-cell>
          <table:table-cell office:value-type="float" office:value="290243" calcext:value-type="float">
            <text:p>290243</text:p>
          </table:table-cell>
          <table:table-cell office:value-type="float" office:value="1148.376626" calcext:value-type="float">
            <text:p>1148.376626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1957" calcext:value-type="float">
            <text:p>1957</text:p>
          </table:table-cell>
          <table:table-cell office:value-type="float" office:value="43.424" calcext:value-type="float">
            <text:p>43.424</text:p>
          </table:table-cell>
          <table:table-cell office:value-type="float" office:value="326741" calcext:value-type="float">
            <text:p>326741</text:p>
          </table:table-cell>
          <table:table-cell office:value-type="float" office:value="1244.708364" calcext:value-type="float">
            <text:p>1244.708364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1962" calcext:value-type="float">
            <text:p>1962</text:p>
          </table:table-cell>
          <table:table-cell office:value-type="float" office:value="44.992" calcext:value-type="float">
            <text:p>44.992</text:p>
          </table:table-cell>
          <table:table-cell office:value-type="float" office:value="370006" calcext:value-type="float">
            <text:p>370006</text:p>
          </table:table-cell>
          <table:table-cell office:value-type="float" office:value="1856.182125" calcext:value-type="float">
            <text:p>1856.182125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1967" calcext:value-type="float">
            <text:p>1967</text:p>
          </table:table-cell>
          <table:table-cell office:value-type="float" office:value="46.633" calcext:value-type="float">
            <text:p>46.633</text:p>
          </table:table-cell>
          <table:table-cell office:value-type="float" office:value="420690" calcext:value-type="float">
            <text:p>420690</text:p>
          </table:table-cell>
          <table:table-cell office:value-type="float" office:value="2613.101665" calcext:value-type="float">
            <text:p>2613.101665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1972" calcext:value-type="float">
            <text:p>1972</text:p>
          </table:table-cell>
          <table:table-cell office:value-type="float" office:value="49.552" calcext:value-type="float">
            <text:p>49.552</text:p>
          </table:table-cell>
          <table:table-cell office:value-type="float" office:value="480105" calcext:value-type="float">
            <text:p>480105</text:p>
          </table:table-cell>
          <table:table-cell office:value-type="float" office:value="3364.836625" calcext:value-type="float">
            <text:p>3364.836625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1977" calcext:value-type="float">
            <text:p>1977</text:p>
          </table:table-cell>
          <table:table-cell office:value-type="float" office:value="52.537" calcext:value-type="float">
            <text:p>52.537</text:p>
          </table:table-cell>
          <table:table-cell office:value-type="float" office:value="551425" calcext:value-type="float">
            <text:p>551425</text:p>
          </table:table-cell>
          <table:table-cell office:value-type="float" office:value="3781.410618" calcext:value-type="float">
            <text:p>3781.410618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1982" calcext:value-type="float">
            <text:p>1982</text:p>
          </table:table-cell>
          <table:table-cell office:value-type="float" office:value="55.561" calcext:value-type="float">
            <text:p>55.561</text:p>
          </table:table-cell>
          <table:table-cell office:value-type="float" office:value="649901" calcext:value-type="float">
            <text:p>649901</text:p>
          </table:table-cell>
          <table:table-cell office:value-type="float" office:value="3895.384018" calcext:value-type="float">
            <text:p>3895.384018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1987" calcext:value-type="float">
            <text:p>1987</text:p>
          </table:table-cell>
          <table:table-cell office:value-type="float" office:value="57.678" calcext:value-type="float">
            <text:p>57.678</text:p>
          </table:table-cell>
          <table:table-cell office:value-type="float" office:value="779348" calcext:value-type="float">
            <text:p>779348</text:p>
          </table:table-cell>
          <table:table-cell office:value-type="float" office:value="3984.839812" calcext:value-type="float">
            <text:p>3984.839812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1992" calcext:value-type="float">
            <text:p>1992</text:p>
          </table:table-cell>
          <table:table-cell office:value-type="float" office:value="58.474" calcext:value-type="float">
            <text:p>58.474</text:p>
          </table:table-cell>
          <table:table-cell office:value-type="float" office:value="962344" calcext:value-type="float">
            <text:p>962344</text:p>
          </table:table-cell>
          <table:table-cell office:value-type="float" office:value="3553.0224" calcext:value-type="float">
            <text:p>3553.0224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1997" calcext:value-type="float">
            <text:p>1997</text:p>
          </table:table-cell>
          <table:table-cell office:value-type="float" office:value="54.289" calcext:value-type="float">
            <text:p>54.289</text:p>
          </table:table-cell>
          <table:table-cell office:value-type="float" office:value="1054486" calcext:value-type="float">
            <text:p>1054486</text:p>
          </table:table-cell>
          <table:table-cell office:value-type="float" office:value="3876.76846" calcext:value-type="float">
            <text:p>3876.76846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02" calcext:value-type="float">
            <text:p>2002</text:p>
          </table:table-cell>
          <table:table-cell office:value-type="float" office:value="43.869" calcext:value-type="float">
            <text:p>43.869</text:p>
          </table:table-cell>
          <table:table-cell office:value-type="float" office:value="1130269" calcext:value-type="float">
            <text:p>1130269</text:p>
          </table:table-cell>
          <table:table-cell office:value-type="float" office:value="4128.116943" calcext:value-type="float">
            <text:p>4128.116943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07" calcext:value-type="float">
            <text:p>2007</text:p>
          </table:table-cell>
          <table:table-cell office:value-type="float" office:value="39.613" calcext:value-type="float">
            <text:p>39.613</text:p>
          </table:table-cell>
          <table:table-cell office:value-type="float" office:value="1133066" calcext:value-type="float">
            <text:p>1133066</text:p>
          </table:table-cell>
          <table:table-cell office:value-type="float" office:value="4513.480643" calcext:value-type="float">
            <text:p>4513.480643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952" calcext:value-type="float">
            <text:p>1952</text:p>
          </table:table-cell>
          <table:table-cell office:value-type="float" office:value="71.86" calcext:value-type="float">
            <text:p>71.86</text:p>
          </table:table-cell>
          <table:table-cell office:value-type="float" office:value="7124673" calcext:value-type="float">
            <text:p>7124673</text:p>
          </table:table-cell>
          <table:table-cell office:value-type="float" office:value="8527.844662" calcext:value-type="float">
            <text:p>8527.844662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957" calcext:value-type="float">
            <text:p>1957</text:p>
          </table:table-cell>
          <table:table-cell office:value-type="float" office:value="72.49" calcext:value-type="float">
            <text:p>72.49</text:p>
          </table:table-cell>
          <table:table-cell office:value-type="float" office:value="7363802" calcext:value-type="float">
            <text:p>7363802</text:p>
          </table:table-cell>
          <table:table-cell office:value-type="float" office:value="9911.878226" calcext:value-type="float">
            <text:p>9911.878226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962" calcext:value-type="float">
            <text:p>1962</text:p>
          </table:table-cell>
          <table:table-cell office:value-type="float" office:value="73.37" calcext:value-type="float">
            <text:p>73.37</text:p>
          </table:table-cell>
          <table:table-cell office:value-type="float" office:value="7561588" calcext:value-type="float">
            <text:p>7561588</text:p>
          </table:table-cell>
          <table:table-cell office:value-type="float" office:value="12329.44192" calcext:value-type="float">
            <text:p>12329.44192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967" calcext:value-type="float">
            <text:p>1967</text:p>
          </table:table-cell>
          <table:table-cell office:value-type="float" office:value="74.16" calcext:value-type="float">
            <text:p>74.16</text:p>
          </table:table-cell>
          <table:table-cell office:value-type="float" office:value="7867931" calcext:value-type="float">
            <text:p>7867931</text:p>
          </table:table-cell>
          <table:table-cell office:value-type="float" office:value="15258.29697" calcext:value-type="float">
            <text:p>15258.29697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972" calcext:value-type="float">
            <text:p>1972</text:p>
          </table:table-cell>
          <table:table-cell office:value-type="float" office:value="74.72" calcext:value-type="float">
            <text:p>74.72</text:p>
          </table:table-cell>
          <table:table-cell office:value-type="float" office:value="8122293" calcext:value-type="float">
            <text:p>8122293</text:p>
          </table:table-cell>
          <table:table-cell office:value-type="float" office:value="17832.02464" calcext:value-type="float">
            <text:p>17832.02464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977" calcext:value-type="float">
            <text:p>1977</text:p>
          </table:table-cell>
          <table:table-cell office:value-type="float" office:value="75.44" calcext:value-type="float">
            <text:p>75.44</text:p>
          </table:table-cell>
          <table:table-cell office:value-type="float" office:value="8251648" calcext:value-type="float">
            <text:p>8251648</text:p>
          </table:table-cell>
          <table:table-cell office:value-type="float" office:value="18855.72521" calcext:value-type="float">
            <text:p>18855.72521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982" calcext:value-type="float">
            <text:p>1982</text:p>
          </table:table-cell>
          <table:table-cell office:value-type="float" office:value="76.42" calcext:value-type="float">
            <text:p>76.42</text:p>
          </table:table-cell>
          <table:table-cell office:value-type="float" office:value="8325260" calcext:value-type="float">
            <text:p>8325260</text:p>
          </table:table-cell>
          <table:table-cell office:value-type="float" office:value="20667.38125" calcext:value-type="float">
            <text:p>20667.38125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987" calcext:value-type="float">
            <text:p>1987</text:p>
          </table:table-cell>
          <table:table-cell office:value-type="float" office:value="77.19" calcext:value-type="float">
            <text:p>77.19</text:p>
          </table:table-cell>
          <table:table-cell office:value-type="float" office:value="8421403" calcext:value-type="float">
            <text:p>8421403</text:p>
          </table:table-cell>
          <table:table-cell office:value-type="float" office:value="23586.92927" calcext:value-type="float">
            <text:p>23586.92927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992" calcext:value-type="float">
            <text:p>1992</text:p>
          </table:table-cell>
          <table:table-cell office:value-type="float" office:value="78.16" calcext:value-type="float">
            <text:p>78.16</text:p>
          </table:table-cell>
          <table:table-cell office:value-type="float" office:value="8718867" calcext:value-type="float">
            <text:p>8718867</text:p>
          </table:table-cell>
          <table:table-cell office:value-type="float" office:value="23880.01683" calcext:value-type="float">
            <text:p>23880.01683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997" calcext:value-type="float">
            <text:p>1997</text:p>
          </table:table-cell>
          <table:table-cell office:value-type="float" office:value="79.39" calcext:value-type="float">
            <text:p>79.39</text:p>
          </table:table-cell>
          <table:table-cell office:value-type="float" office:value="8897619" calcext:value-type="float">
            <text:p>8897619</text:p>
          </table:table-cell>
          <table:table-cell office:value-type="float" office:value="25266.59499" calcext:value-type="float">
            <text:p>25266.59499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002" calcext:value-type="float">
            <text:p>2002</text:p>
          </table:table-cell>
          <table:table-cell office:value-type="float" office:value="80.04" calcext:value-type="float">
            <text:p>80.04</text:p>
          </table:table-cell>
          <table:table-cell office:value-type="float" office:value="8954175" calcext:value-type="float">
            <text:p>8954175</text:p>
          </table:table-cell>
          <table:table-cell office:value-type="float" office:value="29341.63093" calcext:value-type="float">
            <text:p>29341.63093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007" calcext:value-type="float">
            <text:p>2007</text:p>
          </table:table-cell>
          <table:table-cell office:value-type="float" office:value="80.884" calcext:value-type="float">
            <text:p>80.884</text:p>
          </table:table-cell>
          <table:table-cell office:value-type="float" office:value="9031088" calcext:value-type="float">
            <text:p>9031088</text:p>
          </table:table-cell>
          <table:table-cell office:value-type="float" office:value="33859.74835" calcext:value-type="float">
            <text:p>33859.74835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1952" calcext:value-type="float">
            <text:p>1952</text:p>
          </table:table-cell>
          <table:table-cell office:value-type="float" office:value="69.62" calcext:value-type="float">
            <text:p>69.62</text:p>
          </table:table-cell>
          <table:table-cell office:value-type="float" office:value="4815000" calcext:value-type="float">
            <text:p>4815000</text:p>
          </table:table-cell>
          <table:table-cell office:value-type="float" office:value="14734.23275" calcext:value-type="float">
            <text:p>14734.23275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1957" calcext:value-type="float">
            <text:p>1957</text:p>
          </table:table-cell>
          <table:table-cell office:value-type="float" office:value="70.56" calcext:value-type="float">
            <text:p>70.56</text:p>
          </table:table-cell>
          <table:table-cell office:value-type="float" office:value="5126000" calcext:value-type="float">
            <text:p>5126000</text:p>
          </table:table-cell>
          <table:table-cell office:value-type="float" office:value="17909.48973" calcext:value-type="float">
            <text:p>17909.48973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1962" calcext:value-type="float">
            <text:p>1962</text:p>
          </table:table-cell>
          <table:table-cell office:value-type="float" office:value="71.32" calcext:value-type="float">
            <text:p>71.32</text:p>
          </table:table-cell>
          <table:table-cell office:value-type="float" office:value="5666000" calcext:value-type="float">
            <text:p>5666000</text:p>
          </table:table-cell>
          <table:table-cell office:value-type="float" office:value="20431.0927" calcext:value-type="float">
            <text:p>20431.0927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1967" calcext:value-type="float">
            <text:p>1967</text:p>
          </table:table-cell>
          <table:table-cell office:value-type="float" office:value="72.77" calcext:value-type="float">
            <text:p>72.77</text:p>
          </table:table-cell>
          <table:table-cell office:value-type="float" office:value="6063000" calcext:value-type="float">
            <text:p>6063000</text:p>
          </table:table-cell>
          <table:table-cell office:value-type="float" office:value="22966.14432" calcext:value-type="float">
            <text:p>22966.14432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1972" calcext:value-type="float">
            <text:p>1972</text:p>
          </table:table-cell>
          <table:table-cell office:value-type="float" office:value="73.78" calcext:value-type="float">
            <text:p>73.78</text:p>
          </table:table-cell>
          <table:table-cell office:value-type="float" office:value="6401400" calcext:value-type="float">
            <text:p>6401400</text:p>
          </table:table-cell>
          <table:table-cell office:value-type="float" office:value="27195.11304" calcext:value-type="float">
            <text:p>27195.11304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1977" calcext:value-type="float">
            <text:p>1977</text:p>
          </table:table-cell>
          <table:table-cell office:value-type="float" office:value="75.39" calcext:value-type="float">
            <text:p>75.39</text:p>
          </table:table-cell>
          <table:table-cell office:value-type="float" office:value="6316424" calcext:value-type="float">
            <text:p>6316424</text:p>
          </table:table-cell>
          <table:table-cell office:value-type="float" office:value="26982.29052" calcext:value-type="float">
            <text:p>26982.29052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1982" calcext:value-type="float">
            <text:p>1982</text:p>
          </table:table-cell>
          <table:table-cell office:value-type="float" office:value="76.21" calcext:value-type="float">
            <text:p>76.21</text:p>
          </table:table-cell>
          <table:table-cell office:value-type="float" office:value="6468126" calcext:value-type="float">
            <text:p>6468126</text:p>
          </table:table-cell>
          <table:table-cell office:value-type="float" office:value="28397.71512" calcext:value-type="float">
            <text:p>28397.71512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1987" calcext:value-type="float">
            <text:p>1987</text:p>
          </table:table-cell>
          <table:table-cell office:value-type="float" office:value="77.41" calcext:value-type="float">
            <text:p>77.41</text:p>
          </table:table-cell>
          <table:table-cell office:value-type="float" office:value="6649942" calcext:value-type="float">
            <text:p>6649942</text:p>
          </table:table-cell>
          <table:table-cell office:value-type="float" office:value="30281.70459" calcext:value-type="float">
            <text:p>30281.70459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1992" calcext:value-type="float">
            <text:p>1992</text:p>
          </table:table-cell>
          <table:table-cell office:value-type="float" office:value="78.03" calcext:value-type="float">
            <text:p>78.03</text:p>
          </table:table-cell>
          <table:table-cell office:value-type="float" office:value="6995447" calcext:value-type="float">
            <text:p>6995447</text:p>
          </table:table-cell>
          <table:table-cell office:value-type="float" office:value="31871.5303" calcext:value-type="float">
            <text:p>31871.5303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1997" calcext:value-type="float">
            <text:p>1997</text:p>
          </table:table-cell>
          <table:table-cell office:value-type="float" office:value="79.37" calcext:value-type="float">
            <text:p>79.37</text:p>
          </table:table-cell>
          <table:table-cell office:value-type="float" office:value="7193761" calcext:value-type="float">
            <text:p>7193761</text:p>
          </table:table-cell>
          <table:table-cell office:value-type="float" office:value="32135.32301" calcext:value-type="float">
            <text:p>32135.32301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002" calcext:value-type="float">
            <text:p>2002</text:p>
          </table:table-cell>
          <table:table-cell office:value-type="float" office:value="80.62" calcext:value-type="float">
            <text:p>80.62</text:p>
          </table:table-cell>
          <table:table-cell office:value-type="float" office:value="7361757" calcext:value-type="float">
            <text:p>7361757</text:p>
          </table:table-cell>
          <table:table-cell office:value-type="float" office:value="34480.95771" calcext:value-type="float">
            <text:p>34480.95771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007" calcext:value-type="float">
            <text:p>2007</text:p>
          </table:table-cell>
          <table:table-cell office:value-type="float" office:value="81.701" calcext:value-type="float">
            <text:p>81.701</text:p>
          </table:table-cell>
          <table:table-cell office:value-type="float" office:value="7554661" calcext:value-type="float">
            <text:p>7554661</text:p>
          </table:table-cell>
          <table:table-cell office:value-type="float" office:value="37506.41907" calcext:value-type="float">
            <text:p>37506.41907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1952" calcext:value-type="float">
            <text:p>1952</text:p>
          </table:table-cell>
          <table:table-cell office:value-type="float" office:value="45.883" calcext:value-type="float">
            <text:p>45.883</text:p>
          </table:table-cell>
          <table:table-cell office:value-type="float" office:value="3661549" calcext:value-type="float">
            <text:p>3661549</text:p>
          </table:table-cell>
          <table:table-cell office:value-type="float" office:value="1643.485354" calcext:value-type="float">
            <text:p>1643.485354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1957" calcext:value-type="float">
            <text:p>1957</text:p>
          </table:table-cell>
          <table:table-cell office:value-type="float" office:value="48.284" calcext:value-type="float">
            <text:p>48.284</text:p>
          </table:table-cell>
          <table:table-cell office:value-type="float" office:value="4149908" calcext:value-type="float">
            <text:p>4149908</text:p>
          </table:table-cell>
          <table:table-cell office:value-type="float" office:value="2117.234893" calcext:value-type="float">
            <text:p>2117.234893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1962" calcext:value-type="float">
            <text:p>1962</text:p>
          </table:table-cell>
          <table:table-cell office:value-type="float" office:value="50.305" calcext:value-type="float">
            <text:p>50.305</text:p>
          </table:table-cell>
          <table:table-cell office:value-type="float" office:value="4834621" calcext:value-type="float">
            <text:p>4834621</text:p>
          </table:table-cell>
          <table:table-cell office:value-type="float" office:value="2193.037133" calcext:value-type="float">
            <text:p>2193.037133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1967" calcext:value-type="float">
            <text:p>1967</text:p>
          </table:table-cell>
          <table:table-cell office:value-type="float" office:value="53.655" calcext:value-type="float">
            <text:p>53.655</text:p>
          </table:table-cell>
          <table:table-cell office:value-type="float" office:value="5680812" calcext:value-type="float">
            <text:p>5680812</text:p>
          </table:table-cell>
          <table:table-cell office:value-type="float" office:value="1881.923632" calcext:value-type="float">
            <text:p>1881.923632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1972" calcext:value-type="float">
            <text:p>1972</text:p>
          </table:table-cell>
          <table:table-cell office:value-type="float" office:value="57.296" calcext:value-type="float">
            <text:p>57.296</text:p>
          </table:table-cell>
          <table:table-cell office:value-type="float" office:value="6701172" calcext:value-type="float">
            <text:p>6701172</text:p>
          </table:table-cell>
          <table:table-cell office:value-type="float" office:value="2571.423014" calcext:value-type="float">
            <text:p>2571.423014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1977" calcext:value-type="float">
            <text:p>1977</text:p>
          </table:table-cell>
          <table:table-cell office:value-type="float" office:value="61.195" calcext:value-type="float">
            <text:p>61.195</text:p>
          </table:table-cell>
          <table:table-cell office:value-type="float" office:value="7932503" calcext:value-type="float">
            <text:p>7932503</text:p>
          </table:table-cell>
          <table:table-cell office:value-type="float" office:value="3195.484582" calcext:value-type="float">
            <text:p>3195.484582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1982" calcext:value-type="float">
            <text:p>1982</text:p>
          </table:table-cell>
          <table:table-cell office:value-type="float" office:value="64.59" calcext:value-type="float">
            <text:p>64.59</text:p>
          </table:table-cell>
          <table:table-cell office:value-type="float" office:value="9410494" calcext:value-type="float">
            <text:p>9410494</text:p>
          </table:table-cell>
          <table:table-cell office:value-type="float" office:value="3761.837715" calcext:value-type="float">
            <text:p>3761.837715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1987" calcext:value-type="float">
            <text:p>1987</text:p>
          </table:table-cell>
          <table:table-cell office:value-type="float" office:value="66.974" calcext:value-type="float">
            <text:p>66.974</text:p>
          </table:table-cell>
          <table:table-cell office:value-type="float" office:value="11242847" calcext:value-type="float">
            <text:p>11242847</text:p>
          </table:table-cell>
          <table:table-cell office:value-type="float" office:value="3116.774285" calcext:value-type="float">
            <text:p>3116.774285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1992" calcext:value-type="float">
            <text:p>1992</text:p>
          </table:table-cell>
          <table:table-cell office:value-type="float" office:value="69.249" calcext:value-type="float">
            <text:p>69.249</text:p>
          </table:table-cell>
          <table:table-cell office:value-type="float" office:value="13219062" calcext:value-type="float">
            <text:p>13219062</text:p>
          </table:table-cell>
          <table:table-cell office:value-type="float" office:value="3340.542768" calcext:value-type="float">
            <text:p>3340.542768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1997" calcext:value-type="float">
            <text:p>1997</text:p>
          </table:table-cell>
          <table:table-cell office:value-type="float" office:value="71.527" calcext:value-type="float">
            <text:p>71.527</text:p>
          </table:table-cell>
          <table:table-cell office:value-type="float" office:value="15081016" calcext:value-type="float">
            <text:p>15081016</text:p>
          </table:table-cell>
          <table:table-cell office:value-type="float" office:value="4014.238972" calcext:value-type="float">
            <text:p>4014.238972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2002" calcext:value-type="float">
            <text:p>2002</text:p>
          </table:table-cell>
          <table:table-cell office:value-type="float" office:value="73.053" calcext:value-type="float">
            <text:p>73.053</text:p>
          </table:table-cell>
          <table:table-cell office:value-type="float" office:value="17155814" calcext:value-type="float">
            <text:p>17155814</text:p>
          </table:table-cell>
          <table:table-cell office:value-type="float" office:value="4090.925331" calcext:value-type="float">
            <text:p>4090.925331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2007" calcext:value-type="float">
            <text:p>2007</text:p>
          </table:table-cell>
          <table:table-cell office:value-type="float" office:value="74.143" calcext:value-type="float">
            <text:p>74.143</text:p>
          </table:table-cell>
          <table:table-cell office:value-type="float" office:value="19314747" calcext:value-type="float">
            <text:p>19314747</text:p>
          </table:table-cell>
          <table:table-cell office:value-type="float" office:value="4184.548089" calcext:value-type="float">
            <text:p>4184.548089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1952" calcext:value-type="float">
            <text:p>1952</text:p>
          </table:table-cell>
          <table:table-cell office:value-type="float" office:value="58.5" calcext:value-type="float">
            <text:p>58.5</text:p>
          </table:table-cell>
          <table:table-cell office:value-type="float" office:value="8550362" calcext:value-type="float">
            <text:p>8550362</text:p>
          </table:table-cell>
          <table:table-cell office:value-type="float" office:value="1206.947913" calcext:value-type="float">
            <text:p>1206.947913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1957" calcext:value-type="float">
            <text:p>1957</text:p>
          </table:table-cell>
          <table:table-cell office:value-type="float" office:value="62.4" calcext:value-type="float">
            <text:p>62.4</text:p>
          </table:table-cell>
          <table:table-cell office:value-type="float" office:value="10164215" calcext:value-type="float">
            <text:p>10164215</text:p>
          </table:table-cell>
          <table:table-cell office:value-type="float" office:value="1507.86129" calcext:value-type="float">
            <text:p>1507.86129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1962" calcext:value-type="float">
            <text:p>1962</text:p>
          </table:table-cell>
          <table:table-cell office:value-type="float" office:value="65.2" calcext:value-type="float">
            <text:p>65.2</text:p>
          </table:table-cell>
          <table:table-cell office:value-type="float" office:value="11918938" calcext:value-type="float">
            <text:p>11918938</text:p>
          </table:table-cell>
          <table:table-cell office:value-type="float" office:value="1822.879028" calcext:value-type="float">
            <text:p>1822.879028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1967" calcext:value-type="float">
            <text:p>1967</text:p>
          </table:table-cell>
          <table:table-cell office:value-type="float" office:value="67.5" calcext:value-type="float">
            <text:p>67.5</text:p>
          </table:table-cell>
          <table:table-cell office:value-type="float" office:value="13648692" calcext:value-type="float">
            <text:p>13648692</text:p>
          </table:table-cell>
          <table:table-cell office:value-type="float" office:value="2643.858681" calcext:value-type="float">
            <text:p>2643.858681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1972" calcext:value-type="float">
            <text:p>1972</text:p>
          </table:table-cell>
          <table:table-cell office:value-type="float" office:value="69.39" calcext:value-type="float">
            <text:p>69.39</text:p>
          </table:table-cell>
          <table:table-cell office:value-type="float" office:value="15226039" calcext:value-type="float">
            <text:p>15226039</text:p>
          </table:table-cell>
          <table:table-cell office:value-type="float" office:value="4062.523897" calcext:value-type="float">
            <text:p>4062.523897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1977" calcext:value-type="float">
            <text:p>1977</text:p>
          </table:table-cell>
          <table:table-cell office:value-type="float" office:value="70.59" calcext:value-type="float">
            <text:p>70.59</text:p>
          </table:table-cell>
          <table:table-cell office:value-type="float" office:value="16785196" calcext:value-type="float">
            <text:p>16785196</text:p>
          </table:table-cell>
          <table:table-cell office:value-type="float" office:value="5596.519826" calcext:value-type="float">
            <text:p>5596.519826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1982" calcext:value-type="float">
            <text:p>1982</text:p>
          </table:table-cell>
          <table:table-cell office:value-type="float" office:value="72.16" calcext:value-type="float">
            <text:p>72.16</text:p>
          </table:table-cell>
          <table:table-cell office:value-type="float" office:value="18501390" calcext:value-type="float">
            <text:p>18501390</text:p>
          </table:table-cell>
          <table:table-cell office:value-type="float" office:value="7426.354774" calcext:value-type="float">
            <text:p>7426.354774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1987" calcext:value-type="float">
            <text:p>1987</text:p>
          </table:table-cell>
          <table:table-cell office:value-type="float" office:value="73.4" calcext:value-type="float">
            <text:p>73.4</text:p>
          </table:table-cell>
          <table:table-cell office:value-type="float" office:value="19757799" calcext:value-type="float">
            <text:p>19757799</text:p>
          </table:table-cell>
          <table:table-cell office:value-type="float" office:value="11054.56175" calcext:value-type="float">
            <text:p>11054.56175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1992" calcext:value-type="float">
            <text:p>1992</text:p>
          </table:table-cell>
          <table:table-cell office:value-type="float" office:value="74.26" calcext:value-type="float">
            <text:p>74.26</text:p>
          </table:table-cell>
          <table:table-cell office:value-type="float" office:value="20686918" calcext:value-type="float">
            <text:p>20686918</text:p>
          </table:table-cell>
          <table:table-cell office:value-type="float" office:value="15215.6579" calcext:value-type="float">
            <text:p>15215.6579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1997" calcext:value-type="float">
            <text:p>1997</text:p>
          </table:table-cell>
          <table:table-cell office:value-type="float" office:value="75.25" calcext:value-type="float">
            <text:p>75.25</text:p>
          </table:table-cell>
          <table:table-cell office:value-type="float" office:value="21628605" calcext:value-type="float">
            <text:p>21628605</text:p>
          </table:table-cell>
          <table:table-cell office:value-type="float" office:value="20206.82098" calcext:value-type="float">
            <text:p>20206.82098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002" calcext:value-type="float">
            <text:p>2002</text:p>
          </table:table-cell>
          <table:table-cell office:value-type="float" office:value="76.99" calcext:value-type="float">
            <text:p>76.99</text:p>
          </table:table-cell>
          <table:table-cell office:value-type="float" office:value="22454239" calcext:value-type="float">
            <text:p>22454239</text:p>
          </table:table-cell>
          <table:table-cell office:value-type="float" office:value="23235.42329" calcext:value-type="float">
            <text:p>23235.42329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007" calcext:value-type="float">
            <text:p>2007</text:p>
          </table:table-cell>
          <table:table-cell office:value-type="float" office:value="78.4" calcext:value-type="float">
            <text:p>78.4</text:p>
          </table:table-cell>
          <table:table-cell office:value-type="float" office:value="23174294" calcext:value-type="float">
            <text:p>23174294</text:p>
          </table:table-cell>
          <table:table-cell office:value-type="float" office:value="28718.27684" calcext:value-type="float">
            <text:p>28718.27684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1952" calcext:value-type="float">
            <text:p>1952</text:p>
          </table:table-cell>
          <table:table-cell office:value-type="float" office:value="41.215" calcext:value-type="float">
            <text:p>41.215</text:p>
          </table:table-cell>
          <table:table-cell office:value-type="float" office:value="8322925" calcext:value-type="float">
            <text:p>8322925</text:p>
          </table:table-cell>
          <table:table-cell office:value-type="float" office:value="716.6500721" calcext:value-type="float">
            <text:p>716.6500721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1957" calcext:value-type="float">
            <text:p>1957</text:p>
          </table:table-cell>
          <table:table-cell office:value-type="float" office:value="42.974" calcext:value-type="float">
            <text:p>42.974</text:p>
          </table:table-cell>
          <table:table-cell office:value-type="float" office:value="9452826" calcext:value-type="float">
            <text:p>9452826</text:p>
          </table:table-cell>
          <table:table-cell office:value-type="float" office:value="698.5356073" calcext:value-type="float">
            <text:p>698.5356073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1962" calcext:value-type="float">
            <text:p>1962</text:p>
          </table:table-cell>
          <table:table-cell office:value-type="float" office:value="44.246" calcext:value-type="float">
            <text:p>44.246</text:p>
          </table:table-cell>
          <table:table-cell office:value-type="float" office:value="10863958" calcext:value-type="float">
            <text:p>10863958</text:p>
          </table:table-cell>
          <table:table-cell office:value-type="float" office:value="722.0038073" calcext:value-type="float">
            <text:p>722.0038073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1967" calcext:value-type="float">
            <text:p>1967</text:p>
          </table:table-cell>
          <table:table-cell office:value-type="float" office:value="45.757" calcext:value-type="float">
            <text:p>45.757</text:p>
          </table:table-cell>
          <table:table-cell office:value-type="float" office:value="12607312" calcext:value-type="float">
            <text:p>12607312</text:p>
          </table:table-cell>
          <table:table-cell office:value-type="float" office:value="848.2186575" calcext:value-type="float">
            <text:p>848.2186575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1972" calcext:value-type="float">
            <text:p>1972</text:p>
          </table:table-cell>
          <table:table-cell office:value-type="float" office:value="47.62" calcext:value-type="float">
            <text:p>47.62</text:p>
          </table:table-cell>
          <table:table-cell office:value-type="float" office:value="14706593" calcext:value-type="float">
            <text:p>14706593</text:p>
          </table:table-cell>
          <table:table-cell office:value-type="float" office:value="915.9850592" calcext:value-type="float">
            <text:p>915.9850592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1977" calcext:value-type="float">
            <text:p>1977</text:p>
          </table:table-cell>
          <table:table-cell office:value-type="float" office:value="49.919" calcext:value-type="float">
            <text:p>49.919</text:p>
          </table:table-cell>
          <table:table-cell office:value-type="float" office:value="17129565" calcext:value-type="float">
            <text:p>17129565</text:p>
          </table:table-cell>
          <table:table-cell office:value-type="float" office:value="962.4922932" calcext:value-type="float">
            <text:p>962.4922932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1982" calcext:value-type="float">
            <text:p>1982</text:p>
          </table:table-cell>
          <table:table-cell office:value-type="float" office:value="50.608" calcext:value-type="float">
            <text:p>50.608</text:p>
          </table:table-cell>
          <table:table-cell office:value-type="float" office:value="19844382" calcext:value-type="float">
            <text:p>19844382</text:p>
          </table:table-cell>
          <table:table-cell office:value-type="float" office:value="874.2426069" calcext:value-type="float">
            <text:p>874.2426069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1987" calcext:value-type="float">
            <text:p>1987</text:p>
          </table:table-cell>
          <table:table-cell office:value-type="float" office:value="51.535" calcext:value-type="float">
            <text:p>51.535</text:p>
          </table:table-cell>
          <table:table-cell office:value-type="float" office:value="23040630" calcext:value-type="float">
            <text:p>23040630</text:p>
          </table:table-cell>
          <table:table-cell office:value-type="float" office:value="831.8220794" calcext:value-type="float">
            <text:p>831.8220794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1992" calcext:value-type="float">
            <text:p>1992</text:p>
          </table:table-cell>
          <table:table-cell office:value-type="float" office:value="50.44" calcext:value-type="float">
            <text:p>50.44</text:p>
          </table:table-cell>
          <table:table-cell office:value-type="float" office:value="26605473" calcext:value-type="float">
            <text:p>26605473</text:p>
          </table:table-cell>
          <table:table-cell office:value-type="float" office:value="825.682454" calcext:value-type="float">
            <text:p>825.682454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1997" calcext:value-type="float">
            <text:p>1997</text:p>
          </table:table-cell>
          <table:table-cell office:value-type="float" office:value="48.466" calcext:value-type="float">
            <text:p>48.466</text:p>
          </table:table-cell>
          <table:table-cell office:value-type="float" office:value="30686889" calcext:value-type="float">
            <text:p>30686889</text:p>
          </table:table-cell>
          <table:table-cell office:value-type="float" office:value="789.1862231" calcext:value-type="float">
            <text:p>789.1862231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2002" calcext:value-type="float">
            <text:p>2002</text:p>
          </table:table-cell>
          <table:table-cell office:value-type="float" office:value="49.651" calcext:value-type="float">
            <text:p>49.651</text:p>
          </table:table-cell>
          <table:table-cell office:value-type="float" office:value="34593779" calcext:value-type="float">
            <text:p>34593779</text:p>
          </table:table-cell>
          <table:table-cell office:value-type="float" office:value="899.0742111" calcext:value-type="float">
            <text:p>899.0742111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2007" calcext:value-type="float">
            <text:p>2007</text:p>
          </table:table-cell>
          <table:table-cell office:value-type="float" office:value="52.517" calcext:value-type="float">
            <text:p>52.517</text:p>
          </table:table-cell>
          <table:table-cell office:value-type="float" office:value="38139640" calcext:value-type="float">
            <text:p>38139640</text:p>
          </table:table-cell>
          <table:table-cell office:value-type="float" office:value="1107.482182" calcext:value-type="float">
            <text:p>1107.482182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1952" calcext:value-type="float">
            <text:p>1952</text:p>
          </table:table-cell>
          <table:table-cell office:value-type="float" office:value="50.848" calcext:value-type="float">
            <text:p>50.848</text:p>
          </table:table-cell>
          <table:table-cell office:value-type="float" office:value="21289402" calcext:value-type="float">
            <text:p>21289402</text:p>
          </table:table-cell>
          <table:table-cell office:value-type="float" office:value="757.7974177" calcext:value-type="float">
            <text:p>757.7974177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1957" calcext:value-type="float">
            <text:p>1957</text:p>
          </table:table-cell>
          <table:table-cell office:value-type="float" office:value="53.63" calcext:value-type="float">
            <text:p>53.63</text:p>
          </table:table-cell>
          <table:table-cell office:value-type="float" office:value="25041917" calcext:value-type="float">
            <text:p>25041917</text:p>
          </table:table-cell>
          <table:table-cell office:value-type="float" office:value="793.5774148" calcext:value-type="float">
            <text:p>793.5774148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1962" calcext:value-type="float">
            <text:p>1962</text:p>
          </table:table-cell>
          <table:table-cell office:value-type="float" office:value="56.061" calcext:value-type="float">
            <text:p>56.061</text:p>
          </table:table-cell>
          <table:table-cell office:value-type="float" office:value="29263397" calcext:value-type="float">
            <text:p>29263397</text:p>
          </table:table-cell>
          <table:table-cell office:value-type="float" office:value="1002.199172" calcext:value-type="float">
            <text:p>1002.199172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1967" calcext:value-type="float">
            <text:p>1967</text:p>
          </table:table-cell>
          <table:table-cell office:value-type="float" office:value="58.285" calcext:value-type="float">
            <text:p>58.285</text:p>
          </table:table-cell>
          <table:table-cell office:value-type="float" office:value="34024249" calcext:value-type="float">
            <text:p>34024249</text:p>
          </table:table-cell>
          <table:table-cell office:value-type="float" office:value="1295.46066" calcext:value-type="float">
            <text:p>1295.46066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1972" calcext:value-type="float">
            <text:p>1972</text:p>
          </table:table-cell>
          <table:table-cell office:value-type="float" office:value="60.405" calcext:value-type="float">
            <text:p>60.405</text:p>
          </table:table-cell>
          <table:table-cell office:value-type="float" office:value="39276153" calcext:value-type="float">
            <text:p>39276153</text:p>
          </table:table-cell>
          <table:table-cell office:value-type="float" office:value="1524.358936" calcext:value-type="float">
            <text:p>1524.358936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1977" calcext:value-type="float">
            <text:p>1977</text:p>
          </table:table-cell>
          <table:table-cell office:value-type="float" office:value="62.494" calcext:value-type="float">
            <text:p>62.494</text:p>
          </table:table-cell>
          <table:table-cell office:value-type="float" office:value="44148285" calcext:value-type="float">
            <text:p>44148285</text:p>
          </table:table-cell>
          <table:table-cell office:value-type="float" office:value="1961.224635" calcext:value-type="float">
            <text:p>1961.224635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1982" calcext:value-type="float">
            <text:p>1982</text:p>
          </table:table-cell>
          <table:table-cell office:value-type="float" office:value="64.597" calcext:value-type="float">
            <text:p>64.597</text:p>
          </table:table-cell>
          <table:table-cell office:value-type="float" office:value="48827160" calcext:value-type="float">
            <text:p>48827160</text:p>
          </table:table-cell>
          <table:table-cell office:value-type="float" office:value="2393.219781" calcext:value-type="float">
            <text:p>2393.219781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1987" calcext:value-type="float">
            <text:p>1987</text:p>
          </table:table-cell>
          <table:table-cell office:value-type="float" office:value="66.084" calcext:value-type="float">
            <text:p>66.084</text:p>
          </table:table-cell>
          <table:table-cell office:value-type="float" office:value="52910342" calcext:value-type="float">
            <text:p>52910342</text:p>
          </table:table-cell>
          <table:table-cell office:value-type="float" office:value="2982.653773" calcext:value-type="float">
            <text:p>2982.653773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1992" calcext:value-type="float">
            <text:p>1992</text:p>
          </table:table-cell>
          <table:table-cell office:value-type="float" office:value="67.298" calcext:value-type="float">
            <text:p>67.298</text:p>
          </table:table-cell>
          <table:table-cell office:value-type="float" office:value="56667095" calcext:value-type="float">
            <text:p>56667095</text:p>
          </table:table-cell>
          <table:table-cell office:value-type="float" office:value="4616.896545" calcext:value-type="float">
            <text:p>4616.896545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1997" calcext:value-type="float">
            <text:p>1997</text:p>
          </table:table-cell>
          <table:table-cell office:value-type="float" office:value="67.521" calcext:value-type="float">
            <text:p>67.521</text:p>
          </table:table-cell>
          <table:table-cell office:value-type="float" office:value="60216677" calcext:value-type="float">
            <text:p>60216677</text:p>
          </table:table-cell>
          <table:table-cell office:value-type="float" office:value="5852.625497" calcext:value-type="float">
            <text:p>5852.625497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02" calcext:value-type="float">
            <text:p>2002</text:p>
          </table:table-cell>
          <table:table-cell office:value-type="float" office:value="68.564" calcext:value-type="float">
            <text:p>68.564</text:p>
          </table:table-cell>
          <table:table-cell office:value-type="float" office:value="62806748" calcext:value-type="float">
            <text:p>62806748</text:p>
          </table:table-cell>
          <table:table-cell office:value-type="float" office:value="5913.187529" calcext:value-type="float">
            <text:p>5913.187529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07" calcext:value-type="float">
            <text:p>2007</text:p>
          </table:table-cell>
          <table:table-cell office:value-type="float" office:value="70.616" calcext:value-type="float">
            <text:p>70.616</text:p>
          </table:table-cell>
          <table:table-cell office:value-type="float" office:value="65068149" calcext:value-type="float">
            <text:p>65068149</text:p>
          </table:table-cell>
          <table:table-cell office:value-type="float" office:value="7458.396327" calcext:value-type="float">
            <text:p>7458.396327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1952" calcext:value-type="float">
            <text:p>1952</text:p>
          </table:table-cell>
          <table:table-cell office:value-type="float" office:value="38.596" calcext:value-type="float">
            <text:p>38.596</text:p>
          </table:table-cell>
          <table:table-cell office:value-type="float" office:value="1219113" calcext:value-type="float">
            <text:p>1219113</text:p>
          </table:table-cell>
          <table:table-cell office:value-type="float" office:value="859.8086567" calcext:value-type="float">
            <text:p>859.8086567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1957" calcext:value-type="float">
            <text:p>1957</text:p>
          </table:table-cell>
          <table:table-cell office:value-type="float" office:value="41.208" calcext:value-type="float">
            <text:p>41.208</text:p>
          </table:table-cell>
          <table:table-cell office:value-type="float" office:value="1357445" calcext:value-type="float">
            <text:p>1357445</text:p>
          </table:table-cell>
          <table:table-cell office:value-type="float" office:value="925.9083202" calcext:value-type="float">
            <text:p>925.9083202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1962" calcext:value-type="float">
            <text:p>1962</text:p>
          </table:table-cell>
          <table:table-cell office:value-type="float" office:value="43.922" calcext:value-type="float">
            <text:p>43.922</text:p>
          </table:table-cell>
          <table:table-cell office:value-type="float" office:value="1528098" calcext:value-type="float">
            <text:p>1528098</text:p>
          </table:table-cell>
          <table:table-cell office:value-type="float" office:value="1067.53481" calcext:value-type="float">
            <text:p>1067.53481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1967" calcext:value-type="float">
            <text:p>1967</text:p>
          </table:table-cell>
          <table:table-cell office:value-type="float" office:value="46.769" calcext:value-type="float">
            <text:p>46.769</text:p>
          </table:table-cell>
          <table:table-cell office:value-type="float" office:value="1735550" calcext:value-type="float">
            <text:p>1735550</text:p>
          </table:table-cell>
          <table:table-cell office:value-type="float" office:value="1477.59676" calcext:value-type="float">
            <text:p>1477.59676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1972" calcext:value-type="float">
            <text:p>1972</text:p>
          </table:table-cell>
          <table:table-cell office:value-type="float" office:value="49.759" calcext:value-type="float">
            <text:p>49.759</text:p>
          </table:table-cell>
          <table:table-cell office:value-type="float" office:value="2056351" calcext:value-type="float">
            <text:p>2056351</text:p>
          </table:table-cell>
          <table:table-cell office:value-type="float" office:value="1649.660188" calcext:value-type="float">
            <text:p>1649.660188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1977" calcext:value-type="float">
            <text:p>1977</text:p>
          </table:table-cell>
          <table:table-cell office:value-type="float" office:value="52.887" calcext:value-type="float">
            <text:p>52.887</text:p>
          </table:table-cell>
          <table:table-cell office:value-type="float" office:value="2308582" calcext:value-type="float">
            <text:p>2308582</text:p>
          </table:table-cell>
          <table:table-cell office:value-type="float" office:value="1532.776998" calcext:value-type="float">
            <text:p>1532.776998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1982" calcext:value-type="float">
            <text:p>1982</text:p>
          </table:table-cell>
          <table:table-cell office:value-type="float" office:value="55.471" calcext:value-type="float">
            <text:p>55.471</text:p>
          </table:table-cell>
          <table:table-cell office:value-type="float" office:value="2644765" calcext:value-type="float">
            <text:p>2644765</text:p>
          </table:table-cell>
          <table:table-cell office:value-type="float" office:value="1344.577953" calcext:value-type="float">
            <text:p>1344.577953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1987" calcext:value-type="float">
            <text:p>1987</text:p>
          </table:table-cell>
          <table:table-cell office:value-type="float" office:value="56.941" calcext:value-type="float">
            <text:p>56.941</text:p>
          </table:table-cell>
          <table:table-cell office:value-type="float" office:value="3154264" calcext:value-type="float">
            <text:p>3154264</text:p>
          </table:table-cell>
          <table:table-cell office:value-type="float" office:value="1202.201361" calcext:value-type="float">
            <text:p>1202.201361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1992" calcext:value-type="float">
            <text:p>1992</text:p>
          </table:table-cell>
          <table:table-cell office:value-type="float" office:value="58.061" calcext:value-type="float">
            <text:p>58.061</text:p>
          </table:table-cell>
          <table:table-cell office:value-type="float" office:value="3747553" calcext:value-type="float">
            <text:p>3747553</text:p>
          </table:table-cell>
          <table:table-cell office:value-type="float" office:value="1034.298904" calcext:value-type="float">
            <text:p>1034.298904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1997" calcext:value-type="float">
            <text:p>1997</text:p>
          </table:table-cell>
          <table:table-cell office:value-type="float" office:value="58.39" calcext:value-type="float">
            <text:p>58.39</text:p>
          </table:table-cell>
          <table:table-cell office:value-type="float" office:value="4320890" calcext:value-type="float">
            <text:p>4320890</text:p>
          </table:table-cell>
          <table:table-cell office:value-type="float" office:value="982.2869243" calcext:value-type="float">
            <text:p>982.2869243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02" calcext:value-type="float">
            <text:p>2002</text:p>
          </table:table-cell>
          <table:table-cell office:value-type="float" office:value="57.561" calcext:value-type="float">
            <text:p>57.561</text:p>
          </table:table-cell>
          <table:table-cell office:value-type="float" office:value="4977378" calcext:value-type="float">
            <text:p>4977378</text:p>
          </table:table-cell>
          <table:table-cell office:value-type="float" office:value="886.2205765" calcext:value-type="float">
            <text:p>886.2205765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07" calcext:value-type="float">
            <text:p>2007</text:p>
          </table:table-cell>
          <table:table-cell office:value-type="float" office:value="58.42" calcext:value-type="float">
            <text:p>58.42</text:p>
          </table:table-cell>
          <table:table-cell office:value-type="float" office:value="5701579" calcext:value-type="float">
            <text:p>5701579</text:p>
          </table:table-cell>
          <table:table-cell office:value-type="float" office:value="882.9699438" calcext:value-type="float">
            <text:p>882.9699438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1952" calcext:value-type="float">
            <text:p>1952</text:p>
          </table:table-cell>
          <table:table-cell office:value-type="float" office:value="59.1" calcext:value-type="float">
            <text:p>59.1</text:p>
          </table:table-cell>
          <table:table-cell office:value-type="float" office:value="662850" calcext:value-type="float">
            <text:p>662850</text:p>
          </table:table-cell>
          <table:table-cell office:value-type="float" office:value="3023.271928" calcext:value-type="float">
            <text:p>3023.271928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1957" calcext:value-type="float">
            <text:p>1957</text:p>
          </table:table-cell>
          <table:table-cell office:value-type="float" office:value="61.8" calcext:value-type="float">
            <text:p>61.8</text:p>
          </table:table-cell>
          <table:table-cell office:value-type="float" office:value="764900" calcext:value-type="float">
            <text:p>764900</text:p>
          </table:table-cell>
          <table:table-cell office:value-type="float" office:value="4100.3934" calcext:value-type="float">
            <text:p>4100.3934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1962" calcext:value-type="float">
            <text:p>1962</text:p>
          </table:table-cell>
          <table:table-cell office:value-type="float" office:value="64.9" calcext:value-type="float">
            <text:p>64.9</text:p>
          </table:table-cell>
          <table:table-cell office:value-type="float" office:value="887498" calcext:value-type="float">
            <text:p>887498</text:p>
          </table:table-cell>
          <table:table-cell office:value-type="float" office:value="4997.523971" calcext:value-type="float">
            <text:p>4997.523971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1967" calcext:value-type="float">
            <text:p>1967</text:p>
          </table:table-cell>
          <table:table-cell office:value-type="float" office:value="65.4" calcext:value-type="float">
            <text:p>65.4</text:p>
          </table:table-cell>
          <table:table-cell office:value-type="float" office:value="960155" calcext:value-type="float">
            <text:p>960155</text:p>
          </table:table-cell>
          <table:table-cell office:value-type="float" office:value="5621.368472" calcext:value-type="float">
            <text:p>5621.368472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1972" calcext:value-type="float">
            <text:p>1972</text:p>
          </table:table-cell>
          <table:table-cell office:value-type="float" office:value="65.9" calcext:value-type="float">
            <text:p>65.9</text:p>
          </table:table-cell>
          <table:table-cell office:value-type="float" office:value="975199" calcext:value-type="float">
            <text:p>975199</text:p>
          </table:table-cell>
          <table:table-cell office:value-type="float" office:value="6619.551419" calcext:value-type="float">
            <text:p>6619.551419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1977" calcext:value-type="float">
            <text:p>1977</text:p>
          </table:table-cell>
          <table:table-cell office:value-type="float" office:value="68.3" calcext:value-type="float">
            <text:p>68.3</text:p>
          </table:table-cell>
          <table:table-cell office:value-type="float" office:value="1039009" calcext:value-type="float">
            <text:p>1039009</text:p>
          </table:table-cell>
          <table:table-cell office:value-type="float" office:value="7899.554209" calcext:value-type="float">
            <text:p>7899.554209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1982" calcext:value-type="float">
            <text:p>1982</text:p>
          </table:table-cell>
          <table:table-cell office:value-type="float" office:value="68.832" calcext:value-type="float">
            <text:p>68.832</text:p>
          </table:table-cell>
          <table:table-cell office:value-type="float" office:value="1116479" calcext:value-type="float">
            <text:p>1116479</text:p>
          </table:table-cell>
          <table:table-cell office:value-type="float" office:value="9119.528607" calcext:value-type="float">
            <text:p>9119.528607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1987" calcext:value-type="float">
            <text:p>1987</text:p>
          </table:table-cell>
          <table:table-cell office:value-type="float" office:value="69.582" calcext:value-type="float">
            <text:p>69.582</text:p>
          </table:table-cell>
          <table:table-cell office:value-type="float" office:value="1191336" calcext:value-type="float">
            <text:p>1191336</text:p>
          </table:table-cell>
          <table:table-cell office:value-type="float" office:value="7388.597823" calcext:value-type="float">
            <text:p>7388.597823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1992" calcext:value-type="float">
            <text:p>1992</text:p>
          </table:table-cell>
          <table:table-cell office:value-type="float" office:value="69.862" calcext:value-type="float">
            <text:p>69.862</text:p>
          </table:table-cell>
          <table:table-cell office:value-type="float" office:value="1183669" calcext:value-type="float">
            <text:p>1183669</text:p>
          </table:table-cell>
          <table:table-cell office:value-type="float" office:value="7370.990932" calcext:value-type="float">
            <text:p>7370.990932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1997" calcext:value-type="float">
            <text:p>1997</text:p>
          </table:table-cell>
          <table:table-cell office:value-type="float" office:value="69.465" calcext:value-type="float">
            <text:p>69.465</text:p>
          </table:table-cell>
          <table:table-cell office:value-type="float" office:value="1138101" calcext:value-type="float">
            <text:p>1138101</text:p>
          </table:table-cell>
          <table:table-cell office:value-type="float" office:value="8792.573126" calcext:value-type="float">
            <text:p>8792.573126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2002" calcext:value-type="float">
            <text:p>2002</text:p>
          </table:table-cell>
          <table:table-cell office:value-type="float" office:value="68.976" calcext:value-type="float">
            <text:p>68.976</text:p>
          </table:table-cell>
          <table:table-cell office:value-type="float" office:value="1101832" calcext:value-type="float">
            <text:p>1101832</text:p>
          </table:table-cell>
          <table:table-cell office:value-type="float" office:value="11460.60023" calcext:value-type="float">
            <text:p>11460.60023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2007" calcext:value-type="float">
            <text:p>2007</text:p>
          </table:table-cell>
          <table:table-cell office:value-type="float" office:value="69.819" calcext:value-type="float">
            <text:p>69.819</text:p>
          </table:table-cell>
          <table:table-cell office:value-type="float" office:value="1056608" calcext:value-type="float">
            <text:p>1056608</text:p>
          </table:table-cell>
          <table:table-cell office:value-type="float" office:value="18008.50924" calcext:value-type="float">
            <text:p>18008.50924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1952" calcext:value-type="float">
            <text:p>1952</text:p>
          </table:table-cell>
          <table:table-cell office:value-type="float" office:value="44.6" calcext:value-type="float">
            <text:p>44.6</text:p>
          </table:table-cell>
          <table:table-cell office:value-type="float" office:value="3647735" calcext:value-type="float">
            <text:p>3647735</text:p>
          </table:table-cell>
          <table:table-cell office:value-type="float" office:value="1468.475631" calcext:value-type="float">
            <text:p>1468.475631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1957" calcext:value-type="float">
            <text:p>1957</text:p>
          </table:table-cell>
          <table:table-cell office:value-type="float" office:value="47.1" calcext:value-type="float">
            <text:p>47.1</text:p>
          </table:table-cell>
          <table:table-cell office:value-type="float" office:value="3950849" calcext:value-type="float">
            <text:p>3950849</text:p>
          </table:table-cell>
          <table:table-cell office:value-type="float" office:value="1395.232468" calcext:value-type="float">
            <text:p>1395.232468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1962" calcext:value-type="float">
            <text:p>1962</text:p>
          </table:table-cell>
          <table:table-cell office:value-type="float" office:value="49.579" calcext:value-type="float">
            <text:p>49.579</text:p>
          </table:table-cell>
          <table:table-cell office:value-type="float" office:value="4286552" calcext:value-type="float">
            <text:p>4286552</text:p>
          </table:table-cell>
          <table:table-cell office:value-type="float" office:value="1660.30321" calcext:value-type="float">
            <text:p>1660.30321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1967" calcext:value-type="float">
            <text:p>1967</text:p>
          </table:table-cell>
          <table:table-cell office:value-type="float" office:value="52.053" calcext:value-type="float">
            <text:p>52.053</text:p>
          </table:table-cell>
          <table:table-cell office:value-type="float" office:value="4786986" calcext:value-type="float">
            <text:p>4786986</text:p>
          </table:table-cell>
          <table:table-cell office:value-type="float" office:value="1932.360167" calcext:value-type="float">
            <text:p>1932.360167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1972" calcext:value-type="float">
            <text:p>1972</text:p>
          </table:table-cell>
          <table:table-cell office:value-type="float" office:value="55.602" calcext:value-type="float">
            <text:p>55.602</text:p>
          </table:table-cell>
          <table:table-cell office:value-type="float" office:value="5303507" calcext:value-type="float">
            <text:p>5303507</text:p>
          </table:table-cell>
          <table:table-cell office:value-type="float" office:value="2753.285994" calcext:value-type="float">
            <text:p>2753.285994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1977" calcext:value-type="float">
            <text:p>1977</text:p>
          </table:table-cell>
          <table:table-cell office:value-type="float" office:value="59.837" calcext:value-type="float">
            <text:p>59.837</text:p>
          </table:table-cell>
          <table:table-cell office:value-type="float" office:value="6005061" calcext:value-type="float">
            <text:p>6005061</text:p>
          </table:table-cell>
          <table:table-cell office:value-type="float" office:value="3120.876811" calcext:value-type="float">
            <text:p>3120.876811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1982" calcext:value-type="float">
            <text:p>1982</text:p>
          </table:table-cell>
          <table:table-cell office:value-type="float" office:value="64.048" calcext:value-type="float">
            <text:p>64.048</text:p>
          </table:table-cell>
          <table:table-cell office:value-type="float" office:value="6734098" calcext:value-type="float">
            <text:p>6734098</text:p>
          </table:table-cell>
          <table:table-cell office:value-type="float" office:value="3560.233174" calcext:value-type="float">
            <text:p>3560.233174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1987" calcext:value-type="float">
            <text:p>1987</text:p>
          </table:table-cell>
          <table:table-cell office:value-type="float" office:value="66.894" calcext:value-type="float">
            <text:p>66.894</text:p>
          </table:table-cell>
          <table:table-cell office:value-type="float" office:value="7724976" calcext:value-type="float">
            <text:p>7724976</text:p>
          </table:table-cell>
          <table:table-cell office:value-type="float" office:value="3810.419296" calcext:value-type="float">
            <text:p>3810.419296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1992" calcext:value-type="float">
            <text:p>1992</text:p>
          </table:table-cell>
          <table:table-cell office:value-type="float" office:value="70.001" calcext:value-type="float">
            <text:p>70.001</text:p>
          </table:table-cell>
          <table:table-cell office:value-type="float" office:value="8523077" calcext:value-type="float">
            <text:p>8523077</text:p>
          </table:table-cell>
          <table:table-cell office:value-type="float" office:value="4332.720164" calcext:value-type="float">
            <text:p>4332.720164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1997" calcext:value-type="float">
            <text:p>1997</text:p>
          </table:table-cell>
          <table:table-cell office:value-type="float" office:value="71.973" calcext:value-type="float">
            <text:p>71.973</text:p>
          </table:table-cell>
          <table:table-cell office:value-type="float" office:value="9231669" calcext:value-type="float">
            <text:p>9231669</text:p>
          </table:table-cell>
          <table:table-cell office:value-type="float" office:value="4876.798614" calcext:value-type="float">
            <text:p>4876.798614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02" calcext:value-type="float">
            <text:p>2002</text:p>
          </table:table-cell>
          <table:table-cell office:value-type="float" office:value="73.042" calcext:value-type="float">
            <text:p>73.042</text:p>
          </table:table-cell>
          <table:table-cell office:value-type="float" office:value="9770575" calcext:value-type="float">
            <text:p>9770575</text:p>
          </table:table-cell>
          <table:table-cell office:value-type="float" office:value="5722.895655" calcext:value-type="float">
            <text:p>5722.895655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07" calcext:value-type="float">
            <text:p>2007</text:p>
          </table:table-cell>
          <table:table-cell office:value-type="float" office:value="73.923" calcext:value-type="float">
            <text:p>73.923</text:p>
          </table:table-cell>
          <table:table-cell office:value-type="float" office:value="10276158" calcext:value-type="float">
            <text:p>10276158</text:p>
          </table:table-cell>
          <table:table-cell office:value-type="float" office:value="7092.923025" calcext:value-type="float">
            <text:p>7092.923025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1952" calcext:value-type="float">
            <text:p>1952</text:p>
          </table:table-cell>
          <table:table-cell office:value-type="float" office:value="43.585" calcext:value-type="float">
            <text:p>43.585</text:p>
          </table:table-cell>
          <table:table-cell office:value-type="float" office:value="22235677" calcext:value-type="float">
            <text:p>22235677</text:p>
          </table:table-cell>
          <table:table-cell office:value-type="float" office:value="1969.10098" calcext:value-type="float">
            <text:p>1969.10098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1957" calcext:value-type="float">
            <text:p>1957</text:p>
          </table:table-cell>
          <table:table-cell office:value-type="float" office:value="48.079" calcext:value-type="float">
            <text:p>48.079</text:p>
          </table:table-cell>
          <table:table-cell office:value-type="float" office:value="25670939" calcext:value-type="float">
            <text:p>25670939</text:p>
          </table:table-cell>
          <table:table-cell office:value-type="float" office:value="2218.754257" calcext:value-type="float">
            <text:p>2218.754257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1962" calcext:value-type="float">
            <text:p>1962</text:p>
          </table:table-cell>
          <table:table-cell office:value-type="float" office:value="52.098" calcext:value-type="float">
            <text:p>52.098</text:p>
          </table:table-cell>
          <table:table-cell office:value-type="float" office:value="29788695" calcext:value-type="float">
            <text:p>29788695</text:p>
          </table:table-cell>
          <table:table-cell office:value-type="float" office:value="2322.869908" calcext:value-type="float">
            <text:p>2322.869908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1967" calcext:value-type="float">
            <text:p>1967</text:p>
          </table:table-cell>
          <table:table-cell office:value-type="float" office:value="54.336" calcext:value-type="float">
            <text:p>54.336</text:p>
          </table:table-cell>
          <table:table-cell office:value-type="float" office:value="33411317" calcext:value-type="float">
            <text:p>33411317</text:p>
          </table:table-cell>
          <table:table-cell office:value-type="float" office:value="2826.356387" calcext:value-type="float">
            <text:p>2826.356387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1972" calcext:value-type="float">
            <text:p>1972</text:p>
          </table:table-cell>
          <table:table-cell office:value-type="float" office:value="57.005" calcext:value-type="float">
            <text:p>57.005</text:p>
          </table:table-cell>
          <table:table-cell office:value-type="float" office:value="37492953" calcext:value-type="float">
            <text:p>37492953</text:p>
          </table:table-cell>
          <table:table-cell office:value-type="float" office:value="3450.69638" calcext:value-type="float">
            <text:p>3450.69638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1977" calcext:value-type="float">
            <text:p>1977</text:p>
          </table:table-cell>
          <table:table-cell office:value-type="float" office:value="59.507" calcext:value-type="float">
            <text:p>59.507</text:p>
          </table:table-cell>
          <table:table-cell office:value-type="float" office:value="42404033" calcext:value-type="float">
            <text:p>42404033</text:p>
          </table:table-cell>
          <table:table-cell office:value-type="float" office:value="4269.122326" calcext:value-type="float">
            <text:p>4269.122326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1982" calcext:value-type="float">
            <text:p>1982</text:p>
          </table:table-cell>
          <table:table-cell office:value-type="float" office:value="61.036" calcext:value-type="float">
            <text:p>61.036</text:p>
          </table:table-cell>
          <table:table-cell office:value-type="float" office:value="47328791" calcext:value-type="float">
            <text:p>47328791</text:p>
          </table:table-cell>
          <table:table-cell office:value-type="float" office:value="4241.356344" calcext:value-type="float">
            <text:p>4241.356344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1987" calcext:value-type="float">
            <text:p>1987</text:p>
          </table:table-cell>
          <table:table-cell office:value-type="float" office:value="63.108" calcext:value-type="float">
            <text:p>63.108</text:p>
          </table:table-cell>
          <table:table-cell office:value-type="float" office:value="52881328" calcext:value-type="float">
            <text:p>52881328</text:p>
          </table:table-cell>
          <table:table-cell office:value-type="float" office:value="5089.043686" calcext:value-type="float">
            <text:p>5089.043686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1992" calcext:value-type="float">
            <text:p>1992</text:p>
          </table:table-cell>
          <table:table-cell office:value-type="float" office:value="66.146" calcext:value-type="float">
            <text:p>66.146</text:p>
          </table:table-cell>
          <table:table-cell office:value-type="float" office:value="58179144" calcext:value-type="float">
            <text:p>58179144</text:p>
          </table:table-cell>
          <table:table-cell office:value-type="float" office:value="5678.348271" calcext:value-type="float">
            <text:p>5678.348271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1997" calcext:value-type="float">
            <text:p>1997</text:p>
          </table:table-cell>
          <table:table-cell office:value-type="float" office:value="68.835" calcext:value-type="float">
            <text:p>68.835</text:p>
          </table:table-cell>
          <table:table-cell office:value-type="float" office:value="63047647" calcext:value-type="float">
            <text:p>63047647</text:p>
          </table:table-cell>
          <table:table-cell office:value-type="float" office:value="6601.429915" calcext:value-type="float">
            <text:p>6601.429915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02" calcext:value-type="float">
            <text:p>2002</text:p>
          </table:table-cell>
          <table:table-cell office:value-type="float" office:value="70.845" calcext:value-type="float">
            <text:p>70.845</text:p>
          </table:table-cell>
          <table:table-cell office:value-type="float" office:value="67308928" calcext:value-type="float">
            <text:p>67308928</text:p>
          </table:table-cell>
          <table:table-cell office:value-type="float" office:value="6508.085718" calcext:value-type="float">
            <text:p>6508.085718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07" calcext:value-type="float">
            <text:p>2007</text:p>
          </table:table-cell>
          <table:table-cell office:value-type="float" office:value="71.777" calcext:value-type="float">
            <text:p>71.777</text:p>
          </table:table-cell>
          <table:table-cell office:value-type="float" office:value="71158647" calcext:value-type="float">
            <text:p>71158647</text:p>
          </table:table-cell>
          <table:table-cell office:value-type="float" office:value="8458.276384" calcext:value-type="float">
            <text:p>8458.276384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1952" calcext:value-type="float">
            <text:p>1952</text:p>
          </table:table-cell>
          <table:table-cell office:value-type="float" office:value="39.978" calcext:value-type="float">
            <text:p>39.978</text:p>
          </table:table-cell>
          <table:table-cell office:value-type="float" office:value="5824797" calcext:value-type="float">
            <text:p>5824797</text:p>
          </table:table-cell>
          <table:table-cell office:value-type="float" office:value="734.753484" calcext:value-type="float">
            <text:p>734.753484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1957" calcext:value-type="float">
            <text:p>1957</text:p>
          </table:table-cell>
          <table:table-cell office:value-type="float" office:value="42.571" calcext:value-type="float">
            <text:p>42.571</text:p>
          </table:table-cell>
          <table:table-cell office:value-type="float" office:value="6675501" calcext:value-type="float">
            <text:p>6675501</text:p>
          </table:table-cell>
          <table:table-cell office:value-type="float" office:value="774.3710692" calcext:value-type="float">
            <text:p>774.3710692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1962" calcext:value-type="float">
            <text:p>1962</text:p>
          </table:table-cell>
          <table:table-cell office:value-type="float" office:value="45.344" calcext:value-type="float">
            <text:p>45.344</text:p>
          </table:table-cell>
          <table:table-cell office:value-type="float" office:value="7688797" calcext:value-type="float">
            <text:p>7688797</text:p>
          </table:table-cell>
          <table:table-cell office:value-type="float" office:value="767.2717398" calcext:value-type="float">
            <text:p>767.2717398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1967" calcext:value-type="float">
            <text:p>1967</text:p>
          </table:table-cell>
          <table:table-cell office:value-type="float" office:value="48.051" calcext:value-type="float">
            <text:p>48.051</text:p>
          </table:table-cell>
          <table:table-cell office:value-type="float" office:value="8900294" calcext:value-type="float">
            <text:p>8900294</text:p>
          </table:table-cell>
          <table:table-cell office:value-type="float" office:value="908.9185217" calcext:value-type="float">
            <text:p>908.9185217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1972" calcext:value-type="float">
            <text:p>1972</text:p>
          </table:table-cell>
          <table:table-cell office:value-type="float" office:value="51.016" calcext:value-type="float">
            <text:p>51.016</text:p>
          </table:table-cell>
          <table:table-cell office:value-type="float" office:value="10190285" calcext:value-type="float">
            <text:p>10190285</text:p>
          </table:table-cell>
          <table:table-cell office:value-type="float" office:value="950.735869" calcext:value-type="float">
            <text:p>950.735869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1977" calcext:value-type="float">
            <text:p>1977</text:p>
          </table:table-cell>
          <table:table-cell office:value-type="float" office:value="50.35" calcext:value-type="float">
            <text:p>50.35</text:p>
          </table:table-cell>
          <table:table-cell office:value-type="float" office:value="11457758" calcext:value-type="float">
            <text:p>11457758</text:p>
          </table:table-cell>
          <table:table-cell office:value-type="float" office:value="843.7331372" calcext:value-type="float">
            <text:p>843.7331372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1982" calcext:value-type="float">
            <text:p>1982</text:p>
          </table:table-cell>
          <table:table-cell office:value-type="float" office:value="49.849" calcext:value-type="float">
            <text:p>49.849</text:p>
          </table:table-cell>
          <table:table-cell office:value-type="float" office:value="12939400" calcext:value-type="float">
            <text:p>12939400</text:p>
          </table:table-cell>
          <table:table-cell office:value-type="float" office:value="682.2662268" calcext:value-type="float">
            <text:p>682.2662268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1987" calcext:value-type="float">
            <text:p>1987</text:p>
          </table:table-cell>
          <table:table-cell office:value-type="float" office:value="51.509" calcext:value-type="float">
            <text:p>51.509</text:p>
          </table:table-cell>
          <table:table-cell office:value-type="float" office:value="15283050" calcext:value-type="float">
            <text:p>15283050</text:p>
          </table:table-cell>
          <table:table-cell office:value-type="float" office:value="617.7244065" calcext:value-type="float">
            <text:p>617.7244065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1992" calcext:value-type="float">
            <text:p>1992</text:p>
          </table:table-cell>
          <table:table-cell office:value-type="float" office:value="48.825" calcext:value-type="float">
            <text:p>48.825</text:p>
          </table:table-cell>
          <table:table-cell office:value-type="float" office:value="18252190" calcext:value-type="float">
            <text:p>18252190</text:p>
          </table:table-cell>
          <table:table-cell office:value-type="float" office:value="644.1707969" calcext:value-type="float">
            <text:p>644.1707969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1997" calcext:value-type="float">
            <text:p>1997</text:p>
          </table:table-cell>
          <table:table-cell office:value-type="float" office:value="44.578" calcext:value-type="float">
            <text:p>44.578</text:p>
          </table:table-cell>
          <table:table-cell office:value-type="float" office:value="21210254" calcext:value-type="float">
            <text:p>21210254</text:p>
          </table:table-cell>
          <table:table-cell office:value-type="float" office:value="816.559081" calcext:value-type="float">
            <text:p>816.559081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02" calcext:value-type="float">
            <text:p>2002</text:p>
          </table:table-cell>
          <table:table-cell office:value-type="float" office:value="47.813" calcext:value-type="float">
            <text:p>47.813</text:p>
          </table:table-cell>
          <table:table-cell office:value-type="float" office:value="24739869" calcext:value-type="float">
            <text:p>24739869</text:p>
          </table:table-cell>
          <table:table-cell office:value-type="float" office:value="927.7210018" calcext:value-type="float">
            <text:p>927.7210018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07" calcext:value-type="float">
            <text:p>2007</text:p>
          </table:table-cell>
          <table:table-cell office:value-type="float" office:value="51.542" calcext:value-type="float">
            <text:p>51.542</text:p>
          </table:table-cell>
          <table:table-cell office:value-type="float" office:value="29170398" calcext:value-type="float">
            <text:p>29170398</text:p>
          </table:table-cell>
          <table:table-cell office:value-type="float" office:value="1056.380121" calcext:value-type="float">
            <text:p>1056.380121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52" calcext:value-type="float">
            <text:p>1952</text:p>
          </table:table-cell>
          <table:table-cell office:value-type="float" office:value="69.18" calcext:value-type="float">
            <text:p>69.18</text:p>
          </table:table-cell>
          <table:table-cell office:value-type="float" office:value="50430000" calcext:value-type="float">
            <text:p>50430000</text:p>
          </table:table-cell>
          <table:table-cell office:value-type="float" office:value="9979.508487" calcext:value-type="float">
            <text:p>9979.508487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57" calcext:value-type="float">
            <text:p>1957</text:p>
          </table:table-cell>
          <table:table-cell office:value-type="float" office:value="70.42" calcext:value-type="float">
            <text:p>70.42</text:p>
          </table:table-cell>
          <table:table-cell office:value-type="float" office:value="51430000" calcext:value-type="float">
            <text:p>51430000</text:p>
          </table:table-cell>
          <table:table-cell office:value-type="float" office:value="11283.17795" calcext:value-type="float">
            <text:p>11283.17795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62" calcext:value-type="float">
            <text:p>1962</text:p>
          </table:table-cell>
          <table:table-cell office:value-type="float" office:value="70.76" calcext:value-type="float">
            <text:p>70.76</text:p>
          </table:table-cell>
          <table:table-cell office:value-type="float" office:value="53292000" calcext:value-type="float">
            <text:p>53292000</text:p>
          </table:table-cell>
          <table:table-cell office:value-type="float" office:value="12477.17707" calcext:value-type="float">
            <text:p>12477.17707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67" calcext:value-type="float">
            <text:p>1967</text:p>
          </table:table-cell>
          <table:table-cell office:value-type="float" office:value="71.36" calcext:value-type="float">
            <text:p>71.36</text:p>
          </table:table-cell>
          <table:table-cell office:value-type="float" office:value="54959000" calcext:value-type="float">
            <text:p>54959000</text:p>
          </table:table-cell>
          <table:table-cell office:value-type="float" office:value="14142.85089" calcext:value-type="float">
            <text:p>14142.85089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72" calcext:value-type="float">
            <text:p>1972</text:p>
          </table:table-cell>
          <table:table-cell office:value-type="float" office:value="72.01" calcext:value-type="float">
            <text:p>72.01</text:p>
          </table:table-cell>
          <table:table-cell office:value-type="float" office:value="56079000" calcext:value-type="float">
            <text:p>56079000</text:p>
          </table:table-cell>
          <table:table-cell office:value-type="float" office:value="15895.11641" calcext:value-type="float">
            <text:p>15895.11641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77" calcext:value-type="float">
            <text:p>1977</text:p>
          </table:table-cell>
          <table:table-cell office:value-type="float" office:value="72.76" calcext:value-type="float">
            <text:p>72.76</text:p>
          </table:table-cell>
          <table:table-cell office:value-type="float" office:value="56179000" calcext:value-type="float">
            <text:p>56179000</text:p>
          </table:table-cell>
          <table:table-cell office:value-type="float" office:value="17428.74846" calcext:value-type="float">
            <text:p>17428.74846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82" calcext:value-type="float">
            <text:p>1982</text:p>
          </table:table-cell>
          <table:table-cell office:value-type="float" office:value="74.04" calcext:value-type="float">
            <text:p>74.04</text:p>
          </table:table-cell>
          <table:table-cell office:value-type="float" office:value="56339704" calcext:value-type="float">
            <text:p>56339704</text:p>
          </table:table-cell>
          <table:table-cell office:value-type="float" office:value="18232.42452" calcext:value-type="float">
            <text:p>18232.42452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87" calcext:value-type="float">
            <text:p>1987</text:p>
          </table:table-cell>
          <table:table-cell office:value-type="float" office:value="75.007" calcext:value-type="float">
            <text:p>75.007</text:p>
          </table:table-cell>
          <table:table-cell office:value-type="float" office:value="56981620" calcext:value-type="float">
            <text:p>56981620</text:p>
          </table:table-cell>
          <table:table-cell office:value-type="float" office:value="21664.78767" calcext:value-type="float">
            <text:p>21664.78767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92" calcext:value-type="float">
            <text:p>1992</text:p>
          </table:table-cell>
          <table:table-cell office:value-type="float" office:value="76.42" calcext:value-type="float">
            <text:p>76.42</text:p>
          </table:table-cell>
          <table:table-cell office:value-type="float" office:value="57866349" calcext:value-type="float">
            <text:p>57866349</text:p>
          </table:table-cell>
          <table:table-cell office:value-type="float" office:value="22705.09254" calcext:value-type="float">
            <text:p>22705.09254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97" calcext:value-type="float">
            <text:p>1997</text:p>
          </table:table-cell>
          <table:table-cell office:value-type="float" office:value="77.218" calcext:value-type="float">
            <text:p>77.218</text:p>
          </table:table-cell>
          <table:table-cell office:value-type="float" office:value="58808266" calcext:value-type="float">
            <text:p>58808266</text:p>
          </table:table-cell>
          <table:table-cell office:value-type="float" office:value="26074.53136" calcext:value-type="float">
            <text:p>26074.53136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002" calcext:value-type="float">
            <text:p>2002</text:p>
          </table:table-cell>
          <table:table-cell office:value-type="float" office:value="78.471" calcext:value-type="float">
            <text:p>78.471</text:p>
          </table:table-cell>
          <table:table-cell office:value-type="float" office:value="59912431" calcext:value-type="float">
            <text:p>59912431</text:p>
          </table:table-cell>
          <table:table-cell office:value-type="float" office:value="29478.99919" calcext:value-type="float">
            <text:p>29478.99919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007" calcext:value-type="float">
            <text:p>2007</text:p>
          </table:table-cell>
          <table:table-cell office:value-type="float" office:value="79.425" calcext:value-type="float">
            <text:p>79.425</text:p>
          </table:table-cell>
          <table:table-cell office:value-type="float" office:value="60776238" calcext:value-type="float">
            <text:p>60776238</text:p>
          </table:table-cell>
          <table:table-cell office:value-type="float" office:value="33203.26128" calcext:value-type="float">
            <text:p>33203.26128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1952" calcext:value-type="float">
            <text:p>1952</text:p>
          </table:table-cell>
          <table:table-cell office:value-type="float" office:value="68.44" calcext:value-type="float">
            <text:p>68.44</text:p>
          </table:table-cell>
          <table:table-cell office:value-type="float" office:value="157553000" calcext:value-type="float">
            <text:p>157553000</text:p>
          </table:table-cell>
          <table:table-cell office:value-type="float" office:value="13990.48208" calcext:value-type="float">
            <text:p>13990.48208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1957" calcext:value-type="float">
            <text:p>1957</text:p>
          </table:table-cell>
          <table:table-cell office:value-type="float" office:value="69.49" calcext:value-type="float">
            <text:p>69.49</text:p>
          </table:table-cell>
          <table:table-cell office:value-type="float" office:value="171984000" calcext:value-type="float">
            <text:p>171984000</text:p>
          </table:table-cell>
          <table:table-cell office:value-type="float" office:value="14847.12712" calcext:value-type="float">
            <text:p>14847.12712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1962" calcext:value-type="float">
            <text:p>1962</text:p>
          </table:table-cell>
          <table:table-cell office:value-type="float" office:value="70.21" calcext:value-type="float">
            <text:p>70.21</text:p>
          </table:table-cell>
          <table:table-cell office:value-type="float" office:value="186538000" calcext:value-type="float">
            <text:p>186538000</text:p>
          </table:table-cell>
          <table:table-cell office:value-type="float" office:value="16173.14586" calcext:value-type="float">
            <text:p>16173.14586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1967" calcext:value-type="float">
            <text:p>1967</text:p>
          </table:table-cell>
          <table:table-cell office:value-type="float" office:value="70.76" calcext:value-type="float">
            <text:p>70.76</text:p>
          </table:table-cell>
          <table:table-cell office:value-type="float" office:value="198712000" calcext:value-type="float">
            <text:p>198712000</text:p>
          </table:table-cell>
          <table:table-cell office:value-type="float" office:value="19530.36557" calcext:value-type="float">
            <text:p>19530.36557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1972" calcext:value-type="float">
            <text:p>1972</text:p>
          </table:table-cell>
          <table:table-cell office:value-type="float" office:value="71.34" calcext:value-type="float">
            <text:p>71.34</text:p>
          </table:table-cell>
          <table:table-cell office:value-type="float" office:value="209896000" calcext:value-type="float">
            <text:p>209896000</text:p>
          </table:table-cell>
          <table:table-cell office:value-type="float" office:value="21806.03594" calcext:value-type="float">
            <text:p>21806.03594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1977" calcext:value-type="float">
            <text:p>1977</text:p>
          </table:table-cell>
          <table:table-cell office:value-type="float" office:value="73.38" calcext:value-type="float">
            <text:p>73.38</text:p>
          </table:table-cell>
          <table:table-cell office:value-type="float" office:value="220239000" calcext:value-type="float">
            <text:p>220239000</text:p>
          </table:table-cell>
          <table:table-cell office:value-type="float" office:value="24072.63213" calcext:value-type="float">
            <text:p>24072.63213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1982" calcext:value-type="float">
            <text:p>1982</text:p>
          </table:table-cell>
          <table:table-cell office:value-type="float" office:value="74.65" calcext:value-type="float">
            <text:p>74.65</text:p>
          </table:table-cell>
          <table:table-cell office:value-type="float" office:value="232187835" calcext:value-type="float">
            <text:p>232187835</text:p>
          </table:table-cell>
          <table:table-cell office:value-type="float" office:value="25009.55914" calcext:value-type="float">
            <text:p>25009.55914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1987" calcext:value-type="float">
            <text:p>1987</text:p>
          </table:table-cell>
          <table:table-cell office:value-type="float" office:value="75.02" calcext:value-type="float">
            <text:p>75.02</text:p>
          </table:table-cell>
          <table:table-cell office:value-type="float" office:value="242803533" calcext:value-type="float">
            <text:p>242803533</text:p>
          </table:table-cell>
          <table:table-cell office:value-type="float" office:value="29884.35041" calcext:value-type="float">
            <text:p>29884.35041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1992" calcext:value-type="float">
            <text:p>1992</text:p>
          </table:table-cell>
          <table:table-cell office:value-type="float" office:value="76.09" calcext:value-type="float">
            <text:p>76.09</text:p>
          </table:table-cell>
          <table:table-cell office:value-type="float" office:value="256894189" calcext:value-type="float">
            <text:p>256894189</text:p>
          </table:table-cell>
          <table:table-cell office:value-type="float" office:value="32003.93224" calcext:value-type="float">
            <text:p>32003.93224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1997" calcext:value-type="float">
            <text:p>1997</text:p>
          </table:table-cell>
          <table:table-cell office:value-type="float" office:value="76.81" calcext:value-type="float">
            <text:p>76.81</text:p>
          </table:table-cell>
          <table:table-cell office:value-type="float" office:value="272911760" calcext:value-type="float">
            <text:p>272911760</text:p>
          </table:table-cell>
          <table:table-cell office:value-type="float" office:value="35767.43303" calcext:value-type="float">
            <text:p>35767.43303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2002" calcext:value-type="float">
            <text:p>2002</text:p>
          </table:table-cell>
          <table:table-cell office:value-type="float" office:value="77.31" calcext:value-type="float">
            <text:p>77.31</text:p>
          </table:table-cell>
          <table:table-cell office:value-type="float" office:value="287675526" calcext:value-type="float">
            <text:p>287675526</text:p>
          </table:table-cell>
          <table:table-cell office:value-type="float" office:value="39097.09955" calcext:value-type="float">
            <text:p>39097.09955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2007" calcext:value-type="float">
            <text:p>2007</text:p>
          </table:table-cell>
          <table:table-cell office:value-type="float" office:value="78.242" calcext:value-type="float">
            <text:p>78.242</text:p>
          </table:table-cell>
          <table:table-cell office:value-type="float" office:value="301139947" calcext:value-type="float">
            <text:p>301139947</text:p>
          </table:table-cell>
          <table:table-cell office:value-type="float" office:value="42951.65309" calcext:value-type="float">
            <text:p>42951.65309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1952" calcext:value-type="float">
            <text:p>1952</text:p>
          </table:table-cell>
          <table:table-cell office:value-type="float" office:value="66.071" calcext:value-type="float">
            <text:p>66.071</text:p>
          </table:table-cell>
          <table:table-cell office:value-type="float" office:value="2252965" calcext:value-type="float">
            <text:p>2252965</text:p>
          </table:table-cell>
          <table:table-cell office:value-type="float" office:value="5716.766744" calcext:value-type="float">
            <text:p>5716.766744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1957" calcext:value-type="float">
            <text:p>1957</text:p>
          </table:table-cell>
          <table:table-cell office:value-type="float" office:value="67.044" calcext:value-type="float">
            <text:p>67.044</text:p>
          </table:table-cell>
          <table:table-cell office:value-type="float" office:value="2424959" calcext:value-type="float">
            <text:p>2424959</text:p>
          </table:table-cell>
          <table:table-cell office:value-type="float" office:value="6150.772969" calcext:value-type="float">
            <text:p>6150.772969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1962" calcext:value-type="float">
            <text:p>1962</text:p>
          </table:table-cell>
          <table:table-cell office:value-type="float" office:value="68.253" calcext:value-type="float">
            <text:p>68.253</text:p>
          </table:table-cell>
          <table:table-cell office:value-type="float" office:value="2598466" calcext:value-type="float">
            <text:p>2598466</text:p>
          </table:table-cell>
          <table:table-cell office:value-type="float" office:value="5603.357717" calcext:value-type="float">
            <text:p>5603.357717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1967" calcext:value-type="float">
            <text:p>1967</text:p>
          </table:table-cell>
          <table:table-cell office:value-type="float" office:value="68.468" calcext:value-type="float">
            <text:p>68.468</text:p>
          </table:table-cell>
          <table:table-cell office:value-type="float" office:value="2748579" calcext:value-type="float">
            <text:p>2748579</text:p>
          </table:table-cell>
          <table:table-cell office:value-type="float" office:value="5444.61962" calcext:value-type="float">
            <text:p>5444.61962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1972" calcext:value-type="float">
            <text:p>1972</text:p>
          </table:table-cell>
          <table:table-cell office:value-type="float" office:value="68.673" calcext:value-type="float">
            <text:p>68.673</text:p>
          </table:table-cell>
          <table:table-cell office:value-type="float" office:value="2829526" calcext:value-type="float">
            <text:p>2829526</text:p>
          </table:table-cell>
          <table:table-cell office:value-type="float" office:value="5703.408898" calcext:value-type="float">
            <text:p>5703.408898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1977" calcext:value-type="float">
            <text:p>1977</text:p>
          </table:table-cell>
          <table:table-cell office:value-type="float" office:value="69.481" calcext:value-type="float">
            <text:p>69.481</text:p>
          </table:table-cell>
          <table:table-cell office:value-type="float" office:value="2873520" calcext:value-type="float">
            <text:p>2873520</text:p>
          </table:table-cell>
          <table:table-cell office:value-type="float" office:value="6504.339663" calcext:value-type="float">
            <text:p>6504.339663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1982" calcext:value-type="float">
            <text:p>1982</text:p>
          </table:table-cell>
          <table:table-cell office:value-type="float" office:value="70.805" calcext:value-type="float">
            <text:p>70.805</text:p>
          </table:table-cell>
          <table:table-cell office:value-type="float" office:value="2953997" calcext:value-type="float">
            <text:p>2953997</text:p>
          </table:table-cell>
          <table:table-cell office:value-type="float" office:value="6920.223051" calcext:value-type="float">
            <text:p>6920.223051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1987" calcext:value-type="float">
            <text:p>1987</text:p>
          </table:table-cell>
          <table:table-cell office:value-type="float" office:value="71.918" calcext:value-type="float">
            <text:p>71.918</text:p>
          </table:table-cell>
          <table:table-cell office:value-type="float" office:value="3045153" calcext:value-type="float">
            <text:p>3045153</text:p>
          </table:table-cell>
          <table:table-cell office:value-type="float" office:value="7452.398969" calcext:value-type="float">
            <text:p>7452.398969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1992" calcext:value-type="float">
            <text:p>1992</text:p>
          </table:table-cell>
          <table:table-cell office:value-type="float" office:value="72.752" calcext:value-type="float">
            <text:p>72.752</text:p>
          </table:table-cell>
          <table:table-cell office:value-type="float" office:value="3149262" calcext:value-type="float">
            <text:p>3149262</text:p>
          </table:table-cell>
          <table:table-cell office:value-type="float" office:value="8137.004775" calcext:value-type="float">
            <text:p>8137.004775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1997" calcext:value-type="float">
            <text:p>1997</text:p>
          </table:table-cell>
          <table:table-cell office:value-type="float" office:value="74.223" calcext:value-type="float">
            <text:p>74.223</text:p>
          </table:table-cell>
          <table:table-cell office:value-type="float" office:value="3262838" calcext:value-type="float">
            <text:p>3262838</text:p>
          </table:table-cell>
          <table:table-cell office:value-type="float" office:value="9230.240708" calcext:value-type="float">
            <text:p>9230.240708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02" calcext:value-type="float">
            <text:p>2002</text:p>
          </table:table-cell>
          <table:table-cell office:value-type="float" office:value="75.307" calcext:value-type="float">
            <text:p>75.307</text:p>
          </table:table-cell>
          <table:table-cell office:value-type="float" office:value="3363085" calcext:value-type="float">
            <text:p>3363085</text:p>
          </table:table-cell>
          <table:table-cell office:value-type="float" office:value="7727.002004" calcext:value-type="float">
            <text:p>7727.002004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07" calcext:value-type="float">
            <text:p>2007</text:p>
          </table:table-cell>
          <table:table-cell office:value-type="float" office:value="76.384" calcext:value-type="float">
            <text:p>76.384</text:p>
          </table:table-cell>
          <table:table-cell office:value-type="float" office:value="3447496" calcext:value-type="float">
            <text:p>3447496</text:p>
          </table:table-cell>
          <table:table-cell office:value-type="float" office:value="10611.46299" calcext:value-type="float">
            <text:p>10611.4629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952" calcext:value-type="float">
            <text:p>1952</text:p>
          </table:table-cell>
          <table:table-cell office:value-type="float" office:value="55.088" calcext:value-type="float">
            <text:p>55.088</text:p>
          </table:table-cell>
          <table:table-cell office:value-type="float" office:value="5439568" calcext:value-type="float">
            <text:p>5439568</text:p>
          </table:table-cell>
          <table:table-cell office:value-type="float" office:value="7689.799761" calcext:value-type="float">
            <text:p>7689.79976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957" calcext:value-type="float">
            <text:p>1957</text:p>
          </table:table-cell>
          <table:table-cell office:value-type="float" office:value="57.907" calcext:value-type="float">
            <text:p>57.907</text:p>
          </table:table-cell>
          <table:table-cell office:value-type="float" office:value="6702668" calcext:value-type="float">
            <text:p>6702668</text:p>
          </table:table-cell>
          <table:table-cell office:value-type="float" office:value="9802.466526" calcext:value-type="float">
            <text:p>9802.46652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962" calcext:value-type="float">
            <text:p>1962</text:p>
          </table:table-cell>
          <table:table-cell office:value-type="float" office:value="60.77" calcext:value-type="float">
            <text:p>60.77</text:p>
          </table:table-cell>
          <table:table-cell office:value-type="float" office:value="8143375" calcext:value-type="float">
            <text:p>8143375</text:p>
          </table:table-cell>
          <table:table-cell office:value-type="float" office:value="8422.974165" calcext:value-type="float">
            <text:p>8422.974165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967" calcext:value-type="float">
            <text:p>1967</text:p>
          </table:table-cell>
          <table:table-cell office:value-type="float" office:value="63.479" calcext:value-type="float">
            <text:p>63.479</text:p>
          </table:table-cell>
          <table:table-cell office:value-type="float" office:value="9709552" calcext:value-type="float">
            <text:p>9709552</text:p>
          </table:table-cell>
          <table:table-cell office:value-type="float" office:value="9541.474188" calcext:value-type="float">
            <text:p>9541.474188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972" calcext:value-type="float">
            <text:p>1972</text:p>
          </table:table-cell>
          <table:table-cell office:value-type="float" office:value="65.712" calcext:value-type="float">
            <text:p>65.712</text:p>
          </table:table-cell>
          <table:table-cell office:value-type="float" office:value="11515649" calcext:value-type="float">
            <text:p>11515649</text:p>
          </table:table-cell>
          <table:table-cell office:value-type="float" office:value="10505.25966" calcext:value-type="float">
            <text:p>10505.2596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977" calcext:value-type="float">
            <text:p>1977</text:p>
          </table:table-cell>
          <table:table-cell office:value-type="float" office:value="67.456" calcext:value-type="float">
            <text:p>67.456</text:p>
          </table:table-cell>
          <table:table-cell office:value-type="float" office:value="13503563" calcext:value-type="float">
            <text:p>13503563</text:p>
          </table:table-cell>
          <table:table-cell office:value-type="float" office:value="13143.95095" calcext:value-type="float">
            <text:p>13143.95095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982" calcext:value-type="float">
            <text:p>1982</text:p>
          </table:table-cell>
          <table:table-cell office:value-type="float" office:value="68.557" calcext:value-type="float">
            <text:p>68.557</text:p>
          </table:table-cell>
          <table:table-cell office:value-type="float" office:value="15620766" calcext:value-type="float">
            <text:p>15620766</text:p>
          </table:table-cell>
          <table:table-cell office:value-type="float" office:value="11152.41011" calcext:value-type="float">
            <text:p>11152.4101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987" calcext:value-type="float">
            <text:p>1987</text:p>
          </table:table-cell>
          <table:table-cell office:value-type="float" office:value="70.19" calcext:value-type="float">
            <text:p>70.19</text:p>
          </table:table-cell>
          <table:table-cell office:value-type="float" office:value="17910182" calcext:value-type="float">
            <text:p>17910182</text:p>
          </table:table-cell>
          <table:table-cell office:value-type="float" office:value="9883.584648" calcext:value-type="float">
            <text:p>9883.584648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992" calcext:value-type="float">
            <text:p>1992</text:p>
          </table:table-cell>
          <table:table-cell office:value-type="float" office:value="71.15" calcext:value-type="float">
            <text:p>71.15</text:p>
          </table:table-cell>
          <table:table-cell office:value-type="float" office:value="20265563" calcext:value-type="float">
            <text:p>20265563</text:p>
          </table:table-cell>
          <table:table-cell office:value-type="float" office:value="10733.92631" calcext:value-type="float">
            <text:p>10733.9263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997" calcext:value-type="float">
            <text:p>1997</text:p>
          </table:table-cell>
          <table:table-cell office:value-type="float" office:value="72.146" calcext:value-type="float">
            <text:p>72.146</text:p>
          </table:table-cell>
          <table:table-cell office:value-type="float" office:value="22374398" calcext:value-type="float">
            <text:p>22374398</text:p>
          </table:table-cell>
          <table:table-cell office:value-type="float" office:value="10165.49518" calcext:value-type="float">
            <text:p>10165.49518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002" calcext:value-type="float">
            <text:p>2002</text:p>
          </table:table-cell>
          <table:table-cell office:value-type="float" office:value="72.766" calcext:value-type="float">
            <text:p>72.766</text:p>
          </table:table-cell>
          <table:table-cell office:value-type="float" office:value="24287670" calcext:value-type="float">
            <text:p>24287670</text:p>
          </table:table-cell>
          <table:table-cell office:value-type="float" office:value="8605.047831" calcext:value-type="float">
            <text:p>8605.04783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007" calcext:value-type="float">
            <text:p>2007</text:p>
          </table:table-cell>
          <table:table-cell office:value-type="float" office:value="73.747" calcext:value-type="float">
            <text:p>73.747</text:p>
          </table:table-cell>
          <table:table-cell office:value-type="float" office:value="26084662" calcext:value-type="float">
            <text:p>26084662</text:p>
          </table:table-cell>
          <table:table-cell office:value-type="float" office:value="11415.80569" calcext:value-type="float">
            <text:p>11415.80569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1952" calcext:value-type="float">
            <text:p>1952</text:p>
          </table:table-cell>
          <table:table-cell office:value-type="float" office:value="40.412" calcext:value-type="float">
            <text:p>40.412</text:p>
          </table:table-cell>
          <table:table-cell office:value-type="float" office:value="26246839" calcext:value-type="float">
            <text:p>26246839</text:p>
          </table:table-cell>
          <table:table-cell office:value-type="float" office:value="605.0664917" calcext:value-type="float">
            <text:p>605.0664917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1957" calcext:value-type="float">
            <text:p>1957</text:p>
          </table:table-cell>
          <table:table-cell office:value-type="float" office:value="42.887" calcext:value-type="float">
            <text:p>42.887</text:p>
          </table:table-cell>
          <table:table-cell office:value-type="float" office:value="28998543" calcext:value-type="float">
            <text:p>28998543</text:p>
          </table:table-cell>
          <table:table-cell office:value-type="float" office:value="676.2854478" calcext:value-type="float">
            <text:p>676.2854478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1962" calcext:value-type="float">
            <text:p>1962</text:p>
          </table:table-cell>
          <table:table-cell office:value-type="float" office:value="45.363" calcext:value-type="float">
            <text:p>45.363</text:p>
          </table:table-cell>
          <table:table-cell office:value-type="float" office:value="33796140" calcext:value-type="float">
            <text:p>33796140</text:p>
          </table:table-cell>
          <table:table-cell office:value-type="float" office:value="772.0491602" calcext:value-type="float">
            <text:p>772.0491602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1967" calcext:value-type="float">
            <text:p>1967</text:p>
          </table:table-cell>
          <table:table-cell office:value-type="float" office:value="47.838" calcext:value-type="float">
            <text:p>47.838</text:p>
          </table:table-cell>
          <table:table-cell office:value-type="float" office:value="39463910" calcext:value-type="float">
            <text:p>39463910</text:p>
          </table:table-cell>
          <table:table-cell office:value-type="float" office:value="637.1232887" calcext:value-type="float">
            <text:p>637.1232887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1972" calcext:value-type="float">
            <text:p>1972</text:p>
          </table:table-cell>
          <table:table-cell office:value-type="float" office:value="50.254" calcext:value-type="float">
            <text:p>50.254</text:p>
          </table:table-cell>
          <table:table-cell office:value-type="float" office:value="44655014" calcext:value-type="float">
            <text:p>44655014</text:p>
          </table:table-cell>
          <table:table-cell office:value-type="float" office:value="699.5016441" calcext:value-type="float">
            <text:p>699.5016441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1977" calcext:value-type="float">
            <text:p>1977</text:p>
          </table:table-cell>
          <table:table-cell office:value-type="float" office:value="55.764" calcext:value-type="float">
            <text:p>55.764</text:p>
          </table:table-cell>
          <table:table-cell office:value-type="float" office:value="50533506" calcext:value-type="float">
            <text:p>50533506</text:p>
          </table:table-cell>
          <table:table-cell office:value-type="float" office:value="713.5371196" calcext:value-type="float">
            <text:p>713.5371196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1982" calcext:value-type="float">
            <text:p>1982</text:p>
          </table:table-cell>
          <table:table-cell office:value-type="float" office:value="58.816" calcext:value-type="float">
            <text:p>58.816</text:p>
          </table:table-cell>
          <table:table-cell office:value-type="float" office:value="56142181" calcext:value-type="float">
            <text:p>56142181</text:p>
          </table:table-cell>
          <table:table-cell office:value-type="float" office:value="707.2357863" calcext:value-type="float">
            <text:p>707.2357863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1987" calcext:value-type="float">
            <text:p>1987</text:p>
          </table:table-cell>
          <table:table-cell office:value-type="float" office:value="62.82" calcext:value-type="float">
            <text:p>62.82</text:p>
          </table:table-cell>
          <table:table-cell office:value-type="float" office:value="62826491" calcext:value-type="float">
            <text:p>62826491</text:p>
          </table:table-cell>
          <table:table-cell office:value-type="float" office:value="820.7994449" calcext:value-type="float">
            <text:p>820.7994449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1992" calcext:value-type="float">
            <text:p>1992</text:p>
          </table:table-cell>
          <table:table-cell office:value-type="float" office:value="67.662" calcext:value-type="float">
            <text:p>67.662</text:p>
          </table:table-cell>
          <table:table-cell office:value-type="float" office:value="69940728" calcext:value-type="float">
            <text:p>69940728</text:p>
          </table:table-cell>
          <table:table-cell office:value-type="float" office:value="989.0231487" calcext:value-type="float">
            <text:p>989.0231487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1997" calcext:value-type="float">
            <text:p>1997</text:p>
          </table:table-cell>
          <table:table-cell office:value-type="float" office:value="70.672" calcext:value-type="float">
            <text:p>70.672</text:p>
          </table:table-cell>
          <table:table-cell office:value-type="float" office:value="76048996" calcext:value-type="float">
            <text:p>76048996</text:p>
          </table:table-cell>
          <table:table-cell office:value-type="float" office:value="1385.896769" calcext:value-type="float">
            <text:p>1385.896769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2002" calcext:value-type="float">
            <text:p>2002</text:p>
          </table:table-cell>
          <table:table-cell office:value-type="float" office:value="73.017" calcext:value-type="float">
            <text:p>73.017</text:p>
          </table:table-cell>
          <table:table-cell office:value-type="float" office:value="80908147" calcext:value-type="float">
            <text:p>80908147</text:p>
          </table:table-cell>
          <table:table-cell office:value-type="float" office:value="1764.456677" calcext:value-type="float">
            <text:p>1764.456677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2007" calcext:value-type="float">
            <text:p>2007</text:p>
          </table:table-cell>
          <table:table-cell office:value-type="float" office:value="74.249" calcext:value-type="float">
            <text:p>74.249</text:p>
          </table:table-cell>
          <table:table-cell office:value-type="float" office:value="85262356" calcext:value-type="float">
            <text:p>85262356</text:p>
          </table:table-cell>
          <table:table-cell office:value-type="float" office:value="2441.576404" calcext:value-type="float">
            <text:p>2441.576404</text:p>
          </table:table-cell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float" office:value="1952" calcext:value-type="float">
            <text:p>1952</text:p>
          </table:table-cell>
          <table:table-cell office:value-type="float" office:value="43.16" calcext:value-type="float">
            <text:p>43.16</text:p>
          </table:table-cell>
          <table:table-cell office:value-type="float" office:value="1030585" calcext:value-type="float">
            <text:p>1030585</text:p>
          </table:table-cell>
          <table:table-cell office:value-type="float" office:value="1515.592329" calcext:value-type="float">
            <text:p>1515.592329</text:p>
          </table:table-cell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float" office:value="1957" calcext:value-type="float">
            <text:p>1957</text:p>
          </table:table-cell>
          <table:table-cell office:value-type="float" office:value="45.671" calcext:value-type="float">
            <text:p>45.671</text:p>
          </table:table-cell>
          <table:table-cell office:value-type="float" office:value="1070439" calcext:value-type="float">
            <text:p>1070439</text:p>
          </table:table-cell>
          <table:table-cell office:value-type="float" office:value="1827.067742" calcext:value-type="float">
            <text:p>1827.067742</text:p>
          </table:table-cell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float" office:value="1962" calcext:value-type="float">
            <text:p>1962</text:p>
          </table:table-cell>
          <table:table-cell office:value-type="float" office:value="48.127" calcext:value-type="float">
            <text:p>48.127</text:p>
          </table:table-cell>
          <table:table-cell office:value-type="float" office:value="1133134" calcext:value-type="float">
            <text:p>1133134</text:p>
          </table:table-cell>
          <table:table-cell office:value-type="float" office:value="2198.956312" calcext:value-type="float">
            <text:p>2198.956312</text:p>
          </table:table-cell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float" office:value="1967" calcext:value-type="float">
            <text:p>1967</text:p>
          </table:table-cell>
          <table:table-cell office:value-type="float" office:value="51.631" calcext:value-type="float">
            <text:p>51.631</text:p>
          </table:table-cell>
          <table:table-cell office:value-type="float" office:value="1142636" calcext:value-type="float">
            <text:p>1142636</text:p>
          </table:table-cell>
          <table:table-cell office:value-type="float" office:value="2649.715007" calcext:value-type="float">
            <text:p>2649.715007</text:p>
          </table:table-cell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float" office:value="1972" calcext:value-type="float">
            <text:p>1972</text:p>
          </table:table-cell>
          <table:table-cell office:value-type="float" office:value="56.532" calcext:value-type="float">
            <text:p>56.532</text:p>
          </table:table-cell>
          <table:table-cell office:value-type="float" office:value="1089572" calcext:value-type="float">
            <text:p>1089572</text:p>
          </table:table-cell>
          <table:table-cell office:value-type="float" office:value="3133.409277" calcext:value-type="float">
            <text:p>3133.409277</text:p>
          </table:table-cell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float" office:value="1977" calcext:value-type="float">
            <text:p>1977</text:p>
          </table:table-cell>
          <table:table-cell office:value-type="float" office:value="60.765" calcext:value-type="float">
            <text:p>60.765</text:p>
          </table:table-cell>
          <table:table-cell office:value-type="float" office:value="1261091" calcext:value-type="float">
            <text:p>1261091</text:p>
          </table:table-cell>
          <table:table-cell office:value-type="float" office:value="3682.831494" calcext:value-type="float">
            <text:p>3682.831494</text:p>
          </table:table-cell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float" office:value="1982" calcext:value-type="float">
            <text:p>1982</text:p>
          </table:table-cell>
          <table:table-cell office:value-type="float" office:value="64.406" calcext:value-type="float">
            <text:p>64.406</text:p>
          </table:table-cell>
          <table:table-cell office:value-type="float" office:value="1425876" calcext:value-type="float">
            <text:p>1425876</text:p>
          </table:table-cell>
          <table:table-cell office:value-type="float" office:value="4336.032082" calcext:value-type="float">
            <text:p>4336.032082</text:p>
          </table:table-cell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float" office:value="1987" calcext:value-type="float">
            <text:p>1987</text:p>
          </table:table-cell>
          <table:table-cell office:value-type="float" office:value="67.046" calcext:value-type="float">
            <text:p>67.046</text:p>
          </table:table-cell>
          <table:table-cell office:value-type="float" office:value="1691210" calcext:value-type="float">
            <text:p>1691210</text:p>
          </table:table-cell>
          <table:table-cell office:value-type="float" office:value="5107.197384" calcext:value-type="float">
            <text:p>5107.197384</text:p>
          </table:table-cell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float" office:value="1992" calcext:value-type="float">
            <text:p>1992</text:p>
          </table:table-cell>
          <table:table-cell office:value-type="float" office:value="69.718" calcext:value-type="float">
            <text:p>69.718</text:p>
          </table:table-cell>
          <table:table-cell office:value-type="float" office:value="2104779" calcext:value-type="float">
            <text:p>2104779</text:p>
          </table:table-cell>
          <table:table-cell office:value-type="float" office:value="6017.654756" calcext:value-type="float">
            <text:p>6017.654756</text:p>
          </table:table-cell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float" office:value="1997" calcext:value-type="float">
            <text:p>1997</text:p>
          </table:table-cell>
          <table:table-cell office:value-type="float" office:value="71.096" calcext:value-type="float">
            <text:p>71.096</text:p>
          </table:table-cell>
          <table:table-cell office:value-type="float" office:value="2826046" calcext:value-type="float">
            <text:p>2826046</text:p>
          </table:table-cell>
          <table:table-cell office:value-type="float" office:value="7110.667619" calcext:value-type="float">
            <text:p>7110.667619</text:p>
          </table:table-cell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float" office:value="2002" calcext:value-type="float">
            <text:p>2002</text:p>
          </table:table-cell>
          <table:table-cell office:value-type="float" office:value="72.37" calcext:value-type="float">
            <text:p>72.37</text:p>
          </table:table-cell>
          <table:table-cell office:value-type="float" office:value="3389578" calcext:value-type="float">
            <text:p>3389578</text:p>
          </table:table-cell>
          <table:table-cell office:value-type="float" office:value="4515.487575" calcext:value-type="float">
            <text:p>4515.487575</text:p>
          </table:table-cell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float" office:value="2007" calcext:value-type="float">
            <text:p>2007</text:p>
          </table:table-cell>
          <table:table-cell office:value-type="float" office:value="73.422" calcext:value-type="float">
            <text:p>73.422</text:p>
          </table:table-cell>
          <table:table-cell office:value-type="float" office:value="4018332" calcext:value-type="float">
            <text:p>4018332</text:p>
          </table:table-cell>
          <table:table-cell office:value-type="float" office:value="3025.349798" calcext:value-type="float">
            <text:p>3025.349798</text:p>
          </table:table-cell>
        </table:table-row>
        <table:table-row table:style-name="ro1">
          <table:table-cell office:value-type="string" calcext:value-type="string">
            <text:p>Yemen, Rep.</text:p>
          </table:table-cell>
          <table:table-cell office:value-type="float" office:value="1952" calcext:value-type="float">
            <text:p>1952</text:p>
          </table:table-cell>
          <table:table-cell office:value-type="float" office:value="32.548" calcext:value-type="float">
            <text:p>32.548</text:p>
          </table:table-cell>
          <table:table-cell office:value-type="float" office:value="4963829" calcext:value-type="float">
            <text:p>4963829</text:p>
          </table:table-cell>
          <table:table-cell office:value-type="float" office:value="781.7175761" calcext:value-type="float">
            <text:p>781.7175761</text:p>
          </table:table-cell>
        </table:table-row>
        <table:table-row table:style-name="ro1">
          <table:table-cell office:value-type="string" calcext:value-type="string">
            <text:p>Yemen, Rep.</text:p>
          </table:table-cell>
          <table:table-cell office:value-type="float" office:value="1957" calcext:value-type="float">
            <text:p>1957</text:p>
          </table:table-cell>
          <table:table-cell office:value-type="float" office:value="33.97" calcext:value-type="float">
            <text:p>33.97</text:p>
          </table:table-cell>
          <table:table-cell office:value-type="float" office:value="5498090" calcext:value-type="float">
            <text:p>5498090</text:p>
          </table:table-cell>
          <table:table-cell office:value-type="float" office:value="804.8304547" calcext:value-type="float">
            <text:p>804.8304547</text:p>
          </table:table-cell>
        </table:table-row>
        <table:table-row table:style-name="ro1">
          <table:table-cell office:value-type="string" calcext:value-type="string">
            <text:p>Yemen, Rep.</text:p>
          </table:table-cell>
          <table:table-cell office:value-type="float" office:value="1962" calcext:value-type="float">
            <text:p>1962</text:p>
          </table:table-cell>
          <table:table-cell office:value-type="float" office:value="35.18" calcext:value-type="float">
            <text:p>35.18</text:p>
          </table:table-cell>
          <table:table-cell office:value-type="float" office:value="6120081" calcext:value-type="float">
            <text:p>6120081</text:p>
          </table:table-cell>
          <table:table-cell office:value-type="float" office:value="825.6232006" calcext:value-type="float">
            <text:p>825.6232006</text:p>
          </table:table-cell>
        </table:table-row>
        <table:table-row table:style-name="ro1">
          <table:table-cell office:value-type="string" calcext:value-type="string">
            <text:p>Yemen, Rep.</text:p>
          </table:table-cell>
          <table:table-cell office:value-type="float" office:value="1967" calcext:value-type="float">
            <text:p>1967</text:p>
          </table:table-cell>
          <table:table-cell office:value-type="float" office:value="36.984" calcext:value-type="float">
            <text:p>36.984</text:p>
          </table:table-cell>
          <table:table-cell office:value-type="float" office:value="6740785" calcext:value-type="float">
            <text:p>6740785</text:p>
          </table:table-cell>
          <table:table-cell office:value-type="float" office:value="862.4421463" calcext:value-type="float">
            <text:p>862.4421463</text:p>
          </table:table-cell>
        </table:table-row>
        <table:table-row table:style-name="ro1">
          <table:table-cell office:value-type="string" calcext:value-type="string">
            <text:p>Yemen, Rep.</text:p>
          </table:table-cell>
          <table:table-cell office:value-type="float" office:value="1972" calcext:value-type="float">
            <text:p>1972</text:p>
          </table:table-cell>
          <table:table-cell office:value-type="float" office:value="39.848" calcext:value-type="float">
            <text:p>39.848</text:p>
          </table:table-cell>
          <table:table-cell office:value-type="float" office:value="7407075" calcext:value-type="float">
            <text:p>7407075</text:p>
          </table:table-cell>
          <table:table-cell office:value-type="float" office:value="1265.047031" calcext:value-type="float">
            <text:p>1265.047031</text:p>
          </table:table-cell>
        </table:table-row>
        <table:table-row table:style-name="ro1">
          <table:table-cell office:value-type="string" calcext:value-type="string">
            <text:p>Yemen, Rep.</text:p>
          </table:table-cell>
          <table:table-cell office:value-type="float" office:value="1977" calcext:value-type="float">
            <text:p>1977</text:p>
          </table:table-cell>
          <table:table-cell office:value-type="float" office:value="44.175" calcext:value-type="float">
            <text:p>44.175</text:p>
          </table:table-cell>
          <table:table-cell office:value-type="float" office:value="8403990" calcext:value-type="float">
            <text:p>8403990</text:p>
          </table:table-cell>
          <table:table-cell office:value-type="float" office:value="1829.765177" calcext:value-type="float">
            <text:p>1829.765177</text:p>
          </table:table-cell>
        </table:table-row>
        <table:table-row table:style-name="ro1">
          <table:table-cell office:value-type="string" calcext:value-type="string">
            <text:p>Yemen, Rep.</text:p>
          </table:table-cell>
          <table:table-cell office:value-type="float" office:value="1982" calcext:value-type="float">
            <text:p>1982</text:p>
          </table:table-cell>
          <table:table-cell office:value-type="float" office:value="49.113" calcext:value-type="float">
            <text:p>49.113</text:p>
          </table:table-cell>
          <table:table-cell office:value-type="float" office:value="9657618" calcext:value-type="float">
            <text:p>9657618</text:p>
          </table:table-cell>
          <table:table-cell office:value-type="float" office:value="1977.55701" calcext:value-type="float">
            <text:p>1977.55701</text:p>
          </table:table-cell>
        </table:table-row>
        <table:table-row table:style-name="ro1">
          <table:table-cell office:value-type="string" calcext:value-type="string">
            <text:p>Yemen, Rep.</text:p>
          </table:table-cell>
          <table:table-cell office:value-type="float" office:value="1987" calcext:value-type="float">
            <text:p>1987</text:p>
          </table:table-cell>
          <table:table-cell office:value-type="float" office:value="52.922" calcext:value-type="float">
            <text:p>52.922</text:p>
          </table:table-cell>
          <table:table-cell office:value-type="float" office:value="11219340" calcext:value-type="float">
            <text:p>11219340</text:p>
          </table:table-cell>
          <table:table-cell office:value-type="float" office:value="1971.741538" calcext:value-type="float">
            <text:p>1971.741538</text:p>
          </table:table-cell>
        </table:table-row>
        <table:table-row table:style-name="ro1">
          <table:table-cell office:value-type="string" calcext:value-type="string">
            <text:p>Yemen, Rep.</text:p>
          </table:table-cell>
          <table:table-cell office:value-type="float" office:value="1992" calcext:value-type="float">
            <text:p>1992</text:p>
          </table:table-cell>
          <table:table-cell office:value-type="float" office:value="55.599" calcext:value-type="float">
            <text:p>55.599</text:p>
          </table:table-cell>
          <table:table-cell office:value-type="float" office:value="13367997" calcext:value-type="float">
            <text:p>13367997</text:p>
          </table:table-cell>
          <table:table-cell office:value-type="float" office:value="1879.496673" calcext:value-type="float">
            <text:p>1879.496673</text:p>
          </table:table-cell>
        </table:table-row>
        <table:table-row table:style-name="ro1">
          <table:table-cell office:value-type="string" calcext:value-type="string">
            <text:p>Yemen, Rep.</text:p>
          </table:table-cell>
          <table:table-cell office:value-type="float" office:value="1997" calcext:value-type="float">
            <text:p>1997</text:p>
          </table:table-cell>
          <table:table-cell office:value-type="float" office:value="58.02" calcext:value-type="float">
            <text:p>58.02</text:p>
          </table:table-cell>
          <table:table-cell office:value-type="float" office:value="15826497" calcext:value-type="float">
            <text:p>15826497</text:p>
          </table:table-cell>
          <table:table-cell office:value-type="float" office:value="2117.484526" calcext:value-type="float">
            <text:p>2117.484526</text:p>
          </table:table-cell>
        </table:table-row>
        <table:table-row table:style-name="ro1">
          <table:table-cell office:value-type="string" calcext:value-type="string">
            <text:p>Yemen, Rep.</text:p>
          </table:table-cell>
          <table:table-cell office:value-type="float" office:value="2002" calcext:value-type="float">
            <text:p>2002</text:p>
          </table:table-cell>
          <table:table-cell office:value-type="float" office:value="60.308" calcext:value-type="float">
            <text:p>60.308</text:p>
          </table:table-cell>
          <table:table-cell office:value-type="float" office:value="18701257" calcext:value-type="float">
            <text:p>18701257</text:p>
          </table:table-cell>
          <table:table-cell office:value-type="float" office:value="2234.820827" calcext:value-type="float">
            <text:p>2234.820827</text:p>
          </table:table-cell>
        </table:table-row>
        <table:table-row table:style-name="ro1">
          <table:table-cell office:value-type="string" calcext:value-type="string">
            <text:p>Yemen, Rep.</text:p>
          </table:table-cell>
          <table:table-cell office:value-type="float" office:value="2007" calcext:value-type="float">
            <text:p>2007</text:p>
          </table:table-cell>
          <table:table-cell office:value-type="float" office:value="62.698" calcext:value-type="float">
            <text:p>62.698</text:p>
          </table:table-cell>
          <table:table-cell office:value-type="float" office:value="22211743" calcext:value-type="float">
            <text:p>22211743</text:p>
          </table:table-cell>
          <table:table-cell office:value-type="float" office:value="2280.769906" calcext:value-type="float">
            <text:p>2280.769906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952" calcext:value-type="float">
            <text:p>1952</text:p>
          </table:table-cell>
          <table:table-cell office:value-type="float" office:value="42.038" calcext:value-type="float">
            <text:p>42.038</text:p>
          </table:table-cell>
          <table:table-cell office:value-type="float" office:value="2672000" calcext:value-type="float">
            <text:p>2672000</text:p>
          </table:table-cell>
          <table:table-cell office:value-type="float" office:value="1147.388831" calcext:value-type="float">
            <text:p>1147.388831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957" calcext:value-type="float">
            <text:p>1957</text:p>
          </table:table-cell>
          <table:table-cell office:value-type="float" office:value="44.077" calcext:value-type="float">
            <text:p>44.077</text:p>
          </table:table-cell>
          <table:table-cell office:value-type="float" office:value="3016000" calcext:value-type="float">
            <text:p>3016000</text:p>
          </table:table-cell>
          <table:table-cell office:value-type="float" office:value="1311.956766" calcext:value-type="float">
            <text:p>1311.956766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962" calcext:value-type="float">
            <text:p>1962</text:p>
          </table:table-cell>
          <table:table-cell office:value-type="float" office:value="46.023" calcext:value-type="float">
            <text:p>46.023</text:p>
          </table:table-cell>
          <table:table-cell office:value-type="float" office:value="3421000" calcext:value-type="float">
            <text:p>3421000</text:p>
          </table:table-cell>
          <table:table-cell office:value-type="float" office:value="1452.725766" calcext:value-type="float">
            <text:p>1452.725766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967" calcext:value-type="float">
            <text:p>1967</text:p>
          </table:table-cell>
          <table:table-cell office:value-type="float" office:value="47.768" calcext:value-type="float">
            <text:p>47.768</text:p>
          </table:table-cell>
          <table:table-cell office:value-type="float" office:value="3900000" calcext:value-type="float">
            <text:p>3900000</text:p>
          </table:table-cell>
          <table:table-cell office:value-type="float" office:value="1777.077318" calcext:value-type="float">
            <text:p>1777.077318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972" calcext:value-type="float">
            <text:p>1972</text:p>
          </table:table-cell>
          <table:table-cell office:value-type="float" office:value="50.107" calcext:value-type="float">
            <text:p>50.107</text:p>
          </table:table-cell>
          <table:table-cell office:value-type="float" office:value="4506497" calcext:value-type="float">
            <text:p>4506497</text:p>
          </table:table-cell>
          <table:table-cell office:value-type="float" office:value="1773.498265" calcext:value-type="float">
            <text:p>1773.498265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977" calcext:value-type="float">
            <text:p>1977</text:p>
          </table:table-cell>
          <table:table-cell office:value-type="float" office:value="51.386" calcext:value-type="float">
            <text:p>51.386</text:p>
          </table:table-cell>
          <table:table-cell office:value-type="float" office:value="5216550" calcext:value-type="float">
            <text:p>5216550</text:p>
          </table:table-cell>
          <table:table-cell office:value-type="float" office:value="1588.688299" calcext:value-type="float">
            <text:p>1588.688299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982" calcext:value-type="float">
            <text:p>1982</text:p>
          </table:table-cell>
          <table:table-cell office:value-type="float" office:value="51.821" calcext:value-type="float">
            <text:p>51.821</text:p>
          </table:table-cell>
          <table:table-cell office:value-type="float" office:value="6100407" calcext:value-type="float">
            <text:p>6100407</text:p>
          </table:table-cell>
          <table:table-cell office:value-type="float" office:value="1408.678565" calcext:value-type="float">
            <text:p>1408.678565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987" calcext:value-type="float">
            <text:p>1987</text:p>
          </table:table-cell>
          <table:table-cell office:value-type="float" office:value="50.821" calcext:value-type="float">
            <text:p>50.821</text:p>
          </table:table-cell>
          <table:table-cell office:value-type="float" office:value="7272406" calcext:value-type="float">
            <text:p>7272406</text:p>
          </table:table-cell>
          <table:table-cell office:value-type="float" office:value="1213.315116" calcext:value-type="float">
            <text:p>1213.315116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992" calcext:value-type="float">
            <text:p>1992</text:p>
          </table:table-cell>
          <table:table-cell office:value-type="float" office:value="46.1" calcext:value-type="float">
            <text:p>46.1</text:p>
          </table:table-cell>
          <table:table-cell office:value-type="float" office:value="8381163" calcext:value-type="float">
            <text:p>8381163</text:p>
          </table:table-cell>
          <table:table-cell office:value-type="float" office:value="1210.884633" calcext:value-type="float">
            <text:p>1210.884633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997" calcext:value-type="float">
            <text:p>1997</text:p>
          </table:table-cell>
          <table:table-cell office:value-type="float" office:value="40.238" calcext:value-type="float">
            <text:p>40.238</text:p>
          </table:table-cell>
          <table:table-cell office:value-type="float" office:value="9417789" calcext:value-type="float">
            <text:p>9417789</text:p>
          </table:table-cell>
          <table:table-cell office:value-type="float" office:value="1071.353818" calcext:value-type="float">
            <text:p>1071.353818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02" calcext:value-type="float">
            <text:p>2002</text:p>
          </table:table-cell>
          <table:table-cell office:value-type="float" office:value="39.193" calcext:value-type="float">
            <text:p>39.193</text:p>
          </table:table-cell>
          <table:table-cell office:value-type="float" office:value="10595811" calcext:value-type="float">
            <text:p>10595811</text:p>
          </table:table-cell>
          <table:table-cell office:value-type="float" office:value="1071.613938" calcext:value-type="float">
            <text:p>1071.613938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07" calcext:value-type="float">
            <text:p>2007</text:p>
          </table:table-cell>
          <table:table-cell office:value-type="float" office:value="42.384" calcext:value-type="float">
            <text:p>42.384</text:p>
          </table:table-cell>
          <table:table-cell office:value-type="float" office:value="11746035" calcext:value-type="float">
            <text:p>11746035</text:p>
          </table:table-cell>
          <table:table-cell office:value-type="float" office:value="1271.211593" calcext:value-type="float">
            <text:p>1271.211593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952" calcext:value-type="float">
            <text:p>1952</text:p>
          </table:table-cell>
          <table:table-cell office:value-type="float" office:value="48.451" calcext:value-type="float">
            <text:p>48.451</text:p>
          </table:table-cell>
          <table:table-cell office:value-type="float" office:value="3080907" calcext:value-type="float">
            <text:p>3080907</text:p>
          </table:table-cell>
          <table:table-cell office:value-type="float" office:value="406.8841148" calcext:value-type="float">
            <text:p>406.8841148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957" calcext:value-type="float">
            <text:p>1957</text:p>
          </table:table-cell>
          <table:table-cell office:value-type="float" office:value="50.469" calcext:value-type="float">
            <text:p>50.469</text:p>
          </table:table-cell>
          <table:table-cell office:value-type="float" office:value="3646340" calcext:value-type="float">
            <text:p>3646340</text:p>
          </table:table-cell>
          <table:table-cell office:value-type="float" office:value="518.7642681" calcext:value-type="float">
            <text:p>518.7642681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962" calcext:value-type="float">
            <text:p>1962</text:p>
          </table:table-cell>
          <table:table-cell office:value-type="float" office:value="52.358" calcext:value-type="float">
            <text:p>52.358</text:p>
          </table:table-cell>
          <table:table-cell office:value-type="float" office:value="4277736" calcext:value-type="float">
            <text:p>4277736</text:p>
          </table:table-cell>
          <table:table-cell office:value-type="float" office:value="527.2721818" calcext:value-type="float">
            <text:p>527.2721818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967" calcext:value-type="float">
            <text:p>1967</text:p>
          </table:table-cell>
          <table:table-cell office:value-type="float" office:value="53.995" calcext:value-type="float">
            <text:p>53.995</text:p>
          </table:table-cell>
          <table:table-cell office:value-type="float" office:value="4995432" calcext:value-type="float">
            <text:p>4995432</text:p>
          </table:table-cell>
          <table:table-cell office:value-type="float" office:value="569.7950712" calcext:value-type="float">
            <text:p>569.7950712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972" calcext:value-type="float">
            <text:p>1972</text:p>
          </table:table-cell>
          <table:table-cell office:value-type="float" office:value="55.635" calcext:value-type="float">
            <text:p>55.635</text:p>
          </table:table-cell>
          <table:table-cell office:value-type="float" office:value="5861135" calcext:value-type="float">
            <text:p>5861135</text:p>
          </table:table-cell>
          <table:table-cell office:value-type="float" office:value="799.3621758" calcext:value-type="float">
            <text:p>799.3621758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977" calcext:value-type="float">
            <text:p>1977</text:p>
          </table:table-cell>
          <table:table-cell office:value-type="float" office:value="57.674" calcext:value-type="float">
            <text:p>57.674</text:p>
          </table:table-cell>
          <table:table-cell office:value-type="float" office:value="6642107" calcext:value-type="float">
            <text:p>6642107</text:p>
          </table:table-cell>
          <table:table-cell office:value-type="float" office:value="685.5876821" calcext:value-type="float">
            <text:p>685.5876821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982" calcext:value-type="float">
            <text:p>1982</text:p>
          </table:table-cell>
          <table:table-cell office:value-type="float" office:value="60.363" calcext:value-type="float">
            <text:p>60.363</text:p>
          </table:table-cell>
          <table:table-cell office:value-type="float" office:value="7636524" calcext:value-type="float">
            <text:p>7636524</text:p>
          </table:table-cell>
          <table:table-cell office:value-type="float" office:value="788.8550411" calcext:value-type="float">
            <text:p>788.8550411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987" calcext:value-type="float">
            <text:p>1987</text:p>
          </table:table-cell>
          <table:table-cell office:value-type="float" office:value="62.351" calcext:value-type="float">
            <text:p>62.351</text:p>
          </table:table-cell>
          <table:table-cell office:value-type="float" office:value="9216418" calcext:value-type="float">
            <text:p>9216418</text:p>
          </table:table-cell>
          <table:table-cell office:value-type="float" office:value="706.1573059" calcext:value-type="float">
            <text:p>706.1573059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992" calcext:value-type="float">
            <text:p>1992</text:p>
          </table:table-cell>
          <table:table-cell office:value-type="float" office:value="60.377" calcext:value-type="float">
            <text:p>60.377</text:p>
          </table:table-cell>
          <table:table-cell office:value-type="float" office:value="10704340" calcext:value-type="float">
            <text:p>10704340</text:p>
          </table:table-cell>
          <table:table-cell office:value-type="float" office:value="693.4207856" calcext:value-type="float">
            <text:p>693.4207856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997" calcext:value-type="float">
            <text:p>1997</text:p>
          </table:table-cell>
          <table:table-cell office:value-type="float" office:value="46.809" calcext:value-type="float">
            <text:p>46.809</text:p>
          </table:table-cell>
          <table:table-cell office:value-type="float" office:value="11404948" calcext:value-type="float">
            <text:p>11404948</text:p>
          </table:table-cell>
          <table:table-cell office:value-type="float" office:value="792.4499603" calcext:value-type="float">
            <text:p>792.4499603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02" calcext:value-type="float">
            <text:p>2002</text:p>
          </table:table-cell>
          <table:table-cell office:value-type="float" office:value="39.989" calcext:value-type="float">
            <text:p>39.989</text:p>
          </table:table-cell>
          <table:table-cell office:value-type="float" office:value="11926563" calcext:value-type="float">
            <text:p>11926563</text:p>
          </table:table-cell>
          <table:table-cell office:value-type="float" office:value="672.0386227" calcext:value-type="float">
            <text:p>672.0386227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07" calcext:value-type="float">
            <text:p>2007</text:p>
          </table:table-cell>
          <table:table-cell office:value-type="float" office:value="43.487" calcext:value-type="float">
            <text:p>43.487</text:p>
          </table:table-cell>
          <table:table-cell office:value-type="float" office:value="12311143" calcext:value-type="float">
            <text:p>12311143</text:p>
          </table:table-cell>
          <table:table-cell office:value-type="float" office:value="469.7092981" calcext:value-type="float">
            <text:p>469.70929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525" meta:object-count="0"/>
    <meta:generator>LibreOffice/6.0.7.3$Linux_X86_64 LibreOffice_project/00m0$Build-3</meta:generator>
  </office:meta>
</office:document-meta>
</file>